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3647CB6C5E56C927.png" manifest:media-type="image/png"/>
  <manifest:file-entry manifest:full-path="Pictures/100002010000004800000075AA42C529A3A361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3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3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3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23cm" svg:stroke-color="#000000" draw:stroke-linejoin="bevel" svg:stroke-linecap="round" draw:fill="none" fo:padding-top="0.011cm" fo:padding-bottom="0.011cm" fo:padding-left="0.011cm" fo:padding-right="0.011cm"/>
    </style:style>
    <style:style style:name="gr9" style:family="graphic" style:parent-style-name="standard">
      <style:graphic-properties draw:stroke="solid" svg:stroke-width="0.038cm" svg:stroke-color="#000000" draw:stroke-linejoin="bevel" svg:stroke-linecap="round" draw:fill="solid" draw:fill-color="#ffffff" fo:padding-top="0.019cm" fo:padding-bottom="0.019cm" fo:padding-left="0.019cm" fo:padding-right="0.019cm"/>
    </style:style>
    <style:style style:name="gr10" style:family="graphic" style:parent-style-name="standard">
      <style:graphic-properties draw:stroke="solid" svg:stroke-width="0.038cm" svg:stroke-color="#000000" draw:stroke-linejoin="bevel" svg:stroke-linecap="round" draw:fill="none" fo:padding-top="0.019cm" fo:padding-bottom="0.019cm" fo:padding-left="0.019cm" fo:padding-right="0.019cm"/>
    </style:style>
    <style:style style:name="gr11" style:family="graphic" style:parent-style-name="standard">
      <style:graphic-properties draw:stroke="solid" svg:stroke-width="0.048cm" svg:stroke-color="#000000" draw:stroke-linejoin="bevel" svg:stroke-linecap="round" draw:fill="none" fo:padding-top="0.024cm" fo:padding-bottom="0.024cm" fo:padding-left="0.024cm" fo:padding-right="0.024cm"/>
    </style:style>
    <style:style style:name="gr12" style:family="graphic" style:parent-style-name="standard">
      <style:graphic-properties draw:stroke="solid" svg:stroke-width="0.048cm" svg:stroke-color="#ff0000" draw:stroke-linejoin="bevel" svg:stroke-linecap="round" draw:fill="solid" draw:fill-color="#000000" fo:padding-top="0.024cm" fo:padding-bottom="0.024cm" fo:padding-left="0.024cm" fo:padding-right="0.024cm"/>
    </style:style>
    <style:style style:name="gr13" style:family="graphic" style:parent-style-name="standard">
      <style:graphic-properties draw:stroke="solid" svg:stroke-width="0.048cm" svg:stroke-color="#ff0000" draw:stroke-linejoin="bevel" svg:stroke-linecap="round" draw:fill="none" fo:padding-top="0.024cm" fo:padding-bottom="0.024cm" fo:padding-left="0.024cm" fo:padding-right="0.024cm"/>
    </style:style>
    <style:style style:name="gr14"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666cm" fo:min-width="0.666cm" fo:padding-top="0cm" fo:padding-bottom="0cm" fo:padding-left="0cm" fo:padding-right="0cm"/>
    </style:style>
    <style:style style:name="gr17" style:family="graphic" style:parent-style-name="standard">
      <style:graphic-properties draw:stroke="solid" svg:stroke-width="0.052cm" svg:stroke-color="#000000" draw:stroke-linejoin="round" svg:stroke-linecap="butt" draw:fill="none" fo:padding-top="0.026cm" fo:padding-bottom="0.026cm" fo:padding-left="0.026cm" fo:padding-right="0.026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9pt" style:font-size-asian="9pt" style:font-size-complex="9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8.8999996185303pt" style:font-size-asian="18.8999996185303pt" style:font-size-complex="18.8999996185303pt"/>
    </style:style>
    <style:style style:name="T1" style:family="text">
      <style:text-properties fo:color="#000000" style:font-name="DejaVu Sans1" fo:font-size="9pt" style:font-size-asian="9pt" style:font-name-complex="DejaVu Sans1" style:font-size-complex="9pt"/>
    </style:style>
    <style:style style:name="T2" style:family="text">
      <style:text-properties fo:color="#000000" style:font-name="DejaVu Sans1" fo:font-size="3.40000009536743pt" style:font-size-asian="3.40000009536743pt" style:font-name-complex="DejaVu Sans1" style:font-size-complex="3.40000009536743pt"/>
    </style:style>
    <style:style style:name="T3" style:family="text">
      <style:text-properties fo:color="#000000" style:font-name="DejaVu Sans1" fo:font-size="18.8999996185303pt" style:font-size-asian="18.8999996185303pt" style:font-name-complex="DejaVu Sans1" style:font-size-complex="18.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6cm">
          <draw:image xlink:href="Pictures/100002010000004800000075AA42C529A3A36104.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7cm">
          <draw:image xlink:href="Pictures/1000020100000067000000673647CB6C5E56C927.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77cm" svg:height="0.289cm" svg:x="14.806cm" svg:y="16.566cm" svg:viewBox="0 0 1278 290" svg:d="M0 287v-25c7-14 14-28 24-39 7-10 18-21 29-32 10-10 21-17 31-24 11-11 18-18 28-25 8-7 15-18 18-25 7-10 11-21 11-31 0-14-4-25-14-37-11-7-22-10-39-10-11 0-25 3-35 10-11 8-15 19-18 37l-32-4c0-21 11-40 25-54 17-14 39-17 60-17 28 0 49 3 67 17 14 14 21 33 21 58 0 10-4 21-7 31-7 11-14 22-21 32-11 11-28 25-57 46-14 14-24 25-35 35-7 7-14 18-18 28h142v29zM201 290l77-290h32l-81 290zM338 287v-29h67v-212l-60 47v-36l64-43h32v244h67v29zM730 213c0 24-7 42-25 56-14 14-39 21-67 21s-49-7-67-17c-18-15-25-32-28-57l35-3c4 31 25 49 60 49 18 0 32-4 39-14 11-7 18-21 18-39 0-14-7-25-18-32-14-10-28-14-49-14h-22v-28h22c17 0 31-7 42-14 10-7 18-21 18-35s-8-25-15-37c-10-7-21-10-38-10-15 0-29 3-36 10-10 8-14 19-17 33h-36c4-25 11-43 29-54 17-14 35-17 60-17 28 0 49 3 63 17 18 11 25 33 25 54 0 18-7 32-14 42-11 11-25 18-46 25 21 0 39 7 49 18 11 14 18 28 18 46zM747 290l78-290h32l-78 290zM885 287v-29h67v-212l-60 47v-36l64-43h31v244h67v29zM1278 213c0 24-7 42-25 56-14 14-39 21-67 21s-54-7-68-21c-18-14-25-32-25-56 0-18 4-36 14-46 11-11 21-18 39-21v-4c-14 0-28-11-35-21-7-14-14-25-14-42 0-22 7-37 24-51 15-14 40-17 65-17 28 0 46 3 63 17 15 11 22 29 22 54 0 14-4 28-11 39-11 14-21 21-35 21v4c17 3 28 10 39 21 10 10 14 28 14 46zM1235 82c0-33-14-47-49-47-18 0-33 4-40 11-7 8-14 22-14 36s7 28 14 35c12 11 22 14 40 14s28-3 39-10c7-11 10-21 10-39zM1242 209c0-18-3-32-14-39-10-7-24-14-42-14s-33 7-43 14c-11 11-15 21-15 39 0 35 18 57 58 57 21 0 35-4 42-15 11-10 14-24 14-42z">
          <text:p/>
        </draw:path>
        <draw:path draw:style-name="gr3" draw:text-style-name="P3" draw:layer="layout" svg:width="1.284cm" svg:height="0.297cm" svg:x="14.802cm" svg:y="16.562cm" svg:viewBox="0 0 1285 298" svg:d="M0 291v-25c7-18 14-28 25-42 10-11 21-21 32-32 10-7 21-18 31-25 7-8 18-15 25-25 11-8 14-15 21-25 4-7 7-18 7-28 0-14-3-25-14-32-7-7-18-14-35-14-11 0-25 7-32 14-11 7-14 18-18 32v3h-3l-35-3-4-4h4c0-25 10-42 28-53 14-14 35-21 60-21 28 0 53 7 67 21 14 11 25 32 25 57 0 10-4 21-11 31-4 11-11 22-21 32-11 12-28 29-53 51l-4-4 4 4c-14 10-28 24-35 31-11 11-15 18-18 28h-4v-3h142 3v3 29 3h-3-180-4zM4 287h180v4h-4v-29h4v4h-142-3v-7c3-7 10-18 21-28 7-11 21-21 35-32 25-21 43-40 53-50 11-11 18-22 21-32 4-7 7-18 7-28 0-25-7-43-21-53-14-14-35-21-63-21-21 0-43 7-57 21-14 10-24 28-28 49v-3l32 3v4c0-18 7-29 18-39 10-7 21-11 35-11 17 0 32 4 42 11 7 10 14 25 14 39 0 10-3 21-10 31-4 11-11 18-22 25-7 11-17 19-24 26-11 7-21 17-32 28-11 7-21 18-32 28-7 11-14 25-21 39h-3 3v25h-3zM201 294l78-294h3 32 4v4l-82 290v4h-3-28-4zM205 291h28v3l78-294 3 4h-32 4l-78 290h-3zM339 291v-29-3h3 67v3h-3v-212h3l4 3-64 43-3 3v-3-36-3l67-42h32 3v3 244h-3v-3h67 3v3 29 3h-3-170-3zM342 287h170v4h-4v-29h4v4h-67-4v-4-244h4-32l-64 46v-4h4v36h-4l-3-4 63-46 4-3v7 212 4h-4-67v-4 29zM737 217c0 24-10 45-24 60-18 14-43 21-71 21s-53-7-67-18c-18-14-28-35-32-60h4l35-7h4v4c3 31 21 45 56 45 18 0 28-3 39-10 7-11 14-21 14-39 0-14-7-21-18-32-10-7-24-10-45-10h-22-3v-4-29-4h3 22c17 0 31-3 42-14 7-7 14-17 14-31s-4-25-14-32c-7-7-18-14-35-14-15 0-25 7-36 14-7 7-14 18-14 28v4h-3l-36-4h-3c3-25 14-42 28-56 18-11 39-18 64-18 28 0 49 7 67 18 14 14 21 31 21 56 0 18-4 32-14 46-11 11-25 18-43 21h-3 3-3l3-3c18 3 36 10 50 22 10 10 17 28 17 46zM730 217c0-18-3-32-14-43-14-10-28-18-49-22v-3c21-4 32-11 42-22 11-10 14-24 14-42 0-21-7-39-21-49-14-14-35-21-63-21-25 0-43 7-57 17-17 14-28 32-28 53h-4v-3l36 3h-4c4-14 7-25 18-35 10-7 24-11 39-11 17 0 31 4 42 14 7 7 11 22 11 36s-4 28-15 38c-10 7-28 11-45 11h-22 4v29h-4v-3h22c21 0 38 7 49 14 14 7 21 21 21 35 0 21-7 32-18 42-10 11-24 15-42 15-35 0-60-18-63-50l3-3v3l-35 4v-4c3 25 14 42 28 53 18 14 39 18 67 18s50-4 67-18c14-14 21-32 21-56zM748 294l81-294h32 3v4l-81 290v4h-32-3zM751 291h32v3h-3l77-294 4 4h-32 4l-78 290h-4zM886 291v-29-3h3 67v3-212l4 3-64 43-3 3v-3-36l3-3 64-42h31 4v3 244h-4v-3h67 4v3 29 3h-4-169-3zM889 287h169v4h-3v-29h3v4h-67-3v-4-244h3-31 3l-67 46v-4h4v36h-4v-4l60-46 4-3v7 212 4h-4-67v-4h4v29h-4zM1285 217c0 24-7 45-25 60-18 14-43 21-71 21-32 0-53-7-71-21-17-15-24-36-24-60 0-18 3-36 14-50 10-11 24-18 42-22v4h-3v-4h3v4c-18-4-28-11-39-22-7-14-14-28-14-45 0-22 11-39 25-50 18-14 39-21 67-21 25 0 49 7 64 18 18 14 25 31 25 56 0 14-3 28-14 42-7 11-22 18-36 22v-4h3v4h-3v-4c17 4 32 11 43 22 11 14 14 28 14 50zM1278 217c0-18-3-32-10-46-11-12-26-19-40-19l-4-3v-4h4c14-3 25-11 32-21 11-14 15-25 15-39 0-21-11-39-25-49-15-14-36-21-61-21-28 0-46 7-64 21-14 10-21 28-21 46 0 17 4 28 11 42 10 10 21 18 35 21h4v4 3h-4c-14 0-28 7-39 19-7 14-14 28-14 46 0 24 7 42 25 56 14 14 39 18 67 18s53-4 68-18c14-14 21-35 21-56zM1235 85c0-28-14-42-46-42-18 0-28 3-39 10-7 7-10 18-10 32s3 25 14 35c7 7 17 11 35 11 14 0 28-4 35-11s11-17 11-35zM1242 85c0 18-4 32-14 39-11 7-25 14-39 14-18 0-32-7-39-14-10-11-14-21-14-39 0-14 4-28 14-35 7-11 21-14 39-14 35 0 53 17 53 49zM1242 213c0-18-4-28-14-39-11-7-21-10-39-10s-32 3-39 14c-10 7-14 17-14 35 0 35 14 53 53 53 18 0 32-4 42-14 7-7 11-21 11-39zM1250 213c0 21-8 35-15 46-11 7-28 14-46 14-39 0-60-21-60-60 0-18 3-32 14-42 11-7 25-12 46-12 18 0 32 5 42 12 11 10 19 24 19 42z">
          <text:p/>
        </draw:path>
        <draw:path draw:style-name="gr3" draw:text-style-name="P3" draw:layer="layout" svg:width="0.522cm" svg:height="0.282cm" svg:x="15.18cm" svg:y="18.859cm" svg:viewBox="0 0 523 283" svg:d="M190 202c0 25-11 46-25 60-17 14-42 21-70 21s-50-7-67-17c-14-15-25-32-28-57l35-3c7 31 25 49 60 49 17 0 32-7 42-14 11-11 14-21 14-39 0-14-7-29-17-36-11-7-29-11-50-11h-17v-32h17c18 0 32-3 46-10 7-11 14-21 14-35s-3-29-14-36c-7-10-21-14-35-14-18 0-28 4-39 14-11 7-14 18-18 32l-35-3c4-22 14-39 28-50 18-14 39-21 64-21 24 0 46 7 63 21 14 11 21 28 21 53 0 18-3 32-14 42-10 11-24 18-42 22 21 3 35 10 49 21 11 10 18 25 18 43zM244 109v-42h35v42zM244 280v-43h35v43zM484 216v64h-32v-64h-127v-28l124-181h35v181h39v28zM452 46c0 0-3 3-7 7-3 7-3 11-7 14l-71 102-10 15v4h95z">
          <text:p/>
        </draw:path>
        <draw:path draw:style-name="gr3" draw:text-style-name="P3" draw:layer="layout" svg:width="0.529cm" svg:height="0.286cm" svg:x="15.176cm" svg:y="18.859cm" svg:viewBox="0 0 530 287" svg:d="M194 202c0 28-7 49-25 64-17 14-38 21-70 21-28 0-50-7-67-21-18-11-28-32-32-57v-3h4l35-4h3v4c4 31 25 45 57 45 17 0 28-3 39-10 10-11 14-21 14-39 0-14-4-25-14-32-11-7-29-10-50-10h-17-4v-4-32-3h4 17c18 0 32-4 43-11 10-7 14-18 14-32s-4-25-11-32c-7-11-21-14-35-14-18 0-28 3-39 10-7 11-14 18-14 32v4h-4l-35-4v-3c0-22 11-39 28-53 14-14 39-18 64-18 28 0 49 4 63 18 18 14 25 31 25 56 0 18-7 33-14 47-11 11-25 18-46 21v-3h4v3h-4v-3c21 0 39 7 49 21 11 10 18 28 18 42zM187 202c0-14-4-28-14-39-11-10-25-17-46-21h-4v-3l4-4c18-3 32-7 39-21 10-7 14-26 14-40 0-21-7-39-21-53-14-10-36-17-60-17-25 0-46 7-60 17-18 14-25 28-28 53l-4-3h35v3h-3c3-14 10-28 21-35 7-7 21-11 39-11 14 0 28 4 39 11 10 10 14 21 14 39 0 14-7 29-18 36-11 10-28 14-46 14h-17v-4 32-3h17c21 0 39 3 53 14 11 7 18 21 18 35 0 18-7 32-18 42-10 7-25 11-42 11-35 0-57-14-60-49v3l-35 4v-4h3c4 25 11 39 28 53 14 14 36 18 64 18s49-7 67-18c14-14 21-35 21-60zM243 110v-43h4 35 4v43 4h-4-35-4zM247 107h35v3h-3v-43h3v4h-35v-4 43zM243 280v-39-4h4 35 4v4 39 3h-4-35-4zM247 276h35v4h-3v-39h3-35v39zM491 216v64 3h-3-32-3v-3-64h3v4h-131-4v-4-24-4l128-184h4 35 3v3 185h-3v-4h39 3v4 24 4h-3-39v-4zM488 216h39-4v-24h4-39-4v-185h4-35l-125 185h-3 3v24h-3 131 4v64h-4v-4h32v4h-4v-64zM456 46c0 0 0 3-3 10-4 8-7 11-7 11h-4 4l-72 107-11 14-3 4v-4h96v4h-3v-146zM460 46v146h-4-96-7l3-4 4-4v4-4l10-14 72-103c0-3 4-7 7-14 0-7 4-7 4-11l7-17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4.632cm" svg:height="0.522cm" svg:x="18.609cm" svg:y="15.458cm" svg:viewBox="0 0 4633 523" svg:d="M289 406l-113-166-120 166h-56l148-198-138-187h60l106 152 102-152h60l-134 184 145 201zM352 520v-35h325v35zM744 258c0 39 7 67 21 88 11 18 28 28 53 28 18 0 35-7 46-14 10-11 17-25 21-46l49 4c-3 28-17 53-35 67-21 21-46 28-77 28-43 0-75-14-96-39-21-28-31-67-31-116 0-50 10-85 31-113 21-25 53-39 96-39 28 0 52 7 74 25 21 14 31 35 35 63l-50 4c-3-18-7-28-17-39-11-11-25-14-46-14-25 0-42 7-56 25-11 17-18 45-18 88zM1065 413c-28 0-53-7-67-25-14-14-21-35-21-63 0-32 7-53 28-71 21-17 53-24 99-28h67v-14c0-25-7-42-18-53-10-11-25-14-46-14s-39 3-49 10c-11 8-14 18-18 36l-53-4c11-56 50-81 120-81 39 0 64 7 85 25 18 17 28 42 28 74v127c0 14 0 28 4 35 3 7 10 11 21 11 7 0 10-4 17-4v32c-10 3-24 3-38 3-18 0-32-3-39-14-7-10-14-24-14-46-14 25-28 39-46 50-18 10-35 14-60 14zM1076 374c17 0 35-3 49-10 14-11 25-22 32-36 10-14 14-28 14-42v-25h-57c-21 0-38 4-49 7-14 4-21 11-28 22-7 10-11 21-11 35 0 17 4 28 14 39 7 7 21 10 36 10zM1301 406v-226c0-21 0-42-3-67h49c0 32 0 53 0 60h4c7-28 14-42 24-53 11-10 25-14 46-14 4 0 11 0 18 4v42c-7 0-14 0-25 0-21 0-39 7-49 25-11 17-14 42-14 77v152zM1488 406v-226c0-21 0-42-3-67h49c0 32 0 53 0 60 11-28 18-42 28-53 11-10 25-14 43-14 7 0 14 0 21 4v42c-7 0-18 0-25 0-21 0-39 7-49 25-11 17-14 42-14 77v152zM1672 50v-50h49v50zM1672 406v-293h49v293zM1873 413c-32 0-53-7-67-25-14-14-25-35-25-63 0-32 11-53 32-71 21-17 53-24 95-28h67v-14c0-25-3-42-14-53s-28-14-49-14c-22 0-39 3-46 10-11 8-18 18-18 36l-53-4c11-56 50-81 120-81 35 0 64 7 81 25 21 17 28 42 28 74v127c0 14 4 28 8 35 3 7 10 11 21 11 7 0 10-4 17-4v32c-14 3-24 3-38 3-18 0-32-3-39-14-11-10-14-24-14-46h-4c-10 25-25 39-42 50-18 10-39 14-60 14zM1883 374c18 0 32-3 46-10 14-11 25-22 36-36 7-14 10-28 10-42v-25h-53c-21 0-42 4-53 7-10 4-21 11-28 22-3 10-7 21-7 35 0 17 4 28 11 39 10 7 21 10 38 10zM2219 523c-32 0-57-3-78-17-18-11-32-32-35-54l49-7c4 14 11 22 21 32 11 8 25 11 43 11 50 0 78-29 78-89v-46h-3c-7 18-22 32-39 42-14 11-36 14-58 14-35 0-63-14-77-35-18-25-28-63-28-116 0-50 10-88 28-113 17-25 46-39 84-39 22 0 40 7 54 14 18 11 29 25 39 43 0-8 0-15 0-29s0-21 4-21h46c-4 7-4 28-4 60v226c0 86-39 124-124 124zM2297 258c0-21-3-43-10-60-8-18-18-32-29-39-14-11-24-14-43-14-25 0-42 7-53 25-14 17-18 49-18 88 0 42 4 70 15 88 10 18 28 28 56 28 14 0 29-7 43-14 11-11 21-25 29-39 7-17 10-39 10-63zM2456 268c0 36 7 60 21 78 14 21 35 28 64 28 21 0 35-3 49-10 14-11 21-22 28-32l42 10c-17 46-59 71-119 71-46 0-78-14-103-39-21-28-32-67-32-116 0-50 11-85 32-113 25-25 57-39 99-39 88 0 131 53 131 159v3zM2618 233c-3-32-14-53-25-70-14-15-31-22-56-22s-42 11-56 25c-15 18-22 39-25 67zM2685 520v-35h325v35zM3038 50v-50h49v50zM3038 406v-293h49v293zM3352 406v-187c0-18-4-32-7-46-4-10-11-18-18-21-7-7-21-7-35-7-25 0-42 7-56 25-15 14-22 35-22 67v169h-49v-233c0-32 0-53 0-60h46v7c0 4 0 7 0 11 0 7 0 17 0 32 14-22 28-36 42-43 14-10 32-14 53-14 32 0 57 7 74 25 14 14 21 42 21 81v194zM3694 325c0 28-7 49-28 63-21 18-53 25-92 25-35 0-63-7-84-18-18-14-32-31-36-56l43-11c3 18 10 29 24 36s32 10 53 10c25 0 46-3 57-10 10-7 17-18 17-36 0-10-3-21-14-28-7-7-21-14-35-18l-39-10c-28-7-46-14-60-21-10-7-21-14-28-25-4-11-7-21-7-35 0-28 7-50 28-64 18-14 46-21 85-21 31 0 56 7 77 18 18 10 32 28 36 56l-43 4c-3-11-10-21-24-29-11-7-29-10-46-10-25 0-39 3-50 10-10 4-17 18-17 29 0 10 3 14 7 21 3 7 10 10 21 14 7 3 25 11 53 18 25 3 46 10 56 17 11 4 21 11 25 18 7 7 14 14 18 25 3 7 3 17 3 28zM3793 268c0 36 7 60 21 78 14 21 35 28 64 28 21 0 35-3 49-10 14-11 21-22 28-32l43 10c-18 46-60 71-120 71-46 0-78-14-103-39-21-28-31-67-31-116 0-50 10-85 31-113 25-25 57-39 99-39 88 0 131 53 131 159v3zM3955 233c-3-32-10-53-25-70-14-15-31-22-56-22s-42 11-56 25c-15 18-22 39-25 67zM4068 406v-226c0-21 0-42 0-67h46c0 32 0 53 0 60 11-28 18-42 28-53 11-10 25-14 42-14 8 0 15 0 22 4v42c-7 0-14 0-25 0-21 0-39 7-49 25-11 17-15 42-15 77v152zM4368 406c-18 3-35 7-53 7-39 0-56-25-56-67v-198h-36v-35h36l17-67h32v67h53v35h-53v184c0 14 0 25 7 32 4 7 11 10 21 10 7 0 18-3 32-7zM4633 325c0 28-11 49-32 63-21 18-50 25-88 25-39 0-64-7-85-18-21-14-32-31-39-56l42-11c4 18 15 29 25 36 14 7 32 10 57 10 24 0 42-3 56-10 11-7 14-18 14-36 0-10-3-21-10-28-8-7-22-14-39-18l-36-10c-28-7-49-14-60-21-10-7-21-14-28-25s-10-21-10-35c0-28 10-50 28-64 21-14 49-21 85-21 31 0 60 7 77 18 18 10 32 28 35 56l-42 4c-3-11-10-21-21-29-14-7-28-10-49-10-22 0-39 3-50 10-10 4-14 18-14 29 0 10 0 14 7 21 4 7 11 10 18 14 7 3 28 11 53 18 28 3 46 10 56 17 14 4 21 11 28 18s11 14 14 25c4 7 8 17 8 28z">
          <text:p/>
        </draw:path>
        <draw:path draw:style-name="gr3" draw:text-style-name="P3" draw:layer="layout" svg:width="4.639cm" svg:height="0.526cm" svg:x="18.605cm" svg:y="15.458cm" svg:viewBox="0 0 4640 527" svg:d="M293 410l-117-169h4l-116 169h-4-56-4v-3l148-201 4 3h-4l-134-184-3-7h3 60v3l106 153h-4l106-153v-3h60 4l-4 7-130 184-4-3h4l141 201 3 3h-3zM293 407h60l-4 3-141-201-3-3h3l131-185h3v4h-60v-4l4 4-106 153v3l-4-3-105-153 3-4v4h-60v-4h4l134 185 3 3h-3l-145 201-3-3h56l116-166 4-7v7l116 166zM353 520v-35-4h3 325 3v4 35 3h-3-325-3zM356 516h325v4h-4v-35h4v3h-325v-3 35zM751 259c0 39 7 67 18 88 14 18 32 25 53 25 18 0 32-4 42-11 11-11 18-25 21-42v-4h4l49 4h4v3c-4 28-18 53-39 67-21 18-46 29-77 29-43 0-75-15-96-43-24-25-35-63-35-116 0-50 11-85 35-113 21-28 53-39 96-39 28 0 56 7 77 21 18 18 32 39 35 67l4 4h-4l-53 3h-3v-3c0-14-7-25-18-35-7-11-21-15-42-15-25 0-42 7-53 25s-18 46-18 85zM748 259c0-39 3-71 18-88 10-18 31-29 56-29 21 0 35 7 46 18 10 11 17 21 21 39h-4l50-4c-7-24-18-46-39-63-18-14-42-21-70-21-43 0-71 14-92 38-21 25-32 64-32 110 0 53 11 88 32 116 21 25 49 35 92 35 31 0 56-7 74-24 21-14 31-39 35-64h3-49v-3h4c-4 21-11 35-25 46-11 10-25 14-46 14-25 0-46-11-56-32-15-18-18-46-18-88zM1069 418c-32 0-53-11-67-25-18-18-25-39-25-67 0-32 11-57 32-71 21-17 53-28 99-28h67-4v-14c0-25-7-39-14-49-10-11-25-15-46-15s-39 4-49 11c-7 7-14 18-14 32v3h-4l-53-3h-3l3-4c7-56 50-81 120-81 39 0 67 7 85 25 21 17 28 42 28 74v127c0 14 4 28 7 35 4 4 11 7 18 7s10 0 17 0h4v32 3h-4c-10 4-24 4-38 4-18 0-32-4-43-14-7-11-10-25-14-46h4c-11 21-25 39-46 49-14 11-35 15-60 15zM1069 410c25 0 42-3 60-14 14-7 28-21 42-46h4 3v4c0 18 4 32 14 42 7 7 18 11 36 11 14 0 24 0 38-4v4h-3v-32h3v4c-3 3-10 3-17 3-11 0-18-7-21-14-4-7-7-18-7-35v-127c0-32-11-53-29-71-17-14-45-24-81-24-70 0-109 24-116 77h-4l4-3 49 3v4h-3c3-18 7-28 21-39 7-7 25-11 49-11 21 0 39 7 50 18 10 11 14 28 14 53v14 4l-67 3v-3 3c-46 0-78 7-96 25-21 14-28 39-28 67s4 49 21 63c15 14 36 21 64 21zM1080 375c17 0 35-3 45-14 14-7 25-18 32-32 11-14 14-28 14-42v-25h4v4h-57c-21 0-38 3-49 7-14 7-21 10-25 21-7 7-10 18-10 32 0 17 3 28 10 35 11 11 21 14 36 14zM1080 382c-18 0-29-7-39-14-7-10-14-25-14-42 0-14 3-25 10-35 7-11 18-18 28-22 15-3 32-7 53-7v4-4l57-3v3 25c0 14-4 32-11 46s-21 28-35 35-32 14-49 14zM1302 407v-226c0-21 0-42 0-67v-3h49v3c4 32 4 53 4 60h-4v-3h4v3h-4c7-28 18-46 28-53 11-10 25-14 46-14 4 0 11 0 18 0h3v4 45 4h-3c-7-4-14-4-25-4-21 0-35 8-46 25-10 18-14 42-14 74v152 3h-3-50-3zM1305 407h50-4v-152c0-35 7-60 18-77 10-18 28-29 49-29 11 0 18 4 25 4v3h-4v-45h4v3c-7-3-14-3-18-3-21 0-35 3-42 14-11 7-18 24-28 49v4h-4v-4c0-7-3-28-3-60h3v4h-49v-4h3c4 25 4 46 4 67v226zM1489 407v-226c0-21 0-42-4-67v-3h4 49v3c4 32 4 53 4 60h-4v-3 3c7-28 14-46 25-53 10-10 28-14 46-14 7 0 14 0 21 0h3v4 45 4h-3c-7-4-18-4-25-4-21 0-35 8-46 25-10 18-14 42-14 74v152 3h-3-50-3zM1492 407h50-4v-152c0-35 7-60 18-77 10-18 24-29 49-29 11 0 18 4 25 4v3h-4v-45h4v3c-7-3-14-3-21-3-18 0-32 3-39 14-11 7-21 24-28 49v4h-4-3v-4c0-7 0-28 0-60h3v4h-49v-4h3c0 25 4 46 4 67v226zM1672 51v-51h4 49 4v51 3h-4-49-4zM1676 47h49v4h-3v-51h3v4h-49v-4h3v51h-3zM1672 407v-293-3h4 49 4v3 293 3h-4-49-4zM1676 407h49-3v-293h3v4h-49v-4h3v293zM1877 418c-32 0-53-11-71-25-14-18-21-39-21-67 0-32 11-57 28-71 21-17 57-28 99-28h67v-14c0-25-7-39-18-49-7-11-24-15-45-15-22 0-36 4-46 11-7 7-14 18-18 32v3l-53-3h-3v-4c10-56 49-81 123-81 35 0 67 7 85 25 17 17 28 42 28 74v127c0 14 4 28 7 35 4 4 7 7 18 7 3 0 10 0 14 0h7v32 3h-4c-14 4-24 4-38 4-18 0-32-4-43-14-7-11-14-25-14-46h4-4 4c-14 21-29 39-46 49-18 11-39 15-60 15zM1877 410c21 0 42-3 60-14 14-7 28-21 42-46h4 3v4c0 18 4 32 14 42 4 7 18 11 36 11 14 0 24 0 35-4l3 4h-3v-32h3v4c-7 3-10 3-17 3-11 0-18-7-25-14-4-7-4-18-4-35v-127c0-32-10-53-28-71-17-14-46-24-81-24-70 0-109 24-116 77h-4v-3l53 3v4h-3c3-18 7-28 17-39 11-7 28-11 50-11 24 0 42 7 49 18 14 11 18 28 18 53v14 4h-4l-67 3v-3l4 3c-46 0-78 7-99 25-18 14-28 39-28 67s7 49 21 63 35 21 67 21zM1887 375c18 0 32-3 46-14 14-7 25-18 32-32s14-28 14-42v-25 4h-53c-21 0-39 3-53 7-10 7-17 10-24 21-7 7-11 18-11 32 0 17 7 28 14 35 7 11 21 14 35 14zM1887 382c-17 0-28-7-38-14-11-10-15-25-15-42 0-14 4-25 11-35 7-11 14-18 28-22 11-3 32-7 53-7v4-4l53-3h4v3 25c0 14-4 32-11 46-11 14-21 28-35 35s-32 14-50 14zM2223 527c-32 0-60-7-78-18-21-14-32-32-39-56v-4h4l49-7v4c7 10 11 21 21 28 11 7 25 11 43 11 50 0 75-29 75-85v-46h3v4h-3v-4h3c-10 21-21 35-40 46-17 7-38 14-60 14-35 0-63-14-81-39-17-21-28-60-28-113s11-91 28-116c21-25 50-39 88-39 22 0 39 4 57 14 15 11 29 25 36 43v-4 4h-3c0-4 0-15 0-29s3-21 3-21v-3h4 46 3v3c-3 11-3 28-3 60v226c0 85-43 127-128 127zM2223 520c82 0 124-39 124-120v-226c0-32 0-49 0-60h4v4h-46v-4c0 0 0 7 0 21s-4 25-4 29v3h-3c-11-18-22-32-37-42-14-7-35-14-53-14-38 0-63 14-81 35-17 28-28 63-28 116 0 50 7 88 25 113 17 21 42 32 77 32 22 0 39-4 57-14 15-7 29-21 40-39v-4h3v4 46c0 60-25 92-78 92-18 0-32-4-43-15-14-7-21-17-25-31h4v3l-49 4h3c4 21 14 39 35 49 18 14 43 18 75 18zM2298 262c0-24-4-46-11-63-7-14-14-28-29-39-11-7-25-11-39-11-25 0-42 7-53 25s-14 46-14 88c0 39 3 67 14 85s28 25 53 25c14 0 28-4 39-14 15-8 22-22 29-36 7-17 11-39 11-60zM2301 262c0 21-3 43-7 60-7 18-18 32-33 43-10 7-28 14-42 14-28 0-46-11-56-29-11-17-18-49-18-88 0-42 7-74 18-91 10-18 31-29 56-29 14 0 32 4 42 14 15 11 26 25 33 43 4 17 7 39 7 63zM2463 273c0 32 7 56 22 74 14 18 31 28 60 28 21 0 35-3 49-14 11-7 21-18 25-28v-4h3l42 11 4 3v4c-21 46-60 71-123 71-46 0-82-15-103-39-24-29-35-67-35-120 0-50 11-88 35-113 21-28 57-39 99-39 88 0 134 53 134 159v7h-3-212zM2460 269h212v4h-4v-7c0-106-42-155-127-155-42 0-74 14-95 38-21 25-36 60-36 110 0 53 15 88 36 116 21 25 56 35 99 35 60 0 98-21 116-67h3l-3 4-42-14h3c-3 14-14 25-28 35-11 7-28 14-49 14-29 0-50-10-64-32-14-17-25-45-25-77v-4zM2619 234c-4-32-11-53-25-67-11-14-28-21-53-21s-42 7-56 25c-11 14-18 35-22 63h-3v-3h162v3zM2622 238h-162v-4c0-28 7-53 21-67 14-18 35-25 60-25s46 7 56 22c15 14 25 38 25 70zM2686 520v-35-4h3 325 3v4 35 3h-3-325-3zM2689 516h325v4h-4v-35h4v3h-325v-3 35zM3042 51v-51h49 4v51 3h-4-49zM3042 47h49v4h-3v-51h3v4h-49v-4h3v51h-3zM3042 407v-293-3h49 4v3 293 3h-4-49zM3042 407h49-3v-293h3v4h-49v-4h3v293zM3352 407v-187c0-18-3-32-7-42-3-11-7-18-14-22-10-3-21-7-35-7-25 0-42 7-56 25-11 14-18 35-18 64v169 3h-4-49-4v-3-229c0-36 0-57 0-64v-3h4 46v3c0 0 0 4 3 7 0 4 0 7 0 14 0 4 0 14 0 29h-3v-4 4c10-22 25-36 39-46 17-7 35-11 56-11 32 0 60 7 74 25 14 14 25 42 25 81v194 3h-4-49-4zM3356 407h49-3v-194c0-39-7-64-21-78-14-17-39-24-71-24-21 0-39 3-53 14-14 7-28 21-39 42h-3l-4-3c0-15 0-25 0-29 0-7 0-10 0-14 0-3 0-7 0-7h4v4h-46v-4c3 7 3 28 3 64v229h-3 49-3v-169c0-29 7-53 21-71 14-14 35-25 60-25 14 0 28 4 35 7 11 7 18 15 21 25 4 14 7 28 7 46v187zM3702 326c0 28-11 53-32 67-21 17-53 25-92 25-35 0-63-8-84-18-22-14-36-32-39-60l-4-4h4l42-7 4-3 3 3c4 18 11 29 21 36 14 7 32 10 53 10 25 0 43-3 57-14 10-7 14-14 14-32 0-10-4-17-11-24s-21-11-39-18l4-4-4 4-35-7v-4 4c-28-11-46-18-60-25-10-7-21-14-28-24-7-11-11-25-11-39 0-28 11-50 29-64 21-14 49-21 88-21 31 0 56 7 77 18 21 10 32 28 39 56v4h-3l-43 3h-3c-4-14-11-21-21-28-11-7-29-11-46-11-25 0-39 4-50 11-10 4-14 14-14 28 0 7 4 11 7 18 4 3 11 10 18 14 7 3 25 7 53 14s46 14 56 18c11 7 21 14 28 21 8 7 15 14 18 21 4 11 4 21 4 32zM3698 326c0-11-3-18-7-28-3-7-7-15-14-22s-14-14-25-17c-14-7-31-11-56-18v-3 3c-28-7-46-14-57-18-7-3-14-10-21-14-3-7-7-14-7-21 0-14 7-28 18-35 10-7 28-11 53-11 17 0 35 4 49 11 11 7 21 21 21 35l-3-3 46-7v3h-4c-3-25-14-42-35-53-18-10-43-17-74-17-39 0-64 7-85 21-18 14-28 35-28 60 0 14 3 24 10 35s18 18 29 25c10 7 31 14 60 21l35 7c18 7 32 14 39 21 10 7 14 18 14 28 0 18-7 32-18 39-14 7-32 11-60 11-21 0-42-4-53-11-14-7-24-21-28-35l4-4v4l-43 10v-3c7 25 18 42 39 53 18 14 46 17 81 17 39 0 67-7 88-21 22-14 32-35 32-63zM3800 273c0 32 7 56 22 74 14 18 31 28 60 28 21 0 35-3 49-14 11-7 21-18 25-28v-4h3l43 11 3 3v4c-21 46-60 71-123 71-46 0-82-15-103-39-24-29-35-67-35-120 0-50 11-88 35-113 21-28 57-39 99-39 88 0 134 53 134 159v7h-3-212zM3797 269h212v4h-4v-7c0-106-42-155-127-155-42 0-74 14-95 38-21 25-32 60-32 110 0 53 11 88 32 116 21 25 56 35 99 35 60 0 98-21 116-67h4l-4 4-42-14h3c-3 14-14 25-28 35-11 7-28 14-49 14-29 0-50-10-64-32-14-17-21-45-21-77zM3956 234c-4-32-11-53-25-67-11-14-28-21-53-21s-42 7-53 25c-14 14-21 35-25 63h-3v-3h162v3zM3959 238h-162v-4c0-28 7-53 21-67 14-18 35-25 60-25s46 7 60 22c11 14 21 38 21 70zM4069 407v-226c0-21 0-42 0-67v-3h3 46v3c3 32 3 53 3 60h-3v-3 3c7-28 18-46 28-53 11-10 25-14 42-14 8 0 15 0 22 0h3v4 45 4h-3c-7-4-14-4-25-4-21 0-35 8-46 25-10 18-14 42-14 74v152 3h-4-49-3zM4072 407h49-3v-152c0-35 7-60 18-77 10-18 28-29 49-29 11 0 18 4 25 4v3h-4v-45h4v3c-7-3-14-3-22-3-17 0-28 3-38 14-11 7-18 24-29 49v4h-3-4v-4c0-7 0-28 0-60h4v4h-46v-4c0 25 4 46 4 67v226zM4372 410c-18 4-35 4-53 4-39 0-60-21-60-67v-198h4v4h-36-3v-4-35-3h3 36v3h-4l18-67v-3h3 32v3 67-3h53 3v3 35 4h-3-53v-4 187c0 14 3 22 7 29 7 3 11 7 21 7 7 0 18 0 28-4h4v4 35zM4368 407v-35h4v3c-14 0-25 0-32 0-10 0-21 0-25-7-3-7-7-18-7-32v-187-3h4 53v3h-4v-35h4v4h-53-4v-4-67h4v4h-32v-4l-14 67v4h-3-36v-4h4v35h-4v-3h36 3v3 198c0 42 18 63 53 63 18 0 35-3 49-7l4 4zM4640 326c0 28-14 53-35 67-21 17-50 25-88 25-39 0-67-8-85-18-21-14-35-32-42-60v-4h3l42-7 4-3v3c3 18 11 29 25 36s28 10 53 10c24 0 42-3 52-14 11-7 18-14 18-32 0-10-3-17-14-24-7-7-18-11-35-18v-4 4l-36-7v-4 4c-28-11-49-18-63-25-11-7-21-14-25-24-7-11-14-25-14-39 0-28 11-50 32-64s46-21 85-21c31 0 60 7 81 18 17 10 31 28 35 56v4l-46 3h-3c-4-14-11-21-22-28-10-7-24-11-45-11-22 0-39 4-46 11-11 4-18 14-18 28 0 7 4 11 7 18 4 3 11 10 18 14 10 3 28 7 56 14 25 7 43 14 57 18 10 7 21 14 28 21s10 14 14 21c4 11 7 21 7 32zM4633 326c0-11 0-18-4-28-3-7-10-15-17-22s-14-14-25-17c-10-7-28-11-56-18v-3 3c-29-7-46-14-53-18-11-3-18-10-21-14-4-7-7-14-7-21 0-14 7-28 17-35 11-7 28-11 50-11 21 0 35 4 49 11s21 21 25 35h-4v-3l42-7v3c-7-25-17-42-35-53-21-10-46-17-77-17-36 0-64 7-82 21-17 14-28 35-28 60 0 14 4 24 11 35s14 18 24 25c15 7 32 14 60 21l36 7c17 7 31 14 42 21 7 7 11 18 11 28 0 18-7 32-18 39-14 7-32 11-56 11-25 0-43-4-57-11s-21-21-28-35l3-4v4l-42 10v-3h4c3 25 17 42 35 53 21 14 49 17 85 17 35 0 67-7 88-21 17-14 28-35 28-63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2.074cm" svg:height="0.282cm" svg:x="18.563cm" svg:y="18.845cm" svg:viewBox="0 0 2075 283" svg:d="M222 280l-32-82h-123l-32 82h-35l109-273h42l110 273zM130 35l-3 4c-4 10-7 24-14 42l-36 88h103l-36-88c-3-11-7-21-10-32zM508 202c0 28-11 46-32 60-18 14-46 21-81 21-67 0-106-25-117-70l39-7c4 17 11 28 25 35s32 14 53 14c24 0 42-7 56-14s18-18 18-35c0-11 0-19-4-23-3-7-10-10-17-14-7-3-18-7-25-7-11-3-25-7-35-10-21-4-39-11-50-15-10-3-21-10-24-17-7-4-11-11-18-18 0-7-4-17-4-28 0-21 11-39 29-53 17-14 42-21 74-21s56 7 70 14c18 11 29 28 36 49l-36 7c-3-14-10-24-24-31-11-7-25-11-46-11s-39 7-50 14c-10 4-17 18-17 32 0 7 3 14 7 21 3 4 10 7 21 14 7 0 25 7 49 11 7 3 14 3 25 7 7 0 14 3 21 7 11 3 18 7 25 11 3 3 11 7 14 14 7 3 11 10 14 17 0 7 4 19 4 26zM543 187v-28h99v28zM899 88c0 25-7 46-24 60-18 18-39 25-71 25h-78v107h-35v-273h113c32 0 53 7 71 21 17 14 24 32 24 60zM864 88c0-35-21-53-64-53h-74v106h74c43 0 64-18 64-53zM1147 280l-71-114h-85v114h-39v-273h131c28 0 53 7 71 21 18 11 25 32 25 57 0 17-7 35-18 49-10 14-29 21-50 28l79 118zM1144 85c0-18-8-29-19-39-11-7-28-11-46-11h-88v99h88c18 0 35-4 46-14 11-7 19-18 19-35zM1412 141c0 46-7 82-25 107-14 25-39 35-70 35-32 0-53-10-71-35-14-25-21-61-21-107s7-81 21-106c14-21 39-35 74-35 32 0 53 14 71 39 14 21 21 56 21 102zM1377 141c0-39-4-67-15-85-7-17-21-28-42-28-25 0-39 11-46 28-10 18-14 46-14 85s4 68 14 86c7 17 21 28 43 28 21 0 35-11 45-28 11-18 15-47 15-86zM1461 280v-32h67v-209l-60 42v-32l64-42h31v241h68v32zM1853 141c0 46-7 82-21 107-18 25-43 35-71 35-32 0-56-10-71-35-17-25-24-61-24-107s7-81 21-106c18-21 39-35 74-35 32 0 56 14 71 39 14 21 21 56 21 102zM1821 141c0-39-7-67-14-85-11-17-25-28-46-28s-39 11-46 28c-10 18-14 46-14 85s4 68 14 86c11 17 25 28 46 28s35-11 42-28c11-18 18-47 18-86zM2075 187c0 33-11 54-25 71-14 18-35 25-63 25-32 0-57-10-71-35-17-21-24-58-24-100 0-46 7-85 24-109 18-25 43-39 71-39 42 0 67 21 81 56l-35 7c-7-21-21-35-46-35-18 0-32 11-46 28-11 18-14 46-14 81 7-10 14-21 25-28 10-3 24-7 38-7 25 0 46 7 60 25 18 14 25 35 25 60zM2040 191c0-22-7-36-18-46-7-11-21-18-39-18-14 0-28 7-39 14-10 11-14 25-14 39 0 22 4 40 14 54 11 14 25 21 39 21 18 0 32-7 43-18 7-10 14-28 14-46z">
          <text:p/>
        </draw:path>
        <draw:path draw:style-name="gr3" draw:text-style-name="P3" draw:layer="layout" svg:width="2.078cm" svg:height="0.286cm" svg:x="18.559cm" svg:y="18.845cm" svg:viewBox="0 0 2079 287" svg:d="M226 280l-32-82v4h-123v-4h3l-32 82v3h-3-35-4v-3l113-273v-4h42v4l110 273 3 3h-3-39zM226 276h39v4h-4l-109-273h3-42l-109 273v-4h35v4l32-82h123 4l31 82h-3zM134 35v4h-3 3c-3 10-7 24-14 42l-35 89h-4 103l-36-89c-3-11-7-21-10-32l-7-14zM134 32l7 17c4 11 7 21 11 29l35 92v4h-3-103-3l3-4 36-89c3-18 10-32 14-42v-7l3-4zM515 202c0 28-14 46-32 63-21 15-49 22-84 22-67 0-106-25-117-74l39-7v-4 4c4 17 11 28 25 35s32 10 53 10c24 0 42-3 56-10 11-11 18-21 18-35 0-11-4-15-7-22-4-3-7-10-14-14-7 0-18-3-29-7-10-3-21-7-31-7v-3 3c-21-7-39-10-50-14-10-7-21-11-28-18s-10-14-14-22c-4-7-7-17-7-28 0-25 11-42 28-53 18-14 46-21 78-21s56 3 74 14c14 11 28 28 35 49v4h-3l-36 7h-3v-4c-4-14-11-24-21-28-11-7-25-10-46-10s-39 3-50 10c-10 7-14 18-14 32 0 7 0 14 4 18 7 7 10 10 21 14 7 4 25 8 49 15 7 0 18 3 25 7 7 0 18 3 25 7 7 0 14 3 21 7s14 11 18 14c3 7 10 14 10 21 4 7 7 18 7 25zM508 202c0-7 0-18-3-25-4-7-7-10-11-17-3-4-11-11-18-14-7-4-14-8-21-11-7 0-14-4-21-7-11 0-18-4-28-4l3-3-3 3c-25-7-39-10-50-14-7-4-14-8-17-15-7-7-7-14-7-21 0-18 3-28 17-35 11-7 29-11 50-11s35 4 49 11c11 7 18 17 21 31v-3l36-4h-4c-3-21-14-35-32-45-14-11-38-15-70-15s-57 7-74 18c-18 14-25 32-25 53 0 11 0 18 4 28 3 8 7 12 14 19s14 10 24 17c11 4 29 8 50 15 14 3 24 3 35 7 11 3 18 3 25 10 7 4 14 7 17 11 4 7 7 14 7 25 0 17-7 28-21 38-10 7-32 11-56 11-21 0-39-4-53-11s-25-21-28-38h3v3l-35 7-4-3h4c10 45 46 70 113 70 35 0 63-7 81-21 21-14 28-32 28-60zM547 188v-28-4h99v4 28 3h-99zM547 188h99-4v-28h4-99 3v28zM907 88c0 26-11 47-28 65-18 14-39 21-71 21h-78 4v106 3h-4-35-3v-3-273-4h3 113c32 0 53 7 71 22 17 17 28 35 28 63zM903 88c0-28-10-46-24-60-18-14-43-21-71-21h-113v273-4h35v4h-3v-106-4h3 78c32 0 53-7 67-21 18-14 28-35 28-61zM864 88c0-35-21-49-60-49h-74v-4h4v107h-4 74c43 0 60-18 60-54zM868 88c0 40-21 58-64 58h-74-3v-4-107h3 74c43 0 64 18 64 53zM1150 280l-74-113h4-85v113 3h-39v-3-273-4h131c28 0 53 7 70 22 19 14 29 35 29 60 0 21-7 36-22 50-10 14-28 25-49 28v-3l82 120v3h-3-44zM1150 276h44v4l-79-117-4-3h4c21-4 35-11 46-25 15-14 18-33 18-50 0-25-8-43-22-57-17-14-42-21-70-21h-131 4v273h-4v-4h39v4h-4v-113-4h4 85 3l67 117zM1143 85c0-18-7-29-14-36-14-7-28-10-46-10h-88v-4 100h88c18 0 32-4 46-14 7-7 14-22 14-36zM1147 85c0 17-7 29-18 39-11 11-25 14-46 14h-88-4v-3-100h4 88c18 0 35 4 46 11s18 21 18 39zM1416 142c0 46-7 81-21 106-18 25-43 39-74 39-32 0-57-14-71-39-18-25-25-60-25-106 0-47 7-82 25-107 14-25 39-35 74-35 32 0 57 10 71 35 17 25 21 60 21 107zM1416 142c0-47-11-82-25-103-14-25-39-36-67-36-35 0-56 11-74 36-14 21-21 56-21 103 0 46 7 81 25 102 14 25 35 39 67 39 31 0 52-14 70-39 14-21 25-56 25-102zM1377 142c0-40-4-68-11-86-10-14-24-24-42-24-21 0-35 7-46 24-10 18-14 46-14 86 0 39 4 67 14 85 11 17 25 24 43 24 21 0 35-7 42-24 10-18 14-46 14-85zM1384 142c0 39-7 67-14 85-11 21-28 28-49 28-22 0-36-7-46-25-11-21-14-49-14-88 0-40 3-68 14-89 10-14 24-25 49-25 21 0 35 11 46 28 7 18 14 46 14 86zM1462 280v-32h3 67v-209 3l-60 43-3 3v-7-32l67-46h31 4v4 241h-4 68v32 3h-170-3zM1465 276h170v4h-4v-32h4v3h-68-3v-3-241h3-31l-64 46v-4 32h-3l63-42 4-4v4 209 3h-4-67v-3 32zM1860 142c0 46-7 81-24 106-18 25-39 39-71 39-35 0-56-14-74-39-14-25-25-60-25-106 0-47 11-82 25-107s39-35 74-35c32 0 56 10 74 35 14 25 21 60 21 107zM1857 142c0-47-7-82-25-103-14-25-35-36-67-36s-56 11-71 36c-14 21-24 56-24 103 0 46 10 81 24 102 18 25 39 39 71 39 28 0 53-14 67-39 18-21 25-56 25-102zM1821 142c0-40-3-68-14-86-10-14-21-24-42-24s-35 7-46 24c-7 18-14 46-14 86 0 39 7 67 14 85 11 17 25 24 46 24 18 0 32-7 42-24 11-18 14-46 14-85zM1825 142c0 39-4 67-14 85-11 21-25 28-46 28s-39-7-46-25c-10-21-17-49-17-88 0-40 7-68 14-89 10-14 28-25 49-25s35 11 46 28c10 18 14 46 14 86zM2079 188c0 32-7 53-25 70-14 18-35 29-63 29-32 0-57-14-71-39-17-21-28-57-28-99 0-47 11-86 28-110 18-25 39-39 71-39 42 0 70 18 81 56v4l-35 7v-4c-7-21-21-31-46-31-18 0-32 10-43 28-10 18-17 42-17 78h-4c7-14 18-21 29-28 10-8 24-11 38-11 29 0 46 11 64 25 14 18 21 39 21 64zM2075 188c0-25-7-46-21-60s-35-26-60-26c-14 0-24 4-35 12-14 7-21 14-28 24l-4 8v-8c0-36 7-64 18-82 11-17 28-28 46-28 25 0 42 11 49 35h-3v-3l31-4h4-4c-10-35-35-53-77-53-28 0-53 11-67 39-18 25-25 60-25 107 0 42 7 74 21 99 18 21 39 35 71 35 25 0 46-10 60-28 17-14 24-39 24-67zM2040 191c0-21-3-35-14-45-7-11-21-15-39-15-14 0-28 4-39 15-7 10-14 21-14 35 0 21 7 39 18 53 7 14 21 17 35 17 18 0 32-3 39-14 11-10 14-28 14-46zM2044 191c0 22-4 36-14 46-11 14-25 18-43 18-14 0-28-7-39-18-10-14-17-31-17-56 0-14 7-28 14-39 14-11 25-14 42-14 18 0 32 7 43 18 10 10 14 24 14 45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1" draw:text-style-name="P1" draw:layer="layout" svg:width="2.643cm" svg:height="1.838cm" svg:x="1.174cm" svg:y="17.596cm" svg:viewBox="0 0 2644 1839" svg:d="M2298 395l346 438-36 137h-352l-4-10 4 10h-57l-7 11-42 3h-141l-92 71-191 784h-1588l-138-177 71-290h42l61 22 293-1207-81-106 17-81h219l272 102h603l109-102h381l92 116-18 78 170 212 21-21c4-4 14-4 25-4 10 4 17 7 21 14z">
          <text:p/>
        </draw:path>
        <draw:polygon draw:style-name="gr7" draw:text-style-name="P2" draw:layer="layout" svg:width="0cm" svg:height="0cm" svg:x="2.395cm" svg:y="18.492cm" svg:viewBox="0 0 0 0" draw:points="0,0">
          <text:p/>
        </draw:polygon>
        <draw:polygon draw:style-name="gr1" draw:text-style-name="P1" draw:layer="layout" svg:width="1.88cm" svg:height="1.288cm" svg:x="1.344cm" svg:y="17.783cm" svg:viewBox="0 0 1881 1289" draw:points="1567,1289 1881,0 1305,0 705,0 292,0 0,1208 215,1289">
          <text:p/>
        </draw:polygon>
        <draw:polygon draw:style-name="gr7" draw:text-style-name="P2" draw:layer="layout" svg:width="0cm" svg:height="0cm" svg:x="2.395cm" svg:y="18.492cm" svg:viewBox="0 0 0 0" draw:points="0,0">
          <text:p/>
        </draw:polygon>
        <draw:polygon draw:style-name="gr1" draw:text-style-name="P1" draw:layer="layout" svg:width="1.418cm" svg:height="0.289cm" svg:x="1.492cm" svg:y="19.071cm" svg:viewBox="0 0 1419 290" draw:points="67,0 1419,0 1348,290 0,290">
          <text:p/>
        </draw:polygon>
        <draw:polygon draw:style-name="gr7" draw:text-style-name="P2" draw:layer="layout" svg:width="0cm" svg:height="0cm" svg:x="2.395cm" svg:y="18.492cm" svg:viewBox="0 0 0 0" draw:points="0,0">
          <text:p/>
        </draw:polygon>
        <draw:path draw:style-name="gr1" draw:text-style-name="P1" draw:layer="layout" svg:width="0.978cm" svg:height="1.838cm" svg:x="2.839cm" svg:y="17.596cm" svg:viewBox="0 0 979 1839" svg:d="M633 395l346 438-36 137-257-328-57-74-17 74-68 268-14 60-4 11-11-14-31 17-166-208-53 208-14 71-194 784-57-74 71-290 314-1288-81-106 17-81 92 116-18 78 166 212 30 35 24 28-24-28-30-35 26-21c4-4 14-4 25-4 10 4 17 7 21 14z">
          <text:p/>
        </draw:path>
        <draw:polygon draw:style-name="gr7" draw:text-style-name="P2" draw:layer="layout" svg:width="0cm" svg:height="0cm" svg:x="2.395cm" svg:y="18.492cm" svg:viewBox="0 0 0 0" draw:points="0,0">
          <text:p/>
        </draw:polygon>
        <draw:polygon draw:style-name="gr1" draw:text-style-name="P1" draw:layer="layout" svg:width="0.727cm" svg:height="0.656cm" svg:x="1.83cm" svg:y="18.171cm" svg:viewBox="0 0 728 657" draw:points="43,629 279,508 329,657 452,508 628,629 728,515 547,392 714,194 519,194 568,0 410,0 364,194 170,194 237,392 0,515">
          <text:p/>
        </draw:polygon>
        <draw:polygon draw:style-name="gr7" draw:text-style-name="P2" draw:layer="layout" svg:width="0cm" svg:height="0cm" svg:x="2.395cm" svg:y="18.492cm" svg:viewBox="0 0 0 0" draw:points="0,0">
          <text:p/>
        </draw:polygon>
        <draw:polygon draw:style-name="gr1" draw:text-style-name="P1" draw:layer="layout" svg:width="1.725cm" svg:height="0.176cm" svg:x="1.174cm" svg:y="19.258cm" svg:viewBox="0 0 1726 177" draw:points="1726,177 1666,103 318,103 46,0 0,0 138,177">
          <text:p/>
        </draw:polygon>
        <draw:polygon draw:style-name="gr7" draw:text-style-name="P2" draw:layer="layout" svg:width="0cm" svg:height="0cm" svg:x="2.395cm" svg:y="18.492cm" svg:viewBox="0 0 0 0" draw:points="0,0">
          <text:p/>
        </draw:polygon>
        <draw:polygon draw:style-name="gr1" draw:text-style-name="P1" draw:layer="layout" svg:width="0.342cm" svg:height="0.392cm" svg:x="1.22cm" svg:y="18.968cm" svg:viewBox="0 0 343 393" draw:points="67,0 124,22 343,103 272,393 0,290">
          <text:p/>
        </draw:polygon>
        <draw:polygon draw:style-name="gr7" draw:text-style-name="P2" draw:layer="layout" svg:width="0cm" svg:height="0cm" svg:x="2.395cm" svg:y="18.492cm" svg:viewBox="0 0 0 0" draw:points="0,0">
          <text:p/>
        </draw:polygon>
        <draw:path draw:style-name="gr1" draw:text-style-name="P1" draw:layer="layout" svg:width="0.201cm" svg:height="0.459cm" svg:x="3.21cm" svg:y="18.019cm" svg:viewBox="0 0 202 460" svg:d="M102 460c54 0 100-106 100-229 0-127-46-231-100-231zM102 0c-56 0-102 104-102 231 0 123 46 229 102 229z">
          <text:p/>
        </draw:path>
        <draw:polygon draw:style-name="gr7" draw:text-style-name="P2" draw:layer="layout" svg:width="0cm" svg:height="0cm" svg:x="2.395cm" svg:y="18.492cm" svg:viewBox="0 0 0 0" draw:points="0,0">
          <text:p/>
        </draw:polygon>
        <draw:path draw:style-name="gr1" draw:text-style-name="P1" draw:layer="layout" svg:width="0.444cm" svg:height="0.176cm" svg:x="2.146cm" svg:y="17.963cm" svg:viewBox="0 0 445 177" svg:d="M331 177c7 0 11 0 14 0 42-7 78-35 92-74 7-14 10-32 7-47 0-10-7-21-14-28-11-17-32-28-57-28h-258c-39 0-74 21-99 56-21 33-21 72 0 97 4 7 14 14 25 17 7 7 21 7 31 7h15 35 35z">
          <text:p/>
        </draw:path>
        <draw:polygon draw:style-name="gr7" draw:text-style-name="P2" draw:layer="layout" svg:width="0cm" svg:height="0cm" svg:x="2.395cm" svg:y="18.492cm" svg:viewBox="0 0 0 0" draw:points="0,0">
          <text:p/>
        </draw:polygon>
        <draw:polygon draw:style-name="gr1" draw:text-style-name="P1" draw:layer="layout" svg:width="0.314cm" svg:height="0.314cm" svg:x="2.067cm" svg:y="18.365cm" svg:viewBox="0 0 315 315" draw:points="315,201 247,155 283,0 127,0 88,155 0,201 42,315 141,262 215,315">
          <text:p/>
        </draw:polygon>
        <draw:polygon draw:style-name="gr7" draw:text-style-name="P2" draw:layer="layout" svg:width="0cm" svg:height="0cm" svg:x="2.395cm" svg:y="18.492cm" svg:viewBox="0 0 0 0" draw:points="0,0">
          <text:p/>
        </draw:polygon>
        <draw:path draw:style-name="gr1" draw:text-style-name="P1" draw:layer="layout" svg:width="0.173cm" svg:height="0.395cm" svg:x="3.224cm" svg:y="18.051cm" svg:viewBox="0 0 174 396" svg:d="M88 396c28 0 61-39 75-103 14-60 14-138 0-198s-47-95-75-95c-7 0-14 0-18 4-3 0-3 0-3 0-4 3-11 7-14 10-32 32-53 103-53 184 0 77 21 152 53 184 3 4 10 7 14 7 0 4 0 4 3 4 4 3 11 3 18 3z">
          <text:p/>
        </draw:path>
        <draw:polygon draw:style-name="gr7" draw:text-style-name="P2" draw:layer="layout" svg:width="0cm" svg:height="0cm" svg:x="2.395cm" svg:y="18.492cm" svg:viewBox="0 0 0 0" draw:points="0,0">
          <text:p/>
        </draw:polygon>
        <draw:polygon draw:style-name="gr1" draw:text-style-name="P1" draw:layer="layout" svg:width="0.575cm" svg:height="0.106cm" svg:x="2.649cm" svg:y="17.677cm" svg:viewBox="0 0 576 107" draw:points="576,107 494,0 109,0 0,107">
          <text:p/>
        </draw:polygon>
        <draw:polygon draw:style-name="gr7" draw:text-style-name="P2" draw:layer="layout" svg:width="0cm" svg:height="0cm" svg:x="2.395cm" svg:y="18.492cm" svg:viewBox="0 0 0 0" draw:points="0,0">
          <text:p/>
        </draw:polygon>
        <draw:polygon draw:style-name="gr1" draw:text-style-name="P1" draw:layer="layout" svg:width="0.621cm" svg:height="0.085cm" svg:x="2.049cm" svg:y="17.698cm" svg:viewBox="0 0 622 86" draw:points="601,86 622,0 18,0 0,86">
          <text:p/>
        </draw:polygon>
        <draw:polygon draw:style-name="gr7" draw:text-style-name="P2" draw:layer="layout" svg:width="0cm" svg:height="0cm" svg:x="2.395cm" svg:y="18.492cm" svg:viewBox="0 0 0 0" draw:points="0,0">
          <text:p/>
        </draw:polygon>
        <draw:polygon draw:style-name="gr1" draw:text-style-name="P1" draw:layer="layout" svg:width="0.494cm" svg:height="0.106cm" svg:x="1.555cm" svg:y="17.677cm" svg:viewBox="0 0 495 107" draw:points="224,0 495,107 81,107 0,0">
          <text:p/>
        </draw:polygon>
        <draw:polygon draw:style-name="gr7" draw:text-style-name="P2" draw:layer="layout" svg:width="0cm" svg:height="0cm" svg:x="2.395cm" svg:y="18.492cm" svg:viewBox="0 0 0 0" draw:points="0,0">
          <text:p/>
        </draw:polygon>
        <draw:path draw:style-name="gr1" draw:text-style-name="P1" draw:layer="layout" svg:width="0.404cm" svg:height="0.127cm" svg:x="2.186cm" svg:y="18.012cm" svg:viewBox="0 0 405 128" svg:d="M397 53c7-14 10-31 7-46-7-3-18-7-32-7h-257c-32 0-64 14-86 39-25 25-32 58-28 82 7 7 21 7 31 7h16v-3c0 3 0 3 3 3l88-75c-14-21-49-21-74 0-28 21-36 54-17 72l95-32c7-15 3-29-4-40l-21 75c14-7 21-21 25-35l148 35h-173 173c7 0 11 0 14 0v-3c-14-18-7-51 18-72 24-21 60-21 74 0z">
          <text:p/>
        </draw:path>
        <draw:polygon draw:style-name="gr7" draw:text-style-name="P2" draw:layer="layout" svg:width="0cm" svg:height="0cm" svg:x="2.395cm" svg:y="18.492cm" svg:viewBox="0 0 0 0" draw:points="0,0">
          <text:p/>
        </draw:polygon>
        <draw:polygon draw:style-name="gr1" draw:text-style-name="P1" draw:layer="layout" svg:width="0.402cm" svg:height="0.085cm" svg:x="2.758cm" svg:y="17.596cm" svg:viewBox="0 0 403 86" draw:points="386,86 403,0 21,0 0,86">
          <text:p/>
        </draw:polygon>
        <draw:polygon draw:style-name="gr7" draw:text-style-name="P2" draw:layer="layout" svg:width="0cm" svg:height="0cm" svg:x="2.395cm" svg:y="18.492cm" svg:viewBox="0 0 0 0" draw:points="0,0">
          <text:p/>
        </draw:polygon>
        <draw:path draw:style-name="gr1" draw:text-style-name="P1" draw:layer="layout" svg:width="0.107cm" svg:height="0.367cm" svg:x="3.224cm" svg:y="18.065cm" svg:viewBox="0 0 108 368" svg:d="M54 368c17-17 35-49 42-88 14-49 14-106 7-159-7-56-28-100-49-121-32 32-54 104-54 185 0 77 22 151 54 183z">
          <text:p/>
        </draw:path>
        <draw:polygon draw:style-name="gr7" draw:text-style-name="P2" draw:layer="layout" svg:width="0cm" svg:height="0cm" svg:x="2.395cm" svg:y="18.492cm" svg:viewBox="0 0 0 0" draw:points="0,0">
          <text:p/>
        </draw:polygon>
        <draw:polygon draw:style-name="gr1" draw:text-style-name="P1" draw:layer="layout" svg:width="0.194cm" svg:height="0.201cm" svg:x="2cm" svg:y="18.365cm" svg:viewBox="0 0 195 202" draw:points="195,0 156,156 68,202 0,0">
          <text:p/>
        </draw:polygon>
        <draw:polygon draw:style-name="gr7" draw:text-style-name="P2" draw:layer="layout" svg:width="0cm" svg:height="0cm" svg:x="2.395cm" svg:y="18.492cm" svg:viewBox="0 0 0 0" draw:points="0,0">
          <text:p/>
        </draw:polygon>
        <draw:polygon draw:style-name="gr1" draw:text-style-name="P1" draw:layer="layout" svg:width="0.229cm" svg:height="0.201cm" svg:x="2.314cm" svg:y="18.365cm" svg:viewBox="0 0 230 202" draw:points="63,202 230,0 35,0 0,156">
          <text:p/>
        </draw:polygon>
        <draw:polygon draw:style-name="gr7" draw:text-style-name="P2" draw:layer="layout" svg:width="0cm" svg:height="0cm" svg:x="2.395cm" svg:y="18.492cm" svg:viewBox="0 0 0 0" draw:points="0,0">
          <text:p/>
        </draw:polygon>
        <draw:path draw:style-name="gr1" draw:text-style-name="P1" draw:layer="layout" svg:width="0.443cm" svg:height="0.169cm" svg:x="2.146cm" svg:y="17.963cm" svg:viewBox="0 0 444 170" svg:d="M444 57c0-10-7-22-14-29-11-17-32-28-57-28h-258c-39 0-74 21-99 57-21 32-21 71 0 96 4 7 14 14 25 17-4-24 3-56 28-81 21-25 53-39 85-39h258c14 0 25 4 32 7z">
          <text:p/>
        </draw:path>
        <draw:polygon draw:style-name="gr7" draw:text-style-name="P2" draw:layer="layout" svg:width="0cm" svg:height="0cm" svg:x="2.395cm" svg:y="18.492cm" svg:viewBox="0 0 0 0" draw:points="0,0">
          <text:p/>
        </draw:polygon>
        <draw:polygon draw:style-name="gr1" draw:text-style-name="P1" draw:layer="layout" svg:width="0.293cm" svg:height="0.187cm" svg:x="1.774cm" svg:y="17.596cm" svg:viewBox="0 0 294 188" draw:points="0,85 276,188 294,106 21,0">
          <text:p/>
        </draw:polygon>
        <draw:polygon draw:style-name="gr7" draw:text-style-name="P2" draw:layer="layout" svg:width="0cm" svg:height="0cm" svg:x="2.395cm" svg:y="18.492cm" svg:viewBox="0 0 0 0" draw:points="0,0">
          <text:p/>
        </draw:polygon>
        <draw:polygon draw:style-name="gr1" draw:text-style-name="P1" draw:layer="layout" svg:width="0.219cm" svg:height="0.212cm" svg:x="3.104cm" svg:y="18.372cm" svg:viewBox="0 0 220 213" draw:points="220,213 79,213 0,213 53,0">
          <text:p/>
        </draw:polygon>
        <draw:polygon draw:style-name="gr7" draw:text-style-name="P2" draw:layer="layout" svg:width="0cm" svg:height="0cm" svg:x="2.395cm" svg:y="18.492cm" svg:viewBox="0 0 0 0" draw:points="0,0">
          <text:p/>
        </draw:polygon>
        <draw:path draw:style-name="gr1" draw:text-style-name="P1" draw:layer="layout" svg:width="0.162cm" svg:height="0.154cm" svg:x="1.844cm" svg:y="18.408cm" svg:viewBox="0 0 163 155" svg:d="M152 24c-24-32-74-32-113 0-39 29-50 79-29 107zM10 131c26 32 75 32 114 0 39-28 49-78 28-107z">
          <text:p/>
        </draw:path>
        <draw:polygon draw:style-name="gr7" draw:text-style-name="P2" draw:layer="layout" svg:width="0cm" svg:height="0cm" svg:x="2.395cm" svg:y="18.492cm" svg:viewBox="0 0 0 0" draw:points="0,0">
          <text:p/>
        </draw:polygon>
        <draw:path draw:style-name="gr1" draw:text-style-name="P1" draw:layer="layout" svg:width="0.164cm" svg:height="0.154cm" svg:x="2.519cm" svg:y="18.408cm" svg:viewBox="0 0 165 155" svg:d="M152 24c-25-32-74-32-113 0-40 29-50 79-25 107zM14 131c22 32 71 32 110 0 39-28 54-78 28-107z">
          <text:p/>
        </draw:path>
        <draw:polygon draw:style-name="gr7" draw:text-style-name="P2" draw:layer="layout" svg:width="0cm" svg:height="0cm" svg:x="2.395cm" svg:y="18.492cm" svg:viewBox="0 0 0 0" draw:points="0,0">
          <text:p/>
        </draw:polygon>
        <draw:polygon draw:style-name="gr1" draw:text-style-name="P1" draw:layer="layout" svg:width="0.24cm" svg:height="0.085cm" svg:x="1.555cm" svg:y="17.596cm" svg:viewBox="0 0 241 86" draw:points="219,86 241,0 21,0 0,86">
          <text:p/>
        </draw:polygon>
        <draw:polygon draw:style-name="gr7" draw:text-style-name="P2" draw:layer="layout" svg:width="0cm" svg:height="0cm" svg:x="2.395cm" svg:y="18.492cm" svg:viewBox="0 0 0 0" draw:points="0,0">
          <text:p/>
        </draw:polygon>
        <draw:polygon draw:style-name="gr1" draw:text-style-name="P1" draw:layer="layout" svg:width="0.177cm" svg:height="0.201cm" svg:x="2.109cm" svg:y="18.626cm" svg:viewBox="0 0 178 202" draw:points="0,53 100,0 178,53 50,202">
          <text:p/>
        </draw:polygon>
        <draw:polygon draw:style-name="gr7" draw:text-style-name="P2" draw:layer="layout" svg:width="0cm" svg:height="0cm" svg:x="2.395cm" svg:y="18.492cm" svg:viewBox="0 0 0 0" draw:points="0,0">
          <text:p/>
        </draw:polygon>
        <draw:polygon draw:style-name="gr1" draw:text-style-name="P1" draw:layer="layout" svg:width="0.236cm" svg:height="0.162cm" svg:x="1.873cm" svg:y="18.637cm" svg:viewBox="0 0 237 163" draw:points="0,163 237,42 160,0 10,78">
          <text:p/>
        </draw:polygon>
        <draw:polygon draw:style-name="gr7" draw:text-style-name="P2" draw:layer="layout" svg:width="0cm" svg:height="0cm" svg:x="2.395cm" svg:y="18.492cm" svg:viewBox="0 0 0 0" draw:points="0,0">
          <text:p/>
        </draw:polygon>
        <draw:path draw:style-name="gr1" draw:text-style-name="P1" draw:layer="layout" svg:width="0.103cm" svg:height="0.395cm" svg:x="3.294cm" svg:y="18.051cm" svg:viewBox="0 0 104 396" svg:d="M0 393c11-4 18-14 26-25 14-18 25-42 35-75 22-92 7-212-35-268-8-11-15-18-26-21 4-4 11-4 18-4 29 0 61 35 75 95s14 138 0 198c-14 64-46 103-75 103-7 0-14 0-18-3z">
          <text:p/>
        </draw:path>
        <draw:polygon draw:style-name="gr7" draw:text-style-name="P2" draw:layer="layout" svg:width="0cm" svg:height="0cm" svg:x="2.395cm" svg:y="18.492cm" svg:viewBox="0 0 0 0" draw:points="0,0">
          <text:p/>
        </draw:polygon>
        <draw:polygon draw:style-name="gr1" draw:text-style-name="P1" draw:layer="layout" svg:width="0.117cm" svg:height="0.29cm" svg:x="1.174cm" svg:y="18.968cm" svg:viewBox="0 0 118 291" draw:points="118,0 72,0 0,291 47,291">
          <text:p/>
        </draw:polygon>
        <draw:polygon draw:style-name="gr7" draw:text-style-name="P2" draw:layer="layout" svg:width="0cm" svg:height="0cm" svg:x="2.395cm" svg:y="18.492cm" svg:viewBox="0 0 0 0" draw:points="0,0">
          <text:p/>
        </draw:polygon>
        <draw:polygon draw:style-name="gr1" draw:text-style-name="P1" draw:layer="layout" svg:width="0.102cm" svg:height="0.198cm" svg:x="2.296cm" svg:y="18.171cm" svg:viewBox="0 0 103 199" draw:points="53,199 103,0 25,18 0,128">
          <text:p/>
        </draw:polygon>
        <draw:polygon draw:style-name="gr7" draw:text-style-name="P2" draw:layer="layout" svg:width="0cm" svg:height="0cm" svg:x="2.395cm" svg:y="18.492cm" svg:viewBox="0 0 0 0" draw:points="0,0">
          <text:p/>
        </draw:polygon>
        <draw:polygon draw:style-name="gr1" draw:text-style-name="P1" draw:layer="layout" svg:width="0.18cm" svg:height="0.162cm" svg:x="2.282cm" svg:y="18.637cm" svg:viewBox="0 0 181 163" draw:points="46,0 0,42 181,163 160,78">
          <text:p/>
        </draw:polygon>
        <draw:polygon draw:style-name="gr7" draw:text-style-name="P2" draw:layer="layout" svg:width="0cm" svg:height="0cm" svg:x="2.395cm" svg:y="18.492cm" svg:viewBox="0 0 0 0" draw:points="0,0">
          <text:p/>
        </draw:polygon>
        <draw:path draw:style-name="gr1" draw:text-style-name="P1" draw:layer="layout" svg:width="0.111cm" svg:height="0.101cm" svg:x="1.679cm" svg:y="19.224cm" svg:viewBox="0 0 112 102" svg:d="M107 63c7-18 7-35-4-47-18-21-49-21-74 0-29 19-36 50-22 72 10 10 22 14 36 14 4 0 11 0 14 0 18-4 39-18 50-39z">
          <text:p/>
        </draw:path>
        <draw:polygon draw:style-name="gr7" draw:text-style-name="P2" draw:layer="layout" svg:width="0cm" svg:height="0cm" svg:x="2.395cm" svg:y="18.492cm" svg:viewBox="0 0 0 0" draw:points="0,0">
          <text:p/>
        </draw:polygon>
        <draw:path draw:style-name="gr1" draw:text-style-name="P1" draw:layer="layout" svg:width="0.111cm" svg:height="0.106cm" svg:x="1.502cm" svg:y="18.564cm" svg:viewBox="0 0 112 107" svg:d="M104 67c10-18 10-39 0-50-19-23-51-23-79 0-25 18-32 53-18 71 7 10 22 19 36 19 3 0 7 0 14-5 21-4 40-18 47-35z">
          <text:p/>
        </draw:path>
        <draw:polygon draw:style-name="gr7" draw:text-style-name="P2" draw:layer="layout" svg:width="0cm" svg:height="0cm" svg:x="2.395cm" svg:y="18.492cm" svg:viewBox="0 0 0 0" draw:points="0,0">
          <text:p/>
        </draw:polygon>
        <draw:path draw:style-name="gr1" draw:text-style-name="P1" draw:layer="layout" svg:width="0.109cm" svg:height="0.101cm" svg:x="2.354cm" svg:y="19.224cm" svg:viewBox="0 0 110 102" svg:d="M105 63c7-18 7-35-3-47-14-21-51-21-75 0-25 19-36 50-18 72 7 10 18 14 32 14 7 0 10 0 14 0 22-4 40-18 50-39z">
          <text:p/>
        </draw:path>
        <draw:polygon draw:style-name="gr7" draw:text-style-name="P2" draw:layer="layout" svg:width="0cm" svg:height="0cm" svg:x="2.395cm" svg:y="18.492cm" svg:viewBox="0 0 0 0" draw:points="0,0">
          <text:p/>
        </draw:polygon>
        <draw:path draw:style-name="gr1" draw:text-style-name="P1" draw:layer="layout" svg:width="0.11cm" svg:height="0.106cm" svg:x="2.851cm" svg:y="18.564cm" svg:viewBox="0 0 111 107" svg:d="M106 67c7-18 7-39-4-50-14-23-49-23-75 0-28 18-35 53-17 71 7 10 17 19 32 19 7 0 11 0 14-5 22-4 39-18 50-35z">
          <text:p/>
        </draw:path>
        <draw:polygon draw:style-name="gr7" draw:text-style-name="P2" draw:layer="layout" svg:width="0cm" svg:height="0cm" svg:x="2.395cm" svg:y="18.492cm" svg:viewBox="0 0 0 0" draw:points="0,0">
          <text:p/>
        </draw:polygon>
        <draw:path draw:style-name="gr1" draw:text-style-name="P1" draw:layer="layout" svg:width="0.11cm" svg:height="0.106cm" svg:x="2.176cm" svg:y="18.479cm" svg:viewBox="0 0 111 107" svg:d="M42 107c23 0 44-14 58-33 14-21 14-42 3-60-17-19-50-19-78 0-25 25-32 57-18 75 7 11 21 18 35 18z">
          <text:p/>
        </draw:path>
        <draw:polygon draw:style-name="gr7" draw:text-style-name="P2" draw:layer="layout" svg:width="0cm" svg:height="0cm" svg:x="2.395cm" svg:y="18.492cm" svg:viewBox="0 0 0 0" draw:points="0,0">
          <text:p/>
        </draw:polygon>
        <draw:path draw:style-name="gr1" draw:text-style-name="P1" draw:layer="layout" svg:width="0.111cm" svg:height="0.101cm" svg:x="1.679cm" svg:y="19.224cm" svg:viewBox="0 0 112 102" svg:d="M107 63c7-18 7-35-4-47-18-21-49-21-74 0-29 19-36 50-22 72 10 10 22 14 36 14 4 0 11 0 14 0 11-18 28-32 50-39z">
          <text:p/>
        </draw:path>
        <draw:polygon draw:style-name="gr7" draw:text-style-name="P2" draw:layer="layout" svg:width="0cm" svg:height="0cm" svg:x="2.395cm" svg:y="18.492cm" svg:viewBox="0 0 0 0" draw:points="0,0">
          <text:p/>
        </draw:polygon>
        <draw:path draw:style-name="gr1" draw:text-style-name="P1" draw:layer="layout" svg:width="0.109cm" svg:height="0.101cm" svg:x="2.354cm" svg:y="19.224cm" svg:viewBox="0 0 110 102" svg:d="M105 63c7-18 7-35-3-47-14-21-51-21-75 0-25 19-36 50-18 72 7 10 18 14 32 14 7 0 10 0 14 0 11-18 29-32 50-39z">
          <text:p/>
        </draw:path>
        <draw:polygon draw:style-name="gr7" draw:text-style-name="P2" draw:layer="layout" svg:width="0cm" svg:height="0cm" svg:x="2.395cm" svg:y="18.492cm" svg:viewBox="0 0 0 0" draw:points="0,0">
          <text:p/>
        </draw:polygon>
        <draw:path draw:style-name="gr1" draw:text-style-name="P1" draw:layer="layout" svg:width="0.11cm" svg:height="0.106cm" svg:x="2.851cm" svg:y="18.564cm" svg:viewBox="0 0 111 107" svg:d="M106 67c7-18 7-39-4-50-14-23-49-23-75 0-28 18-35 53-17 71 7 10 17 19 32 19 7 0 11 0 14-5 11-18 29-32 50-35z">
          <text:p/>
        </draw:path>
        <draw:polygon draw:style-name="gr7" draw:text-style-name="P2" draw:layer="layout" svg:width="0cm" svg:height="0cm" svg:x="2.395cm" svg:y="18.492cm" svg:viewBox="0 0 0 0" draw:points="0,0">
          <text:p/>
        </draw:polygon>
        <draw:path draw:style-name="gr1" draw:text-style-name="P1" draw:layer="layout" svg:width="0.111cm" svg:height="0.106cm" svg:x="1.502cm" svg:y="18.564cm" svg:viewBox="0 0 112 107" svg:d="M104 67c10-18 10-39 0-50-19-23-51-23-79 0-25 18-32 53-18 71 7 10 22 19 36 19 3 0 7 0 14-5 7-18 28-32 47-35z">
          <text:p/>
        </draw:path>
        <draw:polygon draw:style-name="gr7" draw:text-style-name="P2" draw:layer="layout" svg:width="0cm" svg:height="0cm" svg:x="2.395cm" svg:y="18.492cm" svg:viewBox="0 0 0 0" draw:points="0,0">
          <text:p/>
        </draw:polygon>
        <draw:polygon draw:style-name="gr1" draw:text-style-name="P1" draw:layer="layout" svg:width="0.155cm" svg:height="0.071cm" svg:x="2.194cm" svg:y="18.298cm" svg:viewBox="0 0 156 72" draw:points="156,72 103,0 35,0 0,72">
          <text:p/>
        </draw:polygon>
        <draw:polygon draw:style-name="gr7" draw:text-style-name="P2" draw:layer="layout" svg:width="0cm" svg:height="0cm" svg:x="2.395cm" svg:y="18.492cm" svg:viewBox="0 0 0 0" draw:points="0,0">
          <text:p/>
        </draw:polygon>
        <draw:polygon draw:style-name="gr1" draw:text-style-name="P1" draw:layer="layout" svg:width="0.095cm" svg:height="0.109cm" svg:x="2.229cm" svg:y="18.189cm" svg:viewBox="0 0 96 110" draw:points="68,110 96,0 26,0 0,110">
          <text:p/>
        </draw:polygon>
        <draw:polygon draw:style-name="gr7" draw:text-style-name="P2" draw:layer="layout" svg:width="0cm" svg:height="0cm" svg:x="2.395cm" svg:y="18.492cm" svg:viewBox="0 0 0 0" draw:points="0,0">
          <text:p/>
        </draw:polygon>
        <draw:polygon draw:style-name="gr1" draw:text-style-name="P1" draw:layer="layout" svg:width="0.13cm" svg:height="0.187cm" svg:x="2.649cm" svg:y="17.596cm" svg:viewBox="0 0 131 188" draw:points="0,188 110,85 131,0 22,106">
          <text:p/>
        </draw:polygon>
        <draw:polygon draw:style-name="gr7" draw:text-style-name="P2" draw:layer="layout" svg:width="0cm" svg:height="0cm" svg:x="2.395cm" svg:y="18.492cm" svg:viewBox="0 0 0 0" draw:points="0,0">
          <text:p/>
        </draw:polygon>
        <draw:polygon draw:style-name="gr1" draw:text-style-name="P1" draw:layer="layout" svg:width="0.197cm" svg:height="0.123cm" svg:x="2.36cm" svg:y="18.563cm" svg:viewBox="0 0 198 124" draw:points="198,124 113,114 0,38 17,0">
          <text:p/>
        </draw:polygon>
        <draw:polygon draw:style-name="gr7" draw:text-style-name="P2" draw:layer="layout" svg:width="0cm" svg:height="0cm" svg:x="2.395cm" svg:y="18.492cm" svg:viewBox="0 0 0 0" draw:points="0,0">
          <text:p/>
        </draw:polygon>
        <draw:polygon draw:style-name="gr1" draw:text-style-name="P1" draw:layer="layout" svg:width="0.116cm" svg:height="0.123cm" svg:x="2.441cm" svg:y="18.676cm" svg:viewBox="0 0 117 124" draw:points="17,124 117,10 31,0 0,38">
          <text:p/>
        </draw:polygon>
        <draw:polygon draw:style-name="gr7" draw:text-style-name="P2" draw:layer="layout" svg:width="0cm" svg:height="0cm" svg:x="2.395cm" svg:y="18.492cm" svg:viewBox="0 0 0 0" draw:points="0,0">
          <text:p/>
        </draw:polygon>
        <draw:path draw:style-name="gr1" draw:text-style-name="P1" draw:layer="layout" svg:width="0.11cm" svg:height="0.09cm" svg:x="2.222cm" svg:y="18.049cm" svg:viewBox="0 0 111 91" svg:d="M47 91c7-10 14-17 25-21 3-3 10-8 14-8 7-3 14-7 21-7 7-14 3-28-4-39-17-21-49-21-74 0-29 18-36 54-22 72 4 3 4 3 4 3h36-36z">
          <text:p/>
        </draw:path>
        <draw:polygon draw:style-name="gr7" draw:text-style-name="P2" draw:layer="layout" svg:width="0cm" svg:height="0cm" svg:x="2.395cm" svg:y="18.492cm" svg:viewBox="0 0 0 0" draw:points="0,0">
          <text:p/>
        </draw:polygon>
        <draw:path draw:style-name="gr1" draw:text-style-name="P1" draw:layer="layout" svg:width="0.071cm" svg:height="0.384cm" svg:x="3.277cm" svg:y="18.055cm" svg:viewBox="0 0 72 385" svg:d="M14 385c21-17 36-49 47-88 10-53 14-114 7-170-11-57-29-103-54-127-4 3-7 7-14 10 25 21 42 64 50 120 7 53 7 111-8 160-7 39-25 71-42 88 7 4 10 7 14 7z">
          <text:p/>
        </draw:path>
        <draw:polygon draw:style-name="gr7" draw:text-style-name="P2" draw:layer="layout" svg:width="0cm" svg:height="0cm" svg:x="2.395cm" svg:y="18.492cm" svg:viewBox="0 0 0 0" draw:points="0,0">
          <text:p/>
        </draw:polygon>
        <draw:polygon draw:style-name="gr1" draw:text-style-name="P1" draw:layer="layout" svg:width="0.163cm" svg:height="0.116cm" svg:x="1.869cm" svg:y="18.598cm" svg:viewBox="0 0 164 117" draw:points="148,0 164,40 14,117 0,79">
          <text:p/>
        </draw:polygon>
        <draw:polygon draw:style-name="gr7" draw:text-style-name="P2" draw:layer="layout" svg:width="0cm" svg:height="0cm" svg:x="2.395cm" svg:y="18.492cm" svg:viewBox="0 0 0 0" draw:points="0,0">
          <text:p/>
        </draw:polygon>
        <draw:polygon draw:style-name="gr1" draw:text-style-name="P1" draw:layer="layout" svg:width="0.144cm" svg:height="0.116cm" svg:x="2.328cm" svg:y="18.598cm" svg:viewBox="0 0 145 117" draw:points="0,40 114,117 145,79 35,0">
          <text:p/>
        </draw:polygon>
        <draw:polygon draw:style-name="gr7" draw:text-style-name="P2" draw:layer="layout" svg:width="0cm" svg:height="0cm" svg:x="2.395cm" svg:y="18.492cm" svg:viewBox="0 0 0 0" draw:points="0,0">
          <text:p/>
        </draw:polygon>
        <draw:path draw:style-name="gr1" draw:text-style-name="P1" draw:layer="layout" svg:width="0.093cm" svg:height="0.092cm" svg:x="1.894cm" svg:y="18.458cm" svg:viewBox="0 0 94 93" svg:d="M86 64c10-17 10-36 3-50-18-19-46-19-67 0-22 18-29 47-15 64 8 8 19 15 29 15 7 0 11-4 18-4 10-3 25-14 32-25z">
          <text:p/>
        </draw:path>
        <draw:polygon draw:style-name="gr7" draw:text-style-name="P2" draw:layer="layout" svg:width="0cm" svg:height="0cm" svg:x="2.395cm" svg:y="18.492cm" svg:viewBox="0 0 0 0" draw:points="0,0">
          <text:p/>
        </draw:polygon>
        <draw:path draw:style-name="gr1" draw:text-style-name="P1" draw:layer="layout" svg:width="0.093cm" svg:height="0.092cm" svg:x="2.57cm" svg:y="18.458cm" svg:viewBox="0 0 94 93" svg:d="M87 64c7-17 11-36 0-50-14-19-43-19-68 0-18 18-25 47-14 64 7 8 17 15 28 15 7 0 14-4 18-4 15-3 29-14 36-25z">
          <text:p/>
        </draw:path>
        <draw:polygon draw:style-name="gr7" draw:text-style-name="P2" draw:layer="layout" svg:width="0cm" svg:height="0cm" svg:x="2.395cm" svg:y="18.492cm" svg:viewBox="0 0 0 0" draw:points="0,0">
          <text:p/>
        </draw:polygon>
        <draw:path draw:style-name="gr1" draw:text-style-name="P1" draw:layer="layout" svg:width="0.093cm" svg:height="0.092cm" svg:x="2.57cm" svg:y="18.458cm" svg:viewBox="0 0 94 93" svg:d="M87 64c7-17 11-36 0-50-14-19-43-19-68 0-18 18-25 47-14 64 7 8 17 15 28 15 7 0 14-4 18-4 11-14 22-21 36-25z">
          <text:p/>
        </draw:path>
        <draw:polygon draw:style-name="gr7" draw:text-style-name="P2" draw:layer="layout" svg:width="0cm" svg:height="0cm" svg:x="2.395cm" svg:y="18.492cm" svg:viewBox="0 0 0 0" draw:points="0,0">
          <text:p/>
        </draw:polygon>
        <draw:path draw:style-name="gr1" draw:text-style-name="P1" draw:layer="layout" svg:width="0.093cm" svg:height="0.092cm" svg:x="1.894cm" svg:y="18.458cm" svg:viewBox="0 0 94 93" svg:d="M86 64c10-17 10-36 3-50-18-19-46-19-67 0-22 18-29 47-15 64 8 8 19 15 29 15 7 0 11-4 18-4 7-14 17-21 32-25z">
          <text:p/>
        </draw:path>
        <draw:polygon draw:style-name="gr7" draw:text-style-name="P2" draw:layer="layout" svg:width="0cm" svg:height="0cm" svg:x="2.395cm" svg:y="18.492cm" svg:viewBox="0 0 0 0" draw:points="0,0">
          <text:p/>
        </draw:polygon>
        <draw:polygon draw:style-name="gr1" draw:text-style-name="P1" draw:layer="layout" svg:width="0.092cm" svg:height="0.116cm" svg:x="2.017cm" svg:y="18.563cm" svg:viewBox="0 0 93 117" draw:points="51,0 93,117 15,75 0,38">
          <text:p/>
        </draw:polygon>
        <draw:polygon draw:style-name="gr7" draw:text-style-name="P2" draw:layer="layout" svg:width="0cm" svg:height="0cm" svg:x="2.395cm" svg:y="18.492cm" svg:viewBox="0 0 0 0" draw:points="0,0">
          <text:p/>
        </draw:polygon>
        <draw:path draw:style-name="gr1" draw:text-style-name="P1" draw:layer="layout" svg:width="0.065cm" svg:height="0.388cm" svg:x="3.291cm" svg:y="18.055cm" svg:viewBox="0 0 66 389" svg:d="M0 385c0 4 0 4 3 4 12-4 19-15 30-26 7-18 14-39 21-60 22-92 14-208-21-282-11-11-18-18-30-21-3 0-3 0-3 0 26 24 43 70 54 127 7 56 3 116-7 169-11 39-28 71-47 89z">
          <text:p/>
        </draw:path>
        <draw:polygon draw:style-name="gr7" draw:text-style-name="P2" draw:layer="layout" svg:width="0cm" svg:height="0cm" svg:x="2.395cm" svg:y="18.492cm" svg:viewBox="0 0 0 0" draw:points="0,0">
          <text:p/>
        </draw:polygon>
        <draw:path draw:style-name="gr1" draw:text-style-name="P1" draw:layer="layout" svg:width="0.099cm" svg:height="0.05cm" svg:x="2.779cm" svg:y="17.712cm" svg:viewBox="0 0 100 51" svg:d="M29 0c18 0 36 5 50 12s21 18 21 25c-3 14-28 18-56 10-26-7-47-21-44-35 0-7 15-12 29-12z">
          <text:p/>
        </draw:path>
        <draw:polygon draw:style-name="gr7" draw:text-style-name="P2" draw:layer="layout" svg:width="0cm" svg:height="0cm" svg:x="2.395cm" svg:y="18.492cm" svg:viewBox="0 0 0 0" draw:points="0,0">
          <text:p/>
        </draw:polygon>
        <draw:path draw:style-name="gr1" draw:text-style-name="P1" draw:layer="layout" svg:width="0.099cm" svg:height="0.05cm" svg:x="1.7cm" svg:y="17.712cm" svg:viewBox="0 0 100 51" svg:d="M28 0c19 0 36 5 51 12 14 7 21 18 21 25-4 14-29 18-57 10-25-7-47-21-43-35 0-7 14-12 28-12z">
          <text:p/>
        </draw:path>
        <draw:polygon draw:style-name="gr7" draw:text-style-name="P2" draw:layer="layout" svg:width="0cm" svg:height="0cm" svg:x="2.395cm" svg:y="18.492cm" svg:viewBox="0 0 0 0" draw:points="0,0">
          <text:p/>
        </draw:polygon>
        <draw:polygon draw:style-name="gr1" draw:text-style-name="P1" draw:layer="layout" svg:width="0.053cm" svg:height="0.123cm" svg:x="1.83cm" svg:y="18.676cm" svg:viewBox="0 0 54 124" draw:points="0,10 44,124 54,38 40,0">
          <text:p/>
        </draw:polygon>
        <draw:polygon draw:style-name="gr7" draw:text-style-name="P2" draw:layer="layout" svg:width="0cm" svg:height="0cm" svg:x="2.395cm" svg:y="18.492cm" svg:viewBox="0 0 0 0" draw:points="0,0">
          <text:p/>
        </draw:polygon>
        <draw:polygon draw:style-name="gr1" draw:text-style-name="P1" draw:layer="layout" svg:width="0.063cm" svg:height="0.198cm" svg:x="2.194cm" svg:y="18.171cm" svg:viewBox="0 0 64 199" draw:points="47,0 64,18 35,128 0,199">
          <text:p/>
        </draw:polygon>
        <draw:polygon draw:style-name="gr7" draw:text-style-name="P2" draw:layer="layout" svg:width="0cm" svg:height="0cm" svg:x="2.395cm" svg:y="18.492cm" svg:viewBox="0 0 0 0" draw:points="0,0">
          <text:p/>
        </draw:polygon>
        <draw:polygon draw:style-name="gr1" draw:text-style-name="P1" draw:layer="layout" svg:width="0.074cm" svg:height="0.074cm" svg:x="3.45cm" svg:y="18.164cm" svg:viewBox="0 0 75 75" draw:points="75,75 17,0 0,75">
          <text:p/>
        </draw:polygon>
        <draw:polygon draw:style-name="gr7" draw:text-style-name="P2" draw:layer="layout" svg:width="0cm" svg:height="0cm" svg:x="2.395cm" svg:y="18.492cm" svg:viewBox="0 0 0 0" draw:points="0,0">
          <text:p/>
        </draw:polygon>
        <draw:polygon draw:style-name="gr1" draw:text-style-name="P1" draw:layer="layout" svg:width="0.092cm" svg:height="0.071cm" svg:x="3.09cm" svg:y="18.58cm" svg:viewBox="0 0 93 72" draw:points="93,0 14,0 0,72">
          <text:p/>
        </draw:polygon>
        <draw:polygon draw:style-name="gr7" draw:text-style-name="P2" draw:layer="layout" svg:width="0cm" svg:height="0cm" svg:x="2.395cm" svg:y="18.492cm" svg:viewBox="0 0 0 0" draw:points="0,0">
          <text:p/>
        </draw:polygon>
        <draw:path draw:style-name="gr1" draw:text-style-name="P1" draw:layer="layout" svg:width="0.046cm" svg:height="0.342cm" svg:x="3.319cm" svg:y="18.076cm" svg:viewBox="0 0 47 343" svg:d="M0 343c15-18 26-42 36-74 23-93 7-213-36-269 40 74 47 190 26 283-7 25-14 42-26 60z">
          <text:p/>
        </draw:path>
        <draw:polygon draw:style-name="gr7" draw:text-style-name="P2" draw:layer="layout" svg:width="0cm" svg:height="0cm" svg:x="2.395cm" svg:y="18.492cm" svg:viewBox="0 0 0 0" draw:points="0,0">
          <text:p/>
        </draw:polygon>
        <draw:polygon draw:style-name="gr1" draw:text-style-name="P1" draw:layer="layout" svg:width="0.158cm" svg:height="0.021cm" svg:x="2.24cm" svg:y="18.171cm" svg:viewBox="0 0 159 22" draw:points="159,0 85,22 14,22 0,0">
          <text:p/>
        </draw:polygon>
        <draw:polygon draw:style-name="gr7" draw:text-style-name="P2" draw:layer="layout" svg:width="0cm" svg:height="0cm" svg:x="2.395cm" svg:y="18.492cm" svg:viewBox="0 0 0 0" draw:points="0,0">
          <text:p/>
        </draw:polygon>
        <draw:polygon draw:style-name="gr1" draw:text-style-name="P1" draw:layer="layout" svg:width="0.237cm" svg:height="0.123cm" svg:x="1.83cm" svg:y="18.563cm" svg:viewBox="0 0 238 124" draw:points="238,0 192,38 39,114 0,124">
          <text:p/>
        </draw:polygon>
        <draw:polygon draw:style-name="gr7" draw:text-style-name="P2" draw:layer="layout" svg:width="0cm" svg:height="0cm" svg:x="2.395cm" svg:y="18.492cm" svg:viewBox="0 0 0 0" draw:points="0,0">
          <text:p/>
        </draw:polygon>
        <draw:polygon draw:style-name="gr1" draw:text-style-name="P1" draw:layer="layout" svg:width="0.056cm" svg:height="0.056cm" svg:x="3.369cm" svg:y="18.51cm" svg:viewBox="0 0 57 57" draw:points="14,0 57,57 0,57">
          <text:p/>
        </draw:polygon>
        <draw:polygon draw:style-name="gr7" draw:text-style-name="P2" draw:layer="layout" svg:width="0cm" svg:height="0cm" svg:x="2.395cm" svg:y="18.492cm" svg:viewBox="0 0 0 0" draw:points="0,0">
          <text:p/>
        </draw:polygon>
        <draw:path draw:style-name="gr1" draw:text-style-name="P1" draw:layer="layout" svg:width="0.06cm" svg:height="0.039cm" svg:x="2.268cm" svg:y="18.104cm" svg:viewBox="0 0 61 40" svg:d="M36 40c14-11 21-25 25-40-7 5-14 5-18 8-7 0-14 4-17 7-7 4-15 11-26 25z">
          <text:p/>
        </draw:path>
        <draw:polygon draw:style-name="gr7" draw:text-style-name="P2" draw:layer="layout" svg:width="0cm" svg:height="0cm" svg:x="2.395cm" svg:y="18.492cm" svg:viewBox="0 0 0 0" draw:points="0,0">
          <text:p/>
        </draw:polygon>
        <draw:polygon draw:style-name="gr1" draw:text-style-name="P1" draw:layer="layout" svg:width="0.099cm" svg:height="0.116cm" svg:x="2.282cm" svg:y="18.563cm" svg:viewBox="0 0 100 117" draw:points="47,75 0,117 100,0 82,38">
          <text:p/>
        </draw:polygon>
        <draw:polygon draw:style-name="gr7" draw:text-style-name="P2" draw:layer="layout" svg:width="0cm" svg:height="0cm" svg:x="2.395cm" svg:y="18.492cm" svg:viewBox="0 0 0 0" draw:points="0,0">
          <text:p/>
        </draw:polygon>
        <draw:path draw:style-name="gr1" draw:text-style-name="P1" draw:layer="layout" svg:width="0.046cm" svg:height="0.035cm" svg:x="1.559cm" svg:y="18.63cm" svg:viewBox="0 0 47 36" svg:d="M0 36c21-4 40-18 47-36-19 3-40 18-47 36z">
          <text:p/>
        </draw:path>
        <draw:polygon draw:style-name="gr7" draw:text-style-name="P2" draw:layer="layout" svg:width="0cm" svg:height="0cm" svg:x="2.395cm" svg:y="18.492cm" svg:viewBox="0 0 0 0" draw:points="0,0">
          <text:p/>
        </draw:polygon>
        <draw:path draw:style-name="gr1" draw:text-style-name="P1" draw:layer="layout" svg:width="0.049cm" svg:height="0.039cm" svg:x="2.409cm" svg:y="19.286cm" svg:viewBox="0 0 50 40" svg:d="M0 40c22-5 40-19 50-40-21 3-39 21-50 40z">
          <text:p/>
        </draw:path>
        <draw:polygon draw:style-name="gr7" draw:text-style-name="P2" draw:layer="layout" svg:width="0cm" svg:height="0cm" svg:x="2.395cm" svg:y="18.492cm" svg:viewBox="0 0 0 0" draw:points="0,0">
          <text:p/>
        </draw:polygon>
        <draw:path draw:style-name="gr1" draw:text-style-name="P1" draw:layer="layout" svg:width="0.05cm" svg:height="0.035cm" svg:x="2.906cm" svg:y="18.63cm" svg:viewBox="0 0 51 36" svg:d="M0 36c23-4 40-18 51-36-21 3-39 18-51 36z">
          <text:p/>
        </draw:path>
        <draw:polygon draw:style-name="gr7" draw:text-style-name="P2" draw:layer="layout" svg:width="0cm" svg:height="0cm" svg:x="2.395cm" svg:y="18.492cm" svg:viewBox="0 0 0 0" draw:points="0,0">
          <text:p/>
        </draw:polygon>
        <draw:path draw:style-name="gr1" draw:text-style-name="P1" draw:layer="layout" svg:width="0.05cm" svg:height="0.039cm" svg:x="1.735cm" svg:y="19.286cm" svg:viewBox="0 0 51 40" svg:d="M0 40c19-5 40-19 51-40-22 3-39 21-51 40z">
          <text:p/>
        </draw:path>
        <draw:polygon draw:style-name="gr7" draw:text-style-name="P2" draw:layer="layout" svg:width="0cm" svg:height="0cm" svg:x="2.395cm" svg:y="18.492cm" svg:viewBox="0 0 0 0" draw:points="0,0">
          <text:p/>
        </draw:polygon>
        <draw:polygon draw:style-name="gr1" draw:text-style-name="P1" draw:layer="layout" svg:width="0.042cm" svg:height="0.017cm" svg:x="3.323cm" svg:y="18.563cm" svg:viewBox="0 0 43 18" draw:points="43,18 0,18 43,18 32,0 0,18">
          <text:p/>
        </draw:polygon>
        <draw:polygon draw:style-name="gr7" draw:text-style-name="P2" draw:layer="layout" svg:width="0cm" svg:height="0cm" svg:x="2.395cm" svg:y="18.492cm" svg:viewBox="0 0 0 0" draw:points="0,0">
          <text:p/>
        </draw:polygon>
        <draw:path draw:style-name="gr1" draw:text-style-name="P1" draw:layer="layout" svg:width="0.032cm" svg:height="0.028cm" svg:x="1.947cm" svg:y="18.517cm" svg:viewBox="0 0 33 29" svg:d="M0 29c10-3 26-14 33-29-16 8-26 15-33 29z">
          <text:p/>
        </draw:path>
        <draw:polygon draw:style-name="gr7" draw:text-style-name="P2" draw:layer="layout" svg:width="0cm" svg:height="0cm" svg:x="2.395cm" svg:y="18.492cm" svg:viewBox="0 0 0 0" draw:points="0,0">
          <text:p/>
        </draw:polygon>
        <draw:path draw:style-name="gr1" draw:text-style-name="P1" draw:layer="layout" svg:width="0.031cm" svg:height="0.028cm" svg:x="2.621cm" svg:y="18.517cm" svg:viewBox="0 0 32 29" svg:d="M0 29c14-3 24-14 32-29-11 8-25 15-32 29z">
          <text:p/>
        </draw:path>
        <draw:polygon draw:style-name="gr7" draw:text-style-name="P2" draw:layer="layout" svg:width="0cm" svg:height="0cm" svg:x="2.395cm" svg:y="18.492cm" svg:viewBox="0 0 0 0" draw:points="0,0">
          <text:p/>
        </draw:polygon>
        <draw:polygon draw:style-name="gr7" draw:text-style-name="P2" draw:layer="layout" svg:width="0cm" svg:height="0cm" svg:x="2.395cm" svg:y="18.492cm" svg:viewBox="0 0 0 0" draw:points="0,0">
          <text:p/>
        </draw:polygon>
        <draw:polygon draw:style-name="gr7" draw:text-style-name="P2" draw:layer="layout" svg:width="0cm" svg:height="0cm" svg:x="2.395cm" svg:y="18.492cm" svg:viewBox="0 0 0 0" draw:points="0,0">
          <text:p/>
        </draw:polygon>
        <draw:polygon draw:style-name="gr7" draw:text-style-name="P2" draw:layer="layout" svg:width="0cm" svg:height="0cm" svg:x="2.395cm" svg:y="18.492cm" svg:viewBox="0 0 0 0" draw:points="0,0">
          <text:p/>
        </draw:polygon>
        <draw:polygon draw:style-name="gr7" draw:text-style-name="P2" draw:layer="layout" svg:width="0cm" svg:height="0cm" svg:x="2.395cm" svg:y="18.492cm" svg:viewBox="0 0 0 0" draw:points="0,0">
          <text:p/>
        </draw:polygon>
        <draw:line draw:style-name="gr8" draw:text-style-name="P2" draw:layer="layout" svg:x1="1.576cm" svg:y1="17.596cm" svg:x2="1.795cm" svg:y2="17.596cm">
          <text:p/>
        </draw:line>
        <draw:line draw:style-name="gr8" draw:text-style-name="P2" draw:layer="layout" svg:x1="2.068cm" svg:y1="17.703cm" svg:x2="1.795cm" svg:y2="17.596cm">
          <text:p/>
        </draw:line>
        <draw:line draw:style-name="gr8" draw:text-style-name="P2" draw:layer="layout" svg:x1="2.67cm" svg:y1="17.698cm" svg:x2="2.067cm" svg:y2="17.698cm">
          <text:p/>
        </draw:line>
        <draw:line draw:style-name="gr8" draw:text-style-name="P2" draw:layer="layout" svg:x1="3.16cm" svg:y1="17.596cm" svg:x2="3.253cm" svg:y2="17.713cm">
          <text:p/>
        </draw:line>
        <draw:line draw:style-name="gr8" draw:text-style-name="P2" draw:layer="layout" svg:x1="2.78cm" svg:y1="17.596cm" svg:x2="2.67cm" svg:y2="17.703cm">
          <text:p/>
        </draw:line>
        <draw:line draw:style-name="gr8" draw:text-style-name="P2" draw:layer="layout" svg:x1="2.779cm" svg:y1="17.596cm" svg:x2="3.16cm" svg:y2="17.596cm">
          <text:p/>
        </draw:line>
        <draw:line draw:style-name="gr8" draw:text-style-name="P2" draw:layer="layout" svg:x1="1.555cm" svg:y1="17.682cm" svg:x2="1.577cm" svg:y2="17.596cm">
          <text:p/>
        </draw:line>
        <draw:line draw:style-name="gr8" draw:text-style-name="P2" draw:layer="layout" svg:x1="1.555cm" svg:y1="17.677cm" svg:x2="1.641cm" svg:y2="17.784cm">
          <text:p/>
        </draw:line>
        <draw:line draw:style-name="gr8" draw:text-style-name="P2" draw:layer="layout" svg:x1="1.641cm" svg:y1="17.783cm" svg:x2="1.344cm" svg:y2="18.991cm">
          <text:p/>
        </draw:line>
        <draw:line draw:style-name="gr8" draw:text-style-name="P2" draw:layer="layout" svg:x1="1.174cm" svg:y1="19.259cm" svg:x2="1.246cm" svg:y2="18.968cm">
          <text:p/>
        </draw:line>
        <draw:line draw:style-name="gr8" draw:text-style-name="P2" draw:layer="layout" svg:x1="1.313cm" svg:y1="19.435cm" svg:x2="1.174cm" svg:y2="19.258cm">
          <text:p/>
        </draw:line>
        <draw:line draw:style-name="gr8" draw:text-style-name="P2" draw:layer="layout" svg:x1="1.774cm" svg:y1="17.682cm" svg:x2="1.8cm" svg:y2="17.596cm">
          <text:p/>
        </draw:line>
        <draw:line draw:style-name="gr8" draw:text-style-name="P2" draw:layer="layout" svg:x1="1.774cm" svg:y1="17.677cm" svg:x2="1.555cm" svg:y2="17.677cm">
          <text:p/>
        </draw:line>
        <draw:line draw:style-name="gr8" draw:text-style-name="P2" draw:layer="layout" svg:x1="1.774cm" svg:y1="17.677cm" svg:x2="2.05cm" svg:y2="17.784cm">
          <text:p/>
        </draw:line>
        <draw:line draw:style-name="gr8" draw:text-style-name="P2" draw:layer="layout" svg:x1="2.049cm" svg:y1="17.784cm" svg:x2="2.068cm" svg:y2="17.698cm">
          <text:p/>
        </draw:line>
        <draw:line draw:style-name="gr8" draw:text-style-name="P2" draw:layer="layout" svg:x1="3.253cm" svg:y1="17.712cm" svg:x2="3.234cm" svg:y2="17.791cm">
          <text:p/>
        </draw:line>
        <draw:line draw:style-name="gr8" draw:text-style-name="P2" draw:layer="layout" svg:x1="2.649cm" svg:y1="17.783cm" svg:x2="2.049cm" svg:y2="17.783cm">
          <text:p/>
        </draw:line>
        <draw:line draw:style-name="gr8" draw:text-style-name="P2" draw:layer="layout" svg:x1="2.649cm" svg:y1="17.784cm" svg:x2="2.671cm" svg:y2="17.698cm">
          <text:p/>
        </draw:line>
        <draw:line draw:style-name="gr8" draw:text-style-name="P2" draw:layer="layout" svg:x1="3.471cm" svg:y1="17.991cm" svg:x2="3.818cm" svg:y2="18.43cm">
          <text:p/>
        </draw:line>
        <draw:line draw:style-name="gr8" draw:text-style-name="P2" draw:layer="layout" svg:x1="3.818cm" svg:y1="18.429cm" svg:x2="3.781cm" svg:y2="18.567cm">
          <text:p/>
        </draw:line>
        <draw:line draw:style-name="gr8" draw:text-style-name="P2" draw:layer="layout" svg:x1="3.429cm" svg:y1="18.037cm" svg:x2="3.454cm" svg:y2="18.07cm">
          <text:p/>
        </draw:line>
        <draw:line draw:style-name="gr8" draw:text-style-name="P2" draw:layer="layout" svg:x1="3.782cm" svg:y1="18.567cm" svg:x2="3.524cm" svg:y2="18.238cm">
          <text:p/>
        </draw:line>
        <draw:line draw:style-name="gr8" draw:text-style-name="P2" draw:layer="layout" svg:x1="3.234cm" svg:y1="17.79cm" svg:x2="3.43cm" svg:y2="18.038cm">
          <text:p/>
        </draw:line>
        <draw:line draw:style-name="gr8" draw:text-style-name="P2" draw:layer="layout" svg:x1="3.525cm" svg:y1="18.239cm" svg:x2="3.467cm" svg:y2="18.164cm">
          <text:p/>
        </draw:line>
        <draw:line draw:style-name="gr8" draw:text-style-name="P2" draw:layer="layout" svg:x1="3.365cm" svg:y1="18.581cm" svg:x2="3.468cm" svg:y2="18.164cm">
          <text:p/>
        </draw:line>
        <draw:line draw:style-name="gr8" draw:text-style-name="P2" draw:layer="layout" svg:x1="3.367cm" svg:y1="18.581cm" svg:x2="3.354cm" svg:y2="18.563cm">
          <text:p/>
        </draw:line>
        <draw:line draw:style-name="gr8" draw:text-style-name="P2" draw:layer="layout" svg:x1="3.143cm" svg:y1="17.682cm" svg:x2="3.161cm" svg:y2="17.596cm">
          <text:p/>
        </draw:line>
        <draw:line draw:style-name="gr8" draw:text-style-name="P2" draw:layer="layout" svg:x1="3.355cm" svg:y1="18.563cm" svg:x2="3.319cm" svg:y2="18.585cm">
          <text:p/>
        </draw:line>
        <draw:line draw:style-name="gr8" draw:text-style-name="P2" draw:layer="layout" svg:x1="3.225cm" svg:y1="17.784cm" svg:x2="3.143cm" svg:y2="17.677cm">
          <text:p/>
        </draw:line>
        <draw:line draw:style-name="gr8" draw:text-style-name="P2" draw:layer="layout" svg:x1="3.324cm" svg:y1="18.585cm" svg:x2="3.157cm" svg:y2="18.372cm">
          <text:p/>
        </draw:line>
        <draw:line draw:style-name="gr8" draw:text-style-name="P2" draw:layer="layout" svg:x1="2.91cm" svg:y1="19.072cm" svg:x2="3.225cm" svg:y2="17.783cm">
          <text:p/>
        </draw:line>
        <draw:line draw:style-name="gr8" draw:text-style-name="P2" draw:layer="layout" svg:x1="3.158cm" svg:y1="18.372cm" svg:x2="2.896cm" svg:y2="19.435cm">
          <text:p/>
        </draw:line>
        <draw:line draw:style-name="gr8" draw:text-style-name="P2" draw:layer="layout" svg:x1="2.911cm" svg:y1="19.071cm" svg:x2="2.839cm" svg:y2="19.361cm">
          <text:p/>
        </draw:line>
        <draw:line draw:style-name="gr8" draw:text-style-name="P2" draw:layer="layout" svg:x1="2.9cm" svg:y1="19.435cm" svg:x2="2.839cm" svg:y2="19.36cm">
          <text:p/>
        </draw:line>
        <draw:path draw:style-name="gr8" draw:text-style-name="P2" draw:layer="layout" svg:width="0.099cm" svg:height="0.459cm" svg:x="3.312cm" svg:y="18.019cm" svg:viewBox="0 0 100 460" svg:d="M0 460c53 0 100-106 100-229 0-127-47-231-100-231">
          <text:p/>
        </draw:path>
        <draw:path draw:style-name="gr8" draw:text-style-name="P2" draw:layer="layout" svg:width="0.102cm" svg:height="0.459cm" svg:x="3.21cm" svg:y="18.019cm" svg:viewBox="0 0 103 460" svg:d="M103 0c-56 0-103 104-103 231 0 123 47 229 103 229">
          <text:p/>
        </draw:path>
        <draw:line draw:style-name="gr8" draw:text-style-name="P2" draw:layer="layout" svg:x1="2.649cm" svg:y1="17.784cm" svg:x2="2.759cm" svg:y2="17.677cm">
          <text:p/>
        </draw:line>
        <draw:line draw:style-name="gr8" draw:text-style-name="P2" draw:layer="layout" svg:x1="2.758cm" svg:y1="17.682cm" svg:x2="2.78cm" svg:y2="17.596cm">
          <text:p/>
        </draw:line>
        <draw:line draw:style-name="gr8" draw:text-style-name="P2" draw:layer="layout" svg:x1="3.143cm" svg:y1="17.677cm" svg:x2="2.758cm" svg:y2="17.677cm">
          <text:p/>
        </draw:line>
        <draw:path draw:style-name="gr8" draw:text-style-name="P2" draw:layer="layout" svg:width="0.071cm" svg:height="0.036cm" svg:x="1.728cm" svg:y="17.712cm" svg:viewBox="0 0 72 37" svg:d="M0 0c18 0 35 4 50 11 15 12 22 19 22 26">
          <text:p/>
        </draw:path>
        <draw:path draw:style-name="gr8" draw:text-style-name="P2" draw:layer="layout" svg:width="0.099cm" svg:height="0.039cm" svg:x="1.7cm" svg:y="17.723cm" svg:viewBox="0 0 100 40" svg:d="M100 26c-4 14-29 18-57 10-25-7-47-21-43-36">
          <text:p/>
        </draw:path>
        <draw:path draw:style-name="gr8" draw:text-style-name="P2" draw:layer="layout" svg:width="0.032cm" svg:height="0.015cm" svg:x="1.7cm" svg:y="17.712cm" svg:viewBox="0 0 33 16" svg:d="M0 16c0-12 14-16 33-16">
          <text:p/>
        </draw:path>
        <draw:path draw:style-name="gr8" draw:text-style-name="P2" draw:layer="layout" svg:width="0.07cm" svg:height="0.036cm" svg:x="2.808cm" svg:y="17.712cm" svg:viewBox="0 0 71 37" svg:d="M0 0c17 0 36 4 50 11 14 12 21 19 21 26">
          <text:p/>
        </draw:path>
        <draw:path draw:style-name="gr8" draw:text-style-name="P2" draw:layer="layout" svg:width="0.099cm" svg:height="0.039cm" svg:x="2.779cm" svg:y="17.723cm" svg:viewBox="0 0 100 40" svg:d="M100 26c-3 14-28 18-56 10-26-7-47-21-44-36">
          <text:p/>
        </draw:path>
        <draw:path draw:style-name="gr8" draw:text-style-name="P2" draw:layer="layout" svg:width="0.032cm" svg:height="0.015cm" svg:x="2.779cm" svg:y="17.712cm" svg:viewBox="0 0 33 16" svg:d="M0 16c0-12 15-16 33-16">
          <text:p/>
        </draw:path>
        <draw:line draw:style-name="gr8" draw:text-style-name="P2" draw:layer="layout" svg:x1="2.049cm" svg:y1="17.783cm" svg:x2="1.636cm" svg:y2="17.783cm">
          <text:p/>
        </draw:line>
        <draw:path draw:style-name="gr8" draw:text-style-name="P2" draw:layer="layout" svg:width="0.151cm" svg:height="0.13cm" svg:x="2.519cm" svg:y="18.408cm" svg:viewBox="0 0 152 131" svg:d="M152 24c-25-32-75-32-114 0-39 28-49 78-25 107">
          <text:p/>
        </draw:path>
        <draw:path draw:style-name="gr8" draw:text-style-name="P2" draw:layer="layout" svg:width="0.151cm" svg:height="0.13cm" svg:x="2.532cm" svg:y="18.432cm" svg:viewBox="0 0 152 131" svg:d="M0 107c22 32 71 32 111 0 39-29 53-79 28-107">
          <text:p/>
        </draw:path>
        <draw:line draw:style-name="gr8" draw:text-style-name="P2" draw:layer="layout" svg:x1="1.559cm" svg:y1="19.071cm" svg:x2="2.91cm" svg:y2="19.071cm">
          <text:p/>
        </draw:line>
        <draw:line draw:style-name="gr8" draw:text-style-name="P2" draw:layer="layout" svg:x1="3.224cm" svg:y1="17.783cm" svg:x2="2.649cm" svg:y2="17.783cm">
          <text:p/>
        </draw:line>
        <draw:path draw:style-name="gr8" draw:text-style-name="P2" draw:layer="layout" svg:width="0.067cm" svg:height="0.089cm" svg:x="1.545cm" svg:y="18.58cm" svg:viewBox="0 0 68 90" svg:d="M0 90c21 0 43-15 57-32 14-21 14-44 4-58">
          <text:p/>
        </draw:path>
        <draw:path draw:style-name="gr8" draw:text-style-name="P2" draw:layer="layout" svg:width="0.103cm" svg:height="0.087cm" svg:x="1.502cm" svg:y="18.564cm" svg:viewBox="0 0 104 88" svg:d="M104 16c-18-21-51-21-79 0-25 21-32 54-18 72">
          <text:p/>
        </draw:path>
        <draw:path draw:style-name="gr8" draw:text-style-name="P2" draw:layer="layout" svg:width="0.036cm" svg:height="0.018cm" svg:x="1.509cm" svg:y="18.651cm" svg:viewBox="0 0 37 19" svg:d="M0 0c7 11 23 19 37 19">
          <text:p/>
        </draw:path>
        <draw:line draw:style-name="gr8" draw:text-style-name="P2" draw:layer="layout" svg:x1="2.261cm" svg:y1="17.963cm" svg:x2="2.518cm" svg:y2="17.963cm">
          <text:p/>
        </draw:line>
        <draw:path draw:style-name="gr8" draw:text-style-name="P2" draw:layer="layout" svg:width="0.115cm" svg:height="0.152cm" svg:x="2.146cm" svg:y="17.963cm" svg:viewBox="0 0 116 153" svg:d="M116 0c-35 0-75 21-100 56-21 33-21 72 0 97">
          <text:p/>
        </draw:path>
        <draw:path draw:style-name="gr8" draw:text-style-name="P2" draw:layer="layout" svg:width="0.056cm" svg:height="0.024cm" svg:x="2.162cm" svg:y="18.115cm" svg:viewBox="0 0 57 25" svg:d="M0 0c11 14 32 25 57 25">
          <text:p/>
        </draw:path>
        <draw:path draw:style-name="gr8" draw:text-style-name="P2" draw:layer="layout" svg:width="0.115cm" svg:height="0.148cm" svg:x="2.476cm" svg:y="17.991cm" svg:viewBox="0 0 116 149" svg:d="M0 149c35 0 74-22 100-54 21-35 21-70 0-95">
          <text:p/>
        </draw:path>
        <draw:path draw:style-name="gr8" draw:text-style-name="P2" draw:layer="layout" svg:width="0.057cm" svg:height="0.028cm" svg:x="2.518cm" svg:y="17.963cm" svg:viewBox="0 0 58 29" svg:d="M58 29c-11-18-33-29-58-29">
          <text:p/>
        </draw:path>
        <draw:line draw:style-name="gr8" draw:text-style-name="P2" draw:layer="layout" svg:x1="2.476cm" svg:y1="18.139cm" svg:x2="2.218cm" svg:y2="18.139cm">
          <text:p/>
        </draw:line>
        <draw:path draw:style-name="gr8" draw:text-style-name="P2" draw:layer="layout" svg:width="0.068cm" svg:height="0.089cm" svg:x="2.892cm" svg:y="18.58cm" svg:viewBox="0 0 69 90" svg:d="M0 90c21 0 47-15 61-32 11-21 11-44 0-58">
          <text:p/>
        </draw:path>
        <draw:path draw:style-name="gr8" draw:text-style-name="P2" draw:layer="layout" svg:width="0.101cm" svg:height="0.087cm" svg:x="2.852cm" svg:y="18.564cm" svg:viewBox="0 0 102 88" svg:d="M102 16c-15-21-50-21-75 0s-36 54-17 72">
          <text:p/>
        </draw:path>
        <draw:path draw:style-name="gr8" draw:text-style-name="P2" draw:layer="layout" svg:width="0.031cm" svg:height="0.018cm" svg:x="2.861cm" svg:y="18.651cm" svg:viewBox="0 0 32 19" svg:d="M0 0c8 11 18 19 32 19">
          <text:p/>
        </draw:path>
        <draw:line draw:style-name="gr8" draw:text-style-name="P2" draw:layer="layout" svg:x1="1.873cm" svg:y1="18.8cm" svg:x2="2.11cm" svg:y2="18.679cm">
          <text:p/>
        </draw:line>
        <draw:line draw:style-name="gr8" draw:text-style-name="P2" draw:layer="layout" svg:x1="2cm" svg:y1="18.365cm" svg:x2="2.068cm" svg:y2="18.567cm">
          <text:p/>
        </draw:line>
        <draw:line draw:style-name="gr8" draw:text-style-name="P2" draw:layer="layout" svg:x1="2.109cm" svg:y1="18.679cm" svg:x2="2.163cm" svg:y2="18.828cm">
          <text:p/>
        </draw:line>
        <draw:line draw:style-name="gr8" draw:text-style-name="P2" draw:layer="layout" svg:x1="2.194cm" svg:y1="18.365cm" svg:x2="2cm" svg:y2="18.365cm">
          <text:p/>
        </draw:line>
        <draw:line draw:style-name="gr8" draw:text-style-name="P2" draw:layer="layout" svg:x1="2.159cm" svg:y1="18.828cm" svg:x2="2.287cm" svg:y2="18.679cm">
          <text:p/>
        </draw:line>
        <draw:line draw:style-name="gr8" draw:text-style-name="P2" draw:layer="layout" svg:x1="2.282cm" svg:y1="18.679cm" svg:x2="2.463cm" svg:y2="18.8cm">
          <text:p/>
        </draw:line>
        <draw:line draw:style-name="gr8" draw:text-style-name="P2" draw:layer="layout" svg:x1="2.458cm" svg:y1="18.8cm" svg:x2="2.558cm" svg:y2="18.686cm">
          <text:p/>
        </draw:line>
        <draw:line draw:style-name="gr8" draw:text-style-name="P2" draw:layer="layout" svg:x1="2.349cm" svg:y1="18.37cm" svg:x2="2.399cm" svg:y2="18.171cm">
          <text:p/>
        </draw:line>
        <draw:line draw:style-name="gr8" draw:text-style-name="P2" draw:layer="layout" svg:x1="2.543cm" svg:y1="18.365cm" svg:x2="2.349cm" svg:y2="18.365cm">
          <text:p/>
        </draw:line>
        <draw:line draw:style-name="gr8" draw:text-style-name="P2" draw:layer="layout" svg:x1="2.377cm" svg:y1="18.567cm" svg:x2="2.544cm" svg:y2="18.365cm">
          <text:p/>
        </draw:line>
        <draw:path draw:style-name="gr8" draw:text-style-name="P2" draw:layer="layout" svg:width="0.152cm" svg:height="0.13cm" svg:x="1.844cm" svg:y="18.408cm" svg:viewBox="0 0 153 131" svg:d="M153 24c-24-32-74-32-114 0-38 28-49 78-28 107">
          <text:p/>
        </draw:path>
        <draw:path draw:style-name="gr8" draw:text-style-name="P2" draw:layer="layout" svg:width="0.152cm" svg:height="0.13cm" svg:x="1.855cm" svg:y="18.432cm" svg:viewBox="0 0 153 131" svg:d="M0 107c25 32 75 32 114 0 39-29 49-79 28-107">
          <text:p/>
        </draw:path>
        <draw:line draw:style-name="gr8" draw:text-style-name="P2" draw:layer="layout" svg:x1="1.287cm" svg:y1="18.968cm" svg:x2="1.245cm" svg:y2="18.968cm">
          <text:p/>
        </draw:line>
        <draw:line draw:style-name="gr8" draw:text-style-name="P2" draw:layer="layout" svg:x1="1.287cm" svg:y1="18.968cm" svg:x2="1.563cm" svg:y2="19.072cm">
          <text:p/>
        </draw:line>
        <draw:line draw:style-name="gr8" draw:text-style-name="P2" draw:layer="layout" svg:x1="2.896cm" svg:y1="19.434cm" svg:x2="1.312cm" svg:y2="19.434cm">
          <text:p/>
        </draw:line>
        <draw:path draw:style-name="gr8" draw:text-style-name="P2" draw:layer="layout" svg:width="0.032cm" svg:height="0.028cm" svg:x="1.947cm" svg:y="18.517cm" svg:viewBox="0 0 33 29" svg:d="M33 0c-16 8-26 15-33 29">
          <text:p/>
        </draw:path>
        <draw:path draw:style-name="gr8" draw:text-style-name="P2" draw:layer="layout" svg:width="0.031cm" svg:height="0.028cm" svg:x="2.621cm" svg:y="18.517cm" svg:viewBox="0 0 32 29" svg:d="M32 0c-11 8-25 15-32 29">
          <text:p/>
        </draw:path>
        <draw:line draw:style-name="gr8" draw:text-style-name="P2" draw:layer="layout" svg:x1="1.292cm" svg:y1="18.968cm" svg:x2="1.22cm" svg:y2="19.259cm">
          <text:p/>
        </draw:line>
        <draw:line draw:style-name="gr8" draw:text-style-name="P2" draw:layer="layout" svg:x1="1.174cm" svg:y1="19.258cm" svg:x2="1.22cm" svg:y2="19.258cm">
          <text:p/>
        </draw:line>
        <draw:line draw:style-name="gr8" draw:text-style-name="P2" draw:layer="layout" svg:x1="1.493cm" svg:y1="19.361cm" svg:x2="1.22cm" svg:y2="19.258cm">
          <text:p/>
        </draw:line>
        <draw:line draw:style-name="gr8" draw:text-style-name="P2" draw:layer="layout" svg:x1="2.839cm" svg:y1="19.36cm" svg:x2="1.492cm" svg:y2="19.36cm">
          <text:p/>
        </draw:line>
        <draw:line draw:style-name="gr8" draw:text-style-name="P2" draw:layer="layout" svg:x1="3.426cm" svg:y1="17.981cm" svg:x2="3.4cm" svg:y2="18.006cm">
          <text:p/>
        </draw:line>
        <draw:path draw:style-name="gr8" draw:text-style-name="P2" draw:layer="layout" svg:width="0.046cm" svg:height="0.014cm" svg:x="3.425cm" svg:y="17.977cm" svg:viewBox="0 0 47 15" svg:d="M47 15c-4-7-11-11-21-15-12 0-22 0-26 8">
          <text:p/>
        </draw:path>
        <draw:line draw:style-name="gr8" draw:text-style-name="P2" draw:layer="layout" svg:x1="3.781cm" svg:y1="18.566cm" svg:x2="3.432cm" svg:y2="18.566cm">
          <text:p/>
        </draw:line>
        <draw:line draw:style-name="gr8" draw:text-style-name="P2" draw:layer="layout" svg:x1="3.437cm" svg:y1="18.567cm" svg:x2="3.386cm" svg:y2="18.503cm">
          <text:p/>
        </draw:line>
        <draw:line draw:style-name="gr8" draw:text-style-name="P2" draw:layer="layout" svg:x1="3.524cm" svg:y1="18.238cm" svg:x2="3.45cm" svg:y2="18.238cm">
          <text:p/>
        </draw:line>
        <draw:polyline draw:style-name="gr8" draw:text-style-name="P2" draw:layer="layout" svg:width="0cm" svg:height="0cm" svg:x="3.386cm" svg:y="18.503cm" svg:viewBox="0 0 0 0" draw:points="0,0">
          <text:p/>
        </draw:polyline>
        <draw:line draw:style-name="gr8" draw:text-style-name="P2" draw:layer="layout" svg:x1="3.383cm" svg:y1="18.51cm" svg:x2="3.426cm" svg:y2="18.567cm">
          <text:p/>
        </draw:line>
        <draw:line draw:style-name="gr8" draw:text-style-name="P2" draw:layer="layout" svg:x1="3.425cm" svg:y1="18.566cm" svg:x2="3.369cm" svg:y2="18.566cm">
          <text:p/>
        </draw:line>
        <draw:line draw:style-name="gr8" draw:text-style-name="P2" draw:layer="layout" svg:x1="3.365cm" svg:y1="18.577cm" svg:x2="3.326cm" svg:y2="18.577cm">
          <text:p/>
        </draw:line>
        <draw:line draw:style-name="gr8" draw:text-style-name="P2" draw:layer="layout" svg:x1="3.319cm" svg:y1="18.58cm" svg:x2="3.104cm" svg:y2="18.58cm">
          <text:p/>
        </draw:line>
        <draw:line draw:style-name="gr8" draw:text-style-name="P2" draw:layer="layout" svg:x1="1.563cm" svg:y1="19.071cm" svg:x2="1.492cm" svg:y2="19.361cm">
          <text:p/>
        </draw:line>
        <draw:path draw:style-name="gr8" draw:text-style-name="P2" draw:layer="layout" svg:width="0.069cm" svg:height="0.089cm" svg:x="2.395cm" svg:y="19.236cm" svg:viewBox="0 0 70 90" svg:d="M0 90c25 0 46-12 61-33 10-18 14-42 0-57">
          <text:p/>
        </draw:path>
        <draw:path draw:style-name="gr8" draw:text-style-name="P2" draw:layer="layout" svg:width="0.101cm" svg:height="0.088cm" svg:x="2.354cm" svg:y="19.223cm" svg:viewBox="0 0 102 89" svg:d="M102 13c-15-17-51-17-75 0-25 22-37 54-18 76">
          <text:p/>
        </draw:path>
        <draw:path draw:style-name="gr8" draw:text-style-name="P2" draw:layer="layout" svg:width="0.032cm" svg:height="0.014cm" svg:x="2.363cm" svg:y="19.311cm" svg:viewBox="0 0 33 15" svg:d="M0 0c7 11 19 15 33 15">
          <text:p/>
        </draw:path>
        <draw:path draw:style-name="gr8" draw:text-style-name="P2" draw:layer="layout" svg:width="0.068cm" svg:height="0.089cm" svg:x="1.721cm" svg:y="19.236cm" svg:viewBox="0 0 69 90" svg:d="M0 90c21 0 46-12 61-33 11-18 11-42 0-57">
          <text:p/>
        </draw:path>
        <draw:path draw:style-name="gr8" draw:text-style-name="P2" draw:layer="layout" svg:width="0.102cm" svg:height="0.088cm" svg:x="1.679cm" svg:y="19.223cm" svg:viewBox="0 0 103 89" svg:d="M103 13c-14-17-49-17-74 0-29 22-36 54-21 76">
          <text:p/>
        </draw:path>
        <draw:path draw:style-name="gr8" draw:text-style-name="P2" draw:layer="layout" svg:width="0.035cm" svg:height="0.014cm" svg:x="1.686cm" svg:y="19.311cm" svg:viewBox="0 0 36 15" svg:d="M0 0c10 11 22 15 36 15">
          <text:p/>
        </draw:path>
        <draw:path draw:style-name="gr8" draw:text-style-name="P2" draw:layer="layout" svg:width="0.085cm" svg:height="0.293cm" svg:x="3.312cm" svg:y="18.051cm" svg:viewBox="0 0 86 294" svg:d="M75 294c14-60 14-139 0-199-17-60-46-95-75-95">
          <text:p/>
        </draw:path>
        <draw:path draw:style-name="gr8" draw:text-style-name="P2" draw:layer="layout" svg:width="0.088cm" svg:height="0.395cm" svg:x="3.224cm" svg:y="18.051cm" svg:viewBox="0 0 89 396" svg:d="M89 0c-50 0-89 88-89 198 0 109 39 198 89 198">
          <text:p/>
        </draw:path>
        <draw:path draw:style-name="gr8" draw:text-style-name="P2" draw:layer="layout" svg:width="0.074cm" svg:height="0.102cm" svg:x="3.312cm" svg:y="18.344cm" svg:viewBox="0 0 75 103" svg:d="M0 103c32 0 61-40 75-103">
          <text:p/>
        </draw:path>
        <draw:path draw:style-name="gr8" draw:text-style-name="P2" draw:layer="layout" svg:width="0.057cm" svg:height="0.078cm" svg:x="2.603cm" svg:y="18.471cm" svg:viewBox="0 0 58 79" svg:d="M0 79c18 0 39-15 50-29 11-18 11-36 0-50">
          <text:p/>
        </draw:path>
        <draw:path draw:style-name="gr8" draw:text-style-name="P2" draw:layer="layout" svg:width="0.086cm" svg:height="0.077cm" svg:x="2.57cm" svg:y="18.458cm" svg:viewBox="0 0 87 78" svg:d="M87 14c-14-19-43-19-68 0-18 18-25 47-14 64">
          <text:p/>
        </draw:path>
        <draw:path draw:style-name="gr8" draw:text-style-name="P2" draw:layer="layout" svg:width="0.028cm" svg:height="0.015cm" svg:x="2.575cm" svg:y="18.534cm" svg:viewBox="0 0 29 16" svg:d="M0 0c7 8 18 16 29 16">
          <text:p/>
        </draw:path>
        <draw:path draw:style-name="gr8" draw:text-style-name="P2" draw:layer="layout" svg:width="0.046cm" svg:height="0.035cm" svg:x="1.559cm" svg:y="18.63cm" svg:viewBox="0 0 47 36" svg:d="M47 0c-19 3-40 18-47 36">
          <text:p/>
        </draw:path>
        <draw:line draw:style-name="gr8" draw:text-style-name="P2" draw:layer="layout" svg:x1="2.3cm" svg:y1="18.012cm" svg:x2="2.557cm" svg:y2="18.012cm">
          <text:p/>
        </draw:line>
        <draw:path draw:style-name="gr8" draw:text-style-name="P2" draw:layer="layout" svg:width="0.114cm" svg:height="0.12cm" svg:x="2.186cm" svg:y="18.012cm" svg:viewBox="0 0 115 121" svg:d="M115 0c-32 0-64 14-85 40-26 25-33 57-29 81">
          <text:p/>
        </draw:path>
        <draw:path draw:style-name="gr8" draw:text-style-name="P2" draw:layer="layout" svg:width="0.033cm" svg:height="0.007cm" svg:x="2.557cm" svg:y="18.012cm" svg:viewBox="0 0 34 8" svg:d="M34 8c-8-3-19-8-34-8">
          <text:p/>
        </draw:path>
        <draw:path draw:style-name="gr8" draw:text-style-name="P2" draw:layer="layout" svg:width="0.05cm" svg:height="0.035cm" svg:x="2.906cm" svg:y="18.63cm" svg:viewBox="0 0 51 36" svg:d="M51 0c-21 3-39 18-51 36">
          <text:p/>
        </draw:path>
        <draw:line draw:style-name="gr8" draw:text-style-name="P2" draw:layer="layout" svg:x1="1.83cm" svg:y1="18.686cm" svg:x2="1.874cm" svg:y2="18.8cm">
          <text:p/>
        </draw:line>
        <draw:line draw:style-name="gr8" draw:text-style-name="P2" draw:layer="layout" svg:x1="2.068cm" svg:y1="18.563cm" svg:x2="1.83cm" svg:y2="18.687cm">
          <text:p/>
        </draw:line>
        <draw:line draw:style-name="gr8" draw:text-style-name="P2" draw:layer="layout" svg:x1="1.873cm" svg:y1="18.8cm" svg:x2="2.11cm" svg:y2="18.679cm">
          <text:p/>
        </draw:line>
        <draw:line draw:style-name="gr8" draw:text-style-name="P2" draw:layer="layout" svg:x1="2.195cm" svg:y1="18.365cm" svg:x2="2.155cm" svg:y2="18.521cm">
          <text:p/>
        </draw:line>
        <draw:line draw:style-name="gr8" draw:text-style-name="P2" draw:layer="layout" svg:x1="2.156cm" svg:y1="18.52cm" svg:x2="2.067cm" svg:y2="18.567cm">
          <text:p/>
        </draw:line>
        <draw:line draw:style-name="gr8" draw:text-style-name="P2" draw:layer="layout" svg:x1="2.109cm" svg:y1="18.68cm" svg:x2="2.209cm" svg:y2="18.626cm">
          <text:p/>
        </draw:line>
        <draw:line draw:style-name="gr8" draw:text-style-name="P2" draw:layer="layout" svg:x1="2.208cm" svg:y1="18.626cm" svg:x2="2.287cm" svg:y2="18.68cm">
          <text:p/>
        </draw:line>
        <draw:line draw:style-name="gr8" draw:text-style-name="P2" draw:layer="layout" svg:x1="2.241cm" svg:y1="18.171cm" svg:x2="2.194cm" svg:y2="18.37cm">
          <text:p/>
        </draw:line>
        <draw:line draw:style-name="gr8" draw:text-style-name="P2" draw:layer="layout" svg:x1="2.282cm" svg:y1="18.679cm" svg:x2="2.463cm" svg:y2="18.8cm">
          <text:p/>
        </draw:line>
        <draw:line draw:style-name="gr8" draw:text-style-name="P2" draw:layer="layout" svg:x1="2.398cm" svg:y1="18.171cm" svg:x2="2.24cm" svg:y2="18.171cm">
          <text:p/>
        </draw:line>
        <draw:line draw:style-name="gr8" draw:text-style-name="P2" draw:layer="layout" svg:x1="2.458cm" svg:y1="18.8cm" svg:x2="2.558cm" svg:y2="18.686cm">
          <text:p/>
        </draw:line>
        <draw:line draw:style-name="gr8" draw:text-style-name="P2" draw:layer="layout" svg:x1="2.349cm" svg:y1="18.37cm" svg:x2="2.399cm" svg:y2="18.171cm">
          <text:p/>
        </draw:line>
        <draw:line draw:style-name="gr8" draw:text-style-name="P2" draw:layer="layout" svg:x1="2.558cm" svg:y1="18.687cm" svg:x2="2.377cm" svg:y2="18.563cm">
          <text:p/>
        </draw:line>
        <draw:line draw:style-name="gr8" draw:text-style-name="P2" draw:layer="layout" svg:x1="2.382cm" svg:y1="18.567cm" svg:x2="2.314cm" svg:y2="18.52cm">
          <text:p/>
        </draw:line>
        <draw:line draw:style-name="gr8" draw:text-style-name="P2" draw:layer="layout" svg:x1="2.314cm" svg:y1="18.521cm" svg:x2="2.35cm" svg:y2="18.365cm">
          <text:p/>
        </draw:line>
        <draw:path draw:style-name="gr8" draw:text-style-name="P2" draw:layer="layout" svg:width="0.058cm" svg:height="0.078cm" svg:x="1.929cm" svg:y="18.471cm" svg:viewBox="0 0 59 79" svg:d="M0 79c18 0 40-15 51-29 10-18 10-36 3-50">
          <text:p/>
        </draw:path>
        <draw:path draw:style-name="gr8" draw:text-style-name="P2" draw:layer="layout" svg:width="0.089cm" svg:height="0.077cm" svg:x="1.894cm" svg:y="18.458cm" svg:viewBox="0 0 90 78" svg:d="M90 14c-15-19-43-19-68 0-21 18-29 47-14 64">
          <text:p/>
        </draw:path>
        <draw:path draw:style-name="gr8" draw:text-style-name="P2" draw:layer="layout" svg:width="0.028cm" svg:height="0.015cm" svg:x="1.901cm" svg:y="18.534cm" svg:viewBox="0 0 29 16" svg:d="M0 0c7 8 19 16 29 16">
          <text:p/>
        </draw:path>
        <draw:path draw:style-name="gr8" draw:text-style-name="P2" draw:layer="layout" svg:width="0.068cm" svg:height="0.092cm" svg:x="2.218cm" svg:y="18.492cm" svg:viewBox="0 0 69 93" svg:d="M0 93c22 0 44-14 58-35 14-18 14-40 3-58">
          <text:p/>
        </draw:path>
        <draw:path draw:style-name="gr8" draw:text-style-name="P2" draw:layer="layout" svg:width="0.102cm" svg:height="0.087cm" svg:x="2.176cm" svg:y="18.48cm" svg:viewBox="0 0 103 88" svg:d="M103 17c-17-23-49-23-77 0-26 21-33 54-19 71">
          <text:p/>
        </draw:path>
        <draw:path draw:style-name="gr8" draw:text-style-name="P2" draw:layer="layout" svg:width="0.031cm" svg:height="0.018cm" svg:x="2.187cm" svg:y="18.566cm" svg:viewBox="0 0 32 19" svg:d="M0 0c7 12 17 19 32 19">
          <text:p/>
        </draw:path>
        <draw:path draw:style-name="gr8" draw:text-style-name="P2" draw:layer="layout" svg:width="0.05cm" svg:height="0.039cm" svg:x="1.735cm" svg:y="19.286cm" svg:viewBox="0 0 51 40" svg:d="M51 0c-22 3-39 21-51 40">
          <text:p/>
        </draw:path>
        <draw:path draw:style-name="gr8" draw:text-style-name="P2" draw:layer="layout" svg:width="0.049cm" svg:height="0.039cm" svg:x="2.409cm" svg:y="19.286cm" svg:viewBox="0 0 50 40" svg:d="M50 0c-21 3-39 21-50 40">
          <text:p/>
        </draw:path>
        <draw:line draw:style-name="gr8" draw:text-style-name="P2" draw:layer="layout" svg:x1="3.183cm" svg:y1="18.58cm" svg:x2="3.09cm" svg:y2="18.652cm">
          <text:p/>
        </draw:line>
        <draw:line draw:style-name="gr8" draw:text-style-name="P2" draw:layer="layout" svg:x1="3.425cm" svg:y1="18.556cm" svg:x2="3.425cm" svg:y2="18.566cm">
          <text:p/>
        </draw:line>
        <draw:path draw:style-name="gr8" draw:text-style-name="P2" draw:layer="layout" svg:width="0.07cm" svg:height="0.289cm" svg:x="3.294cm" svg:y="18.055cm" svg:viewBox="0 0 71 290" svg:d="M61 290c11-53 15-120 0-180-11-56-36-95-61-110">
          <text:p/>
        </draw:path>
        <draw:path draw:style-name="gr8" draw:text-style-name="P2" draw:layer="layout" svg:width="0.06cm" svg:height="0.099cm" svg:x="3.294cm" svg:y="18.344cm" svg:viewBox="0 0 61 100" svg:d="M0 100c25-11 47-46 61-100">
          <text:p/>
        </draw:path>
        <draw:path draw:style-name="gr8" draw:text-style-name="P2" draw:layer="layout" svg:width="0.03cm" svg:height="0.074cm" svg:x="2.303cm" svg:y="18.065cm" svg:viewBox="0 0 31 75" svg:d="M0 75c15-10 26-21 29-35 5-15 0-29-7-40">
          <text:p/>
        </draw:path>
        <draw:path draw:style-name="gr8" draw:text-style-name="P2" draw:layer="layout" svg:width="0.102cm" svg:height="0.087cm" svg:x="2.222cm" svg:y="18.049cm" svg:viewBox="0 0 103 88" svg:d="M103 16c-14-21-50-21-75 0-28 21-35 54-21 72">
          <text:p/>
        </draw:path>
        <draw:path draw:style-name="gr8" draw:text-style-name="P2" draw:layer="layout" svg:width="0.007cm" svg:height="0.003cm" svg:x="2.229cm" svg:y="18.136cm" svg:viewBox="0 0 8 4" svg:d="M0 0c5 0 5 4 8 4">
          <text:p/>
        </draw:path>
        <draw:polyline draw:style-name="gr8" draw:text-style-name="P2" draw:layer="layout" svg:width="0cm" svg:height="0cm" svg:x="2.582cm" svg:y="18.065cm" svg:viewBox="0 0 0 0" draw:points="0,0">
          <text:p/>
        </draw:polyline>
        <draw:path draw:style-name="gr8" draw:text-style-name="P2" draw:layer="layout" svg:width="0.101cm" svg:height="0.087cm" svg:x="2.481cm" svg:y="18.049cm" svg:viewBox="0 0 102 88" svg:d="M102 16c-14-21-51-21-75 0-25 21-36 54-18 72">
          <text:p/>
        </draw:path>
        <draw:path draw:style-name="gr8" draw:text-style-name="P2" draw:layer="layout" svg:width="0cm" svg:height="0.002cm" svg:x="2.49cm" svg:y="18.136cm" svg:viewBox="0 0 0 3" svg:d="M0 0c0 3 0 3 0 3">
          <text:p/>
        </draw:path>
        <draw:line draw:style-name="gr8" draw:text-style-name="P2" draw:layer="layout" svg:x1="1.83cm" svg:y1="18.687cm" svg:x2="1.87cm" svg:y2="18.676cm">
          <text:p/>
        </draw:line>
        <draw:line draw:style-name="gr8" draw:text-style-name="P2" draw:layer="layout" svg:x1="1.869cm" svg:y1="18.676cm" svg:x2="1.884cm" svg:y2="18.715cm">
          <text:p/>
        </draw:line>
        <draw:line draw:style-name="gr8" draw:text-style-name="P2" draw:layer="layout" svg:x1="1.873cm" svg:y1="18.8cm" svg:x2="1.884cm" svg:y2="18.714cm">
          <text:p/>
        </draw:line>
        <draw:line draw:style-name="gr8" draw:text-style-name="P2" draw:layer="layout" svg:x1="2.068cm" svg:y1="18.563cm" svg:x2="2.017cm" svg:y2="18.602cm">
          <text:p/>
        </draw:line>
        <draw:line draw:style-name="gr8" draw:text-style-name="P2" draw:layer="layout" svg:x1="2.022cm" svg:y1="18.598cm" svg:x2="1.869cm" svg:y2="18.677cm">
          <text:p/>
        </draw:line>
        <draw:line draw:style-name="gr8" draw:text-style-name="P2" draw:layer="layout" svg:x1="2.067cm" svg:y1="18.563cm" svg:x2="2.11cm" svg:y2="18.68cm">
          <text:p/>
        </draw:line>
        <draw:line draw:style-name="gr8" draw:text-style-name="P2" draw:layer="layout" svg:x1="2.067cm" svg:y1="18.563cm" svg:x2="2.11cm" svg:y2="18.68cm">
          <text:p/>
        </draw:line>
        <draw:line draw:style-name="gr8" draw:text-style-name="P2" draw:layer="layout" svg:x1="1.883cm" svg:y1="18.715cm" svg:x2="2.033cm" svg:y2="18.637cm">
          <text:p/>
        </draw:line>
        <draw:line draw:style-name="gr8" draw:text-style-name="P2" draw:layer="layout" svg:x1="2.11cm" svg:y1="18.68cm" svg:x2="2.032cm" svg:y2="18.637cm">
          <text:p/>
        </draw:line>
        <draw:line draw:style-name="gr8" draw:text-style-name="P2" draw:layer="layout" svg:x1="2.349cm" svg:y1="18.365cm" svg:x2="2.194cm" svg:y2="18.365cm">
          <text:p/>
        </draw:line>
        <draw:line draw:style-name="gr8" draw:text-style-name="P2" draw:layer="layout" svg:x1="2.349cm" svg:y1="18.365cm" svg:x2="2.194cm" svg:y2="18.365cm">
          <text:p/>
        </draw:line>
        <draw:line draw:style-name="gr8" draw:text-style-name="P2" draw:layer="layout" svg:x1="2.24cm" svg:y1="18.171cm" svg:x2="2.258cm" svg:y2="18.193cm">
          <text:p/>
        </draw:line>
        <draw:line draw:style-name="gr8" draw:text-style-name="P2" draw:layer="layout" svg:x1="2.258cm" svg:y1="18.189cm" svg:x2="2.229cm" svg:y2="18.299cm">
          <text:p/>
        </draw:line>
        <draw:line draw:style-name="gr8" draw:text-style-name="P2" draw:layer="layout" svg:x1="2.194cm" svg:y1="18.37cm" svg:x2="2.23cm" svg:y2="18.298cm">
          <text:p/>
        </draw:line>
        <draw:line draw:style-name="gr8" draw:text-style-name="P2" draw:layer="layout" svg:x1="2.329cm" svg:y1="18.637cm" svg:x2="2.282cm" svg:y2="18.68cm">
          <text:p/>
        </draw:line>
        <draw:line draw:style-name="gr8" draw:text-style-name="P2" draw:layer="layout" svg:x1="2.328cm" svg:y1="18.637cm" svg:x2="2.442cm" svg:y2="18.715cm">
          <text:p/>
        </draw:line>
        <draw:line draw:style-name="gr8" draw:text-style-name="P2" draw:layer="layout" svg:x1="2.463cm" svg:y1="18.8cm" svg:x2="2.441cm" svg:y2="18.714cm">
          <text:p/>
        </draw:line>
        <draw:line draw:style-name="gr8" draw:text-style-name="P2" draw:layer="layout" svg:x1="2.282cm" svg:y1="18.68cm" svg:x2="2.382cm" svg:y2="18.563cm">
          <text:p/>
        </draw:line>
        <draw:line draw:style-name="gr8" draw:text-style-name="P2" draw:layer="layout" svg:x1="2.399cm" svg:y1="18.171cm" svg:x2="2.321cm" svg:y2="18.193cm">
          <text:p/>
        </draw:line>
        <draw:line draw:style-name="gr8" draw:text-style-name="P2" draw:layer="layout" svg:x1="2.321cm" svg:y1="18.189cm" svg:x2="2.254cm" svg:y2="18.189cm">
          <text:p/>
        </draw:line>
        <draw:line draw:style-name="gr8" draw:text-style-name="P2" draw:layer="layout" svg:x1="2.441cm" svg:y1="18.715cm" svg:x2="2.473cm" svg:y2="18.676cm">
          <text:p/>
        </draw:line>
        <draw:line draw:style-name="gr8" draw:text-style-name="P2" draw:layer="layout" svg:x1="2.558cm" svg:y1="18.687cm" svg:x2="2.472cm" svg:y2="18.676cm">
          <text:p/>
        </draw:line>
        <draw:line draw:style-name="gr8" draw:text-style-name="P2" draw:layer="layout" svg:x1="2.35cm" svg:y1="18.37cm" svg:x2="2.296cm" svg:y2="18.298cm">
          <text:p/>
        </draw:line>
        <draw:line draw:style-name="gr8" draw:text-style-name="P2" draw:layer="layout" svg:x1="2.296cm" svg:y1="18.299cm" svg:x2="2.325cm" svg:y2="18.189cm">
          <text:p/>
        </draw:line>
        <draw:line draw:style-name="gr8" draw:text-style-name="P2" draw:layer="layout" svg:x1="2.473cm" svg:y1="18.677cm" svg:x2="2.36cm" svg:y2="18.598cm">
          <text:p/>
        </draw:line>
        <draw:line draw:style-name="gr8" draw:text-style-name="P2" draw:layer="layout" svg:x1="2.36cm" svg:y1="18.602cm" svg:x2="2.382cm" svg:y2="18.563cm">
          <text:p/>
        </draw:line>
        <draw:path draw:style-name="gr8" draw:text-style-name="P2" draw:layer="layout" svg:width="0.06cm" svg:height="0.039cm" svg:x="2.268cm" svg:y="18.104cm" svg:viewBox="0 0 61 40" svg:d="M0 40c11-14 19-21 26-25 3-3 10-7 17-7 4-3 11-3 18-8">
          <text:p/>
        </draw:path>
        <draw:line draw:style-name="gr8" draw:text-style-name="P2" draw:layer="layout" svg:x1="2.017cm" svg:y1="18.598cm" svg:x2="2.033cm" svg:y2="18.638cm">
          <text:p/>
        </draw:line>
        <draw:line draw:style-name="gr8" draw:text-style-name="P2" draw:layer="layout" svg:x1="2.296cm" svg:y1="18.298cm" svg:x2="2.229cm" svg:y2="18.298cm">
          <text:p/>
        </draw:line>
        <draw:line draw:style-name="gr8" draw:text-style-name="P2" draw:layer="layout" svg:x1="2.328cm" svg:y1="18.638cm" svg:x2="2.364cm" svg:y2="18.598cm">
          <text:p/>
        </draw:line>
        <draw:path draw:style-name="gr8" draw:text-style-name="P2" draw:layer="layout" svg:width="0.035cm" svg:height="0.282cm" svg:x="3.319cm" svg:y="18.076cm" svg:viewBox="0 0 36 283" svg:d="M21 283c26-92 19-209-21-283">
          <text:p/>
        </draw:path>
        <draw:path draw:style-name="gr8" draw:text-style-name="P2" draw:layer="layout" svg:width="0.025cm" svg:height="0.06cm" svg:x="3.319cm" svg:y="18.358cm" svg:viewBox="0 0 26 61" svg:d="M0 61c12-18 19-39 26-61">
          <text:p/>
        </draw:path>
        <draw:path draw:style-name="gr8" draw:text-style-name="P2" draw:layer="layout" svg:width="0.054cm" svg:height="0.279cm" svg:x="3.277cm" svg:y="18.065cm" svg:viewBox="0 0 55 280" svg:d="M43 280c14-49 14-106 7-160-7-56-29-99-50-120">
          <text:p/>
        </draw:path>
        <draw:path draw:style-name="gr8" draw:text-style-name="P2" draw:layer="layout" svg:width="0.042cm" svg:height="0.088cm" svg:x="3.277cm" svg:y="18.344cm" svg:viewBox="0 0 43 89" svg:d="M0 89c17-17 36-49 43-89">
          <text:p/>
        </draw:path>
        <draw:path draw:style-name="gr8" draw:text-style-name="P2" draw:layer="layout" svg:width="0.057cm" svg:height="0.296cm" svg:x="3.291cm" svg:y="18.055cm" svg:viewBox="0 0 58 297" svg:d="M47 297c10-53 14-113 7-170-11-57-29-103-54-127">
          <text:p/>
        </draw:path>
        <draw:path draw:style-name="gr8" draw:text-style-name="P2" draw:layer="layout" svg:width="0.046cm" svg:height="0.088cm" svg:x="3.291cm" svg:y="18.351cm" svg:viewBox="0 0 47 89" svg:d="M0 89c19-18 36-50 47-89">
          <text:p/>
        </draw:path>
        <draw:path draw:style-name="gr1" draw:text-style-name="P1" draw:layer="layout" svg:width="5.137cm" svg:height="5.285cm" svg:x="2.356cm" svg:y="10.59cm" svg:viewBox="0 0 5138 5286" svg:d="M5138 4093h-374v32h374v1161h-2703 4-7-4-46-70-60-35-110-127-130-134-124-113-95-67-46-14-543-714v-1274l488-487v-367-77l152-201v-32l-152-148v-227l152-152v-28l-152-205v-74-434l152-208v4-11 7l-640-642v-730h2619c24 0 49 10 63 35 14 21 14 46 4 71l-21 46v726h448v4 14 21 32 35 46 53 3h1799v-3-53-46-35-32-21-14-4h226v4 14 21 32 35 46 53 56 64 67 74 74 78 77 1088 56 656h-1161-1051c-205 0-374 170-374 374 0 209 169 378 374 378h486 1313v-32h-1799c-191 0-343-155-343-346 0-187 152-342 343-342h2212z">
          <text:p/>
        </draw:path>
        <draw:polygon draw:style-name="gr7" draw:text-style-name="P2" draw:layer="layout" svg:width="0cm" svg:height="0cm" svg:x="4.924cm" svg:y="13.232cm" svg:viewBox="0 0 0 0" draw:points="0,0">
          <text:p/>
        </draw:polygon>
        <draw:path draw:style-name="gr1" draw:text-style-name="P1" draw:layer="layout" svg:width="4.424cm" svg:height="5.133cm" svg:x="3.069cm" svg:y="10.742cm" svg:viewBox="0 0 4425 5134" svg:d="M3259 3221l300-656h866v-56h-226-1800-75c-208 0-377-166-377-374v-1409-726l-1647 3373-300 1761h543 995 180c-32 0-57-18-71-46-10-29-3-60 18-81l1033-1034h-486c-209 0-374-169-374-378 0-204 165-374 374-374z">
          <text:p/>
        </draw:path>
        <draw:polygon draw:style-name="gr7" draw:text-style-name="P2" draw:layer="layout" svg:width="0cm" svg:height="0cm" svg:x="4.924cm" svg:y="13.232cm" svg:viewBox="0 0 0 0" draw:points="0,0">
          <text:p/>
        </draw:polygon>
        <draw:path draw:style-name="gr1" draw:text-style-name="P1" draw:layer="layout" svg:width="2.692cm" svg:height="5.285cm" svg:x="2.356cm" svg:y="10.59cm" svg:viewBox="0 0 2693 5286" svg:d="M2686 106l-21 46-1652 3373-300 1761h-713v-1274l487-487 152-152c0-3 0-7 0-10 0-4 0-7 0-11 0-3 0-7 0-14 0-3 0-7 0-14s0-11 0-18 0-14 0-21 0-14 0-21 0-14 0-21 0-18 0-25 0-14 0-24c0-18 0-36 0-53 0-11 0-25 0-36v-17-208-32-527-28-226-275-4-10-18-21-28-32-35-39-42-43-42-39-39-24-11 7l-639-642v-730h2619c24 0 49 10 63 35 14 21 14 46 4 71z">
          <text:p/>
        </draw:path>
        <draw:polygon draw:style-name="gr7" draw:text-style-name="P2" draw:layer="layout" svg:width="0cm" svg:height="0cm" svg:x="4.924cm" svg:y="13.232cm" svg:viewBox="0 0 0 0" draw:points="0,0">
          <text:p/>
        </draw:polygon>
        <draw:path draw:style-name="gr1" draw:text-style-name="P1" draw:layer="layout" svg:width="2.781cm" svg:height="1.165cm" svg:x="4.711cm" svg:y="14.71cm" svg:viewBox="0 0 2782 1166" svg:d="M75 1166c-32 0-57-18-71-46-10-29-3-60 18-81l1033-1039h1314 39 374v1166h-2700z">
          <text:p/>
        </draw:path>
        <draw:polygon draw:style-name="gr7" draw:text-style-name="P2" draw:layer="layout" svg:width="0cm" svg:height="0cm" svg:x="4.924cm" svg:y="13.232cm" svg:viewBox="0 0 0 0" draw:points="0,0">
          <text:p/>
        </draw:polygon>
        <draw:path draw:style-name="gr1" draw:text-style-name="P1" draw:layer="layout" svg:width="2.558cm" svg:height="0.72cm" svg:x="4.935cm" svg:y="13.994cm" svg:viewBox="0 0 2559 721" svg:d="M2559 689v-689h-2213c-191 0-346 156-346 343 0 191 155 346 346 346h1800v32h39v-32z">
          <text:p/>
        </draw:path>
        <draw:polygon draw:style-name="gr7" draw:text-style-name="P2" draw:layer="layout" svg:width="0cm" svg:height="0cm" svg:x="4.924cm" svg:y="13.232cm" svg:viewBox="0 0 0 0" draw:points="0,0">
          <text:p/>
        </draw:polygon>
        <draw:polygon draw:style-name="gr1" draw:text-style-name="P1" draw:layer="layout" svg:width="1.799cm" svg:height="0.939cm" svg:x="5.468cm" svg:y="12.311cm" svg:viewBox="0 0 1800 940" draw:points="0,940 1800,940 1800,0 0,0">
          <text:p/>
        </draw:polygon>
        <draw:polygon draw:style-name="gr7" draw:text-style-name="P2" draw:layer="layout" svg:width="0cm" svg:height="0cm" svg:x="4.924cm" svg:y="13.232cm" svg:viewBox="0 0 0 0" draw:points="0,0">
          <text:p/>
        </draw:polygon>
        <draw:polygon draw:style-name="gr1" draw:text-style-name="P1" draw:layer="layout" svg:width="1.799cm" svg:height="0.639cm" svg:x="5.468cm" svg:y="11.676cm" svg:viewBox="0 0 1800 640" draw:points="0,640 1800,640 1800,488 1800,411 1800,333 1800,259 1800,188 1800,117 1800,53 1800,0 0,0 0,53 0,117 0,188 0,259 0,333 0,411 0,488">
          <text:p/>
        </draw:polygon>
        <draw:polygon draw:style-name="gr7" draw:text-style-name="P2" draw:layer="layout" svg:width="0cm" svg:height="0cm" svg:x="4.924cm" svg:y="13.232cm" svg:viewBox="0 0 0 0" draw:points="0,0">
          <text:p/>
        </draw:polygon>
        <draw:path draw:style-name="gr1" draw:text-style-name="P1" draw:layer="layout" svg:width="0.452cm" svg:height="1.782cm" svg:x="5.016cm" svg:y="11.468cm" svg:viewBox="0 0 453 1783" svg:d="M453 1783v-935-152-77-78-74-71-70-60-57-3-53-42-40-32-21-14-4h-453v1409c0 208 169 374 378 374z">
          <text:p/>
        </draw:path>
        <draw:polygon draw:style-name="gr7" draw:text-style-name="P2" draw:layer="layout" svg:width="0cm" svg:height="0cm" svg:x="4.924cm" svg:y="13.232cm" svg:viewBox="0 0 0 0" draw:points="0,0">
          <text:p/>
        </draw:polygon>
        <draw:polygon draw:style-name="gr1" draw:text-style-name="P1" draw:layer="layout" svg:width="1.165cm" svg:height="0.656cm" svg:x="6.328cm" svg:y="13.306cm" svg:viewBox="0 0 1166 657" draw:points="1166,0 1166,657 0,657 305,0">
          <text:p/>
        </draw:polygon>
        <draw:polygon draw:style-name="gr7" draw:text-style-name="P2" draw:layer="layout" svg:width="0cm" svg:height="0cm" svg:x="4.924cm" svg:y="13.232cm" svg:viewBox="0 0 0 0" draw:points="0,0">
          <text:p/>
        </draw:polygon>
        <draw:polygon draw:style-name="gr1" draw:text-style-name="P1" draw:layer="layout" svg:width="0.226cm" svg:height="1.782cm" svg:x="7.267cm" svg:y="11.468cm" svg:viewBox="0 0 227 1783" draw:points="0,1783 227,1783 227,696 227,619 227,541 227,467 227,396 227,326 227,266 227,206 227,153 227,111 227,71 227,39 227,18 227,4 227,0 0,0 0,4 0,18 0,39 0,71 0,111 0,153 0,206 0,209 0,266 0,326 0,396 0,467 0,541 0,619 0,696 0,848">
          <text:p/>
        </draw:polygon>
        <draw:polygon draw:style-name="gr7" draw:text-style-name="P2" draw:layer="layout" svg:width="0cm" svg:height="0cm" svg:x="4.924cm" svg:y="13.232cm" svg:viewBox="0 0 0 0" draw:points="0,0">
          <text:p/>
        </draw:polygon>
        <draw:path draw:style-name="gr1" draw:text-style-name="P1" draw:layer="layout" svg:width="0.487cm" svg:height="0.49cm" svg:x="6.208cm" svg:y="14.721cm" svg:viewBox="0 0 488 491" svg:d="M488 248c0 134-109 243-244 243-134 0-244-109-244-243 0-139 110-248 244-248 135 0 244 109 244 248z">
          <text:p/>
        </draw:path>
        <draw:polygon draw:style-name="gr7" draw:text-style-name="P2" draw:layer="layout" svg:width="0cm" svg:height="0cm" svg:x="4.924cm" svg:y="13.232cm" svg:viewBox="0 0 0 0" draw:points="0,0">
          <text:p/>
        </draw:polygon>
        <draw:path draw:style-name="gr1" draw:text-style-name="P1" draw:layer="layout" svg:width="0.487cm" svg:height="0.487cm" svg:x="6.208cm" svg:y="15.324cm" svg:viewBox="0 0 488 488" svg:d="M488 244c0 134-109 244-244 244-134 0-244-110-244-244s110-244 244-244c135 0 244 110 244 244z">
          <text:p/>
        </draw:path>
        <draw:polygon draw:style-name="gr7" draw:text-style-name="P2" draw:layer="layout" svg:width="0cm" svg:height="0cm" svg:x="4.924cm" svg:y="13.232cm" svg:viewBox="0 0 0 0" draw:points="0,0">
          <text:p/>
        </draw:polygon>
        <draw:path draw:style-name="gr9" draw:text-style-name="P1" draw:layer="layout" svg:width="0.49cm" svg:height="0.487cm" svg:x="3.023cm" svg:y="13.504cm" svg:viewBox="0 0 491 488" svg:d="M491 243c0 135-109 245-243 245-139 0-248-110-248-245 0-134 109-243 248-243 134 0 243 109 243 243z">
          <text:p/>
        </draw:path>
        <draw:polygon draw:style-name="gr7" draw:text-style-name="P2" draw:layer="layout" svg:width="0cm" svg:height="0cm" svg:x="4.924cm" svg:y="13.232cm" svg:viewBox="0 0 0 0" draw:points="0,0">
          <text:p/>
        </draw:polygon>
        <draw:path draw:style-name="gr9" draw:text-style-name="P1" draw:layer="layout" svg:width="0.491cm" svg:height="0.491cm" svg:x="6.656cm" svg:y="13.447cm" svg:viewBox="0 0 492 492" svg:d="M492 245c0 134-111 247-248 247-134 0-244-113-244-247s110-245 244-245c137 0 248 111 248 245z">
          <text:p/>
        </draw:path>
        <draw:polygon draw:style-name="gr7" draw:text-style-name="P2" draw:layer="layout" svg:width="0cm" svg:height="0cm" svg:x="4.924cm" svg:y="13.232cm" svg:viewBox="0 0 0 0" draw:points="0,0">
          <text:p/>
        </draw:polygon>
        <draw:path draw:style-name="gr9" draw:text-style-name="P1" draw:layer="layout" svg:width="0.487cm" svg:height="0.487cm" svg:x="3.584cm" svg:y="11.426cm" svg:viewBox="0 0 488 488" svg:d="M488 243c0 138-110 245-244 245s-244-107-244-245c0-134 110-243 244-243s244 109 244 243z">
          <text:p/>
        </draw:path>
        <draw:polygon draw:style-name="gr7" draw:text-style-name="P2" draw:layer="layout" svg:width="0cm" svg:height="0cm" svg:x="4.924cm" svg:y="13.232cm" svg:viewBox="0 0 0 0" draw:points="0,0">
          <text:p/>
        </draw:polygon>
        <draw:path draw:style-name="gr9" draw:text-style-name="P1" draw:layer="layout" svg:width="0.339cm" svg:height="0.339cm" svg:x="6.282cm" svg:y="15.398cm" svg:viewBox="0 0 340 340" svg:d="M340 170c0 91-78 170-170 170s-170-79-170-170c0-96 78-170 170-170s170 74 170 170z">
          <text:p/>
        </draw:path>
        <draw:polygon draw:style-name="gr7" draw:text-style-name="P2" draw:layer="layout" svg:width="0cm" svg:height="0cm" svg:x="4.924cm" svg:y="13.232cm" svg:viewBox="0 0 0 0" draw:points="0,0">
          <text:p/>
        </draw:polygon>
        <draw:path draw:style-name="gr9" draw:text-style-name="P1" draw:layer="layout" svg:width="0.342cm" svg:height="0.339cm" svg:x="3.097cm" svg:y="13.578cm" svg:viewBox="0 0 343 340" svg:d="M343 170c0 92-78 170-169 170-96 0-174-78-174-170s78-170 174-170c91 0 169 78 169 170z">
          <text:p/>
        </draw:path>
        <draw:polygon draw:style-name="gr7" draw:text-style-name="P2" draw:layer="layout" svg:width="0cm" svg:height="0cm" svg:x="4.924cm" svg:y="13.232cm" svg:viewBox="0 0 0 0" draw:points="0,0">
          <text:p/>
        </draw:polygon>
        <draw:path draw:style-name="gr9" draw:text-style-name="P1" draw:layer="layout" svg:width="0.339cm" svg:height="0.338cm" svg:x="6.282cm" svg:y="14.799cm" svg:viewBox="0 0 340 339" svg:d="M340 169c0 93-78 170-170 170s-170-77-170-170c0-95 78-169 170-169s170 74 170 169z">
          <text:p/>
        </draw:path>
        <draw:polygon draw:style-name="gr7" draw:text-style-name="P2" draw:layer="layout" svg:width="0cm" svg:height="0cm" svg:x="4.924cm" svg:y="13.232cm" svg:viewBox="0 0 0 0" draw:points="0,0">
          <text:p/>
        </draw:polygon>
        <draw:path draw:style-name="gr9" draw:text-style-name="P1" draw:layer="layout" svg:width="0.339cm" svg:height="0.335cm" svg:x="6.734cm" svg:y="13.525cm" svg:viewBox="0 0 340 336" svg:d="M340 167c0 95-78 169-174 169-92 0-166-74-166-169 0-92 74-167 166-167 96 0 174 75 174 167z">
          <text:p/>
        </draw:path>
        <draw:polygon draw:style-name="gr7" draw:text-style-name="P2" draw:layer="layout" svg:width="0cm" svg:height="0cm" svg:x="4.924cm" svg:y="13.232cm" svg:viewBox="0 0 0 0" draw:points="0,0">
          <text:p/>
        </draw:polygon>
        <draw:path draw:style-name="gr9" draw:text-style-name="P1" draw:layer="layout" svg:width="0.338cm" svg:height="0.339cm" svg:x="3.658cm" svg:y="11.5cm" svg:viewBox="0 0 339 340" svg:d="M339 170c0 96-77 170-170 170-95 0-169-74-169-170 0-92 74-170 169-170 93 0 170 78 170 170z">
          <text:p/>
        </draw:path>
        <draw:polygon draw:style-name="gr7" draw:text-style-name="P2" draw:layer="layout" svg:width="0cm" svg:height="0cm" svg:x="4.924cm" svg:y="13.232cm" svg:viewBox="0 0 0 0" draw:points="0,0">
          <text:p/>
        </draw:polygon>
        <draw:polygon draw:style-name="gr1" draw:text-style-name="P1" draw:layer="layout" svg:width="0.152cm" svg:height="0.695cm" svg:x="2.843cm" svg:y="11.962cm" svg:viewBox="0 0 153 696" draw:points="153,0 0,209 0,643 153,696">
          <text:p/>
        </draw:polygon>
        <draw:polygon draw:style-name="gr7" draw:text-style-name="P2" draw:layer="layout" svg:width="0cm" svg:height="0cm" svg:x="4.924cm" svg:y="13.232cm" svg:viewBox="0 0 0 0" draw:points="0,0">
          <text:p/>
        </draw:polygon>
        <draw:path draw:style-name="gr1" draw:text-style-name="P1" draw:layer="layout" svg:width="0.302cm" svg:height="0.301cm" svg:x="2.564cm" svg:y="10.928cm" svg:viewBox="0 0 303 302" svg:d="M247 266c46-35 65-95 51-152-12-52-58-96-111-110-56-14-116 7-152 50-21 29-35 60-35 96 0 60 35 113 88 137 50 25 113 18 159-21z">
          <text:p/>
        </draw:path>
        <draw:polygon draw:style-name="gr7" draw:text-style-name="P2" draw:layer="layout" svg:width="0cm" svg:height="0cm" svg:x="4.924cm" svg:y="13.232cm" svg:viewBox="0 0 0 0" draw:points="0,0">
          <text:p/>
        </draw:polygon>
        <draw:path draw:style-name="gr1" draw:text-style-name="P1" draw:layer="layout" svg:width="0.3cm" svg:height="0.3cm" svg:x="2.564cm" svg:y="14.527cm" svg:viewBox="0 0 301 301" svg:d="M301 148c0 85-68 153-149 153-85 0-152-68-152-153 0-81 67-148 152-148 81 0 149 67 149 148z">
          <text:p/>
        </draw:path>
        <draw:polygon draw:style-name="gr7" draw:text-style-name="P2" draw:layer="layout" svg:width="0cm" svg:height="0cm" svg:x="4.924cm" svg:y="13.232cm" svg:viewBox="0 0 0 0" draw:points="0,0">
          <text:p/>
        </draw:polygon>
        <draw:polygon draw:style-name="gr1" draw:text-style-name="P1" draw:layer="layout" svg:width="0.152cm" svg:height="0.526cm" svg:x="2.843cm" svg:y="12.911cm" svg:viewBox="0 0 153 527" draw:points="153,527 153,0 0,152 0,378">
          <text:p/>
        </draw:polygon>
        <draw:polygon draw:style-name="gr7" draw:text-style-name="P2" draw:layer="layout" svg:width="0cm" svg:height="0cm" svg:x="4.924cm" svg:y="13.232cm" svg:viewBox="0 0 0 0" draw:points="0,0">
          <text:p/>
        </draw:polygon>
        <draw:polygon draw:style-name="gr1" draw:text-style-name="P1" draw:layer="layout" svg:width="0.152cm" svg:height="0.423cm" svg:x="2.843cm" svg:y="13.691cm" svg:viewBox="0 0 153 424" draw:points="153,272 153,0 0,56 0,424">
          <text:p/>
        </draw:polygon>
        <draw:polygon draw:style-name="gr7" draw:text-style-name="P2" draw:layer="layout" svg:width="0cm" svg:height="0cm" svg:x="4.924cm" svg:y="13.232cm" svg:viewBox="0 0 0 0" draw:points="0,0">
          <text:p/>
        </draw:polygon>
        <draw:path draw:style-name="gr1" draw:text-style-name="P1" draw:layer="layout" svg:width="0.267cm" svg:height="0.265cm" svg:x="2.599cm" svg:y="10.928cm" svg:viewBox="0 0 268 266" svg:d="M213 266c46-35 64-95 50-148-11-57-57-100-111-114-56-14-116 7-152 49z">
          <text:p/>
        </draw:path>
        <draw:polygon draw:style-name="gr7" draw:text-style-name="P2" draw:layer="layout" svg:width="0cm" svg:height="0cm" svg:x="4.924cm" svg:y="13.232cm" svg:viewBox="0 0 0 0" draw:points="0,0">
          <text:p/>
        </draw:polygon>
        <draw:path draw:style-name="gr1" draw:text-style-name="P1" draw:layer="layout" svg:width="0.247cm" svg:height="0.248cm" svg:x="2.564cm" svg:y="10.981cm" svg:viewBox="0 0 248 249" svg:d="M36 0l212 213c-42 39-106 47-159 21-53-24-89-77-89-137 0-36 14-67 36-97z">
          <text:p/>
        </draw:path>
        <draw:polygon draw:style-name="gr7" draw:text-style-name="P2" draw:layer="layout" svg:width="0cm" svg:height="0cm" svg:x="4.924cm" svg:y="13.232cm" svg:viewBox="0 0 0 0" draw:points="0,0">
          <text:p/>
        </draw:polygon>
        <draw:polygon draw:style-name="gr1" draw:text-style-name="P1" draw:layer="layout" svg:width="0.152cm" svg:height="0.279cm" svg:x="2.843cm" svg:y="12.604cm" svg:viewBox="0 0 153 280" draw:points="153,54 153,280 0,79 0,0">
          <text:p/>
        </draw:polygon>
        <draw:polygon draw:style-name="gr7" draw:text-style-name="P2" draw:layer="layout" svg:width="0cm" svg:height="0cm" svg:x="4.924cm" svg:y="13.232cm" svg:viewBox="0 0 0 0" draw:points="0,0">
          <text:p/>
        </draw:polygon>
        <draw:polygon draw:style-name="gr1" draw:text-style-name="P1" draw:layer="layout" svg:width="0.152cm" svg:height="0.278cm" svg:x="2.843cm" svg:y="13.469cm" svg:viewBox="0 0 153 279" draw:points="0,202 153,0 153,226 0,279">
          <text:p/>
        </draw:polygon>
        <draw:polygon draw:style-name="gr7" draw:text-style-name="P2" draw:layer="layout" svg:width="0cm" svg:height="0cm" svg:x="4.924cm" svg:y="13.232cm" svg:viewBox="0 0 0 0" draw:points="0,0">
          <text:p/>
        </draw:polygon>
        <draw:polygon draw:style-name="gr7" draw:text-style-name="P2" draw:layer="layout" svg:width="0cm" svg:height="0cm" svg:x="4.924cm" svg:y="13.232cm" svg:viewBox="0 0 0 0" draw:points="0,0">
          <text:p/>
        </draw:polygon>
        <draw:path draw:style-name="gr1" draw:text-style-name="P1" draw:layer="layout" svg:width="0cm" svg:height="0.27cm" svg:x="2.995cm" svg:y="13.691cm" svg:viewBox="0 0 0 271" svg:d="M0 271c0-3 0-7 0-10 0-4 0-7 0-11 0-3 0-7 0-14 0-3 0-10 0-14 0-7 0-14 0-18 0-7 0-14 0-21s0-14 0-21 0-14 0-21c0-11 0-18 0-25s0-17 0-24c0-18 0-36 0-53 0-14 0-25 0-39z">
          <text:p/>
        </draw:path>
        <draw:polygon draw:style-name="gr7" draw:text-style-name="P2" draw:layer="layout" svg:width="0cm" svg:height="0cm" svg:x="4.924cm" svg:y="13.232cm" svg:viewBox="0 0 0 0" draw:points="0,0">
          <text:p/>
        </draw:polygon>
        <draw:polygon draw:style-name="gr1" draw:text-style-name="P1" draw:layer="layout" svg:width="0cm" svg:height="0.221cm" svg:x="2.995cm" svg:y="13.469cm" svg:viewBox="0 0 0 222" draw:points="0,222 0,208 0,0">
          <text:p/>
        </draw:polygon>
        <draw:polygon draw:style-name="gr7" draw:text-style-name="P2" draw:layer="layout" svg:width="0cm" svg:height="0cm" svg:x="4.924cm" svg:y="13.232cm" svg:viewBox="0 0 0 0" draw:points="0,0">
          <text:p/>
        </draw:polygon>
        <draw:polygon draw:style-name="gr7" draw:text-style-name="P2" draw:layer="layout" svg:width="0cm" svg:height="0cm" svg:x="4.924cm" svg:y="13.232cm" svg:viewBox="0 0 0 0" draw:points="0,0">
          <text:p/>
        </draw:polygon>
        <draw:polygon draw:style-name="gr1" draw:text-style-name="P1" draw:layer="layout" svg:width="0.994cm" svg:height="0cm" svg:x="3.612cm" svg:y="15.875cm" svg:viewBox="0 0 995 0" draw:points="0,0 995,0 960,0 847,0 723,0 589,0 459,0 335,0 222,0 127,0 56,0 14,0">
          <text:p/>
        </draw:polygon>
        <draw:polygon draw:style-name="gr7" draw:text-style-name="P2" draw:layer="layout" svg:width="0cm" svg:height="0cm" svg:x="4.924cm" svg:y="13.232cm" svg:viewBox="0 0 0 0" draw:points="0,0">
          <text:p/>
        </draw:polygon>
        <draw:polygon draw:style-name="gr1" draw:text-style-name="P1" draw:layer="layout" svg:width="0.179cm" svg:height="0cm" svg:x="4.607cm" svg:y="15.875cm" svg:viewBox="0 0 180 0" draw:points="0,0 180,0 173,0 130,0 60,0">
          <text:p/>
        </draw:polygon>
        <draw:polygon draw:style-name="gr7" draw:text-style-name="P2" draw:layer="layout" svg:width="0cm" svg:height="0cm" svg:x="4.924cm" svg:y="13.232cm" svg:viewBox="0 0 0 0" draw:points="0,0">
          <text:p/>
        </draw:polygon>
        <draw:polygon draw:style-name="gr7" draw:text-style-name="P2" draw:layer="layout" svg:width="0cm" svg:height="0cm" svg:x="4.924cm" svg:y="13.232cm" svg:viewBox="0 0 0 0" draw:points="0,0">
          <text:p/>
        </draw:polygon>
        <draw:line draw:style-name="gr10" draw:text-style-name="P2" draw:layer="layout" svg:x1="2.356cm" svg:y1="10.59cm" svg:x2="4.974cm" svg:y2="10.59cm">
          <text:p/>
        </draw:line>
        <draw:path draw:style-name="gr10" draw:text-style-name="P2" draw:layer="layout" svg:width="0.074cm" svg:height="0.109cm" svg:x="4.974cm" svg:y="10.59cm" svg:viewBox="0 0 75 110" svg:d="M68 110c10-24 10-53-4-75-14-25-39-35-64-35">
          <text:p/>
        </draw:path>
        <draw:line draw:style-name="gr10" draw:text-style-name="P2" draw:layer="layout" svg:x1="2.356cm" svg:y1="10.59cm" svg:x2="2.356cm" svg:y2="11.32cm">
          <text:p/>
        </draw:line>
        <draw:line draw:style-name="gr10" draw:text-style-name="P2" draw:layer="layout" svg:x1="5.042cm" svg:y1="10.696cm" svg:x2="3.369cm" svg:y2="14.115cm">
          <text:p/>
        </draw:line>
        <draw:line draw:style-name="gr10" draw:text-style-name="P2" draw:layer="layout" svg:x1="2.996cm" svg:y1="11.96cm" svg:x2="2.356cm" svg:y2="11.32cm">
          <text:p/>
        </draw:line>
        <draw:line draw:style-name="gr10" draw:text-style-name="P2" draw:layer="layout" svg:x1="3.37cm" svg:y1="14.111cm" svg:x2="3.069cm" svg:y2="15.876cm">
          <text:p/>
        </draw:line>
        <draw:line draw:style-name="gr10" draw:text-style-name="P2" draw:layer="layout" svg:x1="2.995cm" svg:y1="13.962cm" svg:x2="2.995cm" svg:y2="11.955cm">
          <text:p/>
        </draw:line>
        <draw:line draw:style-name="gr10" draw:text-style-name="P2" draw:layer="layout" svg:x1="2.356cm" svg:y1="15.875cm" svg:x2="3.069cm" svg:y2="15.875cm">
          <text:p/>
        </draw:line>
        <draw:line draw:style-name="gr10" draw:text-style-name="P2" draw:layer="layout" svg:x1="2.356cm" svg:y1="14.602cm" svg:x2="2.996cm" svg:y2="13.962cm">
          <text:p/>
        </draw:line>
        <draw:line draw:style-name="gr10" draw:text-style-name="P2" draw:layer="layout" svg:x1="2.356cm" svg:y1="14.601cm" svg:x2="2.356cm" svg:y2="15.875cm">
          <text:p/>
        </draw:line>
        <draw:path draw:style-name="gr10" draw:text-style-name="P2" draw:layer="layout" svg:width="0.3cm" svg:height="0.299cm" svg:x="2.564cm" svg:y="10.929cm" svg:viewBox="0 0 301 300" svg:d="M301 148c0 84-68 152-149 152-85 0-152-68-152-152 0-81 67-148 152-148 81 0 149 67 149 148z">
          <text:p/>
        </draw:path>
        <draw:path draw:style-name="gr10" draw:text-style-name="P2" draw:layer="layout" svg:width="0.3cm" svg:height="0.3cm" svg:x="2.564cm" svg:y="14.527cm" svg:viewBox="0 0 301 301" svg:d="M301 148c0 85-68 153-149 153-85 0-152-68-152-153 0-81 67-148 152-148 81 0 149 67 149 148z">
          <text:p/>
        </draw:path>
        <draw:line draw:style-name="gr10" draw:text-style-name="P2" draw:layer="layout" svg:x1="4.787cm" svg:y1="15.875cm" svg:x2="7.493cm" svg:y2="15.875cm">
          <text:p/>
        </draw:line>
        <draw:line draw:style-name="gr10" draw:text-style-name="P2" draw:layer="layout" svg:x1="4.607cm" svg:y1="15.875cm" svg:x2="4.787cm" svg:y2="15.875cm">
          <text:p/>
        </draw:line>
        <draw:line draw:style-name="gr10" draw:text-style-name="P2" draw:layer="layout" svg:x1="3.069cm" svg:y1="15.875cm" svg:x2="4.607cm" svg:y2="15.875cm">
          <text:p/>
        </draw:line>
        <draw:path draw:style-name="gr10" draw:text-style-name="P2" draw:layer="layout" svg:width="0.342cm" svg:height="0.339cm" svg:x="3.097cm" svg:y="13.578cm" svg:viewBox="0 0 343 340" svg:d="M343 170c0 92-78 170-169 170-96 0-174-78-174-170s78-170 174-170c91 0 169 78 169 170z">
          <text:p/>
        </draw:path>
        <draw:path draw:style-name="gr10" draw:text-style-name="P2" draw:layer="layout" svg:width="0cm" svg:height="0.284cm" svg:x="2.995cm" svg:y="13.677cm" svg:viewBox="0 0 0 285" svg:d="M0 285c0-3 0-7 0-10 0-4 0-7 0-11 0-3 0-7 0-14 0-3 0-10 0-14 0-7 0-14 0-18 0-7 0-14 0-21s0-14 0-21 0-14 0-21c0-11 0-18 0-25s0-17 0-24c0-18 0-36 0-53 0-18 0-36 0-53">
          <text:p/>
        </draw:path>
        <draw:polyline draw:style-name="gr10" draw:text-style-name="P2" draw:layer="layout" svg:width="0cm" svg:height="0.426cm" svg:x="2.995cm" svg:y="11.955cm" svg:viewBox="0 0 0 427" draw:points="0,427 0,423 0,413 0,395 0,374 0,346 0,314 0,279 0,240 0,198 0,155 0,113 0,74 0,35 0,0">
          <text:p/>
        </draw:polyline>
        <draw:line draw:style-name="gr10" draw:text-style-name="P2" draw:layer="layout" svg:x1="2.599cm" svg:y1="10.981cm" svg:x2="2.812cm" svg:y2="11.194cm">
          <text:p/>
        </draw:line>
        <draw:line draw:style-name="gr10" draw:text-style-name="P2" draw:layer="layout" svg:x1="5.016cm" svg:y1="10.742cm" svg:x2="5.016cm" svg:y2="12.876cm">
          <text:p/>
        </draw:line>
        <draw:path draw:style-name="gr10" draw:text-style-name="P2" draw:layer="layout" svg:width="0.075cm" svg:height="0.131cm" svg:x="4.711cm" svg:y="15.744cm" svg:viewBox="0 0 76 132" svg:d="M76 132c-33 0-58-18-72-46-10-29-3-65 18-86">
          <text:p/>
        </draw:path>
        <draw:line draw:style-name="gr10" draw:text-style-name="P2" draw:layer="layout" svg:x1="5.767cm" svg:y1="14.71cm" svg:x2="5.281cm" svg:y2="14.71cm">
          <text:p/>
        </draw:line>
        <draw:path draw:style-name="gr10" draw:text-style-name="P2" draw:layer="layout" svg:width="0.374cm" svg:height="0.752cm" svg:x="4.907cm" svg:y="13.962cm" svg:viewBox="0 0 375 753" svg:d="M375 0c-205 0-375 166-375 374 0 209 170 379 375 379">
          <text:p/>
        </draw:path>
        <draw:line draw:style-name="gr10" draw:text-style-name="P2" draw:layer="layout" svg:x1="6.328cm" svg:y1="13.962cm" svg:x2="5.281cm" svg:y2="13.962cm">
          <text:p/>
        </draw:line>
        <draw:line draw:style-name="gr10" draw:text-style-name="P2" draw:layer="layout" svg:x1="7.493cm" svg:y1="13.306cm" svg:x2="7.493cm" svg:y2="13.25cm">
          <text:p/>
        </draw:line>
        <draw:path draw:style-name="gr10" draw:text-style-name="P2" draw:layer="layout" svg:width="0.377cm" svg:height="0.374cm" svg:x="5.016cm" svg:y="12.876cm" svg:viewBox="0 0 378 375" svg:d="M0 0c0 208 170 375 378 375">
          <text:p/>
        </draw:path>
        <draw:line draw:style-name="gr10" draw:text-style-name="P2" draw:layer="layout" svg:x1="5.468cm" svg:y1="13.25cm" svg:x2="7.493cm" svg:y2="13.25cm">
          <text:p/>
        </draw:line>
        <draw:line draw:style-name="gr10" draw:text-style-name="P2" draw:layer="layout" svg:x1="5.468cm" svg:y1="13.25cm" svg:x2="5.393cm" svg:y2="13.25cm">
          <text:p/>
        </draw:line>
        <draw:path draw:style-name="gr10" draw:text-style-name="P2" draw:layer="layout" svg:width="0.487cm" svg:height="0.49cm" svg:x="6.208cm" svg:y="14.721cm" svg:viewBox="0 0 488 491" svg:d="M488 248c0 134-109 243-244 243-134 0-244-109-244-243 0-139 110-248 244-248 135 0 244 109 244 248z">
          <text:p/>
        </draw:path>
        <draw:line draw:style-name="gr10" draw:text-style-name="P2" draw:layer="layout" svg:x1="4.734cm" svg:y1="15.749cm" svg:x2="5.768cm" svg:y2="14.71cm">
          <text:p/>
        </draw:line>
        <draw:path draw:style-name="gr10" draw:text-style-name="P2" draw:layer="layout" svg:width="0.075cm" svg:height="0.131cm" svg:x="4.711cm" svg:y="15.744cm" svg:viewBox="0 0 76 132" svg:d="M76 132c-33 0-58-18-72-46-10-29-3-65 18-86">
          <text:p/>
        </draw:path>
        <draw:line draw:style-name="gr10" draw:text-style-name="P2" draw:layer="layout" svg:x1="5.767cm" svg:y1="14.71cm" svg:x2="7.08cm" svg:y2="14.71cm">
          <text:p/>
        </draw:line>
        <draw:line draw:style-name="gr10" draw:text-style-name="P2" draw:layer="layout" svg:x1="7.493cm" svg:y1="14.71cm" svg:x2="7.493cm" svg:y2="15.875cm">
          <text:p/>
        </draw:line>
        <draw:line draw:style-name="gr10" draw:text-style-name="P2" draw:layer="layout" svg:x1="7.119cm" svg:y1="14.71cm" svg:x2="7.493cm" svg:y2="14.71cm">
          <text:p/>
        </draw:line>
        <draw:path draw:style-name="gr10" draw:text-style-name="P2" draw:layer="layout" svg:width="0.487cm" svg:height="0.487cm" svg:x="6.208cm" svg:y="15.324cm" svg:viewBox="0 0 488 488" svg:d="M488 244c0 134-109 244-244 244-134 0-244-110-244-244s110-244 244-244c135 0 244 110 244 244z">
          <text:p/>
        </draw:path>
        <draw:polyline draw:style-name="gr10" draw:text-style-name="P2" draw:layer="layout" svg:width="1.181cm" svg:height="0cm" svg:x="3.612cm" svg:y="15.875cm" svg:viewBox="0 0 1182 0" draw:points="1182,0 1168,0 1125,0 1055,0 960,0 847,0 723,0 589,0 459,0 335,0 222,0 127,0 56,0 14,0 0,0">
          <text:p/>
        </draw:polyline>
        <draw:path draw:style-name="gr10" draw:text-style-name="P2" draw:layer="layout" svg:width="0.338cm" svg:height="0.339cm" svg:x="3.658cm" svg:y="11.5cm" svg:viewBox="0 0 339 340" svg:d="M339 170c0 96-77 170-170 170-95 0-169-74-169-170 0-92 74-170 169-170 93 0 170 78 170 170z">
          <text:p/>
        </draw:path>
        <draw:line draw:style-name="gr10" draw:text-style-name="P2" draw:layer="layout" svg:x1="2.995cm" svg:y1="12.657cm" svg:x2="2.995cm" svg:y2="11.966cm">
          <text:p/>
        </draw:line>
        <draw:line draw:style-name="gr10" draw:text-style-name="P2" draw:layer="layout" svg:x1="2.995cm" svg:y1="13.437cm" svg:x2="2.995cm" svg:y2="12.911cm">
          <text:p/>
        </draw:line>
        <draw:line draw:style-name="gr10" draw:text-style-name="P2" draw:layer="layout" svg:x1="2.995cm" svg:y1="13.962cm" svg:x2="2.995cm" svg:y2="13.691cm">
          <text:p/>
        </draw:line>
        <draw:line draw:style-name="gr10" draw:text-style-name="P2" draw:layer="layout" svg:x1="5.468cm" svg:y1="13.25cm" svg:x2="5.468cm" svg:y2="12.163cm">
          <text:p/>
        </draw:line>
        <draw:polyline draw:style-name="gr10" draw:text-style-name="P2" draw:layer="layout" svg:width="0cm" svg:height="0.694cm" svg:x="5.468cm" svg:y="11.468cm" svg:viewBox="0 0 0 695" draw:points="0,0 0,4 0,18 0,39 0,71 0,106 0,152 0,205 0,261 0,325 0,392 0,466 0,540 0,618 0,695">
          <text:p/>
        </draw:polyline>
        <draw:line draw:style-name="gr10" draw:text-style-name="P2" draw:layer="layout" svg:x1="6.328cm" svg:y1="13.963cm" svg:x2="6.633cm" svg:y2="13.306cm">
          <text:p/>
        </draw:line>
        <draw:line draw:style-name="gr10" draw:text-style-name="P2" draw:layer="layout" svg:x1="6.628cm" svg:y1="13.306cm" svg:x2="7.493cm" svg:y2="13.306cm">
          <text:p/>
        </draw:line>
        <draw:line draw:style-name="gr10" draw:text-style-name="P2" draw:layer="layout" svg:x1="7.493cm" svg:y1="13.25cm" svg:x2="7.493cm" svg:y2="12.163cm">
          <text:p/>
        </draw:line>
        <draw:polyline draw:style-name="gr10" draw:text-style-name="P2" draw:layer="layout" svg:width="0cm" svg:height="0.694cm" svg:x="7.493cm" svg:y="11.468cm" svg:viewBox="0 0 0 695" draw:points="0,0 0,4 0,18 0,39 0,71 0,106 0,152 0,205 0,261 0,325 0,392 0,466 0,540 0,618 0,695">
          <text:p/>
        </draw:polyline>
        <draw:line draw:style-name="gr10" draw:text-style-name="P2" draw:layer="layout" svg:x1="7.493cm" svg:y1="13.306cm" svg:x2="7.493cm" svg:y2="13.962cm">
          <text:p/>
        </draw:line>
        <draw:line draw:style-name="gr10" draw:text-style-name="P2" draw:layer="layout" svg:x1="7.08cm" svg:y1="14.71cm" svg:x2="7.119cm" svg:y2="14.71cm">
          <text:p/>
        </draw:line>
        <draw:line draw:style-name="gr10" draw:text-style-name="P2" draw:layer="layout" svg:x1="2.996cm" svg:y1="11.966cm" svg:x2="2.843cm" svg:y2="12.171cm">
          <text:p/>
        </draw:line>
        <draw:line draw:style-name="gr10" draw:text-style-name="P2" draw:layer="layout" svg:x1="2.996cm" svg:y1="12.658cm" svg:x2="2.843cm" svg:y2="12.604cm">
          <text:p/>
        </draw:line>
        <draw:line draw:style-name="gr10" draw:text-style-name="P2" draw:layer="layout" svg:x1="2.843cm" svg:y1="12.604cm" svg:x2="2.843cm" svg:y2="12.17cm">
          <text:p/>
        </draw:line>
        <draw:line draw:style-name="gr10" draw:text-style-name="P2" draw:layer="layout" svg:x1="2.995cm" svg:y1="12.657cm" svg:x2="2.995cm" svg:y2="12.883cm">
          <text:p/>
        </draw:line>
        <draw:line draw:style-name="gr10" draw:text-style-name="P2" draw:layer="layout" svg:x1="2.996cm" svg:y1="12.884cm" svg:x2="2.843cm" svg:y2="12.678cm">
          <text:p/>
        </draw:line>
        <draw:line draw:style-name="gr10" draw:text-style-name="P2" draw:layer="layout" svg:x1="2.996cm" svg:y1="12.911cm" svg:x2="2.843cm" svg:y2="13.064cm">
          <text:p/>
        </draw:line>
        <draw:line draw:style-name="gr10" draw:text-style-name="P2" draw:layer="layout" svg:x1="2.843cm" svg:y1="13.671cm" svg:x2="2.996cm" svg:y2="13.469cm">
          <text:p/>
        </draw:line>
        <draw:line draw:style-name="gr10" draw:text-style-name="P2" draw:layer="layout" svg:x1="2.995cm" svg:y1="13.469cm" svg:x2="2.995cm" svg:y2="13.691cm">
          <text:p/>
        </draw:line>
        <draw:line draw:style-name="gr10" draw:text-style-name="P2" draw:layer="layout" svg:x1="2.996cm" svg:y1="13.438cm" svg:x2="2.843cm" svg:y2="13.289cm">
          <text:p/>
        </draw:line>
        <draw:line draw:style-name="gr10" draw:text-style-name="P2" draw:layer="layout" svg:x1="2.843cm" svg:y1="13.289cm" svg:x2="2.843cm" svg:y2="13.063cm">
          <text:p/>
        </draw:line>
        <draw:line draw:style-name="gr10" draw:text-style-name="P2" draw:layer="layout" svg:x1="2.843cm" svg:y1="14.111cm" svg:x2="2.843cm" svg:y2="13.747cm">
          <text:p/>
        </draw:line>
        <draw:line draw:style-name="gr10" draw:text-style-name="P2" draw:layer="layout" svg:x1="2.843cm" svg:y1="13.748cm" svg:x2="2.996cm" svg:y2="13.691cm">
          <text:p/>
        </draw:line>
        <draw:line draw:style-name="gr10" draw:text-style-name="P2" draw:layer="layout" svg:x1="7.493cm" svg:y1="13.962cm" svg:x2="6.328cm" svg:y2="13.962cm">
          <text:p/>
        </draw:line>
        <draw:line draw:style-name="gr10" draw:text-style-name="P2" draw:layer="layout" svg:x1="7.267cm" svg:y1="13.25cm" svg:x2="7.267cm" svg:y2="12.163cm">
          <text:p/>
        </draw:line>
        <draw:polyline draw:style-name="gr10" draw:text-style-name="P2" draw:layer="layout" svg:width="0cm" svg:height="0.694cm" svg:x="7.267cm" svg:y="11.468cm" svg:viewBox="0 0 0 695" draw:points="0,0 0,4 0,18 0,39 0,71 0,106 0,152 0,205 0,261 0,325 0,392 0,466 0,540 0,618 0,695">
          <text:p/>
        </draw:polyline>
        <draw:line draw:style-name="gr10" draw:text-style-name="P2" draw:layer="layout" svg:x1="5.468cm" svg:y1="12.311cm" svg:x2="7.267cm" svg:y2="12.311cm">
          <text:p/>
        </draw:line>
        <draw:line draw:style-name="gr10" draw:text-style-name="P2" draw:layer="layout" svg:x1="7.08cm" svg:y1="14.71cm" svg:x2="7.08cm" svg:y2="14.682cm">
          <text:p/>
        </draw:line>
        <draw:line draw:style-name="gr10" draw:text-style-name="P2" draw:layer="layout" svg:x1="7.119cm" svg:y1="14.682cm" svg:x2="7.119cm" svg:y2="14.71cm">
          <text:p/>
        </draw:line>
        <draw:line draw:style-name="gr10" draw:text-style-name="P2" draw:layer="layout" svg:x1="7.08cm" svg:y1="14.682cm" svg:x2="5.281cm" svg:y2="14.682cm">
          <text:p/>
        </draw:line>
        <draw:path draw:style-name="gr10" draw:text-style-name="P2" draw:layer="layout" svg:width="0.346cm" svg:height="0.688cm" svg:x="4.935cm" svg:y="13.994cm" svg:viewBox="0 0 347 689" svg:d="M347 0c-191 0-347 156-347 343 0 191 156 346 347 346">
          <text:p/>
        </draw:path>
        <draw:line draw:style-name="gr10" draw:text-style-name="P2" draw:layer="layout" svg:x1="7.493cm" svg:y1="13.994cm" svg:x2="5.281cm" svg:y2="13.994cm">
          <text:p/>
        </draw:line>
        <draw:line draw:style-name="gr10" draw:text-style-name="P2" draw:layer="layout" svg:x1="7.493cm" svg:y1="14.682cm" svg:x2="7.493cm" svg:y2="13.994cm">
          <text:p/>
        </draw:line>
        <draw:line draw:style-name="gr10" draw:text-style-name="P2" draw:layer="layout" svg:x1="7.493cm" svg:y1="14.682cm" svg:x2="7.119cm" svg:y2="14.682cm">
          <text:p/>
        </draw:line>
        <draw:line draw:style-name="gr10" draw:text-style-name="P2" draw:layer="layout" svg:x1="2.843cm" svg:y1="12.604cm" svg:x2="2.843cm" svg:y2="12.678cm">
          <text:p/>
        </draw:line>
        <draw:line draw:style-name="gr10" draw:text-style-name="P2" draw:layer="layout" svg:x1="2.843cm" svg:y1="13.67cm" svg:x2="2.843cm" svg:y2="13.747cm">
          <text:p/>
        </draw:line>
        <draw:line draw:style-name="gr10" draw:text-style-name="P2" draw:layer="layout" svg:x1="5.016cm" svg:y1="11.468cm" svg:x2="5.468cm" svg:y2="11.468cm">
          <text:p/>
        </draw:line>
        <draw:line draw:style-name="gr10" draw:text-style-name="P2" draw:layer="layout" svg:x1="7.267cm" svg:y1="11.468cm" svg:x2="7.493cm" svg:y2="11.468cm">
          <text:p/>
        </draw:line>
        <draw:line draw:style-name="gr10" draw:text-style-name="P2" draw:layer="layout" svg:x1="7.267cm" svg:y1="11.676cm" svg:x2="5.468cm" svg:y2="11.676cm">
          <text:p/>
        </draw:line>
        <draw:polygon draw:style-name="gr7" draw:text-style-name="P2" draw:layer="layout" svg:width="0cm" svg:height="0cm" svg:x="4.924cm" svg:y="13.232cm" svg:viewBox="0 0 0 0" draw:points="0,0">
          <text:p/>
        </draw:polygon>
        <draw:polyline draw:style-name="gr11" draw:text-style-name="P2" draw:layer="layout" svg:width="2.152cm" svg:height="2.653cm" svg:x="3.358cm" svg:y="13.888cm" svg:viewBox="0 0 2153 2654" draw:points="2153,2654 1651,2654 0,0">
          <text:p/>
        </draw:polyline>
        <draw:polygon draw:style-name="gr12" draw:text-style-name="P3" draw:layer="layout" svg:width="0.335cm" svg:height="0.47cm" svg:x="3.358cm" svg:y="13.888cm" svg:viewBox="0 0 336 471" draw:points="0,0 195,471 336,381">
          <text:p/>
        </draw:polygon>
        <draw:polygon draw:style-name="gr7" draw:text-style-name="P2" draw:layer="layout" svg:width="0cm" svg:height="0cm" svg:x="4.924cm" svg:y="13.232cm" svg:viewBox="0 0 0 0" draw:points="0,0">
          <text:p/>
        </draw:polygon>
        <draw:polyline draw:style-name="gr11" draw:text-style-name="P2" draw:layer="layout" svg:width="1.623cm" svg:height="4.724cm" svg:x="3.866cm" svg:y="11.835cm" svg:viewBox="0 0 1624 4725" draw:points="1624,4725 1123,4725 0,0">
          <text:p/>
        </draw:polyline>
        <draw:polygon draw:style-name="gr12" draw:text-style-name="P3" draw:layer="layout" svg:width="0.198cm" svg:height="0.505cm" svg:x="3.866cm" svg:y="11.835cm" svg:viewBox="0 0 199 506" draw:points="0,0 35,506 199,467">
          <text:p/>
        </draw:polygon>
        <draw:polygon draw:style-name="gr7" draw:text-style-name="P2" draw:layer="layout" svg:width="0cm" svg:height="0cm" svg:x="4.924cm" svg:y="13.232cm" svg:viewBox="0 0 0 0" draw:points="0,0">
          <text:p/>
        </draw:polygon>
        <draw:polyline draw:style-name="gr11" draw:text-style-name="P2" draw:layer="layout" svg:width="1.813cm" svg:height="2.755cm" svg:x="5.016cm" svg:y="13.846cm" svg:viewBox="0 0 1814 2756" draw:points="0,2756 497,2756 1814,0">
          <text:p/>
        </draw:polyline>
        <draw:polygon draw:style-name="gr12" draw:text-style-name="P3" draw:layer="layout" svg:width="0.289cm" svg:height="0.487cm" svg:x="6.54cm" svg:y="13.846cm" svg:viewBox="0 0 290 488" draw:points="290,0 0,414 148,488">
          <text:p/>
        </draw:polygon>
        <draw:polygon draw:style-name="gr7" draw:text-style-name="P2" draw:layer="layout" svg:width="0cm" svg:height="0cm" svg:x="4.924cm" svg:y="13.232cm" svg:viewBox="0 0 0 0" draw:points="0,0">
          <text:p/>
        </draw:polygon>
        <draw:polyline draw:style-name="gr11" draw:text-style-name="P2" draw:layer="layout" svg:width="1.376cm" svg:height="1.531cm" svg:x="5.03cm" svg:y="15.088cm" svg:viewBox="0 0 1377 1532" draw:points="0,1532 501,1532 1377,0">
          <text:p/>
        </draw:polyline>
        <draw:polygon draw:style-name="gr12" draw:text-style-name="P3" draw:layer="layout" svg:width="0.321cm" svg:height="0.476cm" svg:x="6.046cm" svg:y="15.113cm" svg:viewBox="0 0 322 477" draw:points="322,0 0,396 145,477">
          <text:p/>
        </draw:polygon>
        <draw:polygon draw:style-name="gr7" draw:text-style-name="P2" draw:layer="layout" svg:width="0cm" svg:height="0cm" svg:x="4.924cm" svg:y="13.232cm" svg:viewBox="0 0 0 0" draw:points="0,0">
          <text:p/>
        </draw:polygon>
        <draw:polyline draw:style-name="gr11" draw:text-style-name="P2" draw:layer="layout" svg:width="1.319cm" svg:height="0.871cm" svg:x="5.016cm" svg:y="15.688cm" svg:viewBox="0 0 1320 872" draw:points="0,872 497,872 1320,0">
          <text:p/>
        </draw:polyline>
        <draw:polygon draw:style-name="gr12" draw:text-style-name="P3" draw:layer="layout" svg:width="0.402cm" svg:height="0.423cm" svg:x="5.933cm" svg:y="15.688cm" svg:viewBox="0 0 403 424" draw:points="403,0 0,311 120,424">
          <text:p/>
        </draw:polygon>
        <draw:path draw:style-name="gr1" draw:text-style-name="P1" draw:layer="layout" svg:width="5.733cm" svg:height="5.285cm" svg:x="10.251cm" svg:y="9.676cm" svg:viewBox="0 0 5734 5286" svg:d="M5734 5286v-148-639-4499h-991-4425-282v4 3c0 4 0 4 0 7 0 4 0 7 0 11 0 3 0 7 0 7 0 7 0 11 0 14 0 11 0 25 0 35 0 11 0 18 0 25 0 4 0 7 0 11 0 3 0 7 0 10v921 3 4c0 4 0 4 0 7 0 4 0 4 0 7 0 4 0 7 0 11 0 3 0 7 0 10 0 4 0 7 0 14 0 4 0 7 0 11 0 7 0 11 0 18s0 17 0 28h-36v32 7 28 39 56 64 74 74 77 71 67 53 42 25 11h36v31 459 194 1352 46 3c0 4 0 7 0 7 0 4 0 8 0 11 0 7 0 11 0 14 0 7 0 11 0 18 0 3 0 10 0 17 0 8 0 11 0 18 0 11 0 18 0 25s0 14 0 21c0 11 0 18 0 28 0 18 0 35 0 53 0 7 0 18 0 25 0 21 0 39 0 56 0 7 0 18 0 25 0 11 0 18 0 28 0 7 0 14 0 21s0 18 0 25 0 14 0 18c0 7 0 14 0 21 0 3 0 7 0 14 0 3 0 7 0 14 0 4 0 7 0 11 0 3 0 3 0 7v3 4 106 91 4 3c0 4 0 4 0 7 0 4 0 7 0 7 0 4 0 8 0 11 0 4 0 7 0 11 0 7 0 10 0 14 0 3 0 7 0 14 0 3 0 7 0 14s0 11 0 14c0 18 0 35 0 49 0 15 0 25 0 36 0 10 0 21 0 31 0 4 0 11 0 15 0 3 0 10 0 14 0 3 0 7 0 10 0 4 0 11 0 14 0 4 0 4 0 7 0 4 0 8 0 11 0 0 0 4 0 7v4 3 233 106h282 4425z">
          <text:p/>
        </draw:path>
        <draw:polygon draw:style-name="gr7" draw:text-style-name="P2" draw:layer="layout" svg:width="0cm" svg:height="0cm" svg:x="13.116cm" svg:y="12.319cm" svg:viewBox="0 0 0 0" draw:points="0,0">
          <text:p/>
        </draw:polygon>
        <draw:path draw:style-name="gr1" draw:text-style-name="P1" draw:layer="layout" svg:width="4.424cm" svg:height="5.285cm" svg:x="10.569cm" svg:y="9.676cm" svg:viewBox="0 0 4425 5286" svg:d="M4425 5138v148h-4425v-730-639-2005-564-4-3-4c0 0 0-3 0-7 0 0 0-3 0-7 0-3 0-7 0-10 0-4 0-8 0-11 0-4 0-7 0-14 0-4 0-7 0-14 0-25 0-50 0-78 0-18 0-32 0-49 0-4 0-11 0-14 0-7 0-11 0-18 0-4 0-7 0-11 0-7 0-10 0-14 0-3 0-7 0-10 0-4 0-7 0-11 0-3 0-3 0-7 0-3 0-3 0-7v-4c0-3 0-3 0-3v-1048h4425v4499z">
          <text:p/>
        </draw:path>
        <draw:polygon draw:style-name="gr7" draw:text-style-name="P2" draw:layer="layout" svg:width="0cm" svg:height="0cm" svg:x="13.116cm" svg:y="12.319cm" svg:viewBox="0 0 0 0" draw:points="0,0">
          <text:p/>
        </draw:polygon>
        <draw:polygon draw:style-name="gr1" draw:text-style-name="P1" draw:layer="layout" svg:width="0.995cm" svg:height="4.498cm" svg:x="14.989cm" svg:y="9.676cm" svg:viewBox="0 0 996 4499" draw:points="0,4499 0,0 996,0 996,4499">
          <text:p/>
        </draw:polygon>
        <draw:polygon draw:style-name="gr7" draw:text-style-name="P2" draw:layer="layout" svg:width="0cm" svg:height="0cm" svg:x="13.116cm" svg:y="12.319cm" svg:viewBox="0 0 0 0" draw:points="0,0">
          <text:p/>
        </draw:polygon>
        <draw:polygon draw:style-name="gr1" draw:text-style-name="P1" draw:layer="layout" svg:width="2.247cm" svg:height="2.42cm" svg:x="11.902cm" svg:y="11.165cm" svg:viewBox="0 0 2248 2421" draw:points="1769,2421 2153,2188 1744,1503 2248,1210 1744,917 2153,229 1769,0 1352,691 675,300 675,945 0,945 0,1471 675,1471 675,2117 1352,1725">
          <text:p/>
        </draw:polygon>
        <draw:polygon draw:style-name="gr7" draw:text-style-name="P2" draw:layer="layout" svg:width="0cm" svg:height="0cm" svg:x="13.116cm" svg:y="12.319cm" svg:viewBox="0 0 0 0" draw:points="0,0">
          <text:p/>
        </draw:polygon>
        <draw:path draw:style-name="gr1" draw:text-style-name="P1" draw:layer="layout" svg:width="0.599cm" svg:height="1.464cm" svg:x="11.197cm" svg:y="11.574cm" svg:viewBox="0 0 600 1465" svg:d="M600 300v862c0 169-135 303-300 303-166 0-300-134-300-303v-862c0-166 134-300 300-300 165 0 300 134 300 300z">
          <text:p/>
        </draw:path>
        <draw:polygon draw:style-name="gr7" draw:text-style-name="P2" draw:layer="layout" svg:width="0cm" svg:height="0cm" svg:x="13.116cm" svg:y="12.319cm" svg:viewBox="0 0 0 0" draw:points="0,0">
          <text:p/>
        </draw:polygon>
        <draw:polygon draw:style-name="gr1" draw:text-style-name="P1" draw:layer="layout" svg:width="1.069cm" svg:height="1.038cm" svg:x="12.576cm" svg:y="11.856cm" svg:viewBox="0 0 1070 1039" draw:points="894,520 1070,227 677,0 522,259 0,259 0,781 522,781 677,1039 1070,813">
          <text:p/>
        </draw:polygon>
        <draw:polygon draw:style-name="gr7" draw:text-style-name="P2" draw:layer="layout" svg:width="0cm" svg:height="0cm" svg:x="13.116cm" svg:y="12.319cm" svg:viewBox="0 0 0 0" draw:points="0,0">
          <text:p/>
        </draw:polygon>
        <draw:polygon draw:style-name="gr1" draw:text-style-name="P1" draw:layer="layout" svg:width="0.995cm" svg:height="0.639cm" svg:x="14.989cm" svg:y="14.174cm" svg:viewBox="0 0 996 640" draw:points="0,640 0,0 996,0 996,640">
          <text:p/>
        </draw:polygon>
        <draw:polygon draw:style-name="gr7" draw:text-style-name="P2" draw:layer="layout" svg:width="0cm" svg:height="0cm" svg:x="13.116cm" svg:y="12.319cm" svg:viewBox="0 0 0 0" draw:points="0,0">
          <text:p/>
        </draw:polygon>
        <draw:polygon draw:style-name="gr1" draw:text-style-name="P1" draw:layer="layout" svg:width="0.282cm" svg:height="2.004cm" svg:x="10.287cm" svg:y="11.588cm" svg:viewBox="0 0 283 2005" draw:points="283,0 283,2005 0,2005 0,653 0,459 0,0 265,0">
          <text:p/>
        </draw:polygon>
        <draw:polygon draw:style-name="gr7" draw:text-style-name="P2" draw:layer="layout" svg:width="0cm" svg:height="0cm" svg:x="13.116cm" svg:y="12.319cm" svg:viewBox="0 0 0 0" draw:points="0,0">
          <text:p/>
        </draw:polygon>
        <draw:path draw:style-name="gr1" draw:text-style-name="P1" draw:layer="layout" svg:width="0.282cm" svg:height="1.274cm" svg:x="10.287cm" svg:y="9.676cm" svg:viewBox="0 0 283 1275" svg:d="M283 1275c0-21 0-50 0-78 0-14 0-32 0-49 0-5 0-12 0-15 0-7 0-11 0-18 0-4 0-7 0-11 0-7 0-10 0-14 0-3 0-7 0-10 0-4 0-7 0-11 0-3 0-3 0-7 0-3 0-3 0-7v-4c0-3 0-3 0-3v-1048h-283v4 3c0 4 0 4 0 7 0 4 0 7 0 11 0 3 0 7 0 7 0 7 0 11 0 14 0 11 0 25 0 35 0 11 0 18 0 25 0 4 0 7 0 11 0 3 0 7 0 10v921 3 4c0 4 0 4 0 7 0 4 0 4 0 7 0 4 0 7 0 11 0 3 0 7 0 10 0 4 0 7 0 14 0 4 0 7 0 11 0 7 0 11 0 18s0 18 0 29c0 10 0 21 0 32v3c0 28 0 57 0 78z">
          <text:p/>
        </draw:path>
        <draw:polygon draw:style-name="gr7" draw:text-style-name="P2" draw:layer="layout" svg:width="0cm" svg:height="0cm" svg:x="13.116cm" svg:y="12.319cm" svg:viewBox="0 0 0 0" draw:points="0,0">
          <text:p/>
        </draw:polygon>
        <draw:polygon draw:style-name="gr1" draw:text-style-name="P1" draw:layer="layout" svg:width="0.677cm" svg:height="0.649cm" svg:x="12.576cm" svg:y="11.465cm" svg:viewBox="0 0 678 650" draw:points="678,391 522,650 0,650 0,0">
          <text:p/>
        </draw:polygon>
        <draw:polygon draw:style-name="gr7" draw:text-style-name="P2" draw:layer="layout" svg:width="0cm" svg:height="0cm" svg:x="13.116cm" svg:y="12.319cm" svg:viewBox="0 0 0 0" draw:points="0,0">
          <text:p/>
        </draw:polygon>
        <draw:polygon draw:style-name="gr1" draw:text-style-name="P1" draw:layer="layout" svg:width="0.677cm" svg:height="0.649cm" svg:x="12.576cm" svg:y="12.636cm" svg:viewBox="0 0 678 650" draw:points="0,0 522,0 678,255 0,650">
          <text:p/>
        </draw:polygon>
        <draw:polygon draw:style-name="gr7" draw:text-style-name="P2" draw:layer="layout" svg:width="0cm" svg:height="0cm" svg:x="13.116cm" svg:y="12.319cm" svg:viewBox="0 0 0 0" draw:points="0,0">
          <text:p/>
        </draw:polygon>
        <draw:path draw:style-name="gr9" draw:text-style-name="P1" draw:layer="layout" svg:width="0.526cm" svg:height="0.526cm" svg:x="12.717cm" svg:y="10.918cm" svg:viewBox="0 0 527 527" svg:d="M527 265c0 145-117 262-261 262-149 0-266-117-266-262s117-265 266-265c144 0 261 120 261 265z">
          <text:p/>
        </draw:path>
        <draw:polygon draw:style-name="gr7" draw:text-style-name="P2" draw:layer="layout" svg:width="0cm" svg:height="0cm" svg:x="13.116cm" svg:y="12.319cm" svg:viewBox="0 0 0 0" draw:points="0,0">
          <text:p/>
        </draw:polygon>
        <draw:path draw:style-name="gr9" draw:text-style-name="P1" draw:layer="layout" svg:width="0.526cm" svg:height="0.525cm" svg:x="12.717cm" svg:y="13.169cm" svg:viewBox="0 0 527 526" svg:d="M527 262c0 148-117 264-261 264-149 0-266-116-266-264 0-146 117-262 266-262 144 0 261 116 261 262z">
          <text:p/>
        </draw:path>
        <draw:polygon draw:style-name="gr7" draw:text-style-name="P2" draw:layer="layout" svg:width="0cm" svg:height="0cm" svg:x="13.116cm" svg:y="12.319cm" svg:viewBox="0 0 0 0" draw:points="0,0">
          <text:p/>
        </draw:polygon>
        <draw:path draw:style-name="gr1" draw:text-style-name="P1" draw:layer="layout" svg:width="0.282cm" svg:height="0.73cm" svg:x="10.287cm" svg:y="14.231cm" svg:viewBox="0 0 283 731" svg:d="M283 0v731h-283v-106-233c0-3 0-3 0-3 0-4 0-4 0-4 0-3 0-7 0-7 0-3 0-7 0-11 0-3 0-3 0-7 0-3 0-10 0-14 0-3 0-7 0-10 0-4 0-11 0-14 0-4 0-11 0-15 0-10 0-21 0-31 0-11 0-21 0-36 0-14 0-31 0-49 0-3 0-7 0-14s0-11 0-14c0-7 0-11 0-14 0-4 0-7 0-14 0-4 0-7 0-11 0-3 0-7 0-11 0 0 0-3 0-7 0-3 0-3 0-7v-3-4-92z">
          <text:p/>
        </draw:path>
        <draw:polygon draw:style-name="gr7" draw:text-style-name="P2" draw:layer="layout" svg:width="0cm" svg:height="0cm" svg:x="13.116cm" svg:y="12.319cm" svg:viewBox="0 0 0 0" draw:points="0,0">
          <text:p/>
        </draw:polygon>
        <draw:polygon draw:style-name="gr1" draw:text-style-name="P1" draw:layer="layout" svg:width="0.684cm" svg:height="0.586cm" svg:x="13.465cm" svg:y="12.082cm" svg:viewBox="0 0 685 587" draw:points="176,587 685,293 176,0 0,293">
          <text:p/>
        </draw:polygon>
        <draw:polygon draw:style-name="gr7" draw:text-style-name="P2" draw:layer="layout" svg:width="0cm" svg:height="0cm" svg:x="13.116cm" svg:y="12.319cm" svg:viewBox="0 0 0 0" draw:points="0,0">
          <text:p/>
        </draw:polygon>
        <draw:path draw:style-name="gr1" draw:text-style-name="P1" draw:layer="layout" svg:width="0.282cm" svg:height="0.639cm" svg:x="10.287cm" svg:y="13.592cm" svg:viewBox="0 0 283 640" svg:d="M283 0v640h-283v-106c0-4 0-4 0-4v-3c0-4 0-4 0-7 0-4 0-7 0-11 0-7 0-11 0-14 0-7 0-11 0-14 0-7 0-14 0-21 0-4 0-11 0-18s0-18 0-25 0-14 0-21c0-10 0-17 0-28 0-7 0-18 0-25 0-17 0-35 0-56 0-7 0-18 0-25 0-18 0-35 0-53 0-10 0-17 0-28 0-7 0-14 0-21s0-14 0-25c0-7 0-11 0-19 0-7 0-14 0-21 0-3 0-10 0-14 0-7 0-10 0-14 0-3 0-7 0-11 0-3 0-3 0-7 0-3 0-3 0-3v-4-42z">
          <text:p/>
        </draw:path>
        <draw:polygon draw:style-name="gr7" draw:text-style-name="P2" draw:layer="layout" svg:width="0cm" svg:height="0cm" svg:x="13.116cm" svg:y="12.319cm" svg:viewBox="0 0 0 0" draw:points="0,0">
          <text:p/>
        </draw:polygon>
        <draw:path draw:style-name="gr1" draw:text-style-name="P1" draw:layer="layout" svg:width="0.282cm" svg:height="0.638cm" svg:x="10.287cm" svg:y="10.95cm" svg:viewBox="0 0 283 639" svg:d="M283 74v565h-18c0 0 0-7 0-17 0 10 0 17 0 17h-265v-31-534-4-3-4c0 0 0-3 0-7 0 0 0-3 0-7 0-3 0-7 0-10 0-4 0-8 0-11 0-4 0-7 0-14 0-4 0-7 0-14h283c0 7 0 10 0 14 0 7 0 10 0 14 0 3 0 7 0 11 0 3 0 7 0 10 0 4 0 7 0 7 0 4 0 7 0 7 0 4 0 4 0 4 0 3 0 3 0 3z">
          <text:p/>
        </draw:path>
        <draw:polygon draw:style-name="gr7" draw:text-style-name="P2" draw:layer="layout" svg:width="0cm" svg:height="0cm" svg:x="13.116cm" svg:y="12.319cm" svg:viewBox="0 0 0 0" draw:points="0,0">
          <text:p/>
        </draw:polygon>
        <draw:polygon draw:style-name="gr1" draw:text-style-name="P1" draw:layer="layout" svg:width="0.995cm" svg:height="0.152cm" svg:x="14.989cm" svg:y="14.809cm" svg:viewBox="0 0 996 153" draw:points="996,153 996,0 0,0 0,153">
          <text:p/>
        </draw:polygon>
        <draw:polygon draw:style-name="gr7" draw:text-style-name="P2" draw:layer="layout" svg:width="0cm" svg:height="0cm" svg:x="13.116cm" svg:y="12.319cm" svg:viewBox="0 0 0 0" draw:points="0,0">
          <text:p/>
        </draw:polygon>
        <draw:polygon draw:style-name="gr1" draw:text-style-name="P1" draw:layer="layout" svg:width="0.47cm" svg:height="0.695cm" svg:x="13.253cm" svg:y="12.89cm" svg:viewBox="0 0 471 696" draw:points="0,0 418,696 471,490 210,53">
          <text:p/>
        </draw:polygon>
        <draw:polygon draw:style-name="gr7" draw:text-style-name="P2" draw:layer="layout" svg:width="0cm" svg:height="0cm" svg:x="13.116cm" svg:y="12.319cm" svg:viewBox="0 0 0 0" draw:points="0,0">
          <text:p/>
        </draw:polygon>
        <draw:polygon draw:style-name="gr1" draw:text-style-name="P1" draw:layer="layout" svg:width="0.47cm" svg:height="0.691cm" svg:x="13.253cm" svg:y="11.165cm" svg:viewBox="0 0 471 692" draw:points="418,0 471,205 210,639 0,692">
          <text:p/>
        </draw:polygon>
        <draw:polygon draw:style-name="gr7" draw:text-style-name="P2" draw:layer="layout" svg:width="0cm" svg:height="0cm" svg:x="13.116cm" svg:y="12.319cm" svg:viewBox="0 0 0 0" draw:points="0,0">
          <text:p/>
        </draw:polygon>
        <draw:path draw:style-name="gr1" draw:text-style-name="P1" draw:layer="layout" svg:width="0.353cm" svg:height="0.353cm" svg:x="11.32cm" svg:y="12.558cm" svg:viewBox="0 0 354 354" svg:d="M354 177c0 99-81 177-176 177-100 0-178-78-178-177 0-95 78-177 178-177 95 0 176 82 176 177z">
          <text:p/>
        </draw:path>
        <draw:polygon draw:style-name="gr7" draw:text-style-name="P2" draw:layer="layout" svg:width="0cm" svg:height="0cm" svg:x="13.116cm" svg:y="12.319cm" svg:viewBox="0 0 0 0" draw:points="0,0">
          <text:p/>
        </draw:polygon>
        <draw:path draw:style-name="gr9" draw:text-style-name="P1" draw:layer="layout" svg:width="0.353cm" svg:height="0.353cm" svg:x="13.253cm" svg:y="14.379cm" svg:viewBox="0 0 354 354" svg:d="M354 176c0 100-82 178-177 178-99 0-177-78-177-178 0-99 78-176 177-176 95 0 177 77 177 176z">
          <text:p/>
        </draw:path>
        <draw:polygon draw:style-name="gr7" draw:text-style-name="P2" draw:layer="layout" svg:width="0cm" svg:height="0cm" svg:x="13.116cm" svg:y="12.319cm" svg:viewBox="0 0 0 0" draw:points="0,0">
          <text:p/>
        </draw:polygon>
        <draw:path draw:style-name="gr1" draw:text-style-name="P1" draw:layer="layout" svg:width="0.353cm" svg:height="0.353cm" svg:x="13.253cm" svg:y="9.881cm" svg:viewBox="0 0 354 354" svg:d="M354 177c0 99-82 177-177 177-99 0-177-78-177-177 0-100 78-177 177-177 95 0 177 77 177 177z">
          <text:p/>
        </draw:path>
        <draw:polygon draw:style-name="gr7" draw:text-style-name="P2" draw:layer="layout" svg:width="0cm" svg:height="0cm" svg:x="13.116cm" svg:y="12.319cm" svg:viewBox="0 0 0 0" draw:points="0,0">
          <text:p/>
        </draw:polygon>
        <draw:path draw:style-name="gr9" draw:text-style-name="P1" draw:layer="layout" svg:width="0.352cm" svg:height="0.352cm" svg:x="12.961cm" svg:y="12.199cm" svg:viewBox="0 0 353 353" svg:d="M353 176c0 95-77 177-177 177-99 0-176-82-176-177 0-99 77-176 176-176 100 0 177 77 177 176z">
          <text:p/>
        </draw:path>
        <draw:polygon draw:style-name="gr7" draw:text-style-name="P2" draw:layer="layout" svg:width="0cm" svg:height="0cm" svg:x="13.116cm" svg:y="12.319cm" svg:viewBox="0 0 0 0" draw:points="0,0">
          <text:p/>
        </draw:polygon>
        <draw:path draw:style-name="gr1" draw:text-style-name="P1" draw:layer="layout" svg:width="0.353cm" svg:height="0.352cm" svg:x="11.32cm" svg:y="11.698cm" svg:viewBox="0 0 354 353" svg:d="M354 177c0 99-81 176-176 176-100 0-178-77-178-176 0-100 78-177 178-177 95 0 176 77 176 177z">
          <text:p/>
        </draw:path>
        <draw:polygon draw:style-name="gr7" draw:text-style-name="P2" draw:layer="layout" svg:width="0cm" svg:height="0cm" svg:x="13.116cm" svg:y="12.319cm" svg:viewBox="0 0 0 0" draw:points="0,0">
          <text:p/>
        </draw:polygon>
        <draw:path draw:style-name="gr9" draw:text-style-name="P1" draw:layer="layout" svg:width="0.353cm" svg:height="0.353cm" svg:x="15.511cm" svg:y="11.006cm" svg:viewBox="0 0 354 354" svg:d="M354 178c0 95-78 176-176 176-100 0-178-81-178-176 0-100 78-178 178-178 98 0 176 78 176 178z">
          <text:p/>
        </draw:path>
        <draw:polygon draw:style-name="gr7" draw:text-style-name="P2" draw:layer="layout" svg:width="0cm" svg:height="0cm" svg:x="13.116cm" svg:y="12.319cm" svg:viewBox="0 0 0 0" draw:points="0,0">
          <text:p/>
        </draw:polygon>
        <draw:path draw:style-name="gr9" draw:text-style-name="P1" draw:layer="layout" svg:width="0.353cm" svg:height="0.353cm" svg:x="15.511cm" svg:y="13.253cm" svg:viewBox="0 0 354 354" svg:d="M354 177c0 99-78 177-176 177-100 0-178-78-178-177 0-95 78-177 178-177 98 0 176 82 176 177z">
          <text:p/>
        </draw:path>
        <draw:polygon draw:style-name="gr7" draw:text-style-name="P2" draw:layer="layout" svg:width="0cm" svg:height="0cm" svg:x="13.116cm" svg:y="12.319cm" svg:viewBox="0 0 0 0" draw:points="0,0">
          <text:p/>
        </draw:polygon>
        <draw:path draw:style-name="gr1" draw:text-style-name="P1" draw:layer="layout" svg:width="0.353cm" svg:height="0.355cm" svg:x="11.32cm" svg:y="12.558cm" svg:viewBox="0 0 354 356" svg:d="M354 178c0 24-7 46-11 60-7 14-14 28-21 39-7 17-21 28-32 38-17 14-38 25-70 36-7 3-21 3-32 3-14 4-25 0-35 0-32-7-54-14-72-28-14-7-24-14-35-25-11-14-21-28-28-42-4-14-11-25-14-46-4-11-4-28-4-42s4-28 7-39c7-25 18-46 28-60 11-14 18-21 32-32 18-14 39-24 72-36 7 0 21-4 35-4 11 0 21 0 32 4 32 8 53 19 70 29 14 7 25 18 36 32 7 7 14 18 21 28 3 11 10 21 14 35 3 15 7 32 7 50z">
          <text:p/>
        </draw:path>
        <draw:polygon draw:style-name="gr7" draw:text-style-name="P2" draw:layer="layout" svg:width="0cm" svg:height="0cm" svg:x="13.116cm" svg:y="12.319cm" svg:viewBox="0 0 0 0" draw:points="0,0">
          <text:p/>
        </draw:polygon>
        <draw:path draw:style-name="gr9" draw:text-style-name="P1" draw:layer="layout" svg:width="0.353cm" svg:height="0.352cm" svg:x="11.32cm" svg:y="11.698cm" svg:viewBox="0 0 354 353" svg:d="M354 177c0 25-7 46-11 60-7 14-14 28-21 39-7 14-21 28-32 35-17 18-38 28-70 35-7 4-21 7-32 7-14 0-25 0-35-3-32-4-54-14-72-25-14-7-24-17-35-28s-21-25-28-39c-4-14-11-28-14-46-4-10-4-28-4-42s4-28 7-39c7-28 18-47 28-61 11-14 18-25 32-35 18-11 39-25 72-32 7 0 21-3 35-3 11 0 21 0 32 3 32 4 53 14 70 25 14 10 25 21 36 32 7 10 14 17 21 28 3 15 10 26 14 40 3 14 7 28 7 49z">
          <text:p/>
        </draw:path>
        <draw:polygon draw:style-name="gr7" draw:text-style-name="P2" draw:layer="layout" svg:width="0cm" svg:height="0cm" svg:x="13.116cm" svg:y="12.319cm" svg:viewBox="0 0 0 0" draw:points="0,0">
          <text:p/>
        </draw:polygon>
        <draw:polygon draw:style-name="gr1" draw:text-style-name="P1" draw:layer="layout" svg:width="0.462cm" svg:height="0.684cm" svg:x="13.592cm" svg:y="12.668cm" svg:viewBox="0 0 463 685" draw:points="463,685 262,635 0,201 50,0">
          <text:p/>
        </draw:polygon>
        <draw:polygon draw:style-name="gr7" draw:text-style-name="P2" draw:layer="layout" svg:width="0cm" svg:height="0cm" svg:x="13.116cm" svg:y="12.319cm" svg:viewBox="0 0 0 0" draw:points="0,0">
          <text:p/>
        </draw:polygon>
        <draw:polygon draw:style-name="gr1" draw:text-style-name="P1" draw:layer="layout" svg:width="0.462cm" svg:height="0.688cm" svg:x="13.592cm" svg:y="11.394cm" svg:viewBox="0 0 463 689" draw:points="0,484 50,689 463,0 262,53">
          <text:p/>
        </draw:polygon>
        <draw:polygon draw:style-name="gr7" draw:text-style-name="P2" draw:layer="layout" svg:width="0cm" svg:height="0cm" svg:x="13.116cm" svg:y="12.319cm" svg:viewBox="0 0 0 0" draw:points="0,0">
          <text:p/>
        </draw:polygon>
        <draw:polygon draw:style-name="gr1" draw:text-style-name="P1" draw:layer="layout" svg:width="0.378cm" svg:height="0.227cm" svg:x="12.05cm" svg:y="12.262cm" svg:viewBox="0 0 379 228" draw:points="379,0 379,228 0,228 0,0">
          <text:p/>
        </draw:polygon>
        <draw:polygon draw:style-name="gr7" draw:text-style-name="P2" draw:layer="layout" svg:width="0cm" svg:height="0cm" svg:x="13.116cm" svg:y="12.319cm" svg:viewBox="0 0 0 0" draw:points="0,0">
          <text:p/>
        </draw:polygon>
        <draw:polygon draw:style-name="gr1" draw:text-style-name="P1" draw:layer="layout" svg:width="0.674cm" svg:height="0.152cm" svg:x="11.902cm" svg:y="12.11cm" svg:viewBox="0 0 675 153" draw:points="675,0 522,153 148,153 0,0">
          <text:p/>
        </draw:polygon>
        <draw:polygon draw:style-name="gr7" draw:text-style-name="P2" draw:layer="layout" svg:width="0cm" svg:height="0cm" svg:x="13.116cm" svg:y="12.319cm" svg:viewBox="0 0 0 0" draw:points="0,0">
          <text:p/>
        </draw:polygon>
        <draw:polygon draw:style-name="gr1" draw:text-style-name="P1" draw:layer="layout" svg:width="0.674cm" svg:height="0.148cm" svg:x="11.902cm" svg:y="12.488cm" svg:viewBox="0 0 675 149" draw:points="0,149 675,149 522,0 148,0">
          <text:p/>
        </draw:polygon>
        <draw:polygon draw:style-name="gr7" draw:text-style-name="P2" draw:layer="layout" svg:width="0cm" svg:height="0cm" svg:x="13.116cm" svg:y="12.319cm" svg:viewBox="0 0 0 0" draw:points="0,0">
          <text:p/>
        </draw:polygon>
        <draw:polygon draw:style-name="gr1" draw:text-style-name="P1" draw:layer="layout" svg:width="0.395cm" svg:height="0.511cm" svg:x="13.458cm" svg:y="12.869cm" svg:viewBox="0 0 396 512" draw:points="0,74 266,512 396,435 134,0">
          <text:p/>
        </draw:polygon>
        <draw:polygon draw:style-name="gr7" draw:text-style-name="P2" draw:layer="layout" svg:width="0cm" svg:height="0cm" svg:x="13.116cm" svg:y="12.319cm" svg:viewBox="0 0 0 0" draw:points="0,0">
          <text:p/>
        </draw:polygon>
        <draw:polygon draw:style-name="gr1" draw:text-style-name="P1" draw:layer="layout" svg:width="0.395cm" svg:height="0.511cm" svg:x="13.458cm" svg:y="11.37cm" svg:viewBox="0 0 396 512" draw:points="134,512 396,77 266,0 0,434">
          <text:p/>
        </draw:polygon>
        <draw:polygon draw:style-name="gr7" draw:text-style-name="P2" draw:layer="layout" svg:width="0cm" svg:height="0cm" svg:x="13.116cm" svg:y="12.319cm" svg:viewBox="0 0 0 0" draw:points="0,0">
          <text:p/>
        </draw:polygon>
        <draw:path draw:style-name="gr9" draw:text-style-name="P1" draw:layer="layout" svg:width="0.3cm" svg:height="0.299cm" svg:x="12.83cm" svg:y="13.282cm" svg:viewBox="0 0 301 300" svg:d="M301 149c0 84-67 151-153 151-81 0-148-67-148-151 0-81 67-149 148-149 86 0 153 68 153 149z">
          <text:p/>
        </draw:path>
        <draw:polygon draw:style-name="gr7" draw:text-style-name="P2" draw:layer="layout" svg:width="0cm" svg:height="0cm" svg:x="13.116cm" svg:y="12.319cm" svg:viewBox="0 0 0 0" draw:points="0,0">
          <text:p/>
        </draw:polygon>
        <draw:path draw:style-name="gr9" draw:text-style-name="P1" draw:layer="layout" svg:width="0.3cm" svg:height="0.303cm" svg:x="12.83cm" svg:y="11.031cm" svg:viewBox="0 0 301 304" svg:d="M301 153c0 84-67 151-153 151-81 0-148-67-148-151 0-85 67-153 148-153 86 0 153 68 153 153z">
          <text:p/>
        </draw:path>
        <draw:polygon draw:style-name="gr7" draw:text-style-name="P2" draw:layer="layout" svg:width="0cm" svg:height="0cm" svg:x="13.116cm" svg:y="12.319cm" svg:viewBox="0 0 0 0" draw:points="0,0">
          <text:p/>
        </draw:polygon>
        <draw:polygon draw:style-name="gr1" draw:text-style-name="P1" draw:layer="layout" svg:width="0.148cm" svg:height="0.526cm" svg:x="11.902cm" svg:y="12.11cm" svg:viewBox="0 0 149 527" draw:points="0,0 149,152 149,379 0,527">
          <text:p/>
        </draw:polygon>
        <draw:polygon draw:style-name="gr7" draw:text-style-name="P2" draw:layer="layout" svg:width="0cm" svg:height="0cm" svg:x="13.116cm" svg:y="12.319cm" svg:viewBox="0 0 0 0" draw:points="0,0">
          <text:p/>
        </draw:polygon>
        <draw:polygon draw:style-name="gr1" draw:text-style-name="P1" draw:layer="layout" svg:width="0.152cm" svg:height="0.526cm" svg:x="12.424cm" svg:y="12.11cm" svg:viewBox="0 0 153 527" draw:points="153,0 153,527 0,379 0,152">
          <text:p/>
        </draw:polygon>
        <draw:polygon draw:style-name="gr7" draw:text-style-name="P2" draw:layer="layout" svg:width="0cm" svg:height="0cm" svg:x="13.116cm" svg:y="12.319cm" svg:viewBox="0 0 0 0" draw:points="0,0">
          <text:p/>
        </draw:polygon>
        <draw:polygon draw:style-name="gr1" draw:text-style-name="P1" draw:layer="layout" svg:width="0.392cm" svg:height="0.278cm" svg:x="13.253cm" svg:y="12.668cm" svg:viewBox="0 0 393 279" draw:points="0,222 393,0 340,201 209,279">
          <text:p/>
        </draw:polygon>
        <draw:polygon draw:style-name="gr7" draw:text-style-name="P2" draw:layer="layout" svg:width="0cm" svg:height="0cm" svg:x="13.116cm" svg:y="12.319cm" svg:viewBox="0 0 0 0" draw:points="0,0">
          <text:p/>
        </draw:polygon>
        <draw:polygon draw:style-name="gr1" draw:text-style-name="P1" draw:layer="layout" svg:width="0.392cm" svg:height="0.279cm" svg:x="13.253cm" svg:y="11.803cm" svg:viewBox="0 0 393 280" draw:points="340,79 393,280 0,54 209,0">
          <text:p/>
        </draw:polygon>
        <draw:polygon draw:style-name="gr7" draw:text-style-name="P2" draw:layer="layout" svg:width="0cm" svg:height="0cm" svg:x="13.116cm" svg:y="12.319cm" svg:viewBox="0 0 0 0" draw:points="0,0">
          <text:p/>
        </draw:polygon>
        <draw:polygon draw:style-name="gr1" draw:text-style-name="P1" draw:layer="layout" svg:width="0.384cm" svg:height="0.282cm" svg:x="13.67cm" svg:y="13.303cm" svg:viewBox="0 0 385 283" draw:points="0,283 385,49 180,0 49,77">
          <text:p/>
        </draw:polygon>
        <draw:polygon draw:style-name="gr7" draw:text-style-name="P2" draw:layer="layout" svg:width="0cm" svg:height="0cm" svg:x="13.116cm" svg:y="12.319cm" svg:viewBox="0 0 0 0" draw:points="0,0">
          <text:p/>
        </draw:polygon>
        <draw:polygon draw:style-name="gr1" draw:text-style-name="P1" draw:layer="layout" svg:width="0.384cm" svg:height="0.282cm" svg:x="13.67cm" svg:y="11.165cm" svg:viewBox="0 0 385 283" draw:points="385,229 180,283 49,205 0,0">
          <text:p/>
        </draw:polygon>
        <draw:polygon draw:style-name="gr7" draw:text-style-name="P2" draw:layer="layout" svg:width="0cm" svg:height="0cm" svg:x="13.116cm" svg:y="12.319cm" svg:viewBox="0 0 0 0" draw:points="0,0">
          <text:p/>
        </draw:polygon>
        <draw:path draw:style-name="gr1" draw:text-style-name="P1" draw:layer="layout" svg:width="0.036cm" svg:height="0.688cm" svg:x="10.251cm" svg:y="10.869cm" svg:viewBox="0 0 37 689" svg:d="M37 155v534h-37v-11-25-39-56-64-75-77-74-74-64-56-39-28-7l37 3v-3 81c0-25 0-50 0-78v152-4-3-4c0 0 0-3 0-7 0 0 0-3 0-7 0-3 0-7 0-10 0-4 0-8 0-11 0-4 0-7 0-14 0-4 0-7 0-14z">
          <text:p/>
        </draw:path>
        <draw:polygon draw:style-name="gr7" draw:text-style-name="P2" draw:layer="layout" svg:width="0cm" svg:height="0cm" svg:x="13.116cm" svg:y="12.319cm" svg:viewBox="0 0 0 0" draw:points="0,0">
          <text:p/>
        </draw:polygon>
        <draw:path draw:style-name="gr1" draw:text-style-name="P1" draw:layer="layout" svg:width="0.036cm" svg:height="0.035cm" svg:x="10.251cm" svg:y="10.837cm" svg:viewBox="0 0 37 36" svg:d="M37 33c0-12 0-23 0-33h-37v33l37 3z">
          <text:p/>
        </draw:path>
        <draw:polygon draw:style-name="gr7" draw:text-style-name="P2" draw:layer="layout" svg:width="0cm" svg:height="0cm" svg:x="13.116cm" svg:y="12.319cm" svg:viewBox="0 0 0 0" draw:points="0,0">
          <text:p/>
        </draw:polygon>
        <draw:path draw:style-name="gr1" draw:text-style-name="P1" draw:layer="layout" svg:width="0.353cm" svg:height="0.355cm" svg:x="11.32cm" svg:y="12.558cm" svg:viewBox="0 0 354 356" svg:d="M354 178c0 99-81 176-176 176-100 0-178-77-178-176 0-95 78-178 178-178 95 0 176 83 176 178 0-18-4-35-7-50-4-14-11-24-14-35-7-10-14-21-21-28-11-14-22-25-36-32-17-10-38-21-70-29-11-4-21-4-32-4-14 0-28 4-35 4-33 12-54 22-72 36-14 11-21 18-32 32-10 14-21 35-28 60-3 11-7 25-7 39s0 31 4 42c3 21 10 32 14 46 7 14 17 28 28 42 11 11 21 18 35 25 18 14 40 21 72 28 10 0 21 4 35 0 11 0 25 0 32-3 32-11 53-22 70-36 11-10 25-21 32-38 7-11 14-25 21-39 4-14 11-36 11-60z">
          <text:p/>
        </draw:path>
        <draw:polygon draw:style-name="gr7" draw:text-style-name="P2" draw:layer="layout" svg:width="0cm" svg:height="0cm" svg:x="13.116cm" svg:y="12.319cm" svg:viewBox="0 0 0 0" draw:points="0,0">
          <text:p/>
        </draw:polygon>
        <draw:path draw:style-name="gr1" draw:text-style-name="P1" draw:layer="layout" svg:width="0.353cm" svg:height="0.352cm" svg:x="11.32cm" svg:y="11.698cm" svg:viewBox="0 0 354 353" svg:d="M354 177c0 99-81 176-176 176-100 0-178-77-178-176 0-100 78-177 178-177 95 0 176 77 176 177 0-21-4-35-7-49-4-14-11-25-14-40-7-11-14-18-21-28-11-11-22-22-36-32-17-11-38-21-70-25-11-3-21-3-32-3-14 0-28 3-35 3-33 7-54 21-72 32-14 10-21 21-32 35-10 14-21 33-28 61-3 11-7 25-7 39s0 32 4 42c3 18 10 32 14 46 7 14 17 28 28 39s21 21 35 28c18 11 40 21 72 25 10 3 21 3 35 3 11 0 25-3 32-7 32-7 53-17 70-35 11-7 25-21 32-35 7-11 14-25 21-39 4-14 11-35 11-60z">
          <text:p/>
        </draw:path>
        <draw:polygon draw:style-name="gr7" draw:text-style-name="P2" draw:layer="layout" svg:width="0cm" svg:height="0cm" svg:x="13.116cm" svg:y="12.319cm" svg:viewBox="0 0 0 0" draw:points="0,0">
          <text:p/>
        </draw:polygon>
        <draw:path draw:style-name="gr10" draw:text-style-name="P2" draw:layer="layout" svg:width="0cm" svg:height="0.109cm" svg:x="10.287cm" svg:y="14.851cm" svg:viewBox="0 0 0 110" svg:d="M0 0c0 25 0 53 0 75 0 3 0 3 0 7 0 3 0 7 0 10v4c0 3 0 3 0 7v3 4">
          <text:p/>
        </draw:path>
        <draw:line draw:style-name="gr10" draw:text-style-name="P2" draw:layer="layout" svg:x1="10.287cm" svg:y1="14.961cm" svg:x2="10.287cm" svg:y2="14.231cm">
          <text:p/>
        </draw:line>
        <draw:line draw:style-name="gr10" draw:text-style-name="P2" draw:layer="layout" svg:x1="10.287cm" svg:y1="13.592cm" svg:x2="10.287cm" svg:y2="14.231cm">
          <text:p/>
        </draw:line>
        <draw:line draw:style-name="gr10" draw:text-style-name="P2" draw:layer="layout" svg:x1="10.287cm" svg:y1="11.588cm" svg:x2="10.287cm" svg:y2="13.592cm">
          <text:p/>
        </draw:line>
        <draw:line draw:style-name="gr10" draw:text-style-name="P2" draw:layer="layout" svg:x1="10.287cm" svg:y1="10.95cm" svg:x2="10.287cm" svg:y2="11.588cm">
          <text:p/>
        </draw:line>
        <draw:line draw:style-name="gr10" draw:text-style-name="P2" draw:layer="layout" svg:x1="10.287cm" svg:y1="10.95cm" svg:x2="10.287cm" svg:y2="9.676cm">
          <text:p/>
        </draw:line>
        <draw:path draw:style-name="gr10" draw:text-style-name="P2" draw:layer="layout" svg:width="0cm" svg:height="0.147cm" svg:x="10.287cm" svg:y="14.322cm" svg:viewBox="0 0 0 148" svg:d="M0 148c0-17 0-31 0-49 0-3 0-11 0-14 0-7 0-11 0-14 0-7 0-11 0-14 0-4 0-11 0-14 0-4 0-7 0-11 0-3 0-7 0-11 0-3 0-3 0-7 0-3 0-3 0-7 0-3 0-3 0-3 0-4 0-4 0-4">
          <text:p/>
        </draw:path>
        <draw:path draw:style-name="gr10" draw:text-style-name="P2" draw:layer="layout" svg:width="0cm" svg:height="0.151cm" svg:x="10.287cm" svg:y="14.47cm" svg:viewBox="0 0 0 152" svg:d="M0 152v-3c0-4 0-4 0-7v-4c0-3 0-7 0-11 0-3 0-7 0-10 0-4 0-7 0-11 0-3 0-7 0-10 0-7 0-11 0-14 0-7 0-11 0-18s0-18 0-28c0-11 0-25 0-36">
          <text:p/>
        </draw:path>
        <draw:path draw:style-name="gr10" draw:text-style-name="P2" draw:layer="layout" svg:width="0cm" svg:height="0.147cm" svg:x="10.287cm" svg:y="10.724cm" svg:viewBox="0 0 0 148" svg:d="M0 148c0-18 0-32 0-49 0-4 0-11 0-14 0-7 0-11 0-18 0-4 0-7 0-11 0-7 0-10 0-14 0-3 0-7 0-10 0-4 0-7 0-11 0-3 0-3 0-7 0-3 0-3 0-7v-4c0-3 0-3 0-3">
          <text:p/>
        </draw:path>
        <draw:path draw:style-name="gr10" draw:text-style-name="P2" draw:layer="layout" svg:width="0cm" svg:height="0.151cm" svg:x="10.287cm" svg:y="10.872cm" svg:viewBox="0 0 0 152" svg:d="M0 152v-4-3-4c0 0 0-3 0-7 0 0 0-3 0-7 0-3 0-7 0-10 0-4 0-8 0-11 0-4 0-7 0-14 0-4 0-7 0-11 0-7 0-10 0-14 0-10 0-21 0-35 0-11 0-21 0-32">
          <text:p/>
        </draw:path>
        <draw:path draw:style-name="gr10" draw:text-style-name="P2" draw:layer="layout" svg:width="0cm" svg:height="0.243cm" svg:x="10.287cm" svg:y="13.634cm" svg:viewBox="0 0 0 244" svg:d="M0 244c0-7 0-18 0-25 0-21 0-39 0-53 0-10 0-17 0-28 0-7 0-14 0-21 0-11 0-18 0-25s0-14 0-21c0-4 0-11 0-18 0-3 0-10 0-14 0-7 0-10 0-14 0-3 0-7 0-11 0-3 0-3 0-7 0-3 0-3 0-3v-4">
          <text:p/>
        </draw:path>
        <draw:path draw:style-name="gr10" draw:text-style-name="P2" draw:layer="layout" svg:width="0cm" svg:height="0.242cm" svg:x="10.287cm" svg:y="13.878cm" svg:viewBox="0 0 0 243" svg:d="M0 243v-3c0-4 0-7 0-11v-7c0-7 0-11 0-14 0-7 0-11 0-18 0-3 0-10 0-17s0-14 0-22c0-7 0-14 0-21s0-14 0-24c0-7 0-18 0-25s0-18 0-25c0-17 0-39 0-56">
          <text:p/>
        </draw:path>
        <draw:line draw:style-name="gr10" draw:text-style-name="P2" draw:layer="layout" svg:x1="10.569cm" svg:y1="14.961cm" svg:x2="10.287cm" svg:y2="14.961cm">
          <text:p/>
        </draw:line>
        <draw:line draw:style-name="gr10" draw:text-style-name="P2" draw:layer="layout" svg:x1="10.569cm" svg:y1="14.961cm" svg:x2="14.989cm" svg:y2="14.961cm">
          <text:p/>
        </draw:line>
        <draw:line draw:style-name="gr10" draw:text-style-name="P2" draw:layer="layout" svg:x1="15.984cm" svg:y1="14.961cm" svg:x2="14.989cm" svg:y2="14.961cm">
          <text:p/>
        </draw:line>
        <draw:line draw:style-name="gr10" draw:text-style-name="P2" draw:layer="layout" svg:x1="10.569cm" svg:y1="14.231cm" svg:x2="10.287cm" svg:y2="14.231cm">
          <text:p/>
        </draw:line>
        <draw:line draw:style-name="gr10" draw:text-style-name="P2" draw:layer="layout" svg:x1="10.569cm" svg:y1="14.231cm" svg:x2="10.569cm" svg:y2="14.961cm">
          <text:p/>
        </draw:line>
        <draw:line draw:style-name="gr10" draw:text-style-name="P2" draw:layer="layout" svg:x1="10.569cm" svg:y1="14.231cm" svg:x2="10.569cm" svg:y2="13.592cm">
          <text:p/>
        </draw:line>
        <draw:line draw:style-name="gr10" draw:text-style-name="P2" draw:layer="layout" svg:x1="10.569cm" svg:y1="13.592cm" svg:x2="10.287cm" svg:y2="13.592cm">
          <text:p/>
        </draw:line>
        <draw:line draw:style-name="gr10" draw:text-style-name="P2" draw:layer="layout" svg:x1="10.569cm" svg:y1="11.588cm" svg:x2="10.569cm" svg:y2="13.592cm">
          <text:p/>
        </draw:line>
        <draw:line draw:style-name="gr10" draw:text-style-name="P2" draw:layer="layout" svg:x1="10.569cm" svg:y1="11.588cm" svg:x2="10.287cm" svg:y2="11.588cm">
          <text:p/>
        </draw:line>
        <draw:line draw:style-name="gr10" draw:text-style-name="P2" draw:layer="layout" svg:x1="10.569cm" svg:y1="9.676cm" svg:x2="10.287cm" svg:y2="9.676cm">
          <text:p/>
        </draw:line>
        <draw:line draw:style-name="gr10" draw:text-style-name="P2" draw:layer="layout" svg:x1="14.989cm" svg:y1="9.676cm" svg:x2="10.569cm" svg:y2="9.676cm">
          <text:p/>
        </draw:line>
        <draw:line draw:style-name="gr10" draw:text-style-name="P2" draw:layer="layout" svg:x1="14.989cm" svg:y1="9.676cm" svg:x2="15.984cm" svg:y2="9.676cm">
          <text:p/>
        </draw:line>
        <draw:line draw:style-name="gr10" draw:text-style-name="P2" draw:layer="layout" svg:x1="10.569cm" svg:y1="11.588cm" svg:x2="10.569cm" svg:y2="10.95cm">
          <text:p/>
        </draw:line>
        <draw:line draw:style-name="gr10" draw:text-style-name="P2" draw:layer="layout" svg:x1="10.569cm" svg:y1="10.95cm" svg:x2="10.287cm" svg:y2="10.95cm">
          <text:p/>
        </draw:line>
        <draw:line draw:style-name="gr10" draw:text-style-name="P2" draw:layer="layout" svg:x1="10.569cm" svg:y1="9.676cm" svg:x2="10.569cm" svg:y2="10.95cm">
          <text:p/>
        </draw:line>
        <draw:path draw:style-name="gr10" draw:text-style-name="P2" draw:layer="layout" svg:width="0cm" svg:height="0.147cm" svg:x="10.569cm" svg:y="10.724cm" svg:viewBox="0 0 0 148" svg:d="M0 148c0-18 0-32 0-49 0-4 0-11 0-14 0-7 0-11 0-18 0-4 0-7 0-11 0-7 0-10 0-14 0-3 0-7 0-10 0-4 0-7 0-11 0-3 0-3 0-7 0-3 0-3 0-7v-4c0-3 0-3 0-3">
          <text:p/>
        </draw:path>
        <draw:path draw:style-name="gr10" draw:text-style-name="P2" draw:layer="layout" svg:width="0cm" svg:height="0.151cm" svg:x="10.569cm" svg:y="10.872cm" svg:viewBox="0 0 0 152" svg:d="M0 152v-4-3-4c0 0 0-3 0-7 0 0 0-3 0-7 0-3 0-7 0-10 0-4 0-8 0-11 0-4 0-7 0-14 0-4 0-7 0-11 0-7 0-10 0-14 0-10 0-21 0-35 0-11 0-21 0-32">
          <text:p/>
        </draw:path>
        <draw:line draw:style-name="gr10" draw:text-style-name="P2" draw:layer="layout" svg:x1="10.569cm" svg:y1="13.592cm" svg:x2="10.569cm" svg:y2="14.231cm">
          <text:p/>
        </draw:line>
        <draw:line draw:style-name="gr10" draw:text-style-name="P2" draw:layer="layout" svg:x1="14.989cm" svg:y1="14.174cm" svg:x2="14.989cm" svg:y2="9.676cm">
          <text:p/>
        </draw:line>
        <draw:line draw:style-name="gr10" draw:text-style-name="P2" draw:layer="layout" svg:x1="10.569cm" svg:y1="9.676cm" svg:x2="10.569cm" svg:y2="10.724cm">
          <text:p/>
        </draw:line>
        <draw:line draw:style-name="gr10" draw:text-style-name="P2" draw:layer="layout" svg:x1="10.569cm" svg:y1="11.024cm" svg:x2="10.569cm" svg:y2="11.588cm">
          <text:p/>
        </draw:line>
        <draw:line draw:style-name="gr10" draw:text-style-name="P2" draw:layer="layout" svg:x1="14.989cm" svg:y1="14.809cm" svg:x2="14.989cm" svg:y2="14.961cm">
          <text:p/>
        </draw:line>
        <draw:line draw:style-name="gr10" draw:text-style-name="P2" draw:layer="layout" svg:x1="11.197cm" svg:y1="12.735cm" svg:x2="11.197cm" svg:y2="11.874cm">
          <text:p/>
        </draw:line>
        <draw:path draw:style-name="gr10" draw:text-style-name="P2" draw:layer="layout" svg:width="0.599cm" svg:height="0.303cm" svg:x="11.197cm" svg:y="12.735cm" svg:viewBox="0 0 600 304" svg:d="M0 0c0 167 134 304 300 304 165 0 300-137 300-304">
          <text:p/>
        </draw:path>
        <draw:path draw:style-name="gr10" draw:text-style-name="P2" draw:layer="layout" svg:width="0.599cm" svg:height="0.3cm" svg:x="11.197cm" svg:y="11.574cm" svg:viewBox="0 0 600 301" svg:d="M600 301c0-167-135-301-300-301-166 0-300 134-300 301">
          <text:p/>
        </draw:path>
        <draw:line draw:style-name="gr10" draw:text-style-name="P2" draw:layer="layout" svg:x1="11.796cm" svg:y1="11.874cm" svg:x2="11.796cm" svg:y2="12.735cm">
          <text:p/>
        </draw:line>
        <draw:path draw:style-name="gr10" draw:text-style-name="P2" draw:layer="layout" svg:width="0.353cm" svg:height="0.353cm" svg:x="13.253cm" svg:y="9.881cm" svg:viewBox="0 0 354 354" svg:d="M354 177c0 99-82 177-177 177-99 0-177-78-177-177 0-100 78-177 177-177 95 0 177 77 177 177z">
          <text:p/>
        </draw:path>
        <draw:line draw:style-name="gr10" draw:text-style-name="P2" draw:layer="layout" svg:x1="13.67cm" svg:y1="13.586cm" svg:x2="14.055cm" svg:y2="13.352cm">
          <text:p/>
        </draw:line>
        <draw:line draw:style-name="gr10" draw:text-style-name="P2" draw:layer="layout" svg:x1="13.253cm" svg:y1="12.89cm" svg:x2="13.671cm" svg:y2="13.586cm">
          <text:p/>
        </draw:line>
        <draw:line draw:style-name="gr10" draw:text-style-name="P2" draw:layer="layout" svg:x1="14.055cm" svg:y1="13.353cm" svg:x2="13.641cm" svg:y2="12.668cm">
          <text:p/>
        </draw:line>
        <draw:line draw:style-name="gr10" draw:text-style-name="P2" draw:layer="layout" svg:x1="12.576cm" svg:y1="13.286cm" svg:x2="13.254cm" svg:y2="12.89cm">
          <text:p/>
        </draw:line>
        <draw:line draw:style-name="gr10" draw:text-style-name="P2" draw:layer="layout" svg:x1="13.641cm" svg:y1="12.669cm" svg:x2="14.15cm" svg:y2="12.375cm">
          <text:p/>
        </draw:line>
        <draw:line draw:style-name="gr10" draw:text-style-name="P2" draw:layer="layout" svg:x1="12.576cm" svg:y1="12.636cm" svg:x2="12.576cm" svg:y2="13.282cm">
          <text:p/>
        </draw:line>
        <draw:line draw:style-name="gr10" draw:text-style-name="P2" draw:layer="layout" svg:x1="14.15cm" svg:y1="12.376cm" svg:x2="13.641cm" svg:y2="12.082cm">
          <text:p/>
        </draw:line>
        <draw:line draw:style-name="gr10" draw:text-style-name="P2" draw:layer="layout" svg:x1="13.641cm" svg:y1="12.083cm" svg:x2="14.055cm" svg:y2="11.394cm">
          <text:p/>
        </draw:line>
        <draw:line draw:style-name="gr10" draw:text-style-name="P2" draw:layer="layout" svg:x1="11.902cm" svg:y1="12.11cm" svg:x2="11.902cm" svg:y2="12.636cm">
          <text:p/>
        </draw:line>
        <draw:line draw:style-name="gr10" draw:text-style-name="P2" draw:layer="layout" svg:x1="12.576cm" svg:y1="12.11cm" svg:x2="11.902cm" svg:y2="12.11cm">
          <text:p/>
        </draw:line>
        <draw:line draw:style-name="gr10" draw:text-style-name="P2" draw:layer="layout" svg:x1="12.576cm" svg:y1="11.465cm" svg:x2="12.576cm" svg:y2="12.11cm">
          <text:p/>
        </draw:line>
        <draw:line draw:style-name="gr10" draw:text-style-name="P2" draw:layer="layout" svg:x1="13.254cm" svg:y1="11.857cm" svg:x2="12.576cm" svg:y2="11.465cm">
          <text:p/>
        </draw:line>
        <draw:line draw:style-name="gr10" draw:text-style-name="P2" draw:layer="layout" svg:x1="14.989cm" svg:y1="14.809cm" svg:x2="14.989cm" svg:y2="14.961cm">
          <text:p/>
        </draw:line>
        <draw:line draw:style-name="gr10" draw:text-style-name="P2" draw:layer="layout" svg:x1="14.989cm" svg:y1="14.809cm" svg:x2="14.989cm" svg:y2="14.174cm">
          <text:p/>
        </draw:line>
        <draw:line draw:style-name="gr10" draw:text-style-name="P2" draw:layer="layout" svg:x1="14.989cm" svg:y1="14.809cm" svg:x2="15.984cm" svg:y2="14.809cm">
          <text:p/>
        </draw:line>
        <draw:line draw:style-name="gr10" draw:text-style-name="P2" draw:layer="layout" svg:x1="15.984cm" svg:y1="14.961cm" svg:x2="15.984cm" svg:y2="14.809cm">
          <text:p/>
        </draw:line>
        <draw:line draw:style-name="gr10" draw:text-style-name="P2" draw:layer="layout" svg:x1="15.984cm" svg:y1="14.174cm" svg:x2="15.984cm" svg:y2="14.809cm">
          <text:p/>
        </draw:line>
        <draw:line draw:style-name="gr10" draw:text-style-name="P2" draw:layer="layout" svg:x1="15.984cm" svg:y1="9.676cm" svg:x2="15.984cm" svg:y2="14.174cm">
          <text:p/>
        </draw:line>
        <draw:path draw:style-name="gr10" draw:text-style-name="P2" draw:layer="layout" svg:width="0cm" svg:height="0.02cm" svg:x="10.548cm" svg:y="11.567cm" svg:viewBox="0 0 0 21" svg:d="M0 21c0 0 0-7 0-21">
          <text:p/>
        </draw:path>
        <draw:line draw:style-name="gr10" draw:text-style-name="P2" draw:layer="layout" svg:x1="10.287cm" svg:y1="9.803cm" svg:x2="10.287cm" svg:y2="10.724cm">
          <text:p/>
        </draw:line>
        <draw:path draw:style-name="gr10" draw:text-style-name="P2" draw:layer="layout" svg:width="0cm" svg:height="0.126cm" svg:x="10.287cm" svg:y="9.676cm" svg:viewBox="0 0 0 127" svg:d="M0 0v4 3c0 4 0 4 0 7 0 4 0 7 0 11 0 3 0 7 0 7 0 7 0 11 0 14 0 11 0 25 0 35 0 11 0 18 0 25 0 4 0 7 0 11 0 3 0 7 0 10">
          <text:p/>
        </draw:path>
        <draw:line draw:style-name="gr10" draw:text-style-name="P2" draw:layer="layout" svg:x1="14.989cm" svg:y1="14.174cm" svg:x2="15.984cm" svg:y2="14.174cm">
          <text:p/>
        </draw:line>
        <draw:line draw:style-name="gr10" draw:text-style-name="P2" draw:layer="layout" svg:x1="13.67cm" svg:y1="13.586cm" svg:x2="14.055cm" svg:y2="13.352cm">
          <text:p/>
        </draw:line>
        <draw:line draw:style-name="gr10" draw:text-style-name="P2" draw:layer="layout" svg:x1="13.253cm" svg:y1="12.89cm" svg:x2="13.671cm" svg:y2="13.586cm">
          <text:p/>
        </draw:line>
        <draw:line draw:style-name="gr10" draw:text-style-name="P2" draw:layer="layout" svg:x1="14.055cm" svg:y1="13.353cm" svg:x2="13.641cm" svg:y2="12.668cm">
          <text:p/>
        </draw:line>
        <draw:line draw:style-name="gr10" draw:text-style-name="P2" draw:layer="layout" svg:x1="12.576cm" svg:y1="12.636cm" svg:x2="13.098cm" svg:y2="12.636cm">
          <text:p/>
        </draw:line>
        <draw:line draw:style-name="gr10" draw:text-style-name="P2" draw:layer="layout" svg:x1="13.098cm" svg:y1="12.636cm" svg:x2="13.254cm" svg:y2="12.895cm">
          <text:p/>
        </draw:line>
        <draw:line draw:style-name="gr10" draw:text-style-name="P2" draw:layer="layout" svg:x1="13.646cm" svg:y1="12.669cm" svg:x2="13.465cm" svg:y2="12.375cm">
          <text:p/>
        </draw:line>
        <draw:line draw:style-name="gr10" draw:text-style-name="P2" draw:layer="layout" svg:x1="13.465cm" svg:y1="12.376cm" svg:x2="13.646cm" svg:y2="12.082cm">
          <text:p/>
        </draw:line>
        <draw:line draw:style-name="gr10" draw:text-style-name="P2" draw:layer="layout" svg:x1="11.902cm" svg:y1="12.636cm" svg:x2="12.576cm" svg:y2="12.636cm">
          <text:p/>
        </draw:line>
        <draw:line draw:style-name="gr10" draw:text-style-name="P2" draw:layer="layout" svg:x1="13.641cm" svg:y1="12.083cm" svg:x2="14.055cm" svg:y2="11.394cm">
          <text:p/>
        </draw:line>
        <draw:line draw:style-name="gr10" draw:text-style-name="P2" draw:layer="layout" svg:x1="11.902cm" svg:y1="12.11cm" svg:x2="11.902cm" svg:y2="12.636cm">
          <text:p/>
        </draw:line>
        <draw:line draw:style-name="gr10" draw:text-style-name="P2" draw:layer="layout" svg:x1="14.055cm" svg:y1="11.399cm" svg:x2="13.67cm" svg:y2="11.165cm">
          <text:p/>
        </draw:line>
        <draw:line draw:style-name="gr10" draw:text-style-name="P2" draw:layer="layout" svg:x1="12.576cm" svg:y1="12.11cm" svg:x2="11.902cm" svg:y2="12.11cm">
          <text:p/>
        </draw:line>
        <draw:line draw:style-name="gr10" draw:text-style-name="P2" draw:layer="layout" svg:x1="13.671cm" svg:y1="11.165cm" svg:x2="13.253cm" svg:y2="11.857cm">
          <text:p/>
        </draw:line>
        <draw:line draw:style-name="gr10" draw:text-style-name="P2" draw:layer="layout" svg:x1="13.254cm" svg:y1="11.856cm" svg:x2="13.098cm" svg:y2="12.115cm">
          <text:p/>
        </draw:line>
        <draw:line draw:style-name="gr10" draw:text-style-name="P2" draw:layer="layout" svg:x1="13.098cm" svg:y1="12.11cm" svg:x2="12.576cm" svg:y2="12.11cm">
          <text:p/>
        </draw:line>
        <draw:line draw:style-name="gr10" draw:text-style-name="P2" draw:layer="layout" svg:x1="10.287cm" svg:y1="12.047cm" svg:x2="10.287cm" svg:y2="12.241cm">
          <text:p/>
        </draw:line>
        <draw:line draw:style-name="gr10" draw:text-style-name="P2" draw:layer="layout" svg:x1="10.287cm" svg:y1="10.837cm" svg:x2="10.251cm" svg:y2="10.837cm">
          <text:p/>
        </draw:line>
        <draw:path draw:style-name="gr10" draw:text-style-name="P2" draw:layer="layout" svg:width="0.353cm" svg:height="0.353cm" svg:x="11.32cm" svg:y="12.558cm" svg:viewBox="0 0 354 354" svg:d="M354 177c0 99-81 177-176 177-100 0-178-78-178-177 0-95 78-177 178-177 95 0 176 82 176 177z">
          <text:p/>
        </draw:path>
        <draw:path draw:style-name="gr10" draw:text-style-name="P2" draw:layer="layout" svg:width="0.353cm" svg:height="0.352cm" svg:x="11.32cm" svg:y="11.698cm" svg:viewBox="0 0 354 353" svg:d="M354 177c0 99-81 176-176 176-100 0-178-77-178-176 0-100 78-177 178-177 95 0 176 77 176 177z">
          <text:p/>
        </draw:path>
        <draw:line draw:style-name="gr10" draw:text-style-name="P2" draw:layer="layout" svg:x1="13.67cm" svg:y1="13.586cm" svg:x2="13.724cm" svg:y2="13.38cm">
          <text:p/>
        </draw:line>
        <draw:line draw:style-name="gr10" draw:text-style-name="P2" draw:layer="layout" svg:x1="13.719cm" svg:y1="13.381cm" svg:x2="13.854cm" svg:y2="13.303cm">
          <text:p/>
        </draw:line>
        <draw:line draw:style-name="gr10" draw:text-style-name="P2" draw:layer="layout" svg:x1="14.055cm" svg:y1="13.353cm" svg:x2="13.85cm" svg:y2="13.303cm">
          <text:p/>
        </draw:line>
        <draw:line draw:style-name="gr10" draw:text-style-name="P2" draw:layer="layout" svg:x1="13.253cm" svg:y1="12.89cm" svg:x2="13.463cm" svg:y2="12.947cm">
          <text:p/>
        </draw:line>
        <draw:line draw:style-name="gr10" draw:text-style-name="P2" draw:layer="layout" svg:x1="13.458cm" svg:y1="12.943cm" svg:x2="13.724cm" svg:y2="13.381cm">
          <text:p/>
        </draw:line>
        <draw:line draw:style-name="gr10" draw:text-style-name="P2" draw:layer="layout" svg:x1="13.253cm" svg:y1="12.895cm" svg:x2="13.646cm" svg:y2="12.668cm">
          <text:p/>
        </draw:line>
        <draw:line draw:style-name="gr10" draw:text-style-name="P2" draw:layer="layout" svg:x1="13.253cm" svg:y1="12.895cm" svg:x2="13.646cm" svg:y2="12.668cm">
          <text:p/>
        </draw:line>
        <draw:line draw:style-name="gr10" draw:text-style-name="P2" draw:layer="layout" svg:x1="13.854cm" svg:y1="13.304cm" svg:x2="13.592cm" svg:y2="12.869cm">
          <text:p/>
        </draw:line>
        <draw:line draw:style-name="gr10" draw:text-style-name="P2" draw:layer="layout" svg:x1="13.646cm" svg:y1="12.668cm" svg:x2="13.592cm" svg:y2="12.87cm">
          <text:p/>
        </draw:line>
        <draw:line draw:style-name="gr10" draw:text-style-name="P2" draw:layer="layout" svg:x1="12.576cm" svg:y1="12.11cm" svg:x2="12.576cm" svg:y2="12.636cm">
          <text:p/>
        </draw:line>
        <draw:line draw:style-name="gr10" draw:text-style-name="P2" draw:layer="layout" svg:x1="12.576cm" svg:y1="12.11cm" svg:x2="12.576cm" svg:y2="12.636cm">
          <text:p/>
        </draw:line>
        <draw:line draw:style-name="gr10" draw:text-style-name="P2" draw:layer="layout" svg:x1="11.902cm" svg:y1="12.637cm" svg:x2="12.051cm" svg:y2="12.488cm">
          <text:p/>
        </draw:line>
        <draw:line draw:style-name="gr10" draw:text-style-name="P2" draw:layer="layout" svg:x1="12.05cm" svg:y1="12.488cm" svg:x2="12.424cm" svg:y2="12.488cm">
          <text:p/>
        </draw:line>
        <draw:line draw:style-name="gr10" draw:text-style-name="P2" draw:layer="layout" svg:x1="12.577cm" svg:y1="12.637cm" svg:x2="12.424cm" svg:y2="12.488cm">
          <text:p/>
        </draw:line>
        <draw:line draw:style-name="gr10" draw:text-style-name="P2" draw:layer="layout" svg:x1="13.592cm" svg:y1="11.878cm" svg:x2="13.646cm" svg:y2="12.083cm">
          <text:p/>
        </draw:line>
        <draw:line draw:style-name="gr10" draw:text-style-name="P2" draw:layer="layout" svg:x1="13.592cm" svg:y1="11.882cm" svg:x2="13.854cm" svg:y2="11.447cm">
          <text:p/>
        </draw:line>
        <draw:line draw:style-name="gr10" draw:text-style-name="P2" draw:layer="layout" svg:x1="14.055cm" svg:y1="11.394cm" svg:x2="13.85cm" svg:y2="11.448cm">
          <text:p/>
        </draw:line>
        <draw:line draw:style-name="gr10" draw:text-style-name="P2" draw:layer="layout" svg:x1="13.646cm" svg:y1="12.083cm" svg:x2="13.253cm" svg:y2="11.856cm">
          <text:p/>
        </draw:line>
        <draw:line draw:style-name="gr10" draw:text-style-name="P2" draw:layer="layout" svg:x1="11.902cm" svg:y1="12.11cm" svg:x2="12.051cm" svg:y2="12.263cm">
          <text:p/>
        </draw:line>
        <draw:line draw:style-name="gr10" draw:text-style-name="P2" draw:layer="layout" svg:x1="12.05cm" svg:y1="12.262cm" svg:x2="12.05cm" svg:y2="12.488cm">
          <text:p/>
        </draw:line>
        <draw:line draw:style-name="gr10" draw:text-style-name="P2" draw:layer="layout" svg:x1="13.854cm" svg:y1="11.448cm" svg:x2="13.719cm" svg:y2="11.37cm">
          <text:p/>
        </draw:line>
        <draw:line draw:style-name="gr10" draw:text-style-name="P2" draw:layer="layout" svg:x1="13.67cm" svg:y1="11.165cm" svg:x2="13.724cm" svg:y2="11.371cm">
          <text:p/>
        </draw:line>
        <draw:line draw:style-name="gr10" draw:text-style-name="P2" draw:layer="layout" svg:x1="12.577cm" svg:y1="12.11cm" svg:x2="12.424cm" svg:y2="12.263cm">
          <text:p/>
        </draw:line>
        <draw:line draw:style-name="gr10" draw:text-style-name="P2" draw:layer="layout" svg:x1="12.424cm" svg:y1="12.262cm" svg:x2="12.05cm" svg:y2="12.262cm">
          <text:p/>
        </draw:line>
        <draw:line draw:style-name="gr10" draw:text-style-name="P2" draw:layer="layout" svg:x1="13.724cm" svg:y1="11.37cm" svg:x2="13.458cm" svg:y2="11.804cm">
          <text:p/>
        </draw:line>
        <draw:line draw:style-name="gr10" draw:text-style-name="P2" draw:layer="layout" svg:x1="13.463cm" svg:y1="11.803cm" svg:x2="13.253cm" svg:y2="11.857cm">
          <text:p/>
        </draw:line>
        <draw:line draw:style-name="gr10" draw:text-style-name="P2" draw:layer="layout" svg:x1="10.251cm" svg:y1="10.837cm" svg:x2="10.251cm" svg:y2="10.869cm">
          <text:p/>
        </draw:line>
        <draw:polyline draw:style-name="gr10" draw:text-style-name="P2" draw:layer="layout" svg:width="0cm" svg:height="0.687cm" svg:x="10.251cm" svg:y="10.869cm" svg:viewBox="0 0 0 688" draw:points="0,688 0,677 0,652 0,610 0,557 0,490 0,419 0,342 0,268 0,194 0,130 0,74 0,35 0,7 0,0">
          <text:p/>
        </draw:polyline>
        <draw:line draw:style-name="gr10" draw:text-style-name="P2" draw:layer="layout" svg:x1="10.287cm" svg:y1="10.869cm" svg:x2="10.251cm" svg:y2="10.869cm">
          <text:p/>
        </draw:line>
        <draw:line draw:style-name="gr10" draw:text-style-name="P2" draw:layer="layout" svg:x1="10.287cm" svg:y1="11.557cm" svg:x2="10.251cm" svg:y2="11.557cm">
          <text:p/>
        </draw:line>
        <draw:path draw:style-name="gr10" draw:text-style-name="P2" draw:layer="layout" svg:width="0.353cm" svg:height="0.355cm" svg:x="11.32cm" svg:y="12.558cm" svg:viewBox="0 0 354 356" svg:d="M354 178c0 24-7 46-11 60-7 14-14 28-21 39-7 17-21 28-32 38-17 14-38 25-70 36-7 3-21 3-32 3-14 4-25 0-35 0-32-7-54-14-72-28-14-7-24-14-35-25-11-14-21-28-28-42-4-14-11-25-14-46-4-11-4-28-4-42s4-28 7-39c7-25 18-46 28-60 11-14 18-21 32-32 18-14 39-24 72-36 7 0 21-4 35-4 11 0 21 0 32 4 32 8 53 19 70 29 14 7 25 18 36 32 7 7 14 18 21 28 3 11 10 21 14 35 3 15 7 32 7 50z">
          <text:p/>
        </draw:path>
        <draw:line draw:style-name="gr10" draw:text-style-name="P2" draw:layer="layout" svg:x1="13.458cm" svg:y1="12.947cm" svg:x2="13.593cm" svg:y2="12.869cm">
          <text:p/>
        </draw:line>
        <draw:line draw:style-name="gr10" draw:text-style-name="P2" draw:layer="layout" svg:x1="12.424cm" svg:y1="12.262cm" svg:x2="12.424cm" svg:y2="12.488cm">
          <text:p/>
        </draw:line>
        <draw:line draw:style-name="gr10" draw:text-style-name="P2" draw:layer="layout" svg:x1="13.593cm" svg:y1="11.882cm" svg:x2="13.458cm" svg:y2="11.803cm">
          <text:p/>
        </draw:line>
        <draw:polygon draw:style-name="gr7" draw:text-style-name="P2" draw:layer="layout" svg:width="0cm" svg:height="0cm" svg:x="13.116cm" svg:y="12.319cm" svg:viewBox="0 0 0 0" draw:points="0,0">
          <text:p/>
        </draw:polygon>
        <draw:polyline draw:style-name="gr11" draw:text-style-name="P2" draw:layer="layout" svg:width="1.023cm" svg:height="2.671cm" svg:x="10.368cm" svg:y="13.017cm" svg:viewBox="0 0 1024 2672" draw:points="502,2672 0,2672 1024,0">
          <text:p/>
        </draw:polyline>
        <draw:polygon draw:style-name="gr3" draw:text-style-name="P3" draw:layer="layout" svg:width="0.258cm" svg:height="0.497cm" svg:x="11.172cm" svg:y="12.954cm" svg:viewBox="0 0 259 498" draw:points="259,0 0,438 156,498">
          <text:p/>
        </draw:polygon>
        <draw:polygon draw:style-name="gr13" draw:text-style-name="P2" draw:layer="layout" svg:width="0.258cm" svg:height="0.497cm" svg:x="11.172cm" svg:y="12.954cm" svg:viewBox="0 0 259 498" draw:points="259,0 0,438 156,498">
          <text:p/>
        </draw:polygon>
        <draw:polygon draw:style-name="gr7" draw:text-style-name="P2" draw:layer="layout" svg:width="0cm" svg:height="0cm" svg:x="13.116cm" svg:y="12.319cm" svg:viewBox="0 0 0 0" draw:points="0,0">
          <text:p/>
        </draw:polygon>
        <draw:polygon draw:style-name="gr12" draw:text-style-name="P3" draw:layer="layout" svg:width="0.219cm" svg:height="0.505cm" svg:x="11.211cm" svg:y="11.941cm" svg:viewBox="0 0 220 506" draw:points="220,0 0,460 163,506">
          <text:p/>
        </draw:polygon>
        <draw:path draw:style-name="gr1" draw:text-style-name="P1" draw:layer="layout" svg:width="5.737cm" svg:height="5.285cm" svg:x="17.839cm" svg:y="9.228cm" svg:viewBox="0 0 5738 5286" svg:d="M1930 5286h159 3649v-5286h-3649-159-1894v4 3 4c0 3 0 7 0 7 0 3 0 7 0 7 0 3 0 7 0 10 0 22 0 50 0 75v229 3 11 21 21 29 31 36 31 32 28 25 18 10 4 2078 656 31h-36v689 32h36v11 487 112 487 64h469z">
          <text:p/>
        </draw:path>
        <draw:polygon draw:style-name="gr7" draw:text-style-name="P2" draw:layer="layout" svg:width="0cm" svg:height="0cm" svg:x="20.704cm" svg:y="11.87cm" svg:viewBox="0 0 0 0" draw:points="0,0">
          <text:p/>
        </draw:polygon>
        <draw:path draw:style-name="gr1" draw:text-style-name="P1" draw:layer="layout" svg:width="3.648cm" svg:height="5.285cm" svg:x="19.928cm" svg:y="9.228cm" svg:viewBox="0 0 3649 5286" svg:d="M0 5286h3649v-5286h-3649v2293c109-81 248-109 378-74 131 32 240 124 297 244 49-50 127-67 194-39 63 28 109 91 109 162 0 64-35 124-92 155-53 32-123 28-176-3-28 151-134 278-275 335-145 56-308 35-435-57z">
          <text:p/>
        </draw:path>
        <draw:polygon draw:style-name="gr7" draw:text-style-name="P2" draw:layer="layout" svg:width="0cm" svg:height="0cm" svg:x="20.704cm" svg:y="11.87cm" svg:viewBox="0 0 0 0" draw:points="0,0">
          <text:p/>
        </draw:polygon>
        <draw:path draw:style-name="gr1" draw:text-style-name="P1" draw:layer="layout" svg:width="1.63cm" svg:height="3.468cm" svg:x="18.139cm" svg:y="9.242cm" svg:viewBox="0 0 1631 3469" svg:d="M1631 3469v-120c-247-148-398-416-398-710 0-289 151-554 398-705v-1934h-1631c0 21 0 64 0 96v42 2134 43 42 39 38 39 32 32 28 25 21 14 14 7h226v-1086c0-311 205-583 506-667 299-85 617 42 779 307 163 264 127 607-84 832l-1222 1310v21c0 4 0 4 0 4v3c0 4 0 4 0 7v4c0 3 0 7 0 14v4 3 7 7 11 7 10 15 10z">
          <text:p/>
        </draw:path>
        <draw:polygon draw:style-name="gr7" draw:text-style-name="P2" draw:layer="layout" svg:width="0cm" svg:height="0cm" svg:x="20.704cm" svg:y="11.87cm" svg:viewBox="0 0 0 0" draw:points="0,0">
          <text:p/>
        </draw:polygon>
        <draw:path draw:style-name="gr1" draw:text-style-name="P1" draw:layer="layout" svg:width="1.876cm" svg:height="2.495cm" svg:x="17.875cm" svg:y="10.109cm" svg:viewBox="0 0 1877 2496" svg:d="M0 1840v656h264 205v-17l1221-1309c212-230 248-569 84-837-162-265-480-392-779-307-300 84-505 356-505 670v1088h-226v56z">
          <text:p/>
        </draw:path>
        <draw:polygon draw:style-name="gr7" draw:text-style-name="P2" draw:layer="layout" svg:width="0cm" svg:height="0cm" svg:x="20.704cm" svg:y="11.87cm" svg:viewBox="0 0 0 0" draw:points="0,0">
          <text:p/>
        </draw:polygon>
        <draw:polygon draw:style-name="gr1" draw:text-style-name="P1" draw:layer="layout" svg:width="1.425cm" svg:height="1.27cm" svg:x="18.344cm" svg:y="13.243cm" svg:viewBox="0 0 1426 1271" draw:points="1426,1271 1426,0 0,0 0,14 0,24 0,35 0,46 0,53 0,60 0,67 0,70 0,74 0,77 0,110 0,1271">
          <text:p/>
        </draw:polygon>
        <draw:polygon draw:style-name="gr7" draw:text-style-name="P2" draw:layer="layout" svg:width="0cm" svg:height="0cm" svg:x="20.704cm" svg:y="11.87cm" svg:viewBox="0 0 0 0" draw:points="0,0">
          <text:p/>
        </draw:polygon>
        <draw:path draw:style-name="gr1" draw:text-style-name="P1" draw:layer="layout" svg:width="1.443cm" svg:height="0.536cm" svg:x="18.344cm" svg:y="12.71cm" svg:viewBox="0 0 1444 537" svg:d="M1426 0c0 39 0 92 0 148 11 39 18 78 18 120 0 39-7 78-18 117 0 57 0 110 0 152h-1426c0-7 0-10 0-17 0-4 0-11 0-14 0-4 0-11 0-15 0-10 0-21 0-28 0-10 0-21 0-28 0-11 0-22 0-33 0-14 0-24 0-35 0-21 0-42 0-67 0-11 0-21 0-32 0-24 0-49 0-70 0-11 0-22 0-32 0-11 0-21 0-32 0-10 0-21 0-32 0-10 0-21 0-28 0-10 0-21 0-28s0-11 0-18c0-3 0-7 0-14 0-3 0-10 0-14z">
          <text:p/>
        </draw:path>
        <draw:polygon draw:style-name="gr7" draw:text-style-name="P2" draw:layer="layout" svg:width="0cm" svg:height="0cm" svg:x="20.704cm" svg:y="11.87cm" svg:viewBox="0 0 0 0" draw:points="0,0">
          <text:p/>
        </draw:polygon>
        <draw:path draw:style-name="gr1" draw:text-style-name="P1" draw:layer="layout" svg:width="1.894cm" svg:height="2.72cm" svg:x="17.875cm" svg:y="9.228cm" svg:viewBox="0 0 1895 2721" svg:d="M265 110c0-32 0-75 0-96h1630c0-7 0-14 0-14h-1895v4 3 4c0 3 0 7 0 7 0 3 0 7 0 7 0 3 0 7 0 10 0 22 0 50 0 75v230 7 10 18 21 32 32 32 31 32 28 25 18 10 7 2078h265v-56-4-7-11-17-18-28-28-28-36-35-39-42-42-43-2135z">
          <text:p/>
        </draw:path>
        <draw:polygon draw:style-name="gr7" draw:text-style-name="P2" draw:layer="layout" svg:width="0cm" svg:height="0cm" svg:x="20.704cm" svg:y="11.87cm" svg:viewBox="0 0 0 0" draw:points="0,0">
          <text:p/>
        </draw:polygon>
        <draw:polygon draw:style-name="gr1" draw:text-style-name="P1" draw:layer="layout" svg:width="0.469cm" svg:height="1.161cm" svg:x="17.875cm" svg:y="13.352cm" svg:viewBox="0 0 470 1162" draw:points="0,0 0,11 0,498 0,610 0,1097 0,1162 470,1162 470,0 265,0">
          <text:p/>
        </draw:polygon>
        <draw:polygon draw:style-name="gr7" draw:text-style-name="P2" draw:layer="layout" svg:width="0cm" svg:height="0cm" svg:x="20.704cm" svg:y="11.87cm" svg:viewBox="0 0 0 0" draw:points="0,0">
          <text:p/>
        </draw:polygon>
        <draw:path draw:style-name="gr1" draw:text-style-name="P1" draw:layer="layout" svg:width="0.709cm" svg:height="0.9cm" svg:x="19.928cm" svg:y="11.432cm" svg:viewBox="0 0 710 901" svg:d="M0 817c123 88 290 109 435 53 141-57 247-185 275-336-46-28-78-74-85-131-7-53 11-106 50-144-57-120-166-212-297-244-131-35-269-7-378 74z">
          <text:p/>
        </draw:path>
        <draw:polygon draw:style-name="gr7" draw:text-style-name="P2" draw:layer="layout" svg:width="0cm" svg:height="0cm" svg:x="20.704cm" svg:y="11.87cm" svg:viewBox="0 0 0 0" draw:points="0,0">
          <text:p/>
        </draw:polygon>
        <draw:path draw:style-name="gr1" draw:text-style-name="P1" draw:layer="layout" svg:width="0.451cm" svg:height="1.471cm" svg:x="19.371cm" svg:y="11.147cm" svg:viewBox="0 0 452 1472" svg:d="M452 1472v-487c-49-75-78-163-78-251s29-173 78-247v-487c-18 11-35 18-53 29-248 151-399 416-399 705s151 557 399 710c18 11 35 18 53 28z">
          <text:p/>
        </draw:path>
        <draw:polygon draw:style-name="gr7" draw:text-style-name="P2" draw:layer="layout" svg:width="0cm" svg:height="0cm" svg:x="20.704cm" svg:y="11.87cm" svg:viewBox="0 0 0 0" draw:points="0,0">
          <text:p/>
        </draw:polygon>
        <draw:path draw:style-name="gr1" draw:text-style-name="P1" draw:layer="layout" svg:width="0.159cm" svg:height="2.406cm" svg:x="19.769cm" svg:y="9.228cm" svg:viewBox="0 0 160 2407" svg:d="M160 2294v-2294h-160c0 0 0 7 0 14v1938c18-11 35-21 53-32v487c29-42 65-81 107-113z">
          <text:p/>
        </draw:path>
        <draw:polygon draw:style-name="gr7" draw:text-style-name="P2" draw:layer="layout" svg:width="0cm" svg:height="0cm" svg:x="20.704cm" svg:y="11.87cm" svg:viewBox="0 0 0 0" draw:points="0,0">
          <text:p/>
        </draw:polygon>
        <draw:path draw:style-name="gr1" draw:text-style-name="P1" draw:layer="layout" svg:width="0.159cm" svg:height="2.381cm" svg:x="19.769cm" svg:y="12.132cm" svg:viewBox="0 0 160 2382" svg:d="M0 2382h160v-2270c-42-31-78-70-107-112v483c-18-7-35-18-53-25v120c0 39 0 92 0 148 11 39 18 78 18 120 0 39-7 78-18 117 0 57 0 110 0 152z">
          <text:p/>
        </draw:path>
        <draw:polygon draw:style-name="gr7" draw:text-style-name="P2" draw:layer="layout" svg:width="0cm" svg:height="0cm" svg:x="20.704cm" svg:y="11.87cm" svg:viewBox="0 0 0 0" draw:points="0,0">
          <text:p/>
        </draw:polygon>
        <draw:polygon draw:style-name="gr1" draw:text-style-name="P1" draw:layer="layout" svg:width="0.3cm" svg:height="0.688cm" svg:x="17.839cm" svg:y="12.632cm" svg:viewBox="0 0 301 689" draw:points="301,689 301,0 36,0 0,0 0,689">
          <text:p/>
        </draw:polygon>
        <draw:polygon draw:style-name="gr7" draw:text-style-name="P2" draw:layer="layout" svg:width="0cm" svg:height="0cm" svg:x="20.704cm" svg:y="11.87cm" svg:viewBox="0 0 0 0" draw:points="0,0">
          <text:p/>
        </draw:polygon>
        <draw:path draw:style-name="gr9" draw:text-style-name="P1" draw:layer="layout" svg:width="0.504cm" svg:height="0.501cm" svg:x="20.768cm" svg:y="13.881cm" svg:viewBox="0 0 505 502" svg:d="M505 251c0 138-113 251-254 251-139 0-251-113-251-251s112-251 251-251c141 0 254 113 254 251z">
          <text:p/>
        </draw:path>
        <draw:polygon draw:style-name="gr7" draw:text-style-name="P2" draw:layer="layout" svg:width="0cm" svg:height="0cm" svg:x="20.704cm" svg:y="11.87cm" svg:viewBox="0 0 0 0" draw:points="0,0">
          <text:p/>
        </draw:polygon>
        <draw:path draw:style-name="gr9" draw:text-style-name="P1" draw:layer="layout" svg:width="0.505cm" svg:height="0.505cm" svg:x="23.025cm" svg:y="10.505cm" svg:viewBox="0 0 506 506" svg:d="M506 254c0 139-114 252-255 252-138 0-251-113-251-252 0-141 113-254 251-254 141 0 255 113 255 254z">
          <text:p/>
        </draw:path>
        <draw:polygon draw:style-name="gr7" draw:text-style-name="P2" draw:layer="layout" svg:width="0cm" svg:height="0cm" svg:x="20.704cm" svg:y="11.87cm" svg:viewBox="0 0 0 0" draw:points="0,0">
          <text:p/>
        </draw:polygon>
        <draw:path draw:style-name="gr9" draw:text-style-name="P1" draw:layer="layout" svg:width="0.504cm" svg:height="0.501cm" svg:x="20.768cm" svg:y="9.383cm" svg:viewBox="0 0 505 502" svg:d="M505 251c0 138-113 251-254 251-139 0-251-113-251-251 0-141 112-251 251-251 141 0 254 110 254 251z">
          <text:p/>
        </draw:path>
        <draw:polygon draw:style-name="gr7" draw:text-style-name="P2" draw:layer="layout" svg:width="0cm" svg:height="0cm" svg:x="20.704cm" svg:y="11.87cm" svg:viewBox="0 0 0 0" draw:points="0,0">
          <text:p/>
        </draw:polygon>
        <draw:path draw:style-name="gr9" draw:text-style-name="P1" draw:layer="layout" svg:width="0.505cm" svg:height="0.504cm" svg:x="23.025cm" svg:y="12.756cm" svg:viewBox="0 0 506 505" svg:d="M506 251c0 142-114 254-255 254-138 0-251-112-251-254 0-137 113-251 251-251 141 0 255 114 255 251z">
          <text:p/>
        </draw:path>
        <draw:polygon draw:style-name="gr7" draw:text-style-name="P2" draw:layer="layout" svg:width="0cm" svg:height="0cm" svg:x="20.704cm" svg:y="11.87cm" svg:viewBox="0 0 0 0" draw:points="0,0">
          <text:p/>
        </draw:polygon>
        <draw:path draw:style-name="gr1" draw:text-style-name="P1" draw:layer="layout" svg:width="0.49cm" svg:height="0.49cm" svg:x="19.949cm" svg:y="11.638cm" svg:viewBox="0 0 491 491" svg:d="M491 243c0 139-110 248-244 248-138 0-247-109-247-248 0-134 109-243 247-243 134 0 244 109 244 243z">
          <text:p/>
        </draw:path>
        <draw:polygon draw:style-name="gr7" draw:text-style-name="P2" draw:layer="layout" svg:width="0cm" svg:height="0cm" svg:x="20.704cm" svg:y="11.87cm" svg:viewBox="0 0 0 0" draw:points="0,0">
          <text:p/>
        </draw:polygon>
        <draw:path draw:style-name="gr1" draw:text-style-name="P1" draw:layer="layout" svg:width="0.205cm" svg:height="0.688cm" svg:x="18.139cm" svg:y="12.632cm" svg:viewBox="0 0 206 689" svg:d="M0 689v-689h206v4 4 3 7 7 7 11 10 15 11c0 4 0 11 0 14 0 7 0 11 0 18 0 3 0 7 0 14 0 11 0 18 0 28 0 11 0 18 0 28 0 11 0 22 0 32 0 11 0 21 0 32 0 10 0 21 0 35 0 21 0 43 0 67 0 11 0 21 0 32 0 25 0 46 0 71 0 10 0 21 0 31 0 11 0 21 0 32 0 7 0 18 0 28 0 7 0 18 0 28 0 4 0 11 0 15 0 3 0 10 0 14 0 7 0 10 0 17v11 10 11 11 10 4 7 7 3z">
          <text:p/>
        </draw:path>
        <draw:polygon draw:style-name="gr7" draw:text-style-name="P2" draw:layer="layout" svg:width="0cm" svg:height="0cm" svg:x="20.704cm" svg:y="11.87cm" svg:viewBox="0 0 0 0" draw:points="0,0">
          <text:p/>
        </draw:polygon>
        <draw:path draw:style-name="gr1" draw:text-style-name="P1" draw:layer="layout" svg:width="0.354cm" svg:height="0.354cm" svg:x="20.551cm" svg:y="11.638cm" svg:viewBox="0 0 355 355" svg:d="M355 175c0 68-35 125-92 156-53 32-124 32-177-3-46-25-78-74-85-128-7-57 11-110 50-148 49-50 128-67 195-39 63 28 109 91 109 162z">
          <text:p/>
        </draw:path>
        <draw:polygon draw:style-name="gr7" draw:text-style-name="P2" draw:layer="layout" svg:width="0cm" svg:height="0cm" svg:x="20.704cm" svg:y="11.87cm" svg:viewBox="0 0 0 0" draw:points="0,0">
          <text:p/>
        </draw:polygon>
        <draw:path draw:style-name="gr9" draw:text-style-name="P1" draw:layer="layout" svg:width="0.356cm" svg:height="0.353cm" svg:x="20.842cm" svg:y="13.955cm" svg:viewBox="0 0 357 354" svg:d="M357 177c0 95-82 177-181 177-95 0-176-82-176-177 0-99 81-177 176-177 99 0 181 78 181 177z">
          <text:p/>
        </draw:path>
        <draw:polygon draw:style-name="gr7" draw:text-style-name="P2" draw:layer="layout" svg:width="0cm" svg:height="0cm" svg:x="20.704cm" svg:y="11.87cm" svg:viewBox="0 0 0 0" draw:points="0,0">
          <text:p/>
        </draw:polygon>
        <draw:path draw:style-name="gr9" draw:text-style-name="P1" draw:layer="layout" svg:width="0.356cm" svg:height="0.353cm" svg:x="20.842cm" svg:y="9.457cm" svg:viewBox="0 0 357 354" svg:d="M357 177c0 100-82 177-181 177-95 0-176-77-176-177 0-99 81-177 176-177 99 0 181 78 181 177z">
          <text:p/>
        </draw:path>
        <draw:polygon draw:style-name="gr7" draw:text-style-name="P2" draw:layer="layout" svg:width="0cm" svg:height="0cm" svg:x="20.704cm" svg:y="11.87cm" svg:viewBox="0 0 0 0" draw:points="0,0">
          <text:p/>
        </draw:polygon>
        <draw:path draw:style-name="gr9" draw:text-style-name="P1" draw:layer="layout" svg:width="0.353cm" svg:height="0.353cm" svg:x="23.103cm" svg:y="10.583cm" svg:viewBox="0 0 354 354" svg:d="M354 177c0 99-82 177-181 177-95 0-173-78-173-177 0-100 78-177 173-177 99 0 181 77 181 177z">
          <text:p/>
        </draw:path>
        <draw:polygon draw:style-name="gr7" draw:text-style-name="P2" draw:layer="layout" svg:width="0cm" svg:height="0cm" svg:x="20.704cm" svg:y="11.87cm" svg:viewBox="0 0 0 0" draw:points="0,0">
          <text:p/>
        </draw:polygon>
        <draw:path draw:style-name="gr9" draw:text-style-name="P1" draw:layer="layout" svg:width="0.353cm" svg:height="0.353cm" svg:x="23.103cm" svg:y="12.83cm" svg:viewBox="0 0 354 354" svg:d="M354 177c0 99-82 177-181 177-95 0-173-78-173-177 0-95 78-177 173-177 99 0 181 82 181 177z">
          <text:p/>
        </draw:path>
        <draw:polygon draw:style-name="gr7" draw:text-style-name="P2" draw:layer="layout" svg:width="0cm" svg:height="0cm" svg:x="20.704cm" svg:y="11.87cm" svg:viewBox="0 0 0 0" draw:points="0,0">
          <text:p/>
        </draw:polygon>
        <draw:path draw:style-name="gr1" draw:text-style-name="P1" draw:layer="layout" svg:width="0.184cm" svg:height="0.727cm" svg:x="19.744cm" svg:y="11.521cm" svg:viewBox="0 0 185 728" svg:d="M185 728v-728c-42 32-82 67-110 113-50 74-75 159-75 247 0 92 25 177 75 252 28 45 68 84 110 116z">
          <text:p/>
        </draw:path>
        <draw:polygon draw:style-name="gr7" draw:text-style-name="P2" draw:layer="layout" svg:width="0cm" svg:height="0cm" svg:x="20.704cm" svg:y="11.87cm" svg:viewBox="0 0 0 0" draw:points="0,0">
          <text:p/>
        </draw:polygon>
        <draw:path draw:style-name="gr1" draw:text-style-name="P1" draw:layer="layout" svg:width="0.335cm" svg:height="0.339cm" svg:x="20.027cm" svg:y="11.715cm" svg:viewBox="0 0 336 340" svg:d="M336 166c0 95-74 174-167 174-95 0-169-79-169-174 0-92 74-166 169-166 93 0 167 74 167 166z">
          <text:p/>
        </draw:path>
        <draw:polygon draw:style-name="gr7" draw:text-style-name="P2" draw:layer="layout" svg:width="0cm" svg:height="0cm" svg:x="20.704cm" svg:y="11.87cm" svg:viewBox="0 0 0 0" draw:points="0,0">
          <text:p/>
        </draw:polygon>
        <draw:path draw:style-name="gr9" draw:text-style-name="P1" draw:layer="layout" svg:width="0.3cm" svg:height="0.299cm" svg:x="20.418cm" svg:y="10.608cm" svg:viewBox="0 0 301 300" svg:d="M301 152c0 81-67 148-148 148s-153-67-153-148 72-152 153-152 148 71 148 152z">
          <text:p/>
        </draw:path>
        <draw:polygon draw:style-name="gr7" draw:text-style-name="P2" draw:layer="layout" svg:width="0cm" svg:height="0cm" svg:x="20.704cm" svg:y="11.87cm" svg:viewBox="0 0 0 0" draw:points="0,0">
          <text:p/>
        </draw:polygon>
        <draw:path draw:style-name="gr9" draw:text-style-name="P1" draw:layer="layout" svg:width="0.3cm" svg:height="0.3cm" svg:x="20.418cm" svg:y="12.858cm" svg:viewBox="0 0 301 301" svg:d="M301 148c0 86-67 153-148 153s-153-67-153-153c0-81 72-148 153-148s148 67 148 148z">
          <text:p/>
        </draw:path>
        <draw:polygon draw:style-name="gr7" draw:text-style-name="P2" draw:layer="layout" svg:width="0cm" svg:height="0cm" svg:x="20.704cm" svg:y="11.87cm" svg:viewBox="0 0 0 0" draw:points="0,0">
          <text:p/>
        </draw:polygon>
        <draw:polygon draw:style-name="gr1" draw:text-style-name="P1" draw:layer="layout" svg:width="0.3cm" svg:height="0.032cm" svg:x="17.839cm" svg:y="13.32cm" svg:viewBox="0 0 301 33" draw:points="301,0 301,33 36,33 0,33 0,0">
          <text:p/>
        </draw:polygon>
        <draw:polygon draw:style-name="gr7" draw:text-style-name="P2" draw:layer="layout" svg:width="0cm" svg:height="0cm" svg:x="20.704cm" svg:y="11.87cm" svg:viewBox="0 0 0 0" draw:points="0,0">
          <text:p/>
        </draw:polygon>
        <draw:path draw:style-name="gr1" draw:text-style-name="P1" draw:layer="layout" svg:width="0.264cm" svg:height="0.035cm" svg:x="17.875cm" svg:y="12.601cm" svg:viewBox="0 0 265 36" svg:d="M0 0h265c0 0 0 10 0 36h-265z">
          <text:p/>
        </draw:path>
        <draw:polygon draw:style-name="gr7" draw:text-style-name="P2" draw:layer="layout" svg:width="0cm" svg:height="0cm" svg:x="20.704cm" svg:y="11.87cm" svg:viewBox="0 0 0 0" draw:points="0,0">
          <text:p/>
        </draw:polygon>
        <draw:polygon draw:style-name="gr1" draw:text-style-name="P1" draw:layer="layout" svg:width="0.205cm" svg:height="0.032cm" svg:x="18.139cm" svg:y="13.32cm" svg:viewBox="0 0 206 33" draw:points="0,0 0,33 206,33 206,0">
          <text:p/>
        </draw:polygon>
        <draw:polygon draw:style-name="gr7" draw:text-style-name="P2" draw:layer="layout" svg:width="0cm" svg:height="0cm" svg:x="20.704cm" svg:y="11.87cm" svg:viewBox="0 0 0 0" draw:points="0,0">
          <text:p/>
        </draw:polygon>
        <draw:path draw:style-name="gr1" draw:text-style-name="P1" draw:layer="layout" svg:width="0.205cm" svg:height="0.035cm" svg:x="18.139cm" svg:y="12.601cm" svg:viewBox="0 0 206 36" svg:d="M0 0h206v3 4 3 4c0 4 0 8 0 8 0 3 0 7 0 14h-206c0-26 0-36 0-36z">
          <text:p/>
        </draw:path>
        <draw:polygon draw:style-name="gr7" draw:text-style-name="P2" draw:layer="layout" svg:width="0cm" svg:height="0cm" svg:x="20.704cm" svg:y="11.87cm" svg:viewBox="0 0 0 0" draw:points="0,0">
          <text:p/>
        </draw:polygon>
        <draw:path draw:style-name="gr1" draw:text-style-name="P1" draw:layer="layout" svg:width="0.109cm" svg:height="0.116cm" svg:x="19.819cm" svg:y="12.132cm" svg:viewBox="0 0 110 117" svg:d="M0 0c28 45 67 84 110 117-43-33-82-72-110-117z">
          <text:p/>
        </draw:path>
        <draw:polygon draw:style-name="gr7" draw:text-style-name="P2" draw:layer="layout" svg:width="0cm" svg:height="0cm" svg:x="20.704cm" svg:y="11.87cm" svg:viewBox="0 0 0 0" draw:points="0,0">
          <text:p/>
        </draw:polygon>
        <draw:path draw:style-name="gr1" draw:text-style-name="P1" draw:layer="layout" svg:width="0.109cm" svg:height="0.113cm" svg:x="19.819cm" svg:y="11.521cm" svg:viewBox="0 0 110 114" svg:d="M0 114c28-42 67-82 110-114-43 32-82 72-110 114z">
          <text:p/>
        </draw:path>
        <draw:polygon draw:style-name="gr7" draw:text-style-name="P2" draw:layer="layout" svg:width="0cm" svg:height="0cm" svg:x="20.704cm" svg:y="11.87cm" svg:viewBox="0 0 0 0" draw:points="0,0">
          <text:p/>
        </draw:polygon>
        <draw:path draw:style-name="gr1" draw:text-style-name="P1" draw:layer="layout" svg:width="0.053cm" svg:height="0.032cm" svg:x="19.769cm" svg:y="11.147cm" svg:viewBox="0 0 54 33" svg:d="M0 33c19-12 36-22 54-33-18 11-35 21-54 33z">
          <text:p/>
        </draw:path>
        <draw:polygon draw:style-name="gr7" draw:text-style-name="P2" draw:layer="layout" svg:width="0cm" svg:height="0cm" svg:x="20.704cm" svg:y="11.87cm" svg:viewBox="0 0 0 0" draw:points="0,0">
          <text:p/>
        </draw:polygon>
        <draw:path draw:style-name="gr10" draw:text-style-name="P2" draw:layer="layout" svg:width="0cm" svg:height="0.109cm" svg:x="17.875cm" svg:y="9.228cm" svg:viewBox="0 0 0 110" svg:d="M0 110c0-25 0-53 0-75 0-3 0-7 0-10 0 0 0-4 0-7 0 0 0-4 0-7v-4-3-4">
          <text:p/>
        </draw:path>
        <draw:line draw:style-name="gr10" draw:text-style-name="P2" draw:layer="layout" svg:x1="17.875cm" svg:y1="9.338cm" svg:x2="17.875cm" svg:y2="11.945cm">
          <text:p/>
        </draw:line>
        <draw:line draw:style-name="gr10" draw:text-style-name="P2" draw:layer="layout" svg:x1="17.875cm" svg:y1="12.601cm" svg:x2="17.875cm" svg:y2="12.632cm">
          <text:p/>
        </draw:line>
        <draw:line draw:style-name="gr10" draw:text-style-name="P2" draw:layer="layout" svg:x1="17.875cm" svg:y1="13.352cm" svg:x2="17.875cm" svg:y2="13.363cm">
          <text:p/>
        </draw:line>
        <draw:line draw:style-name="gr10" draw:text-style-name="P2" draw:layer="layout" svg:x1="17.875cm" svg:y1="13.85cm" svg:x2="17.875cm" svg:y2="13.962cm">
          <text:p/>
        </draw:line>
        <draw:line draw:style-name="gr10" draw:text-style-name="P2" draw:layer="layout" svg:x1="17.875cm" svg:y1="14.449cm" svg:x2="17.875cm" svg:y2="14.513cm">
          <text:p/>
        </draw:line>
        <draw:polyline draw:style-name="gr10" draw:text-style-name="P2" draw:layer="layout" svg:width="0cm" svg:height="0.299cm" svg:x="17.875cm" svg:y="9.567cm" svg:viewBox="0 0 0 300" draw:points="0,300 0,296 0,286 0,268 0,243 0,215 0,183 0,152 0,116 0,85 0,56 0,35 0,14 0,3 0,0">
          <text:p/>
        </draw:polyline>
        <draw:line draw:style-name="gr10" draw:text-style-name="P2" draw:layer="layout" svg:x1="17.875cm" svg:y1="13.363cm" svg:x2="17.875cm" svg:y2="13.352cm">
          <text:p/>
        </draw:line>
        <draw:line draw:style-name="gr10" draw:text-style-name="P2" draw:layer="layout" svg:x1="17.875cm" svg:y1="9.228cm" svg:x2="19.769cm" svg:y2="9.228cm">
          <text:p/>
        </draw:line>
        <draw:line draw:style-name="gr10" draw:text-style-name="P2" draw:layer="layout" svg:x1="19.928cm" svg:y1="9.228cm" svg:x2="19.769cm" svg:y2="9.228cm">
          <text:p/>
        </draw:line>
        <draw:line draw:style-name="gr10" draw:text-style-name="P2" draw:layer="layout" svg:x1="23.572cm" svg:y1="9.228cm" svg:x2="19.928cm" svg:y2="9.228cm">
          <text:p/>
        </draw:line>
        <draw:path draw:style-name="gr10" draw:text-style-name="P2" draw:layer="layout" svg:width="0cm" svg:height="0.095cm" svg:x="18.139cm" svg:y="9.242cm" svg:viewBox="0 0 0 96" svg:d="M0 96c0-32 0-75 0-96">
          <text:p/>
        </draw:path>
        <draw:line draw:style-name="gr10" draw:text-style-name="P2" draw:layer="layout" svg:x1="18.139cm" svg:y1="9.242cm" svg:x2="19.769cm" svg:y2="9.242cm">
          <text:p/>
        </draw:line>
        <draw:path draw:style-name="gr10" draw:text-style-name="P2" draw:layer="layout" svg:width="0cm" svg:height="0.013cm" svg:x="19.769cm" svg:y="9.228cm" svg:viewBox="0 0 0 14" svg:d="M0 14c0-7 0-14 0-14">
          <text:p/>
        </draw:path>
        <draw:line draw:style-name="gr10" draw:text-style-name="P2" draw:layer="layout" svg:x1="18.139cm" svg:y1="9.338cm" svg:x2="18.139cm" svg:y2="9.38cm">
          <text:p/>
        </draw:line>
        <draw:line draw:style-name="gr10" draw:text-style-name="P2" draw:layer="layout" svg:x1="17.875cm" svg:y1="14.513cm" svg:x2="18.344cm" svg:y2="14.513cm">
          <text:p/>
        </draw:line>
        <draw:line draw:style-name="gr10" draw:text-style-name="P2" draw:layer="layout" svg:x1="19.769cm" svg:y1="14.513cm" svg:x2="18.344cm" svg:y2="14.513cm">
          <text:p/>
        </draw:line>
        <draw:line draw:style-name="gr10" draw:text-style-name="P2" draw:layer="layout" svg:x1="19.769cm" svg:y1="14.513cm" svg:x2="19.928cm" svg:y2="14.513cm">
          <text:p/>
        </draw:line>
        <draw:line draw:style-name="gr10" draw:text-style-name="P2" draw:layer="layout" svg:x1="19.928cm" svg:y1="14.513cm" svg:x2="23.572cm" svg:y2="14.513cm">
          <text:p/>
        </draw:line>
        <draw:line draw:style-name="gr10" draw:text-style-name="P2" draw:layer="layout" svg:x1="19.769cm" svg:y1="11.176cm" svg:x2="19.769cm" svg:y2="9.242cm">
          <text:p/>
        </draw:line>
        <draw:line draw:style-name="gr10" draw:text-style-name="P2" draw:layer="layout" svg:x1="19.928cm" svg:y1="11.521cm" svg:x2="19.928cm" svg:y2="9.228cm">
          <text:p/>
        </draw:line>
        <draw:path draw:style-name="gr10" draw:text-style-name="P2" draw:layer="layout" svg:width="0.053cm" svg:height="0.032cm" svg:x="19.769cm" svg:y="11.147cm" svg:viewBox="0 0 54 33" svg:d="M0 33c19-12 36-22 54-33">
          <text:p/>
        </draw:path>
        <draw:line draw:style-name="gr10" draw:text-style-name="P2" draw:layer="layout" svg:x1="19.819cm" svg:y1="11.634cm" svg:x2="19.819cm" svg:y2="11.147cm">
          <text:p/>
        </draw:line>
        <draw:path draw:style-name="gr10" draw:text-style-name="P2" draw:layer="layout" svg:width="0.109cm" svg:height="0.113cm" svg:x="19.819cm" svg:y="11.521cm" svg:viewBox="0 0 110 114" svg:d="M0 114c28-42 67-82 110-114">
          <text:p/>
        </draw:path>
        <draw:line draw:style-name="gr10" draw:text-style-name="P2" draw:layer="layout" svg:x1="23.572cm" svg:y1="14.513cm" svg:x2="23.572cm" svg:y2="9.228cm">
          <text:p/>
        </draw:line>
        <draw:path draw:style-name="gr10" draw:text-style-name="P2" draw:layer="layout" svg:width="0.674cm" svg:height="0.259cm" svg:x="19.928cm" svg:y="11.432cm" svg:viewBox="0 0 675 260" svg:d="M675 260c-57-120-167-213-298-245-130-35-268-7-377 75">
          <text:p/>
        </draw:path>
        <draw:path draw:style-name="gr10" draw:text-style-name="P2" draw:layer="layout" svg:width="0.303cm" svg:height="0.176cm" svg:x="20.602cm" svg:y="11.638cm" svg:viewBox="0 0 304 177" svg:d="M0 53c49-50 127-68 195-39 63 28 109 91 109 163">
          <text:p/>
        </draw:path>
        <draw:path draw:style-name="gr10" draw:text-style-name="P2" draw:layer="layout" svg:width="0.268cm" svg:height="0.179cm" svg:x="20.637cm" svg:y="11.814cm" svg:viewBox="0 0 269 180" svg:d="M269 0c0 65-35 125-92 156-57 32-124 32-177-3">
          <text:p/>
        </draw:path>
        <draw:path draw:style-name="gr10" draw:text-style-name="P2" draw:layer="layout" svg:width="0.709cm" svg:height="0.366cm" svg:x="19.928cm" svg:y="11.966cm" svg:viewBox="0 0 710 367" svg:d="M0 278c123 93 290 114 435 58 141-58 247-185 275-336">
          <text:p/>
        </draw:path>
        <draw:line draw:style-name="gr10" draw:text-style-name="P2" draw:layer="layout" svg:x1="18.139cm" svg:y1="9.38cm" svg:x2="18.139cm" svg:y2="11.514cm">
          <text:p/>
        </draw:line>
        <draw:path draw:style-name="gr10" draw:text-style-name="P2" draw:layer="layout" svg:width="0.398cm" svg:height="0.709cm" svg:x="19.371cm" svg:y="11.176cm" svg:viewBox="0 0 399 710" svg:d="M399 0c-248 151-399 416-399 710">
          <text:p/>
        </draw:path>
        <draw:path draw:style-name="gr10" draw:text-style-name="P2" draw:layer="layout" svg:width="0.398cm" svg:height="0.709cm" svg:x="19.371cm" svg:y="11.881cm" svg:viewBox="0 0 399 710" svg:d="M0 0c0 289 151 562 399 710">
          <text:p/>
        </draw:path>
        <draw:line draw:style-name="gr10" draw:text-style-name="P2" draw:layer="layout" svg:x1="19.769cm" svg:y1="12.71cm" svg:x2="19.769cm" svg:y2="12.59cm">
          <text:p/>
        </draw:line>
        <draw:line draw:style-name="gr10" draw:text-style-name="P2" draw:layer="layout" svg:x1="19.769cm" svg:y1="12.71cm" svg:x2="18.344cm" svg:y2="12.71cm">
          <text:p/>
        </draw:line>
        <draw:path draw:style-name="gr10" draw:text-style-name="P2" draw:layer="layout" svg:width="0cm" svg:height="0.03cm" svg:x="18.139cm" svg:y="12.601cm" svg:viewBox="0 0 0 31" svg:d="M0 0c0 0 0 10 0 31">
          <text:p/>
        </draw:path>
        <draw:line draw:style-name="gr10" draw:text-style-name="P2" draw:layer="layout" svg:x1="18.139cm" svg:y1="11.945cm" svg:x2="18.139cm" svg:y2="11.888cm">
          <text:p/>
        </draw:line>
        <draw:polyline draw:style-name="gr10" draw:text-style-name="P2" draw:layer="layout" svg:width="0cm" svg:height="0.373cm" svg:x="18.139cm" svg:y="11.514cm" svg:viewBox="0 0 0 374" draw:points="0,0 0,43 0,85 0,124 0,162 0,201 0,233 0,265 0,293 0,318 0,339 0,353 0,367 0,374">
          <text:p/>
        </draw:polyline>
        <draw:line draw:style-name="gr10" draw:text-style-name="P2" draw:layer="layout" svg:x1="17.875cm" svg:y1="13.352cm" svg:x2="17.875cm" svg:y2="14.513cm">
          <text:p/>
        </draw:line>
        <draw:line draw:style-name="gr10" draw:text-style-name="P2" draw:layer="layout" svg:x1="18.344cm" svg:y1="14.513cm" svg:x2="18.344cm" svg:y2="13.352cm">
          <text:p/>
        </draw:line>
        <draw:line draw:style-name="gr10" draw:text-style-name="P2" draw:layer="layout" svg:x1="17.875cm" svg:y1="13.352cm" svg:x2="18.139cm" svg:y2="13.352cm">
          <text:p/>
        </draw:line>
        <draw:line draw:style-name="gr10" draw:text-style-name="P2" draw:layer="layout" svg:x1="18.139cm" svg:y1="13.352cm" svg:x2="18.344cm" svg:y2="13.352cm">
          <text:p/>
        </draw:line>
        <draw:line draw:style-name="gr10" draw:text-style-name="P2" draw:layer="layout" svg:x1="18.344cm" svg:y1="13.352cm" svg:x2="18.344cm" svg:y2="13.32cm">
          <text:p/>
        </draw:line>
        <draw:line draw:style-name="gr10" draw:text-style-name="P2" draw:layer="layout" svg:x1="18.344cm" svg:y1="13.32cm" svg:x2="18.344cm" svg:y2="12.632cm">
          <text:p/>
        </draw:line>
        <draw:path draw:style-name="gr10" draw:text-style-name="P2" draw:layer="layout" svg:width="0cm" svg:height="0.076cm" svg:x="18.344cm" svg:y="13.243cm" svg:viewBox="0 0 0 77" svg:d="M0 0c0 35 0 60 0 77">
          <text:p/>
        </draw:path>
        <draw:line draw:style-name="gr10" draw:text-style-name="P2" draw:layer="layout" svg:x1="18.344cm" svg:y1="14.513cm" svg:x2="18.344cm" svg:y2="13.352cm">
          <text:p/>
        </draw:line>
        <draw:line draw:style-name="gr10" draw:text-style-name="P2" draw:layer="layout" svg:x1="19.769cm" svg:y1="14.513cm" svg:x2="19.769cm" svg:y2="13.243cm">
          <text:p/>
        </draw:line>
        <draw:line draw:style-name="gr10" draw:text-style-name="P2" draw:layer="layout" svg:x1="19.769cm" svg:y1="13.243cm" svg:x2="18.344cm" svg:y2="13.243cm">
          <text:p/>
        </draw:line>
        <draw:line draw:style-name="gr10" draw:text-style-name="P2" draw:layer="layout" svg:x1="19.769cm" svg:y1="14.513cm" svg:x2="19.769cm" svg:y2="13.243cm">
          <text:p/>
        </draw:line>
        <draw:path draw:style-name="gr10" draw:text-style-name="P2" draw:layer="layout" svg:width="0cm" svg:height="0.147cm" svg:x="19.769cm" svg:y="13.095cm" svg:viewBox="0 0 0 148" svg:d="M0 0c0 56 0 109 0 148">
          <text:p/>
        </draw:path>
        <draw:line draw:style-name="gr10" draw:text-style-name="P2" draw:layer="layout" svg:x1="19.928cm" svg:y1="14.513cm" svg:x2="19.928cm" svg:y2="12.244cm">
          <text:p/>
        </draw:line>
        <draw:path draw:style-name="gr10" draw:text-style-name="P2" draw:layer="layout" svg:width="0.109cm" svg:height="0.116cm" svg:x="19.819cm" svg:y="12.132cm" svg:viewBox="0 0 110 117" svg:d="M110 117c-43-33-82-72-110-117">
          <text:p/>
        </draw:path>
        <draw:line draw:style-name="gr10" draw:text-style-name="P2" draw:layer="layout" svg:x1="19.819cm" svg:y1="12.615cm" svg:x2="19.819cm" svg:y2="12.132cm">
          <text:p/>
        </draw:line>
        <draw:path draw:style-name="gr10" draw:text-style-name="P2" draw:layer="layout" svg:width="0.053cm" svg:height="0.028cm" svg:x="19.769cm" svg:y="12.59cm" svg:viewBox="0 0 54 29" svg:d="M54 29c-18-11-35-22-54-29">
          <text:p/>
        </draw:path>
        <draw:path draw:style-name="gr10" draw:text-style-name="P2" draw:layer="layout" svg:width="0.018cm" svg:height="0.237cm" svg:x="19.769cm" svg:y="12.858cm" svg:viewBox="0 0 19 238" svg:d="M0 0c12 40 19 79 19 121 0 39-7 78-19 117">
          <text:p/>
        </draw:path>
        <draw:path draw:style-name="gr10" draw:text-style-name="P2" draw:layer="layout" svg:width="0.053cm" svg:height="0.032cm" svg:x="19.769cm" svg:y="11.147cm" svg:viewBox="0 0 54 33" svg:d="M54 0c-18 11-35 21-54 33">
          <text:p/>
        </draw:path>
        <draw:path draw:style-name="gr10" draw:text-style-name="P2" draw:layer="layout" svg:width="0.078cm" svg:height="0.251cm" svg:x="19.744cm" svg:y="11.634cm" svg:viewBox="0 0 79 252" svg:d="M0 252c0-93 26-178 79-252">
          <text:p/>
        </draw:path>
        <draw:path draw:style-name="gr10" draw:text-style-name="P2" draw:layer="layout" svg:width="0.078cm" svg:height="0.251cm" svg:x="19.744cm" svg:y="11.881cm" svg:viewBox="0 0 79 252" svg:d="M79 252c-53-76-79-164-79-252">
          <text:p/>
        </draw:path>
        <draw:path draw:style-name="gr10" draw:text-style-name="P2" draw:layer="layout" svg:width="0.398cm" svg:height="0.709cm" svg:x="19.371cm" svg:y="11.881cm" svg:viewBox="0 0 399 710" svg:d="M0 0c0 289 151 562 399 710">
          <text:p/>
        </draw:path>
        <draw:path draw:style-name="gr10" draw:text-style-name="P2" draw:layer="layout" svg:width="0.109cm" svg:height="0.113cm" svg:x="19.819cm" svg:y="11.521cm" svg:viewBox="0 0 110 114" svg:d="M110 0c-43 32-82 72-110 114">
          <text:p/>
        </draw:path>
        <draw:path draw:style-name="gr10" draw:text-style-name="P2" draw:layer="layout" svg:width="0.49cm" svg:height="0.49cm" svg:x="19.949cm" svg:y="11.638cm" svg:viewBox="0 0 491 491" svg:d="M491 243c0 139-110 248-244 248-138 0-247-109-247-248 0-134 109-243 247-243 134 0 244 109 244 243z">
          <text:p/>
        </draw:path>
        <draw:line draw:style-name="gr10" draw:text-style-name="P2" draw:layer="layout" svg:x1="19.928cm" svg:y1="12.244cm" svg:x2="19.928cm" svg:y2="11.521cm">
          <text:p/>
        </draw:line>
        <draw:path draw:style-name="gr10" draw:text-style-name="P2" draw:layer="layout" svg:width="0.086cm" svg:height="0.275cm" svg:x="20.551cm" svg:y="11.691cm" svg:viewBox="0 0 87 276" svg:d="M87 276c-47-29-79-75-86-132-7-53 11-106 51-144">
          <text:p/>
        </draw:path>
        <draw:path draw:style-name="gr10" draw:text-style-name="P2" draw:layer="layout" svg:width="0cm" svg:height="0.147cm" svg:x="19.769cm" svg:y="12.71cm" svg:viewBox="0 0 0 148" svg:d="M0 0c0 39 0 92 0 148">
          <text:p/>
        </draw:path>
        <draw:polyline draw:style-name="gr10" draw:text-style-name="P2" draw:layer="layout" svg:width="0cm" svg:height="0.108cm" svg:x="18.344cm" svg:y="12.601cm" svg:viewBox="0 0 0 109" draw:points="0,0 0,3 0,7 0,10 0,14 0,21 0,28 0,35 0,46 0,56 0,67 0,81 0,95 0,109">
          <text:p/>
        </draw:polyline>
        <draw:line draw:style-name="gr10" draw:text-style-name="P2" draw:layer="layout" svg:x1="18.139cm" svg:y1="12.601cm" svg:x2="18.344cm" svg:y2="12.601cm">
          <text:p/>
        </draw:line>
        <draw:line draw:style-name="gr10" draw:text-style-name="P2" draw:layer="layout" svg:x1="17.875cm" svg:y1="11.945cm" svg:x2="18.139cm" svg:y2="11.945cm">
          <text:p/>
        </draw:line>
        <draw:line draw:style-name="gr10" draw:text-style-name="P2" draw:layer="layout" svg:x1="18.365cm" svg:y1="11.888cm" svg:x2="18.365cm" svg:y2="10.802cm">
          <text:p/>
        </draw:line>
        <draw:path draw:style-name="gr10" draw:text-style-name="P2" draw:layer="layout" svg:width="1.386cm" svg:height="1.169cm" svg:x="18.365cm" svg:y="10.109cm" svg:viewBox="0 0 1387 1170" svg:d="M1201 1170c211-230 247-569 84-837-162-265-480-392-779-307-301 84-506 356-506 670">
          <text:p/>
        </draw:path>
        <draw:line draw:style-name="gr10" draw:text-style-name="P2" draw:layer="layout" svg:x1="18.344cm" svg:y1="12.584cm" svg:x2="19.566cm" svg:y2="11.274cm">
          <text:p/>
        </draw:line>
        <draw:line draw:style-name="gr10" draw:text-style-name="P2" draw:layer="layout" svg:x1="18.344cm" svg:y1="12.601cm" svg:x2="18.344cm" svg:y2="12.583cm">
          <text:p/>
        </draw:line>
        <draw:line draw:style-name="gr10" draw:text-style-name="P2" draw:layer="layout" svg:x1="17.875cm" svg:y1="12.601cm" svg:x2="18.139cm" svg:y2="12.601cm">
          <text:p/>
        </draw:line>
        <draw:line draw:style-name="gr10" draw:text-style-name="P2" draw:layer="layout" svg:x1="17.875cm" svg:y1="11.945cm" svg:x2="17.875cm" svg:y2="12.601cm">
          <text:p/>
        </draw:line>
        <draw:line draw:style-name="gr10" draw:text-style-name="P2" draw:layer="layout" svg:x1="18.365cm" svg:y1="11.888cm" svg:x2="18.139cm" svg:y2="11.888cm">
          <text:p/>
        </draw:line>
        <draw:line draw:style-name="gr10" draw:text-style-name="P2" draw:layer="layout" svg:x1="17.875cm" svg:y1="13.352cm" svg:x2="17.839cm" svg:y2="13.352cm">
          <text:p/>
        </draw:line>
        <draw:line draw:style-name="gr10" draw:text-style-name="P2" draw:layer="layout" svg:x1="18.139cm" svg:y1="13.32cm" svg:x2="18.139cm" svg:y2="13.352cm">
          <text:p/>
        </draw:line>
        <draw:line draw:style-name="gr10" draw:text-style-name="P2" draw:layer="layout" svg:x1="18.139cm" svg:y1="13.32cm" svg:x2="18.344cm" svg:y2="13.32cm">
          <text:p/>
        </draw:line>
        <draw:line draw:style-name="gr10" draw:text-style-name="P2" draw:layer="layout" svg:x1="18.139cm" svg:y1="13.32cm" svg:x2="18.139cm" svg:y2="12.632cm">
          <text:p/>
        </draw:line>
        <draw:line draw:style-name="gr10" draw:text-style-name="P2" draw:layer="layout" svg:x1="18.139cm" svg:y1="12.632cm" svg:x2="18.344cm" svg:y2="12.632cm">
          <text:p/>
        </draw:line>
        <draw:polyline draw:style-name="gr10" draw:text-style-name="P2" draw:layer="layout" svg:width="0cm" svg:height="0.122cm" svg:x="18.344cm" svg:y="13.197cm" svg:viewBox="0 0 0 123" draw:points="0,0 0,18 0,32 0,46 0,60 0,70 0,81 0,92 0,99 0,106 0,113 0,116 0,120 0,123">
          <text:p/>
        </draw:polyline>
        <draw:polyline draw:style-name="gr10" draw:text-style-name="P2" draw:layer="layout" svg:width="0cm" svg:height="0.123cm" svg:x="18.344cm" svg:y="12.632cm" svg:viewBox="0 0 0 124" draw:points="0,0 0,4 0,8 0,11 0,18 0,25 0,32 0,43 0,53 0,64 0,78 0,92 0,106 0,124">
          <text:p/>
        </draw:polyline>
        <draw:path draw:style-name="gr10" draw:text-style-name="P2" draw:layer="layout" svg:width="0.109cm" svg:height="0.116cm" svg:x="19.819cm" svg:y="12.132cm" svg:viewBox="0 0 110 117" svg:d="M0 0c28 45 67 84 110 117">
          <text:p/>
        </draw:path>
        <draw:path draw:style-name="gr10" draw:text-style-name="P2" draw:layer="layout" svg:width="0.335cm" svg:height="0.339cm" svg:x="20.027cm" svg:y="11.715cm" svg:viewBox="0 0 336 340" svg:d="M336 166c0 95-74 174-167 174-95 0-169-79-169-174 0-92 74-166 169-166 93 0 167 74 167 166z">
          <text:p/>
        </draw:path>
        <draw:line draw:style-name="gr10" draw:text-style-name="P2" draw:layer="layout" svg:x1="18.139cm" svg:y1="13.32cm" svg:x2="17.839cm" svg:y2="13.32cm">
          <text:p/>
        </draw:line>
        <draw:line draw:style-name="gr10" draw:text-style-name="P2" draw:layer="layout" svg:x1="17.839cm" svg:y1="13.32cm" svg:x2="17.839cm" svg:y2="13.352cm">
          <text:p/>
        </draw:line>
        <draw:polyline draw:style-name="gr10" draw:text-style-name="P2" draw:layer="layout" svg:width="0cm" svg:height="0.687cm" svg:x="17.839cm" svg:y="12.632cm" svg:viewBox="0 0 0 688" draw:points="0,0 0,11 0,36 0,78 0,131 0,195 0,269 0,346 0,420 0,494 0,558 0,614 0,653 0,678 0,688">
          <text:p/>
        </draw:polyline>
        <draw:line draw:style-name="gr10" draw:text-style-name="P2" draw:layer="layout" svg:x1="17.839cm" svg:y1="13.32cm" svg:x2="17.839cm" svg:y2="12.632cm">
          <text:p/>
        </draw:line>
        <draw:line draw:style-name="gr10" draw:text-style-name="P2" draw:layer="layout" svg:x1="18.139cm" svg:y1="13.32cm" svg:x2="17.839cm" svg:y2="13.32cm">
          <text:p/>
        </draw:line>
        <draw:line draw:style-name="gr10" draw:text-style-name="P2" draw:layer="layout" svg:x1="18.139cm" svg:y1="12.632cm" svg:x2="17.839cm" svg:y2="12.632cm">
          <text:p/>
        </draw:line>
        <draw:path draw:style-name="gr10" draw:text-style-name="P2" draw:layer="layout" svg:width="0cm" svg:height="0.44cm" svg:x="18.344cm" svg:y="12.756cm" svg:viewBox="0 0 0 441" svg:d="M0 0c0 7 0 18 0 28 0 7 0 18 0 28 0 11 0 22 0 32 0 11 0 21 0 32 0 10 0 21 0 32 0 21 0 46 0 70 0 11 0 21 0 32 0 25 0 46 0 67 0 11 0 21 0 35 0 7 0 18 0 28 0 11 0 22 0 32 0 7 0 18 0 25">
          <text:p/>
        </draw:path>
        <draw:line draw:style-name="gr10" draw:text-style-name="P2" draw:layer="layout" svg:x1="18.139cm" svg:y1="12.632cm" svg:x2="17.839cm" svg:y2="12.632cm">
          <text:p/>
        </draw:line>
        <draw:polygon draw:style-name="gr7" draw:text-style-name="P2" draw:layer="layout" svg:width="0cm" svg:height="0cm" svg:x="20.704cm" svg:y="11.87cm" svg:viewBox="0 0 0 0" draw:points="0,0">
          <text:p/>
        </draw:polygon>
        <draw:polyline draw:style-name="gr11" draw:text-style-name="P2" draw:layer="layout" svg:width="1.291cm" svg:height="0.815cm" svg:x="23.399cm" svg:y="10.886cm" svg:viewBox="0 0 1292 816" draw:points="1292,816 791,816 0,0">
          <text:p/>
        </draw:polyline>
        <draw:polygon draw:style-name="gr12" draw:text-style-name="P3" draw:layer="layout" svg:width="0.409cm" svg:height="0.417cm" svg:x="23.399cm" svg:y="10.886cm" svg:viewBox="0 0 410 418" draw:points="0,0 291,418 410,301">
          <text:p/>
        </draw:polygon>
        <draw:polygon draw:style-name="gr7" draw:text-style-name="P2" draw:layer="layout" svg:width="0cm" svg:height="0cm" svg:x="20.704cm" svg:y="11.87cm" svg:viewBox="0 0 0 0" draw:points="0,0">
          <text:p/>
        </draw:polygon>
        <draw:polyline draw:style-name="gr11" draw:text-style-name="P2" draw:layer="layout" svg:width="1.263cm" svg:height="1.164cm" svg:x="23.375cm" svg:y="11.698cm" svg:viewBox="0 0 1264 1165" draw:points="1264,0 762,0 0,1165">
          <text:p/>
        </draw:polyline>
        <draw:polygon draw:style-name="gr12" draw:text-style-name="P3" draw:layer="layout" svg:width="0.342cm" svg:height="0.466cm" svg:x="23.375cm" svg:y="12.396cm" svg:viewBox="0 0 343 467" draw:points="0,467 343,92 205,0">
          <text:p/>
        </draw:polygon>
        <draw:polygon draw:style-name="gr7" draw:text-style-name="P2" draw:layer="layout" svg:width="0cm" svg:height="0cm" svg:x="20.704cm" svg:y="11.87cm" svg:viewBox="0 0 0 0" draw:points="0,0">
          <text:p/>
        </draw:polygon>
        <draw:polyline draw:style-name="gr11" draw:text-style-name="P2" draw:layer="layout" svg:width="3.5cm" svg:height="2.339cm" svg:x="21.159cm" svg:y="11.687cm" svg:viewBox="0 0 3501 2340" draw:points="3501,0 3000,0 0,2340">
          <text:p/>
        </draw:polyline>
        <draw:polygon draw:style-name="gr12" draw:text-style-name="P3" draw:layer="layout" svg:width="0.445cm" svg:height="0.374cm" svg:x="21.159cm" svg:y="13.652cm" svg:viewBox="0 0 446 375" draw:points="0,375 446,131 342,0">
          <text:p/>
        </draw:polygon>
        <draw:polygon draw:style-name="gr7" draw:text-style-name="P2" draw:layer="layout" svg:width="0cm" svg:height="0cm" svg:x="20.704cm" svg:y="11.87cm" svg:viewBox="0 0 0 0" draw:points="0,0">
          <text:p/>
        </draw:polygon>
        <draw:polyline draw:style-name="gr11" draw:text-style-name="P2" draw:layer="layout" svg:width="3.503cm" svg:height="1.972cm" svg:x="21.166cm" svg:y="9.729cm" svg:viewBox="0 0 3504 1973" draw:points="3504,1973 3003,1973 0,0">
          <text:p/>
        </draw:polyline>
        <draw:polygon draw:style-name="gr12" draw:text-style-name="P3" draw:layer="layout" svg:width="0.466cm" svg:height="0.346cm" svg:x="21.166cm" svg:y="9.729cm" svg:viewBox="0 0 467 347" draw:points="0,0 374,347 467,209">
          <text:p/>
        </draw:polygon>
        <draw:polygon draw:style-name="gr7" draw:text-style-name="P2" draw:layer="layout" svg:width="0cm" svg:height="0cm" svg:x="20.704cm" svg:y="11.87cm" svg:viewBox="0 0 0 0" draw:points="0,0">
          <text:p/>
        </draw:polygon>
        <draw:polyline draw:style-name="gr11" draw:text-style-name="P2" draw:layer="layout" svg:width="4.311cm" svg:height="0.19cm" svg:x="20.362cm" svg:y="11.684cm" svg:viewBox="0 0 4312 191" draw:points="4312,0 3811,0 0,191">
          <text:p/>
        </draw:polyline>
        <draw:polygon draw:style-name="gr12" draw:text-style-name="P3" draw:layer="layout" svg:width="0.504cm" svg:height="0.166cm" svg:x="20.362cm" svg:y="11.768cm" svg:viewBox="0 0 505 167" draw:points="0,107 505,167 498,0">
          <text:p/>
        </draw:polygon>
        <draw:path draw:style-name="gr1" draw:text-style-name="P1" draw:layer="layout" svg:width="5.133cm" svg:height="7.352cm" svg:x="1.668cm" svg:y="2.797cm" svg:viewBox="0 0 5134 7353" svg:d="M5134 1673v473 427h-2021-452v790 515h-92l-176 145h-1295c0 7 0 17 0 28s0 18 0 28c0 4 0 7 0 11 0 3 0 7 0 10 0 4 0 7 0 11 0 3 0 7 0 7 0 3 0 7 0 11 0 0 0 3 0 7v3 4 3 1161 7 18 31 39 46 53 56 57 53 46 42 28 21 4 413 3 21 28 43 46 53 56 56 53 46 43 28 17 7 632h-463v-907-920l-635-258v-910-60h487v-117l99-141-99-109v-64-151l148-166v-300l-148-197v-346-92l148-197v-15h-635v-257-515l635-261v-559l-635-261v-254-296h2615c43 0 78 11 78 28v240c0 7-4 11-7 14l-25 18v724h452c0 0 0 21 0 60v148h1019l141-127h639v-21c0-39 0-60 0-60h222c0 0 0 21 0 60v14 7 215 25 282z">
          <text:p/>
        </draw:path>
        <draw:polygon draw:style-name="gr7" draw:text-style-name="P2" draw:layer="layout" svg:width="0cm" svg:height="0cm" svg:x="4.233cm" svg:y="5.746cm" svg:viewBox="0 0 0 0" draw:points="0,0">
          <text:p/>
        </draw:polygon>
        <draw:path draw:style-name="gr1" draw:text-style-name="P1" draw:layer="layout" svg:width="5.133cm" svg:height="5.239cm" svg:x="1.668cm" svg:y="4.91cm" svg:viewBox="0 0 5134 5240" svg:d="M2432 32h2702v427h-2021-452v786 516h-92l-176 148h-1295c0 7 0 17 0 28 0 7 0 18 0 25 0 3 0 10 0 14 0 3 0 7 0 10 0 4 0 7 0 11 0 0 0 3 0 7 0 3 0 7 0 7 0 4 0 7 0 7 0 4 0 4 0 7v4 3 1162 7 18 31 39 46 53 56 57 53 46 42 28 21 4 413 3 21 28 43 46 53 56 56 53 46 43 28 17 7 632h-463v-907-920-636-258-374-7-21-32-42-50-53-84-32-56-50-42-32-18-7-183-303-590-3-4-7-10-4c0 0 0-7 0-10 0-4 0-11 0-14 0-8 0-15 0-22s0-10 0-17c0-11 0-18 0-25s0-18 0-25c0-10 0-17 0-28 0-7 0-18 0-28 0-14 0-28 0-42v-15h-635v-257h709v240h1539 184c-43 0-78-14-78-32v-240c0 18 35 32 78 32z">
          <text:p/>
        </draw:path>
        <draw:polygon draw:style-name="gr7" draw:text-style-name="P2" draw:layer="layout" svg:width="0cm" svg:height="0cm" svg:x="4.233cm" svg:y="5.746cm" svg:viewBox="0 0 0 0" draw:points="0,0">
          <text:p/>
        </draw:polygon>
        <draw:path draw:style-name="gr1" draw:text-style-name="P1" draw:layer="layout" svg:width="4.424cm" svg:height="2.085cm" svg:x="2.377cm" svg:y="3.097cm" svg:viewBox="0 0 4425 2086" svg:d="M4425 1327v-278h-481-222-434-1076c-187 0-342 63-342 141 0-78 155-141 342-141h1076l32-29h-921-74c-208 0-374-67-374-151 0-32 0-60 0-85v-60-724l-1651 1373-300 713h1538 180c-39 0-74-14-74-28v-240c0-11 7-18 21-25l455-183 29-11 550-226h1312v-32-14h-1799c-187 0-342-63-342-137v211c-21 18-32 39-32 60 0 22 11 43 32 64 46 42 141 74 250 85-109-11-204-43-250-85v-64c0 67 116 124 279 138-163-14-279-71-279-138v-60c-21 18-32 39-32 60 0 22 11 43 32 64v-64-60-211c0 74 155 137 342 137h1799v14h39v-14z">
          <text:p/>
        </draw:path>
        <draw:polygon draw:style-name="gr7" draw:text-style-name="P2" draw:layer="layout" svg:width="0cm" svg:height="0cm" svg:x="4.233cm" svg:y="5.746cm" svg:viewBox="0 0 0 0" draw:points="0,0">
          <text:p/>
        </draw:polygon>
        <draw:path draw:style-name="gr1" draw:text-style-name="P1" draw:layer="layout" svg:width="2.692cm" svg:height="2.145cm" svg:x="1.668cm" svg:y="2.797cm" svg:viewBox="0 0 2693 2146" svg:d="M2686 42c3-3 7-10 7-14 0-17-35-28-78-28h-2615v296l635 259v257 558l-635 261v515h709l300-716z">
          <text:p/>
        </draw:path>
        <draw:polygon draw:style-name="gr7" draw:text-style-name="P2" draw:layer="layout" svg:width="0cm" svg:height="0cm" svg:x="4.233cm" svg:y="5.746cm" svg:viewBox="0 0 0 0" draw:points="0,0">
          <text:p/>
        </draw:polygon>
        <draw:path draw:style-name="gr1" draw:text-style-name="P1" draw:layer="layout" svg:width="1.369cm" svg:height="1.252cm" svg:x="2.829cm" svg:y="5.422cm" svg:viewBox="0 0 1370 1253" svg:d="M0 625c0 346 307 628 685 628s685-282 685-628zM1370 625c0-342-307-625-685-625s-685 283-685 625z">
          <text:p/>
        </draw:path>
        <draw:polygon draw:style-name="gr7" draw:text-style-name="P2" draw:layer="layout" svg:width="0cm" svg:height="0cm" svg:x="4.233cm" svg:y="5.746cm" svg:viewBox="0 0 0 0" draw:points="0,0">
          <text:p/>
        </draw:polygon>
        <draw:path draw:style-name="gr1" draw:text-style-name="P1" draw:layer="layout" svg:width="2.78cm" svg:height="0.473cm" svg:x="4.021cm" svg:y="4.469cm" svg:viewBox="0 0 2781 474" svg:d="M74 474c-39 0-74-14-74-28 0-11 7-18 21-25l460-183 25-11 554-227h1312 35 374v474z">
          <text:p/>
        </draw:path>
        <draw:polygon draw:style-name="gr7" draw:text-style-name="P2" draw:layer="layout" svg:width="0cm" svg:height="0cm" svg:x="4.233cm" svg:y="5.746cm" svg:viewBox="0 0 0 0" draw:points="0,0">
          <text:p/>
        </draw:polygon>
        <draw:path draw:style-name="gr1" draw:text-style-name="P1" draw:layer="layout" svg:width="1.185cm" svg:height="1.083cm" svg:x="2.921cm" svg:y="5.506cm" svg:viewBox="0 0 1186 1084" svg:d="M1186 541c0-7 0-14 0-21s0-14-4-25c-24-279-282-495-589-495s-565 216-590 495c-3 11-3 18-3 25s0 14 0 21c0 300 265 543 593 543s593-243 593-543z">
          <text:p/>
        </draw:path>
        <draw:polygon draw:style-name="gr7" draw:text-style-name="P2" draw:layer="layout" svg:width="0cm" svg:height="0cm" svg:x="4.233cm" svg:y="5.746cm" svg:viewBox="0 0 0 0" draw:points="0,0">
          <text:p/>
        </draw:polygon>
        <draw:path draw:style-name="gr1" draw:text-style-name="P1" draw:layer="layout" svg:width="1.178cm" svg:height="0.992cm" svg:x="2.924cm" svg:y="5.506cm" svg:viewBox="0 0 1179 993" svg:d="M1179 494c-24-278-282-494-589-494s-564 216-590 494c26 279 283 499 590 499s565-220 589-499z">
          <text:p/>
        </draw:path>
        <draw:polygon draw:style-name="gr7" draw:text-style-name="P2" draw:layer="layout" svg:width="0cm" svg:height="0cm" svg:x="4.233cm" svg:y="5.746cm" svg:viewBox="0 0 0 0" draw:points="0,0">
          <text:p/>
        </draw:polygon>
        <draw:polygon draw:style-name="gr1" draw:text-style-name="P1" draw:layer="layout" svg:width="0.635cm" svg:height="1.168cm" svg:x="1.668cm" svg:y="7.154cm" svg:viewBox="0 0 636 1169" draw:points="636,1169 636,534 487,324 487,236 487,197 0,0 0,911">
          <text:p/>
        </draw:polygon>
        <draw:polygon draw:style-name="gr7" draw:text-style-name="P2" draw:layer="layout" svg:width="0cm" svg:height="0cm" svg:x="4.233cm" svg:y="5.746cm" svg:viewBox="0 0 0 0" draw:points="0,0">
          <text:p/>
        </draw:polygon>
        <draw:path draw:style-name="gr1" draw:text-style-name="P1" draw:layer="layout" svg:width="1.683cm" svg:height="1.644cm" svg:x="2.677cm" svg:y="2.825cm" svg:viewBox="0 0 1684 1645" svg:d="M1677 14c3-3 7-10 7-14v240c0 7-4 11-7 14l-25 18-1652 1373v-243z">
          <text:p/>
        </draw:path>
        <draw:polygon draw:style-name="gr7" draw:text-style-name="P2" draw:layer="layout" svg:width="0cm" svg:height="0cm" svg:x="4.233cm" svg:y="5.746cm" svg:viewBox="0 0 0 0" draw:points="0,0">
          <text:p/>
        </draw:polygon>
        <draw:path draw:style-name="gr1" draw:text-style-name="P1" draw:layer="layout" svg:width="0.413cm" svg:height="0.599cm" svg:x="5.556cm" svg:y="2.434cm" svg:viewBox="0 0 414 600" svg:d="M382 208c14 10 21 21 21 35s-11 26-25 40c25 14 36 28 36 46v35c0 14-8 25-18 35-35 29-106 50-187 50s-155-21-187-50c-14-10-22-21-22-35v-35c0-11 8-21 18-32-3-7-3-14-3-21v-33c0-7 0-14 7-21v-67c-14-14-22-25-22-35v-36c0-46 92-84 209-84 113 0 205 38 205 84s-92 85-205 85c-117 0-209-39-209-85s92-84 209-84c113 0 205 38 205 84v36c0 10-8 21-18 35-35 28-106 46-187 46s-155-18-187-46c-14-14-22-25-22-35v-36c0 46 92 85 209 85 113 0 205-39 205-85v36c0 10-8 21-18 35l3 85-3-4c0 14-11 29-28 40 3 3 7 3 10 7 25 14 36 28 36 46 0 46-92 84-205 84-117 0-209-38-209-84v35c0 14 8 25 22 35v67c-7 7-7 14-7 22 0 42 85 77 194 77 106 0 194-35 194-77l-4-4 4 39c0 42-88 77-194 77-109 0-194-35-194-77v-39 4c0-8 0-15 7-22l-7 18 381-4c0 43-85 78-187 78-106 0-187-35-187-78l374-81 3 85 15-120c0 14-8 25-18 35l18-70v35-35c0 46-92 84-205 84-117 0-209-38-209-84 0-11 8-21 18-32 4-7 11-11 18-14 7-4 7-4 11-7 42-19 98-33 162-33 60 0 120 14 159 33 3 3 7 3 10 7 14-14 25-26 25-40l-4-3 4 36-4-36-17-32c14 10 21 21 21 35z">
          <text:p/>
        </draw:path>
        <draw:polygon draw:style-name="gr7" draw:text-style-name="P2" draw:layer="layout" svg:width="0cm" svg:height="0cm" svg:x="4.233cm" svg:y="5.746cm" svg:viewBox="0 0 0 0" draw:points="0,0">
          <text:p/>
        </draw:polygon>
        <draw:path draw:style-name="gr1" draw:text-style-name="P1" draw:layer="layout" svg:width="1.136cm" svg:height="0.247cm" svg:x="5.665cm" svg:y="3.898cm" svg:viewBox="0 0 1137 248" svg:d="M1137 244v4h-476c21-4 39-11 56-18 21-7 39-18 50-28 46-35 28-79-39-111-67-31-174-42-269-24-96 14-155 49-155 91 0 16 7 33 24 44 11 10 28 21 50 28 17 7 35 14 56 18h-434l32-29 99-89 144-130h640 222v219z">
          <text:p/>
        </draw:path>
        <draw:polygon draw:style-name="gr7" draw:text-style-name="P2" draw:layer="layout" svg:width="0cm" svg:height="0cm" svg:x="4.233cm" svg:y="5.746cm" svg:viewBox="0 0 0 0" draw:points="0,0">
          <text:p/>
        </draw:polygon>
        <draw:polygon draw:style-name="gr1" draw:text-style-name="P1" draw:layer="layout" svg:width="0.635cm" svg:height="0.515cm" svg:x="1.668cm" svg:y="3.093cm" svg:viewBox="0 0 636 516" draw:points="0,259 636,516 636,259 0,0">
          <text:p/>
        </draw:polygon>
        <draw:polygon draw:style-name="gr7" draw:text-style-name="P2" draw:layer="layout" svg:width="0cm" svg:height="0cm" svg:x="4.233cm" svg:y="5.746cm" svg:viewBox="0 0 0 0" draw:points="0,0">
          <text:p/>
        </draw:polygon>
        <draw:path draw:style-name="gr1" draw:text-style-name="P1" draw:layer="layout" svg:width="0.413cm" svg:height="0.356cm" svg:x="2.37cm" svg:y="1.94cm" svg:viewBox="0 0 414 357" svg:d="M414 85c0 46-92 85-206 85-116 0-208-39-208-85v32-32c0-45 92-85 208-85 114 0 206 40 206 85 0 46-92 85-206 85-116 0-208-39-208-85 0-45 92-85 208-85 114 0 206 40 206 85v32c0 14-4 25-18 35l4 85h-4c0 39-84 74-188 74-106 0-190-35-190-74v-17 17l-7 7c0-7 3-17 7-24l385 24c0 43-88 78-195 78-109 0-197-35-197-78l389-7 3 39c0 46-88 81-195 81-109 0-197-35-197-81l7-39-7 7c0-7 3-17 7-24v-68c-11-10-18-21-18-35 0 14 7 25 18 35 35 32 109 50 190 50 78 0 157-18 188-50 14-10 18-21 18-35z">
          <text:p/>
        </draw:path>
        <draw:polygon draw:style-name="gr7" draw:text-style-name="P2" draw:layer="layout" svg:width="0cm" svg:height="0cm" svg:x="4.233cm" svg:y="5.746cm" svg:viewBox="0 0 0 0" draw:points="0,0">
          <text:p/>
        </draw:polygon>
        <draw:path draw:style-name="gr1" draw:text-style-name="P1" draw:layer="layout" svg:width="0.413cm" svg:height="0.356cm" svg:x="2.931cm" svg:y="1.097cm" svg:viewBox="0 0 414 357" svg:d="M414 81c0 49-92 85-208 85-114 0-206-36-206-85v35-35c0-46 92-81 206-81 116 0 208 35 208 81 0 49-92 85-208 85-114 0-206-36-206-85 0-46 92-81 206-81 116 0 208 35 208 81v35c0 14-7 25-18 36v85-4c0 43-84 78-190 78-104 0-188-35-188-78v-14l-4 18-3 4c0-8 3-15 7-22l385 22c0 45-88 81-197 81-107 0-195-36-195-81l385-4 7 39c0 42-88 81-197 81-107 0-195-39-195-81l3-39-3 4c0-8 3-15 7-22v-67c-11-11-18-22-18-36 0 14 7 25 18 36 35 32 106 50 188 50 81 0 155-18 190-50 11-11 18-22 18-36z">
          <text:p/>
        </draw:path>
        <draw:polygon draw:style-name="gr7" draw:text-style-name="P2" draw:layer="layout" svg:width="0cm" svg:height="0cm" svg:x="4.233cm" svg:y="5.746cm" svg:viewBox="0 0 0 0" draw:points="0,0">
          <text:p/>
        </draw:polygon>
        <draw:path draw:style-name="gr1" draw:text-style-name="P1" draw:layer="layout" svg:width="0.452cm" svg:height="0.296cm" svg:x="4.328cm" svg:y="3.82cm" svg:viewBox="0 0 453 297" svg:d="M453 297v-88-149c0-39 0-60 0-60h-453v60c0 21 0 49 0 85 0 85 166 152 374 152z">
          <text:p/>
        </draw:path>
        <draw:polygon draw:style-name="gr7" draw:text-style-name="P2" draw:layer="layout" svg:width="0cm" svg:height="0cm" svg:x="4.233cm" svg:y="5.746cm" svg:viewBox="0 0 0 0" draw:points="0,0">
          <text:p/>
        </draw:polygon>
        <draw:polygon draw:style-name="gr1" draw:text-style-name="P1" draw:layer="layout" svg:width="1.023cm" svg:height="0.088cm" svg:x="4.776cm" svg:y="4.028cm" svg:viewBox="0 0 1024 89" draw:points="0,89 922,89 1024,0 0,0">
          <text:p/>
        </draw:polygon>
        <draw:polygon draw:style-name="gr7" draw:text-style-name="P2" draw:layer="layout" svg:width="0cm" svg:height="0cm" svg:x="4.233cm" svg:y="5.746cm" svg:viewBox="0 0 0 0" draw:points="0,0">
          <text:p/>
        </draw:polygon>
        <draw:path draw:style-name="gr1" draw:text-style-name="P1" draw:layer="layout" svg:width="0.416cm" svg:height="0.356cm" svg:x="6.004cm" svg:y="1.915cm" svg:viewBox="0 0 417 357" svg:d="M417 86c0 49-95 84-208 84s-209-35-209-84c0-47 96-86 209-86s208 39 208 86c0 49-95 84-208 84s-209-35-209-84c0-47 96-86 209-86s208 39 208 86v35c0 14-7 25-21 35-32 32-106 50-187 50s-155-18-188-50c-14-10-21-21-21-35v-35 35c0 14 7 25 21 35v67c-7 7-7 14-7 22 0 42 86 81 195 81 106 0 194-39 194-81l-4-4 4 39c0 42-88 77-194 77-109 0-195-35-195-77l3-39-3 4c0-8 0-15 7-22l-4 18 379-4c0 43-85 78-187 78-106 0-188-35-188-78l375-81 3 85 18-120c0 14-7 25-21 35l21-70v35z">
          <text:p/>
        </draw:path>
        <draw:polygon draw:style-name="gr7" draw:text-style-name="P2" draw:layer="layout" svg:width="0cm" svg:height="0cm" svg:x="4.233cm" svg:y="5.746cm" svg:viewBox="0 0 0 0" draw:points="0,0">
          <text:p/>
        </draw:polygon>
        <draw:polygon draw:style-name="gr1" draw:text-style-name="P1" draw:layer="layout" svg:width="0.148cm" svg:height="0.663cm" svg:x="2.155cm" svg:y="6.766cm" svg:viewBox="0 0 149 664" draw:points="149,664 149,0 138,17 99,70 0,212 0,329 0,590 0,629">
          <text:p/>
        </draw:polygon>
        <draw:polygon draw:style-name="gr7" draw:text-style-name="P2" draw:layer="layout" svg:width="0cm" svg:height="0cm" svg:x="4.233cm" svg:y="5.746cm" svg:viewBox="0 0 0 0" draw:points="0,0">
          <text:p/>
        </draw:polygon>
        <draw:polygon draw:style-name="gr1" draw:text-style-name="P1" draw:layer="layout" svg:width="0.487cm" svg:height="0.261cm" svg:x="1.668cm" svg:y="7.094cm" svg:viewBox="0 0 488 262" draw:points="0,60 488,262 488,0 0,0">
          <text:p/>
        </draw:polygon>
        <draw:polygon draw:style-name="gr7" draw:text-style-name="P2" draw:layer="layout" svg:width="0cm" svg:height="0cm" svg:x="4.233cm" svg:y="5.746cm" svg:viewBox="0 0 0 0" draw:points="0,0">
          <text:p/>
        </draw:polygon>
        <draw:path draw:style-name="gr1" draw:text-style-name="P1" draw:layer="layout" svg:width="0.489cm" svg:height="0.198cm" svg:x="2.892cm" svg:y="3.137cm" svg:viewBox="0 0 490 199" svg:d="M414 169c21-7 39-14 49-25 46-39 32-82-38-114-67-28-174-38-269-24-92 14-156 49-156 91 0 15 7 33 25 47 14 11 28 18 49 25 96 39 245 39 340 0z">
          <text:p/>
        </draw:path>
        <draw:polygon draw:style-name="gr7" draw:text-style-name="P2" draw:layer="layout" svg:width="0cm" svg:height="0cm" svg:x="4.233cm" svg:y="5.746cm" svg:viewBox="0 0 0 0" draw:points="0,0">
          <text:p/>
        </draw:polygon>
        <draw:path draw:style-name="gr1" draw:text-style-name="P1" draw:layer="layout" svg:width="0.489cm" svg:height="0.198cm" svg:x="5.517cm" svg:y="4.474cm" svg:viewBox="0 0 490 199" svg:d="M417 172c18-7 36-18 46-29 46-35 32-81-35-109-71-32-177-42-268-28-97 14-160 53-160 95 0 14 11 28 28 42 11 11 28 22 50 29 96 36 244 36 339 0z">
          <text:p/>
        </draw:path>
        <draw:polygon draw:style-name="gr7" draw:text-style-name="P2" draw:layer="layout" svg:width="0cm" svg:height="0cm" svg:x="4.233cm" svg:y="5.746cm" svg:viewBox="0 0 0 0" draw:points="0,0">
          <text:p/>
        </draw:polygon>
        <draw:path draw:style-name="gr1" draw:text-style-name="P1" draw:layer="layout" svg:width="0.489cm" svg:height="0.199cm" svg:x="5.517cm" svg:y="4.719cm" svg:viewBox="0 0 490 200" svg:d="M417 171c18-7 36-14 46-28 46-36 32-79-35-111-71-28-177-42-268-24-97 14-160 49-160 91 0 18 11 32 28 44 11 14 28 21 50 28 96 39 244 39 339 0z">
          <text:p/>
        </draw:path>
        <draw:polygon draw:style-name="gr7" draw:text-style-name="P2" draw:layer="layout" svg:width="0cm" svg:height="0cm" svg:x="4.233cm" svg:y="5.746cm" svg:viewBox="0 0 0 0" draw:points="0,0">
          <text:p/>
        </draw:polygon>
        <draw:path draw:style-name="gr1" draw:text-style-name="P1" draw:layer="layout" svg:width="0.488cm" svg:height="0.198cm" svg:x="2.335cm" svg:y="3.98cm" svg:viewBox="0 0 489 199" svg:d="M414 173c21-7 35-18 49-29 46-35 28-82-39-110-67-32-177-42-269-28-95 14-155 53-155 96 0 14 7 28 25 42 10 11 28 22 49 29 95 35 243 35 340 0z">
          <text:p/>
        </draw:path>
        <draw:polygon draw:style-name="gr7" draw:text-style-name="P2" draw:layer="layout" svg:width="0cm" svg:height="0cm" svg:x="4.233cm" svg:y="5.746cm" svg:viewBox="0 0 0 0" draw:points="0,0">
          <text:p/>
        </draw:polygon>
        <draw:polygon draw:style-name="gr1" draw:text-style-name="P1" draw:layer="layout" svg:width="0.304cm" svg:height="0.956cm" svg:x="2.377cm" svg:y="4.226cm" svg:viewBox="0 0 305 957" draw:points="305,0 305,244 0,957 0,717">
          <text:p/>
        </draw:polygon>
        <draw:polygon draw:style-name="gr7" draw:text-style-name="P2" draw:layer="layout" svg:width="0cm" svg:height="0cm" svg:x="4.233cm" svg:y="5.746cm" svg:viewBox="0 0 0 0" draw:points="0,0">
          <text:p/>
        </draw:polygon>
        <draw:polygon draw:style-name="gr1" draw:text-style-name="P1" draw:layer="layout" svg:width="0.148cm" svg:height="0.621cm" svg:x="2.155cm" svg:y="5.425cm" svg:viewBox="0 0 149 622" draw:points="149,622 149,0 0,78 0,420">
          <text:p/>
        </draw:polygon>
        <draw:polygon draw:style-name="gr7" draw:text-style-name="P2" draw:layer="layout" svg:width="0cm" svg:height="0cm" svg:x="4.233cm" svg:y="5.746cm" svg:viewBox="0 0 0 0" draw:points="0,0">
          <text:p/>
        </draw:polygon>
        <draw:path draw:style-name="gr1" draw:text-style-name="P1" draw:layer="layout" svg:width="1.185cm" svg:height="0.564cm" svg:x="2.921cm" svg:y="6.025cm" svg:viewBox="0 0 1186 565" svg:d="M0 0c0 7 0 14 0 21 0 300 265 544 593 544s593-244 593-544c0-7 0-14 0-21-14 289-275 520-593 520-317 0-579-231-593-520z">
          <text:p/>
        </draw:path>
        <draw:polygon draw:style-name="gr7" draw:text-style-name="P2" draw:layer="layout" svg:width="0cm" svg:height="0cm" svg:x="4.233cm" svg:y="5.746cm" svg:viewBox="0 0 0 0" draw:points="0,0">
          <text:p/>
        </draw:polygon>
        <draw:path draw:style-name="gr1" draw:text-style-name="P1" draw:layer="layout" svg:width="1.185cm" svg:height="0.544cm" svg:x="2.921cm" svg:y="6cm" svg:viewBox="0 0 1186 545" svg:d="M3 0c-3 7-3 14-3 25 14 290 276 520 593 520 318 0 579-230 593-520 0-11 0-18-4-25-24 283-282 499-589 499s-565-216-590-499z">
          <text:p/>
        </draw:path>
        <draw:polygon draw:style-name="gr7" draw:text-style-name="P2" draw:layer="layout" svg:width="0cm" svg:height="0cm" svg:x="4.233cm" svg:y="5.746cm" svg:viewBox="0 0 0 0" draw:points="0,0">
          <text:p/>
        </draw:polygon>
        <draw:path draw:style-name="gr1" draw:text-style-name="P1" draw:layer="layout" svg:width="0.488cm" svg:height="0.171cm" svg:x="5.969cm" svg:y="3.956cm" svg:viewBox="0 0 489 172" svg:d="M413 172c21-7 39-18 50-28 46-35 28-78-39-111-67-31-173-42-268-24-97 14-156 50-156 92 0 15 7 32 24 43 11 10 28 21 50 28 0-39 78-71 170-71 95 0 169 32 169 71z">
          <text:p/>
        </draw:path>
        <draw:polygon draw:style-name="gr7" draw:text-style-name="P2" draw:layer="layout" svg:width="0cm" svg:height="0cm" svg:x="4.233cm" svg:y="5.746cm" svg:viewBox="0 0 0 0" draw:points="0,0">
          <text:p/>
        </draw:polygon>
        <draw:path draw:style-name="gr1" draw:text-style-name="P1" draw:layer="layout" svg:width="0.489cm" svg:height="0.172cm" svg:x="5.517cm" svg:y="4.474cm" svg:viewBox="0 0 490 173" svg:d="M417 173c18-7 36-18 46-29 46-35 32-81-35-110-71-32-177-42-268-28-97 14-160 54-160 96 0 14 11 28 28 42 11 11 28 22 50 29-4 0-4-4-4-4 0-35 79-67 174-67 92 0 169 32 169 67z">
          <text:p/>
        </draw:path>
        <draw:polygon draw:style-name="gr7" draw:text-style-name="P2" draw:layer="layout" svg:width="0cm" svg:height="0cm" svg:x="4.233cm" svg:y="5.746cm" svg:viewBox="0 0 0 0" draw:points="0,0">
          <text:p/>
        </draw:polygon>
        <draw:path draw:style-name="gr1" draw:text-style-name="P1" draw:layer="layout" svg:width="0.489cm" svg:height="0.168cm" svg:x="2.892cm" svg:y="3.137cm" svg:viewBox="0 0 490 169" svg:d="M414 169c21-7 39-14 49-25 46-39 32-82-38-114-67-28-174-38-269-24-92 14-156 53-156 91 0 18 7 32 25 47 14 11 28 18 49 25 0-40 78-72 170-72 96 0 170 32 170 72z">
          <text:p/>
        </draw:path>
        <draw:polygon draw:style-name="gr7" draw:text-style-name="P2" draw:layer="layout" svg:width="0cm" svg:height="0cm" svg:x="4.233cm" svg:y="5.746cm" svg:viewBox="0 0 0 0" draw:points="0,0">
          <text:p/>
        </draw:polygon>
        <draw:path draw:style-name="gr1" draw:text-style-name="P1" draw:layer="layout" svg:width="0.489cm" svg:height="0.17cm" svg:x="5.517cm" svg:y="4.719cm" svg:viewBox="0 0 490 171" svg:d="M417 171c18-7 36-14 46-28 46-35 32-79-35-111-71-28-177-42-268-24-97 14-160 49-160 92 0 15 11 32 28 43 11 14 28 21 50 28-4 0-4 0-4 0 0-39 79-71 174-71 92 0 169 32 169 71z">
          <text:p/>
        </draw:path>
        <draw:polygon draw:style-name="gr7" draw:text-style-name="P2" draw:layer="layout" svg:width="0cm" svg:height="0cm" svg:x="4.233cm" svg:y="5.746cm" svg:viewBox="0 0 0 0" draw:points="0,0">
          <text:p/>
        </draw:polygon>
        <draw:path draw:style-name="gr1" draw:text-style-name="P1" draw:layer="layout" svg:width="0.488cm" svg:height="0.172cm" svg:x="2.335cm" svg:y="3.98cm" svg:viewBox="0 0 489 173" svg:d="M414 173c21-7 35-18 49-29 46-35 28-81-39-110-67-32-177-42-269-28-95 18-155 54-155 96 0 14 7 28 25 42 10 11 28 22 49 29v-4c0-39 74-67 169-67 92 0 171 28 171 67z">
          <text:p/>
        </draw:path>
        <draw:polygon draw:style-name="gr7" draw:text-style-name="P2" draw:layer="layout" svg:width="0cm" svg:height="0cm" svg:x="4.233cm" svg:y="5.746cm" svg:viewBox="0 0 0 0" draw:points="0,0">
          <text:p/>
        </draw:polygon>
        <draw:polygon draw:style-name="gr1" draw:text-style-name="P1" draw:layer="layout" svg:width="0.148cm" svg:height="0.437cm" svg:x="2.155cm" svg:y="6.346cm" svg:viewBox="0 0 149 438" draw:points="149,0 149,420 138,438 0,317 0,166">
          <text:p/>
        </draw:polygon>
        <draw:polygon draw:style-name="gr7" draw:text-style-name="P2" draw:layer="layout" svg:width="0cm" svg:height="0cm" svg:x="4.233cm" svg:y="5.746cm" svg:viewBox="0 0 0 0" draw:points="0,0">
          <text:p/>
        </draw:polygon>
        <draw:path draw:style-name="gr1" draw:text-style-name="P1" draw:layer="layout" svg:width="0.377cm" svg:height="0.159cm" svg:x="2.388cm" svg:y="2.091cm" svg:viewBox="0 0 378 160" svg:d="M378 0v86c0 39-84 74-187 74-102 0-191-35-191-74v-17-69c35 32 110 51 191 51s156-19 187-51z">
          <text:p/>
        </draw:path>
        <draw:polygon draw:style-name="gr7" draw:text-style-name="P2" draw:layer="layout" svg:width="0cm" svg:height="0cm" svg:x="4.233cm" svg:y="5.746cm" svg:viewBox="0 0 0 0" draw:points="0,0">
          <text:p/>
        </draw:polygon>
        <draw:path draw:style-name="gr1" draw:text-style-name="P1" draw:layer="layout" svg:width="0.378cm" svg:height="0.162cm" svg:x="5.573cm" svg:y="2.829cm" svg:viewBox="0 0 379 163" svg:d="M379 0v85c0 43-85 78-192 78-102 0-187-35-187-78v-14-71c36 33 110 50 187 50 86 0 157-17 192-50z">
          <text:p/>
        </draw:path>
        <draw:polygon draw:style-name="gr7" draw:text-style-name="P2" draw:layer="layout" svg:width="0cm" svg:height="0cm" svg:x="4.233cm" svg:y="5.746cm" svg:viewBox="0 0 0 0" draw:points="0,0">
          <text:p/>
        </draw:polygon>
        <draw:path draw:style-name="gr1" draw:text-style-name="P1" draw:layer="layout" svg:width="0.377cm" svg:height="0.159cm" svg:x="2.949cm" svg:y="1.248cm" svg:viewBox="0 0 378 160" svg:d="M378 0v81c0 44-84 79-191 79-103 0-187-35-187-79v-14-67c35 32 106 50 187 50 82 0 156-18 191-50z">
          <text:p/>
        </draw:path>
        <draw:polygon draw:style-name="gr7" draw:text-style-name="P2" draw:layer="layout" svg:width="0cm" svg:height="0cm" svg:x="4.233cm" svg:y="5.746cm" svg:viewBox="0 0 0 0" draw:points="0,0">
          <text:p/>
        </draw:polygon>
        <draw:path draw:style-name="gr1" draw:text-style-name="P1" draw:layer="layout" svg:width="0.374cm" svg:height="0.159cm" svg:x="6.025cm" svg:y="2.07cm" svg:viewBox="0 0 375 160" svg:d="M375 0v82c0 43-85 78-187 78-107 0-188-35-188-78v-14-68c32 29 106 50 188 50 81 0 155-21 187-50z">
          <text:p/>
        </draw:path>
        <draw:polygon draw:style-name="gr7" draw:text-style-name="P2" draw:layer="layout" svg:width="0cm" svg:height="0cm" svg:x="4.233cm" svg:y="5.746cm" svg:viewBox="0 0 0 0" draw:points="0,0">
          <text:p/>
        </draw:polygon>
        <draw:path draw:style-name="gr1" draw:text-style-name="P1" draw:layer="layout" svg:width="0.303cm" svg:height="0.124cm" svg:x="1.873cm" svg:y="2.931cm" svg:viewBox="0 0 304 125" svg:d="M304 64c0-36-67-64-152-64s-152 28-152 64 67 61 152 61 152-25 152-61z">
          <text:p/>
        </draw:path>
        <draw:polygon draw:style-name="gr7" draw:text-style-name="P2" draw:layer="layout" svg:width="0cm" svg:height="0cm" svg:x="4.233cm" svg:y="5.746cm" svg:viewBox="0 0 0 0" draw:points="0,0">
          <text:p/>
        </draw:polygon>
        <draw:path draw:style-name="gr1" draw:text-style-name="P1" draw:layer="layout" svg:width="0.303cm" svg:height="0.124cm" svg:x="1.873cm" svg:y="4.395cm" svg:viewBox="0 0 304 125" svg:d="M304 60c0-32-67-60-152-60s-152 28-152 60c0 36 67 65 152 65s152-29 152-65z">
          <text:p/>
        </draw:path>
        <draw:polygon draw:style-name="gr7" draw:text-style-name="P2" draw:layer="layout" svg:width="0cm" svg:height="0cm" svg:x="4.233cm" svg:y="5.746cm" svg:viewBox="0 0 0 0" draw:points="0,0">
          <text:p/>
        </draw:polygon>
        <draw:polygon draw:style-name="gr1" draw:text-style-name="P1" draw:layer="layout" svg:width="0.148cm" svg:height="0.297cm" svg:x="2.155cm" svg:y="7.39cm" svg:viewBox="0 0 149 298" draw:points="149,298 149,39 0,0 0,88">
          <text:p/>
        </draw:polygon>
        <draw:polygon draw:style-name="gr7" draw:text-style-name="P2" draw:layer="layout" svg:width="0cm" svg:height="0cm" svg:x="4.233cm" svg:y="5.746cm" svg:viewBox="0 0 0 0" draw:points="0,0">
          <text:p/>
        </draw:polygon>
        <draw:path draw:style-name="gr1" draw:text-style-name="P1" draw:layer="layout" svg:width="0.339cm" svg:height="0.1cm" svg:x="2.966cm" svg:y="3.234cm" svg:viewBox="0 0 340 101" svg:d="M340 71c0-39-74-71-170-71-92 0-170 32-170 71 96 40 244 40 340 0z">
          <text:p/>
        </draw:path>
        <draw:polygon draw:style-name="gr7" draw:text-style-name="P2" draw:layer="layout" svg:width="0cm" svg:height="0cm" svg:x="4.233cm" svg:y="5.746cm" svg:viewBox="0 0 0 0" draw:points="0,0">
          <text:p/>
        </draw:polygon>
        <draw:path draw:style-name="gr1" draw:text-style-name="P1" draw:layer="layout" svg:width="0.378cm" svg:height="0.12cm" svg:x="5.573cm" svg:y="2.589cm" svg:viewBox="0 0 379 121" svg:d="M379 0v81c0 15-11 29-28 40-39-18-100-33-164-33-60 0-120 15-158 33-18-11-29-25-29-40v-14-67c36 28 110 49 187 49 86 0 157-21 192-49z">
          <text:p/>
        </draw:path>
        <draw:polygon draw:style-name="gr7" draw:text-style-name="P2" draw:layer="layout" svg:width="0cm" svg:height="0cm" svg:x="4.233cm" svg:y="5.746cm" svg:viewBox="0 0 0 0" draw:points="0,0">
          <text:p/>
        </draw:polygon>
        <draw:path draw:style-name="gr1" draw:text-style-name="P1" draw:layer="layout" svg:width="0.338cm" svg:height="0.089cm" svg:x="6.043cm" svg:y="4.056cm" svg:viewBox="0 0 339 90" svg:d="M283 90c21-4 39-11 56-18 0-40-74-72-170-72-92 0-169 32-169 72 17 7 35 14 56 18z">
          <text:p/>
        </draw:path>
        <draw:polygon draw:style-name="gr7" draw:text-style-name="P2" draw:layer="layout" svg:width="0cm" svg:height="0cm" svg:x="4.233cm" svg:y="5.746cm" svg:viewBox="0 0 0 0" draw:points="0,0">
          <text:p/>
        </draw:polygon>
        <draw:polygon draw:style-name="gr1" draw:text-style-name="P1" draw:layer="layout" svg:width="0.148cm" svg:height="0.289cm" svg:x="2.155cm" svg:y="5.214cm" svg:viewBox="0 0 149 290" draw:points="149,216 149,0 0,198 0,290">
          <text:p/>
        </draw:polygon>
        <draw:polygon draw:style-name="gr7" draw:text-style-name="P2" draw:layer="layout" svg:width="0cm" svg:height="0cm" svg:x="4.233cm" svg:y="5.746cm" svg:viewBox="0 0 0 0" draw:points="0,0">
          <text:p/>
        </draw:polygon>
        <draw:path draw:style-name="gr1" draw:text-style-name="P1" draw:layer="layout" svg:width="0.226cm" svg:height="0.081cm" svg:x="6.575cm" svg:y="3.82cm" svg:viewBox="0 0 227 82" svg:d="M0 82h227v-7-14c0-40 0-61 0-61h-227c0 0 0 21 0 61z">
          <text:p/>
        </draw:path>
        <draw:polygon draw:style-name="gr7" draw:text-style-name="P2" draw:layer="layout" svg:width="0cm" svg:height="0cm" svg:x="4.233cm" svg:y="5.746cm" svg:viewBox="0 0 0 0" draw:points="0,0">
          <text:p/>
        </draw:polygon>
        <draw:polygon draw:style-name="gr1" draw:text-style-name="P1" draw:layer="layout" svg:width="0.374cm" svg:height="0.046cm" svg:x="6.427cm" svg:y="4.423cm" svg:viewBox="0 0 375 47" draw:points="0,47 375,47 375,0 0,0 0,12">
          <text:p/>
        </draw:polygon>
        <draw:polygon draw:style-name="gr7" draw:text-style-name="P2" draw:layer="layout" svg:width="0cm" svg:height="0cm" svg:x="4.233cm" svg:y="5.746cm" svg:viewBox="0 0 0 0" draw:points="0,0">
          <text:p/>
        </draw:polygon>
        <draw:path draw:style-name="gr1" draw:text-style-name="P1" draw:layer="layout" svg:width="0.226cm" svg:height="0.095cm" svg:x="3.023cm" svg:y="1.132cm" svg:viewBox="0 0 227 96" svg:d="M0 49c0-24 50-49 114-49 63 0 113 25 113 49 0 26-50 47-113 47-64 0-114-21-114-47z">
          <text:p/>
        </draw:path>
        <draw:polygon draw:style-name="gr7" draw:text-style-name="P2" draw:layer="layout" svg:width="0cm" svg:height="0cm" svg:x="4.233cm" svg:y="5.746cm" svg:viewBox="0 0 0 0" draw:points="0,0">
          <text:p/>
        </draw:polygon>
        <draw:path draw:style-name="gr1" draw:text-style-name="P1" draw:layer="layout" svg:width="0.226cm" svg:height="0.095cm" svg:x="2.465cm" svg:y="1.975cm" svg:viewBox="0 0 227 96" svg:d="M0 46c0-25 50-46 113-46 65 0 114 21 114 46 0 29-49 50-114 50-63 0-113-21-113-50z">
          <text:p/>
        </draw:path>
        <draw:polygon draw:style-name="gr7" draw:text-style-name="P2" draw:layer="layout" svg:width="0cm" svg:height="0cm" svg:x="4.233cm" svg:y="5.746cm" svg:viewBox="0 0 0 0" draw:points="0,0">
          <text:p/>
        </draw:polygon>
        <draw:path draw:style-name="gr1" draw:text-style-name="P1" draw:layer="layout" svg:width="0.226cm" svg:height="0.092cm" svg:x="5.651cm" svg:y="2.472cm" svg:viewBox="0 0 227 93" svg:d="M0 47c0-25 49-47 114-47 60 0 113 22 113 47s-53 46-113 46c-65 0-114-21-114-46z">
          <text:p/>
        </draw:path>
        <draw:polygon draw:style-name="gr7" draw:text-style-name="P2" draw:layer="layout" svg:width="0cm" svg:height="0cm" svg:x="4.233cm" svg:y="5.746cm" svg:viewBox="0 0 0 0" draw:points="0,0">
          <text:p/>
        </draw:polygon>
        <draw:path draw:style-name="gr1" draw:text-style-name="P1" draw:layer="layout" svg:width="0.226cm" svg:height="0.092cm" svg:x="5.651cm" svg:y="2.716cm" svg:viewBox="0 0 227 93" svg:d="M0 46c0-25 49-46 114-46 60 0 113 21 113 46s-53 47-113 47c-65 0-114-22-114-47z">
          <text:p/>
        </draw:path>
        <draw:polygon draw:style-name="gr7" draw:text-style-name="P2" draw:layer="layout" svg:width="0cm" svg:height="0cm" svg:x="4.233cm" svg:y="5.746cm" svg:viewBox="0 0 0 0" draw:points="0,0">
          <text:p/>
        </draw:polygon>
        <draw:path draw:style-name="gr1" draw:text-style-name="P1" draw:layer="layout" svg:width="0.226cm" svg:height="0.095cm" svg:x="6.099cm" svg:y="1.954cm" svg:viewBox="0 0 227 96" svg:d="M0 46c0-25 49-46 114-46 63 0 113 21 113 46 0 28-50 50-113 50-65 0-114-22-114-50z">
          <text:p/>
        </draw:path>
        <draw:polygon draw:style-name="gr7" draw:text-style-name="P2" draw:layer="layout" svg:width="0cm" svg:height="0cm" svg:x="4.233cm" svg:y="5.746cm" svg:viewBox="0 0 0 0" draw:points="0,0">
          <text:p/>
        </draw:polygon>
        <draw:path draw:style-name="gr1" draw:text-style-name="P1" draw:layer="layout" svg:width="0.388cm" svg:height="0.148cm" svg:x="6.018cm" svg:y="2.123cm" svg:viewBox="0 0 389 149" svg:d="M370 0c11 11 19 26 19 37 0-11-8-26-19-37l19 33v39c0 42-89 77-195 77s-194-35-194-77v-35c0 42 88 77 194 77s195-35 195-77z">
          <text:p/>
        </draw:path>
        <draw:polygon draw:style-name="gr7" draw:text-style-name="P2" draw:layer="layout" svg:width="0cm" svg:height="0cm" svg:x="4.233cm" svg:y="5.746cm" svg:viewBox="0 0 0 0" draw:points="0,0">
          <text:p/>
        </draw:polygon>
        <draw:path draw:style-name="gr1" draw:text-style-name="P1" draw:layer="layout" svg:width="0.391cm" svg:height="0.148cm" svg:x="2.942cm" svg:y="1.305cm" svg:viewBox="0 0 392 149" svg:d="M370 0c15 7 22 21 22 32v35c0 43-89 82-198 82-106 0-194-39-194-82v-35c0 42 88 82 194 82 109 0 198-40 198-82 0-11-7-25-22-32z">
          <text:p/>
        </draw:path>
        <draw:polygon draw:style-name="gr7" draw:text-style-name="P2" draw:layer="layout" svg:width="0cm" svg:height="0cm" svg:x="4.233cm" svg:y="5.746cm" svg:viewBox="0 0 0 0" draw:points="0,0">
          <text:p/>
        </draw:polygon>
        <draw:path draw:style-name="gr1" draw:text-style-name="P1" draw:layer="layout" svg:width="0.392cm" svg:height="0.148cm" svg:x="5.566cm" svg:y="2.885cm" svg:viewBox="0 0 393 149" svg:d="M372 0c14 12 21 22 21 37v31c0 46-88 81-194 81-110 0-199-35-199-81v-31c0 42 89 77 199 77 106 0 194-35 194-77 0-15-7-25-21-37z">
          <text:p/>
        </draw:path>
        <draw:polygon draw:style-name="gr7" draw:text-style-name="P2" draw:layer="layout" svg:width="0cm" svg:height="0cm" svg:x="4.233cm" svg:y="5.746cm" svg:viewBox="0 0 0 0" draw:points="0,0">
          <text:p/>
        </draw:polygon>
        <draw:path draw:style-name="gr1" draw:text-style-name="P1" draw:layer="layout" svg:width="0.391cm" svg:height="0.148cm" svg:x="2.381cm" svg:y="2.148cm" svg:viewBox="0 0 392 149" svg:d="M375 0c10 11 17 21 17 32v35c0 42-88 82-194 82-110 0-198-40-198-82v-35c0 42 88 81 198 81 106 0 194-39 194-81 0-11-7-21-17-32z">
          <text:p/>
        </draw:path>
        <draw:polygon draw:style-name="gr7" draw:text-style-name="P2" draw:layer="layout" svg:width="0cm" svg:height="0cm" svg:x="4.233cm" svg:y="5.746cm" svg:viewBox="0 0 0 0" draw:points="0,0">
          <text:p/>
        </draw:polygon>
        <draw:polygon draw:style-name="gr1" draw:text-style-name="P1" draw:layer="layout" svg:width="0.138cm" svg:height="0.173cm" svg:x="2.155cm" svg:y="6.663cm" svg:viewBox="0 0 139 174" draw:points="99,174 139,120 0,0 0,64">
          <text:p/>
        </draw:polygon>
        <draw:polygon draw:style-name="gr7" draw:text-style-name="P2" draw:layer="layout" svg:width="0cm" svg:height="0cm" svg:x="4.233cm" svg:y="5.746cm" svg:viewBox="0 0 0 0" draw:points="0,0">
          <text:p/>
        </draw:polygon>
        <draw:polygon draw:style-name="gr1" draw:text-style-name="P1" draw:layer="layout" svg:width="0.039cm" svg:height="0.035cm" svg:x="6.388cm" svg:y="4.434cm" svg:viewBox="0 0 40 36" draw:points="0,36 40,36 40,0 0,0">
          <text:p/>
        </draw:polygon>
        <draw:polygon draw:style-name="gr7" draw:text-style-name="P2" draw:layer="layout" svg:width="0cm" svg:height="0cm" svg:x="4.233cm" svg:y="5.746cm" svg:viewBox="0 0 0 0" draw:points="0,0">
          <text:p/>
        </draw:polygon>
        <draw:path draw:style-name="gr1" draw:text-style-name="P1" draw:layer="layout" svg:width="0.036cm" svg:height="0.06cm" svg:x="5.566cm" svg:y="2.656cm" svg:viewBox="0 0 37 61" svg:d="M26 61c7-4 7-4 11-7-18-11-30-26-30-40v-14l-3 18-4 3c0-7 4-14 7-21l19 61c-15-14-26-25-26-40z">
          <text:p/>
        </draw:path>
        <draw:polygon draw:style-name="gr7" draw:text-style-name="P2" draw:layer="layout" svg:width="0cm" svg:height="0cm" svg:x="4.233cm" svg:y="5.746cm" svg:viewBox="0 0 0 0" draw:points="0,0">
          <text:p/>
        </draw:polygon>
        <draw:polygon draw:style-name="gr1" draw:text-style-name="P1" draw:layer="layout" svg:width="0cm" svg:height="0.662cm" svg:x="2.303cm" svg:y="6.766cm" svg:viewBox="0 0 0 663" draw:points="0,663 0,289 0,282 0,261 0,229 0,187 0,137 0,84 0,0">
          <text:p/>
        </draw:polygon>
        <draw:polygon draw:style-name="gr7" draw:text-style-name="P2" draw:layer="layout" svg:width="0cm" svg:height="0cm" svg:x="4.233cm" svg:y="5.746cm" svg:viewBox="0 0 0 0" draw:points="0,0">
          <text:p/>
        </draw:polygon>
        <draw:path draw:style-name="gr1" draw:text-style-name="P1" draw:layer="layout" svg:width="0.025cm" svg:height="0.054cm" svg:x="5.566cm" svg:y="2.677cm" svg:viewBox="0 0 26 55" svg:d="M7 55c4-8 12-12 19-15-15-14-26-25-26-40v33c0 7 4 14 7 22z">
          <text:p/>
        </draw:path>
        <draw:polygon draw:style-name="gr7" draw:text-style-name="P2" draw:layer="layout" svg:width="0cm" svg:height="0cm" svg:x="4.233cm" svg:y="5.746cm" svg:viewBox="0 0 0 0" draw:points="0,0">
          <text:p/>
        </draw:polygon>
        <draw:polygon draw:style-name="gr1" draw:text-style-name="P1" draw:layer="layout" svg:width="0cm" svg:height="0.617cm" svg:x="2.303cm" svg:y="5.425cm" svg:viewBox="0 0 0 618" draw:points="0,618 0,28 0,25 0,21 0,14 0,4 0,0">
          <text:p/>
        </draw:polygon>
        <draw:polygon draw:style-name="gr7" draw:text-style-name="P2" draw:layer="layout" svg:width="0cm" svg:height="0cm" svg:x="4.233cm" svg:y="5.746cm" svg:viewBox="0 0 0 0" draw:points="0,0">
          <text:p/>
        </draw:polygon>
        <draw:polygon draw:style-name="gr1" draw:text-style-name="P1" draw:layer="layout" svg:width="0cm" svg:height="0.419cm" svg:x="2.303cm" svg:y="6.346cm" svg:viewBox="0 0 0 420" draw:points="0,420 0,388 0,332 0,282 0,240 0,208 0,190 0,183 0,0">
          <text:p/>
        </draw:polygon>
        <draw:polygon draw:style-name="gr7" draw:text-style-name="P2" draw:layer="layout" svg:width="0cm" svg:height="0cm" svg:x="4.233cm" svg:y="5.746cm" svg:viewBox="0 0 0 0" draw:points="0,0">
          <text:p/>
        </draw:polygon>
        <draw:polygon draw:style-name="gr7" draw:text-style-name="P2" draw:layer="layout" svg:width="0cm" svg:height="0cm" svg:x="4.233cm" svg:y="5.746cm" svg:viewBox="0 0 0 0" draw:points="0,0">
          <text:p/>
        </draw:polygon>
        <draw:path draw:style-name="gr1" draw:text-style-name="P1" draw:layer="layout" svg:width="0cm" svg:height="0.21cm" svg:x="2.303cm" svg:y="5.214cm" svg:viewBox="0 0 0 211" svg:d="M0 211c0 0 0-7 0-10 0-4 0-11 0-14 0-8 0-15 0-22s0-10 0-17c0-11 0-18 0-25s0-18 0-25c0-10 0-17 0-28 0-7 0-18 0-28 0-14 0-28 0-42z">
          <text:p/>
        </draw:path>
        <draw:polygon draw:style-name="gr7" draw:text-style-name="P2" draw:layer="layout" svg:width="0cm" svg:height="0cm" svg:x="4.233cm" svg:y="5.746cm" svg:viewBox="0 0 0 0" draw:points="0,0">
          <text:p/>
        </draw:polygon>
        <draw:path draw:style-name="gr10" draw:text-style-name="P2" draw:layer="layout" svg:width="0.226cm" svg:height="0.049cm" svg:x="6.099cm" svg:y="2cm" svg:viewBox="0 0 227 50" svg:d="M227 0c0 28-50 50-113 50-65 0-114-22-114-50">
          <text:p/>
        </draw:path>
        <draw:path draw:style-name="gr10" draw:text-style-name="P2" draw:layer="layout" svg:width="0.226cm" svg:height="0.046cm" svg:x="6.099cm" svg:y="1.954cm" svg:viewBox="0 0 227 47" svg:d="M0 47c0-25 49-47 114-47 63 0 113 22 113 47">
          <text:p/>
        </draw:path>
        <draw:path draw:style-name="gr10" draw:text-style-name="P2" draw:layer="layout" svg:width="0.416cm" svg:height="0.084cm" svg:x="6.004cm" svg:y="2cm" svg:viewBox="0 0 417 85" svg:d="M417 0c0 49-95 85-208 85s-209-36-209-85">
          <text:p/>
        </draw:path>
        <draw:path draw:style-name="gr10" draw:text-style-name="P2" draw:layer="layout" svg:width="0.416cm" svg:height="0.085cm" svg:x="6.004cm" svg:y="1.915cm" svg:viewBox="0 0 417 86" svg:d="M0 86c0-47 96-86 209-86s208 39 208 86">
          <text:p/>
        </draw:path>
        <draw:path draw:style-name="gr10" draw:text-style-name="P2" draw:layer="layout" svg:width="0.416cm" svg:height="0.085cm" svg:x="6.004cm" svg:y="2.035cm" svg:viewBox="0 0 417 86" svg:d="M417 0c0 47-95 86-208 86s-209-39-209-86">
          <text:p/>
        </draw:path>
        <draw:line draw:style-name="gr10" draw:text-style-name="P2" draw:layer="layout" svg:x1="6.417cm" svg:y1="2cm" svg:x2="6.417cm" svg:y2="2.035cm">
          <text:p/>
        </draw:line>
        <draw:path draw:style-name="gr10" draw:text-style-name="P2" draw:layer="layout" svg:width="0.374cm" svg:height="0.078cm" svg:x="6.025cm" svg:y="2.151cm" svg:viewBox="0 0 375 79" svg:d="M375 0c0 43-85 79-187 79-107 0-188-36-188-79">
          <text:p/>
        </draw:path>
        <draw:line draw:style-name="gr10" draw:text-style-name="P2" draw:layer="layout" svg:x1="6.399cm" svg:y1="2.07cm" svg:x2="6.399cm" svg:y2="2.151cm">
          <text:p/>
        </draw:line>
        <draw:path draw:style-name="gr10" draw:text-style-name="P2" draw:layer="layout" svg:width="0.388cm" svg:height="0.081cm" svg:x="6.018cm" svg:y="2.159cm" svg:viewBox="0 0 389 82" svg:d="M389 0c0 42-89 82-195 82s-194-40-194-82">
          <text:p/>
        </draw:path>
        <draw:path draw:style-name="gr10" draw:text-style-name="P2" draw:layer="layout" svg:width="0.007cm" svg:height="0.022cm" svg:x="6.018cm" svg:y="2.137cm" svg:viewBox="0 0 8 23" svg:d="M0 23c0-9 0-16 8-23">
          <text:p/>
        </draw:path>
        <draw:path draw:style-name="gr10" draw:text-style-name="P2" draw:layer="layout" svg:width="0.018cm" svg:height="0.036cm" svg:x="6.388cm" svg:y="2.123cm" svg:viewBox="0 0 19 37" svg:d="M0 0c11 14 19 25 19 37">
          <text:p/>
        </draw:path>
        <draw:path draw:style-name="gr10" draw:text-style-name="P2" draw:layer="layout" svg:width="0.388cm" svg:height="0.077cm" svg:x="6.018cm" svg:y="2.194cm" svg:viewBox="0 0 389 78" svg:d="M389 0c0 43-89 78-195 78s-194-35-194-78">
          <text:p/>
        </draw:path>
        <draw:line draw:style-name="gr10" draw:text-style-name="P2" draw:layer="layout" svg:x1="6.406cm" svg:y1="2.159cm" svg:x2="6.406cm" svg:y2="2.194cm">
          <text:p/>
        </draw:line>
        <draw:path draw:style-name="gr10" draw:text-style-name="P2" draw:layer="layout" svg:width="0.226cm" svg:height="0.046cm" svg:x="5.651cm" svg:y="2.518cm" svg:viewBox="0 0 227 47" svg:d="M227 0c0 26-53 47-113 47-65 0-114-21-114-47">
          <text:p/>
        </draw:path>
        <draw:path draw:style-name="gr10" draw:text-style-name="P2" draw:layer="layout" svg:width="0.226cm" svg:height="0.046cm" svg:x="5.651cm" svg:y="2.472cm" svg:viewBox="0 0 227 47" svg:d="M0 47c0-25 49-47 114-47 60 0 113 22 113 47">
          <text:p/>
        </draw:path>
        <draw:path draw:style-name="gr10" draw:text-style-name="P2" draw:layer="layout" svg:width="0.413cm" svg:height="0.085cm" svg:x="5.556cm" svg:y="2.518cm" svg:viewBox="0 0 414 86" svg:d="M414 0c0 47-92 86-205 86-117 0-209-39-209-86">
          <text:p/>
        </draw:path>
        <draw:path draw:style-name="gr10" draw:text-style-name="P2" draw:layer="layout" svg:width="0.413cm" svg:height="0.084cm" svg:x="5.556cm" svg:y="2.434cm" svg:viewBox="0 0 414 85" svg:d="M0 85c0-47 92-85 209-85 113 0 205 38 205 85">
          <text:p/>
        </draw:path>
        <draw:path draw:style-name="gr10" draw:text-style-name="P2" draw:layer="layout" svg:width="0.413cm" svg:height="0.084cm" svg:x="5.556cm" svg:y="2.554cm" svg:viewBox="0 0 414 85" svg:d="M414 0c0 46-92 85-205 85-117 0-209-39-209-85">
          <text:p/>
        </draw:path>
        <draw:line draw:style-name="gr10" draw:text-style-name="P2" draw:layer="layout" svg:x1="5.969cm" svg:y1="2.518cm" svg:x2="5.969cm" svg:y2="2.554cm">
          <text:p/>
        </draw:line>
        <draw:path draw:style-name="gr10" draw:text-style-name="P2" draw:layer="layout" svg:width="0.028cm" svg:height="0.039cm" svg:x="5.923cm" svg:y="2.67cm" svg:viewBox="0 0 29 40" svg:d="M29 0c0 15-12 29-29 40">
          <text:p/>
        </draw:path>
        <draw:path draw:style-name="gr10" draw:text-style-name="P2" draw:layer="layout" svg:width="0.029cm" svg:height="0.039cm" svg:x="5.573cm" svg:y="2.67cm" svg:viewBox="0 0 30 40" svg:d="M30 40c-19-11-30-25-30-40">
          <text:p/>
        </draw:path>
        <draw:line draw:style-name="gr10" draw:text-style-name="P2" draw:layer="layout" svg:x1="5.951cm" svg:y1="2.589cm" svg:x2="5.951cm" svg:y2="2.67cm">
          <text:p/>
        </draw:line>
        <draw:path draw:style-name="gr10" draw:text-style-name="P2" draw:layer="layout" svg:width="0.025cm" svg:height="0.039cm" svg:x="5.933cm" svg:y="2.677cm" svg:viewBox="0 0 26 40" svg:d="M26 0c0 15-11 26-26 40">
          <text:p/>
        </draw:path>
        <draw:path draw:style-name="gr10" draw:text-style-name="P2" draw:layer="layout" svg:width="0.025cm" svg:height="0.039cm" svg:x="5.566cm" svg:y="2.677cm" svg:viewBox="0 0 26 40" svg:d="M26 40c-15-14-26-25-26-40">
          <text:p/>
        </draw:path>
        <draw:path draw:style-name="gr10" draw:text-style-name="P2" draw:layer="layout" svg:width="0.011cm" svg:height="0.021cm" svg:x="5.566cm" svg:y="2.656cm" svg:viewBox="0 0 12 22" svg:d="M0 22c0-7 4-14 12-22">
          <text:p/>
        </draw:path>
        <draw:path draw:style-name="gr10" draw:text-style-name="P2" draw:layer="layout" svg:width="0.021cm" svg:height="0.035cm" svg:x="5.937cm" svg:y="2.642cm" svg:viewBox="0 0 22 36" svg:d="M0 0c14 11 22 26 22 36">
          <text:p/>
        </draw:path>
        <draw:path draw:style-name="gr10" draw:text-style-name="P2" draw:layer="layout" svg:width="0.007cm" svg:height="0.021cm" svg:x="5.566cm" svg:y="2.709cm" svg:viewBox="0 0 8 22" svg:d="M8 22c-3-7-8-15-8-22">
          <text:p/>
        </draw:path>
        <draw:line draw:style-name="gr10" draw:text-style-name="P2" draw:layer="layout" svg:x1="5.958cm" svg:y1="2.677cm" svg:x2="5.958cm" svg:y2="2.709cm">
          <text:p/>
        </draw:line>
        <draw:path draw:style-name="gr10" draw:text-style-name="P2" draw:layer="layout" svg:width="0.226cm" svg:height="0.046cm" svg:x="5.651cm" svg:y="2.762cm" svg:viewBox="0 0 227 47" svg:d="M227 0c0 25-53 47-113 47-65 0-114-22-114-47">
          <text:p/>
        </draw:path>
        <draw:path draw:style-name="gr10" draw:text-style-name="P2" draw:layer="layout" svg:width="0.226cm" svg:height="0.046cm" svg:x="5.651cm" svg:y="2.716cm" svg:viewBox="0 0 227 47" svg:d="M0 47c0-25 49-47 114-47 60 0 113 22 113 47">
          <text:p/>
        </draw:path>
        <draw:path draw:style-name="gr10" draw:text-style-name="P2" draw:layer="layout" svg:width="0.413cm" svg:height="0.084cm" svg:x="5.556cm" svg:y="2.762cm" svg:viewBox="0 0 414 85" svg:d="M414 0c0 46-92 85-205 85-117 0-209-39-209-85">
          <text:p/>
        </draw:path>
        <draw:path draw:style-name="gr10" draw:text-style-name="P2" draw:layer="layout" svg:width="0.413cm" svg:height="0.085cm" svg:x="5.556cm" svg:y="2.677cm" svg:viewBox="0 0 414 86" svg:d="M0 86c0-47 92-86 209-86 113 0 205 39 205 86">
          <text:p/>
        </draw:path>
        <draw:path draw:style-name="gr10" draw:text-style-name="P2" draw:layer="layout" svg:width="0.413cm" svg:height="0.085cm" svg:x="5.556cm" svg:y="2.797cm" svg:viewBox="0 0 414 86" svg:d="M414 0c0 47-92 86-205 86-117 0-209-39-209-86">
          <text:p/>
        </draw:path>
        <draw:line draw:style-name="gr10" draw:text-style-name="P2" draw:layer="layout" svg:x1="5.969cm" svg:y1="2.762cm" svg:x2="5.969cm" svg:y2="2.797cm">
          <text:p/>
        </draw:line>
        <draw:path draw:style-name="gr10" draw:text-style-name="P2" draw:layer="layout" svg:width="0.378cm" svg:height="0.078cm" svg:x="5.573cm" svg:y="2.913cm" svg:viewBox="0 0 379 79" svg:d="M379 0c0 43-85 79-192 79-102 0-187-36-187-79">
          <text:p/>
        </draw:path>
        <draw:line draw:style-name="gr10" draw:text-style-name="P2" draw:layer="layout" svg:x1="5.951cm" svg:y1="2.829cm" svg:x2="5.951cm" svg:y2="2.913cm">
          <text:p/>
        </draw:line>
        <draw:path draw:style-name="gr10" draw:text-style-name="P2" draw:layer="layout" svg:width="0.392cm" svg:height="0.077cm" svg:x="5.566cm" svg:y="2.921cm" svg:viewBox="0 0 393 78" svg:d="M393 0c0 42-88 78-194 78-110 0-199-36-199-78">
          <text:p/>
        </draw:path>
        <draw:path draw:style-name="gr10" draw:text-style-name="P2" draw:layer="layout" svg:width="0.011cm" svg:height="0.022cm" svg:x="5.566cm" svg:y="2.899cm" svg:viewBox="0 0 12 23" svg:d="M0 23c0-8 4-16 12-23">
          <text:p/>
        </draw:path>
        <draw:path draw:style-name="gr10" draw:text-style-name="P2" draw:layer="layout" svg:width="0.021cm" svg:height="0.036cm" svg:x="5.937cm" svg:y="2.885cm" svg:viewBox="0 0 22 37" svg:d="M0 0c14 12 22 26 22 37">
          <text:p/>
        </draw:path>
        <draw:path draw:style-name="gr10" draw:text-style-name="P2" draw:layer="layout" svg:width="0.392cm" svg:height="0.081cm" svg:x="5.566cm" svg:y="2.952cm" svg:viewBox="0 0 393 82" svg:d="M393 0c0 47-88 82-194 82-110 0-199-35-199-82">
          <text:p/>
        </draw:path>
        <draw:line draw:style-name="gr10" draw:text-style-name="P2" draw:layer="layout" svg:x1="5.958cm" svg:y1="2.921cm" svg:x2="5.958cm" svg:y2="2.952cm">
          <text:p/>
        </draw:line>
        <draw:path draw:style-name="gr10" draw:text-style-name="P2" draw:layer="layout" svg:width="0.226cm" svg:height="0.049cm" svg:x="3.023cm" svg:y="1.178cm" svg:viewBox="0 0 227 50" svg:d="M227 0c0 29-50 50-113 50-64 0-114-21-114-50">
          <text:p/>
        </draw:path>
        <draw:path draw:style-name="gr10" draw:text-style-name="P2" draw:layer="layout" svg:width="0.226cm" svg:height="0.049cm" svg:x="3.023cm" svg:y="1.132cm" svg:viewBox="0 0 227 50" svg:d="M0 50c0-24 50-50 114-50 63 0 113 26 113 50">
          <text:p/>
        </draw:path>
        <draw:path draw:style-name="gr10" draw:text-style-name="P2" draw:layer="layout" svg:width="0.413cm" svg:height="0.084cm" svg:x="2.931cm" svg:y="1.178cm" svg:viewBox="0 0 414 85" svg:d="M414 0c0 50-92 85-208 85-114 0-206-35-206-85">
          <text:p/>
        </draw:path>
        <draw:path draw:style-name="gr10" draw:text-style-name="P2" draw:layer="layout" svg:width="0.413cm" svg:height="0.084cm" svg:x="2.931cm" svg:y="1.097cm" svg:viewBox="0 0 414 85" svg:d="M0 85c0-50 92-85 206-85 116 0 208 35 208 85">
          <text:p/>
        </draw:path>
        <draw:path draw:style-name="gr10" draw:text-style-name="P2" draw:layer="layout" svg:width="0.413cm" svg:height="0.085cm" svg:x="2.931cm" svg:y="1.213cm" svg:viewBox="0 0 414 86" svg:d="M414 0c0 47-92 86-208 86-114 0-206-39-206-86">
          <text:p/>
        </draw:path>
        <draw:line draw:style-name="gr10" draw:text-style-name="P2" draw:layer="layout" svg:x1="3.344cm" svg:y1="1.178cm" svg:x2="3.344cm" svg:y2="1.213cm">
          <text:p/>
        </draw:line>
        <draw:path draw:style-name="gr10" draw:text-style-name="P2" draw:layer="layout" svg:width="0.377cm" svg:height="0.078cm" svg:x="2.949cm" svg:y="1.329cm" svg:viewBox="0 0 378 79" svg:d="M378 0c0 44-84 79-191 79-103 0-187-35-187-79">
          <text:p/>
        </draw:path>
        <draw:line draw:style-name="gr10" draw:text-style-name="P2" draw:layer="layout" svg:x1="3.323cm" svg:y1="1.248cm" svg:x2="3.323cm" svg:y2="1.329cm">
          <text:p/>
        </draw:line>
        <draw:path draw:style-name="gr10" draw:text-style-name="P2" draw:layer="layout" svg:width="0.391cm" svg:height="0.081cm" svg:x="2.942cm" svg:y="1.337cm" svg:viewBox="0 0 392 82" svg:d="M392 0c0 42-89 82-198 82-106 0-194-40-194-82">
          <text:p/>
        </draw:path>
        <draw:path draw:style-name="gr10" draw:text-style-name="P2" draw:layer="layout" svg:width="0.007cm" svg:height="0.022cm" svg:x="2.942cm" svg:y="1.315cm" svg:viewBox="0 0 8 23" svg:d="M0 23c0-9 4-16 8-23">
          <text:p/>
        </draw:path>
        <draw:path draw:style-name="gr10" draw:text-style-name="P2" draw:layer="layout" svg:width="0.021cm" svg:height="0.032cm" svg:x="3.312cm" svg:y="1.305cm" svg:viewBox="0 0 22 33" svg:d="M0 0c14 7 22 22 22 33">
          <text:p/>
        </draw:path>
        <draw:path draw:style-name="gr10" draw:text-style-name="P2" draw:layer="layout" svg:width="0.391cm" svg:height="0.081cm" svg:x="2.942cm" svg:y="1.372cm" svg:viewBox="0 0 392 82" svg:d="M392 0c0 42-89 82-198 82-106 0-194-40-194-82">
          <text:p/>
        </draw:path>
        <draw:line draw:style-name="gr10" draw:text-style-name="P2" draw:layer="layout" svg:x1="3.33cm" svg:y1="1.337cm" svg:x2="3.33cm" svg:y2="1.372cm">
          <text:p/>
        </draw:line>
        <draw:path draw:style-name="gr10" draw:text-style-name="P2" draw:layer="layout" svg:width="0.226cm" svg:height="0.049cm" svg:x="2.465cm" svg:y="2.021cm" svg:viewBox="0 0 227 50" svg:d="M227 0c0 29-49 50-114 50-63 0-113-21-113-50">
          <text:p/>
        </draw:path>
        <draw:path draw:style-name="gr10" draw:text-style-name="P2" draw:layer="layout" svg:width="0.226cm" svg:height="0.049cm" svg:x="2.465cm" svg:y="1.975cm" svg:viewBox="0 0 227 50" svg:d="M0 50c0-28 50-50 113-50 65 0 114 22 114 50">
          <text:p/>
        </draw:path>
        <draw:path draw:style-name="gr10" draw:text-style-name="P2" draw:layer="layout" svg:width="0.413cm" svg:height="0.088cm" svg:x="2.37cm" svg:y="2.021cm" svg:viewBox="0 0 414 89" svg:d="M414 0c0 50-92 89-206 89-116 0-208-39-208-89">
          <text:p/>
        </draw:path>
        <draw:path draw:style-name="gr10" draw:text-style-name="P2" draw:layer="layout" svg:width="0.413cm" svg:height="0.084cm" svg:x="2.37cm" svg:y="1.94cm" svg:viewBox="0 0 414 85" svg:d="M0 85c0-45 92-85 208-85 114 0 206 40 206 85">
          <text:p/>
        </draw:path>
        <draw:path draw:style-name="gr10" draw:text-style-name="P2" draw:layer="layout" svg:width="0.413cm" svg:height="0.085cm" svg:x="2.37cm" svg:y="2.056cm" svg:viewBox="0 0 414 86" svg:d="M414 0c0 47-92 86-206 86-116 0-208-39-208-86">
          <text:p/>
        </draw:path>
        <draw:line draw:style-name="gr10" draw:text-style-name="P2" draw:layer="layout" svg:x1="2.783cm" svg:y1="2.021cm" svg:x2="2.783cm" svg:y2="2.056cm">
          <text:p/>
        </draw:line>
        <draw:path draw:style-name="gr10" draw:text-style-name="P2" draw:layer="layout" svg:width="0.377cm" svg:height="0.077cm" svg:x="2.388cm" svg:y="2.173cm" svg:viewBox="0 0 378 78" svg:d="M378 0c0 43-84 78-187 78-102 0-191-35-191-78">
          <text:p/>
        </draw:path>
        <draw:line draw:style-name="gr10" draw:text-style-name="P2" draw:layer="layout" svg:x1="2.765cm" svg:y1="2.091cm" svg:x2="2.765cm" svg:y2="2.173cm">
          <text:p/>
        </draw:line>
        <draw:path draw:style-name="gr10" draw:text-style-name="P2" draw:layer="layout" svg:width="0.391cm" svg:height="0.081cm" svg:x="2.381cm" svg:y="2.18cm" svg:viewBox="0 0 392 82" svg:d="M392 0c0 42-88 82-194 82-110 0-198-40-198-82">
          <text:p/>
        </draw:path>
        <draw:path draw:style-name="gr10" draw:text-style-name="P2" draw:layer="layout" svg:width="0.01cm" svg:height="0.024cm" svg:x="2.381cm" svg:y="2.159cm" svg:viewBox="0 0 11 25" svg:d="M0 25c0-7 8-18 11-25">
          <text:p/>
        </draw:path>
        <draw:path draw:style-name="gr10" draw:text-style-name="P2" draw:layer="layout" svg:width="0.017cm" svg:height="0.035cm" svg:x="2.755cm" svg:y="2.148cm" svg:viewBox="0 0 18 36" svg:d="M0 0c11 12 18 22 18 36">
          <text:p/>
        </draw:path>
        <draw:path draw:style-name="gr10" draw:text-style-name="P2" draw:layer="layout" svg:width="0.391cm" svg:height="0.081cm" svg:x="2.381cm" svg:y="2.215cm" svg:viewBox="0 0 392 82" svg:d="M392 0c0 47-88 82-194 82-110 0-198-35-198-82">
          <text:p/>
        </draw:path>
        <draw:line draw:style-name="gr10" draw:text-style-name="P2" draw:layer="layout" svg:x1="2.772cm" svg:y1="2.18cm" svg:x2="2.772cm" svg:y2="2.215cm">
          <text:p/>
        </draw:line>
        <draw:path draw:style-name="gr10" draw:text-style-name="P2" draw:layer="layout" svg:width="0.025cm" svg:height="0.045cm" svg:x="2.335cm" svg:y="4.078cm" svg:viewBox="0 0 26 46" svg:d="M0 0c0 17 8 31 26 46">
          <text:p/>
        </draw:path>
        <draw:path draw:style-name="gr10" draw:text-style-name="P2" draw:layer="layout" svg:width="0.437cm" svg:height="0.056cm" svg:x="2.36cm" svg:y="4.12cm" svg:viewBox="0 0 438 57" svg:d="M0 0c42 35 128 57 219 57 92 0 177-22 219-57">
          <text:p/>
        </draw:path>
        <draw:path draw:style-name="gr10" draw:text-style-name="P2" draw:layer="layout" svg:width="0.488cm" svg:height="0.143cm" svg:x="2.335cm" svg:y="3.98cm" svg:viewBox="0 0 489 144" svg:d="M463 144c46-35 28-82-39-110-67-32-177-42-269-28-95 14-155 53-155 96">
          <text:p/>
        </draw:path>
        <draw:line draw:style-name="gr10" draw:text-style-name="P2" draw:layer="layout" svg:x1="1.668cm" svg:y1="2.797cm" svg:x2="4.282cm" svg:y2="2.797cm">
          <text:p/>
        </draw:line>
        <draw:path draw:style-name="gr10" draw:text-style-name="P2" draw:layer="layout" svg:width="0.011cm" svg:height="0.014cm" svg:x="4.349cm" svg:y="2.825cm" svg:viewBox="0 0 12 15" svg:d="M0 15c8-3 12-8 12-15">
          <text:p/>
        </draw:path>
        <draw:path draw:style-name="gr10" draw:text-style-name="P2" draw:layer="layout" svg:width="0.078cm" svg:height="0.028cm" svg:x="4.282cm" svg:y="2.797cm" svg:viewBox="0 0 79 29" svg:d="M79 29c0-15-36-29-79-29">
          <text:p/>
        </draw:path>
        <draw:line draw:style-name="gr10" draw:text-style-name="P2" draw:layer="layout" svg:x1="1.668cm" svg:y1="2.797cm" svg:x2="1.668cm" svg:y2="3.093cm">
          <text:p/>
        </draw:line>
        <draw:line draw:style-name="gr10" draw:text-style-name="P2" draw:layer="layout" svg:x1="4.354cm" svg:y1="2.839cm" svg:x2="2.677cm" svg:y2="4.227cm">
          <text:p/>
        </draw:line>
        <draw:line draw:style-name="gr10" draw:text-style-name="P2" draw:layer="layout" svg:x1="2.304cm" svg:y1="3.352cm" svg:x2="1.668cm" svg:y2="3.093cm">
          <text:p/>
        </draw:line>
        <draw:line draw:style-name="gr10" draw:text-style-name="P2" draw:layer="layout" svg:x1="2.682cm" svg:y1="4.226cm" svg:x2="2.377cm" svg:y2="4.943cm">
          <text:p/>
        </draw:line>
        <draw:line draw:style-name="gr10" draw:text-style-name="P2" draw:layer="layout" svg:x1="2.303cm" svg:y1="4.166cm" svg:x2="2.303cm" svg:y2="3.351cm">
          <text:p/>
        </draw:line>
        <draw:line draw:style-name="gr10" draw:text-style-name="P2" draw:layer="layout" svg:x1="1.668cm" svg:y1="4.942cm" svg:x2="2.377cm" svg:y2="4.942cm">
          <text:p/>
        </draw:line>
        <draw:line draw:style-name="gr10" draw:text-style-name="P2" draw:layer="layout" svg:x1="1.668cm" svg:y1="4.428cm" svg:x2="2.304cm" svg:y2="4.166cm">
          <text:p/>
        </draw:line>
        <draw:line draw:style-name="gr10" draw:text-style-name="P2" draw:layer="layout" svg:x1="1.668cm" svg:y1="4.423cm" svg:x2="1.668cm" svg:y2="4.942cm">
          <text:p/>
        </draw:line>
        <draw:path draw:style-name="gr10" draw:text-style-name="P2" draw:layer="layout" svg:width="0.303cm" svg:height="0.06cm" svg:x="1.873cm" svg:y="2.995cm" svg:viewBox="0 0 304 61" svg:d="M0 0c0 31 67 61 152 61s152-30 152-61">
          <text:p/>
        </draw:path>
        <draw:path draw:style-name="gr10" draw:text-style-name="P2" draw:layer="layout" svg:width="0.303cm" svg:height="0.064cm" svg:x="1.873cm" svg:y="2.931cm" svg:viewBox="0 0 304 65" svg:d="M304 65c0-37-67-65-152-65s-152 28-152 65">
          <text:p/>
        </draw:path>
        <draw:path draw:style-name="gr10" draw:text-style-name="P2" draw:layer="layout" svg:width="0.303cm" svg:height="0.064cm" svg:x="1.873cm" svg:y="4.455cm" svg:viewBox="0 0 304 65" svg:d="M0 0c0 35 67 65 152 65s152-30 152-65">
          <text:p/>
        </draw:path>
        <draw:path draw:style-name="gr10" draw:text-style-name="P2" draw:layer="layout" svg:width="0.303cm" svg:height="0.061cm" svg:x="1.873cm" svg:y="4.395cm" svg:viewBox="0 0 304 62" svg:d="M304 62c0-33-67-62-152-62s-152 29-152 62">
          <text:p/>
        </draw:path>
        <draw:path draw:style-name="gr10" draw:text-style-name="P2" draw:layer="layout" svg:width="0.025cm" svg:height="0.046cm" svg:x="2.892cm" svg:y="3.234cm" svg:viewBox="0 0 26 47" svg:d="M0 0c0 18 7 33 26 47">
          <text:p/>
        </draw:path>
        <draw:path draw:style-name="gr10" draw:text-style-name="P2" draw:layer="layout" svg:width="0.437cm" svg:height="0.056cm" svg:x="2.917cm" svg:y="3.277cm" svg:viewBox="0 0 438 57" svg:d="M0 0c42 35 127 57 219 57 91 0 177-22 219-57">
          <text:p/>
        </draw:path>
        <draw:path draw:style-name="gr10" draw:text-style-name="P2" draw:layer="layout" svg:width="0.489cm" svg:height="0.143cm" svg:x="2.892cm" svg:y="3.137cm" svg:viewBox="0 0 490 144" svg:d="M463 144c46-38 32-82-38-114-67-28-174-38-269-24-92 14-156 49-156 92">
          <text:p/>
        </draw:path>
        <draw:polyline draw:style-name="gr10" draw:text-style-name="P2" draw:layer="layout" svg:width="0cm" svg:height="0cm" svg:x="2.409cm" svg:y="4.148cm" svg:viewBox="0 0 0 0" draw:points="0,0">
          <text:p/>
        </draw:polyline>
        <draw:line draw:style-name="gr10" draw:text-style-name="P2" draw:layer="layout" svg:x1="2.744cm" svg:y1="4.148cm" svg:x2="2.748cm" svg:y2="4.148cm">
          <text:p/>
        </draw:line>
        <draw:path draw:style-name="gr10" draw:text-style-name="P2" draw:layer="layout" svg:width="0.339cm" svg:height="0.07cm" svg:x="2.409cm" svg:y="4.078cm" svg:viewBox="0 0 340 71" svg:d="M340 71c0-39-78-71-170-71-96 0-170 32-170 71">
          <text:p/>
        </draw:path>
        <draw:line draw:style-name="gr10" draw:text-style-name="P2" draw:layer="layout" svg:x1="2.155cm" svg:y1="7.094cm" svg:x2="1.668cm" svg:y2="7.094cm">
          <text:p/>
        </draw:line>
        <draw:path draw:style-name="gr10" draw:text-style-name="P2" draw:layer="layout" svg:width="0.011cm" svg:height="0.014cm" svg:x="4.349cm" svg:y="3.065cm" svg:viewBox="0 0 12 15" svg:d="M0 15c8-3 12-8 12-15">
          <text:p/>
        </draw:path>
        <draw:line draw:style-name="gr10" draw:text-style-name="P2" draw:layer="layout" svg:x1="1.668cm" svg:y1="3.347cm" svg:x2="1.668cm" svg:y2="3.093cm">
          <text:p/>
        </draw:line>
        <draw:line draw:style-name="gr10" draw:text-style-name="P2" draw:layer="layout" svg:x1="2.677cm" svg:y1="4.226cm" svg:x2="2.677cm" svg:y2="4.466cm">
          <text:p/>
        </draw:line>
        <draw:line draw:style-name="gr10" draw:text-style-name="P2" draw:layer="layout" svg:x1="4.354cm" svg:y1="3.079cm" svg:x2="4.328cm" svg:y2="3.098cm">
          <text:p/>
        </draw:line>
        <draw:line draw:style-name="gr10" draw:text-style-name="P2" draw:layer="layout" svg:x1="4.329cm" svg:y1="3.097cm" svg:x2="2.677cm" svg:y2="4.47cm">
          <text:p/>
        </draw:line>
        <draw:line draw:style-name="gr10" draw:text-style-name="P2" draw:layer="layout" svg:x1="1.668cm" svg:y1="3.347cm" svg:x2="2.304cm" svg:y2="3.609cm">
          <text:p/>
        </draw:line>
        <draw:line draw:style-name="gr10" draw:text-style-name="P2" draw:layer="layout" svg:x1="2.682cm" svg:y1="4.466cm" svg:x2="2.377cm" svg:y2="5.183cm">
          <text:p/>
        </draw:line>
        <draw:line draw:style-name="gr10" draw:text-style-name="P2" draw:layer="layout" svg:x1="2.377cm" svg:y1="4.942cm" svg:x2="2.377cm" svg:y2="5.182cm">
          <text:p/>
        </draw:line>
        <draw:line draw:style-name="gr10" draw:text-style-name="P2" draw:layer="layout" svg:x1="4.095cm" svg:y1="4.942cm" svg:x2="6.801cm" svg:y2="4.942cm">
          <text:p/>
        </draw:line>
        <draw:line draw:style-name="gr10" draw:text-style-name="P2" draw:layer="layout" svg:x1="6.801cm" svg:y1="4.942cm" svg:x2="6.801cm" svg:y2="5.369cm">
          <text:p/>
        </draw:line>
        <draw:line draw:style-name="gr10" draw:text-style-name="P2" draw:layer="layout" svg:x1="3.915cm" svg:y1="5.182cm" svg:x2="4.095cm" svg:y2="5.182cm">
          <text:p/>
        </draw:line>
        <draw:line draw:style-name="gr10" draw:text-style-name="P2" draw:layer="layout" svg:x1="6.801cm" svg:y1="5.369cm" svg:x2="4.776cm" svg:y2="5.369cm">
          <text:p/>
        </draw:line>
        <draw:line draw:style-name="gr10" draw:text-style-name="P2" draw:layer="layout" svg:x1="2.377cm" svg:y1="5.182cm" svg:x2="3.915cm" svg:y2="5.182cm">
          <text:p/>
        </draw:line>
        <draw:line draw:style-name="gr10" draw:text-style-name="P2" draw:layer="layout" svg:x1="4.776cm" svg:y1="5.369cm" svg:x2="4.328cm" svg:y2="5.369cm">
          <text:p/>
        </draw:line>
        <draw:line draw:style-name="gr10" draw:text-style-name="P2" draw:layer="layout" svg:x1="4.328cm" svg:y1="6.671cm" svg:x2="4.328cm" svg:y2="5.369cm">
          <text:p/>
        </draw:line>
        <draw:line draw:style-name="gr10" draw:text-style-name="P2" draw:layer="layout" svg:x1="4.328cm" svg:y1="6.671cm" svg:x2="4.233cm" svg:y2="6.671cm">
          <text:p/>
        </draw:line>
        <draw:line draw:style-name="gr10" draw:text-style-name="P2" draw:layer="layout" svg:x1="1.668cm" svg:y1="5.199cm" svg:x2="1.668cm" svg:y2="4.942cm">
          <text:p/>
        </draw:line>
        <draw:line draw:style-name="gr10" draw:text-style-name="P2" draw:layer="layout" svg:x1="4.237cm" svg:y1="6.671cm" svg:x2="4.056cm" svg:y2="6.82cm">
          <text:p/>
        </draw:line>
        <draw:line draw:style-name="gr10" draw:text-style-name="P2" draw:layer="layout" svg:x1="2.303cm" svg:y1="5.199cm" svg:x2="1.668cm" svg:y2="5.199cm">
          <text:p/>
        </draw:line>
        <draw:line draw:style-name="gr10" draw:text-style-name="P2" draw:layer="layout" svg:x1="4.056cm" svg:y1="6.819cm" svg:x2="2.765cm" svg:y2="6.819cm">
          <text:p/>
        </draw:line>
        <draw:line draw:style-name="gr10" draw:text-style-name="P2" draw:layer="layout" svg:x1="2.303cm" svg:y1="9.239cm" svg:x2="2.303cm" svg:y2="5.199cm">
          <text:p/>
        </draw:line>
        <draw:line draw:style-name="gr10" draw:text-style-name="P2" draw:layer="layout" svg:x1="2.765cm" svg:y1="6.819cm" svg:x2="2.765cm" svg:y2="10.149cm">
          <text:p/>
        </draw:line>
        <draw:line draw:style-name="gr10" draw:text-style-name="P2" draw:layer="layout" svg:x1="2.303cm" svg:y1="9.239cm" svg:x2="2.303cm" svg:y2="10.149cm">
          <text:p/>
        </draw:line>
        <draw:line draw:style-name="gr10" draw:text-style-name="P2" draw:layer="layout" svg:x1="2.765cm" svg:y1="10.149cm" svg:x2="2.303cm" svg:y2="10.149cm">
          <text:p/>
        </draw:line>
        <draw:path draw:style-name="gr10" draw:text-style-name="P2" draw:layer="layout" svg:width="1.369cm" svg:height="0.628cm" svg:x="2.829cm" svg:y="6.046cm" svg:viewBox="0 0 1370 629" svg:d="M0 0c0 346 307 629 685 629s685-283 685-629">
          <text:p/>
        </draw:path>
        <draw:path draw:style-name="gr10" draw:text-style-name="P2" draw:layer="layout" svg:width="1.369cm" svg:height="0.624cm" svg:x="2.829cm" svg:y="5.422cm" svg:viewBox="0 0 1370 625" svg:d="M1370 625c0-343-307-625-685-625s-685 282-685 625">
          <text:p/>
        </draw:path>
        <draw:path draw:style-name="gr10" draw:text-style-name="P2" draw:layer="layout" svg:width="0cm" svg:height="0.002cm" svg:x="2.966cm" svg:y="3.302cm" svg:viewBox="0 0 0 3" svg:d="M0 0c0 3 0 3 0 3">
          <text:p/>
        </draw:path>
        <draw:line draw:style-name="gr10" draw:text-style-name="P2" draw:layer="layout" svg:x1="3.305cm" svg:y1="3.305cm" svg:x2="3.305cm" svg:y2="3.302cm">
          <text:p/>
        </draw:line>
        <draw:path draw:style-name="gr10" draw:text-style-name="P2" draw:layer="layout" svg:width="0.339cm" svg:height="0.071cm" svg:x="2.966cm" svg:y="3.234cm" svg:viewBox="0 0 340 72" svg:d="M340 72c0-39-74-72-170-72-92 0-170 33-170 72">
          <text:p/>
        </draw:path>
        <draw:polyline draw:style-name="gr10" draw:text-style-name="P2" draw:layer="layout" svg:width="0cm" svg:height="0.525cm" svg:x="2.303cm" svg:y="6.529cm" svg:viewBox="0 0 0 526" draw:points="0,526 0,519 0,498 0,466 0,424 0,374 0,321 0,261 0,205 0,149 0,99 0,57 0,25 0,7 0,0">
          <text:p/>
        </draw:polyline>
        <draw:path draw:style-name="gr10" draw:text-style-name="P2" draw:layer="layout" svg:width="0cm" svg:height="0.253cm" svg:x="2.303cm" svg:y="5.199cm" svg:viewBox="0 0 0 254" svg:d="M0 254v-3-4c0-3 0-3 0-7 0-3 0-7 0-10 0-4 0-7 0-14 0-4 0-11 0-14 0-8 0-15 0-22s0-10 0-17c0-11 0-18 0-25s0-18 0-25c0-10 0-17 0-28 0-7 0-18 0-28 0-18 0-39 0-57">
          <text:p/>
        </draw:path>
        <draw:line draw:style-name="gr10" draw:text-style-name="P2" draw:layer="layout" svg:x1="1.668cm" svg:y1="7.154cm" svg:x2="1.668cm" svg:y2="7.094cm">
          <text:p/>
        </draw:line>
        <draw:line draw:style-name="gr10" draw:text-style-name="P2" draw:layer="layout" svg:x1="1.668cm" svg:y1="7.154cm" svg:x2="2.156cm" svg:y2="7.356cm">
          <text:p/>
        </draw:line>
        <draw:path draw:style-name="gr10" draw:text-style-name="P2" draw:layer="layout" svg:width="0cm" svg:height="0.122cm" svg:x="2.765cm" svg:y="6.819cm" svg:viewBox="0 0 0 123" svg:d="M0 123c0-3 0-3 0-3 0-4 0-4 0-4 0-3 0-3 0-7 0 0 0-3 0-7 0 0 0-4 0-7 0-4 0-7 0-7 0-4 0-7 0-11 0-3 0-7 0-10 0-4 0-11 0-14 0-7 0-18 0-25 0-11 0-21 0-28">
          <text:p/>
        </draw:path>
        <draw:polyline draw:style-name="gr10" draw:text-style-name="P2" draw:layer="layout" svg:width="0cm" svg:height="0.5cm" svg:x="2.765cm" svg:y="8.103cm" svg:viewBox="0 0 0 501" draw:points="0,501 0,494 0,476 0,444 0,406 0,360 0,307 0,250 0,194 0,141 0,92 0,53 0,25 0,3 0,0">
          <text:p/>
        </draw:polyline>
        <draw:polyline draw:style-name="gr10" draw:text-style-name="P2" draw:layer="layout" svg:width="0cm" svg:height="0.503cm" svg:x="2.765cm" svg:y="9.013cm" svg:viewBox="0 0 0 504" draw:points="0,504 0,497 0,480 0,448 0,409 0,360 0,307 0,254 0,198 0,145 0,95 0,56 0,28 0,7 0,0">
          <text:p/>
        </draw:polyline>
        <draw:line draw:style-name="gr10" draw:text-style-name="P2" draw:layer="layout" svg:x1="1.668cm" svg:y1="7.154cm" svg:x2="1.668cm" svg:y2="8.064cm">
          <text:p/>
        </draw:line>
        <draw:line draw:style-name="gr10" draw:text-style-name="P2" draw:layer="layout" svg:x1="2.304cm" svg:y1="8.323cm" svg:x2="1.668cm" svg:y2="8.064cm">
          <text:p/>
        </draw:line>
        <draw:line draw:style-name="gr10" draw:text-style-name="P2" draw:layer="layout" svg:x1="4.328cm" svg:y1="3.097cm" svg:x2="4.328cm" svg:y2="3.965cm">
          <text:p/>
        </draw:line>
        <draw:path draw:style-name="gr10" draw:text-style-name="P2" draw:layer="layout" svg:width="0cm" svg:height="0.084cm" svg:x="4.328cm" svg:y="3.88cm" svg:viewBox="0 0 0 85" svg:d="M0 85c0-36 0-64 0-85">
          <text:p/>
        </draw:path>
        <draw:path draw:style-name="gr10" draw:text-style-name="P2" draw:layer="layout" svg:width="0.078cm" svg:height="0.032cm" svg:x="4.021cm" svg:y="5.15cm" svg:viewBox="0 0 79 33" svg:d="M79 33c-43 0-79-14-79-33">
          <text:p/>
        </draw:path>
        <draw:path draw:style-name="gr10" draw:text-style-name="P2" draw:layer="layout" svg:width="0.032cm" svg:height="0.06cm" svg:x="4.215cm" svg:y="4.497cm" svg:viewBox="0 0 33 61" svg:d="M33 0c-22 19-33 40-33 61">
          <text:p/>
        </draw:path>
        <draw:path draw:style-name="gr10" draw:text-style-name="P2" draw:layer="layout" svg:width="0.286cm" svg:height="0.149cm" svg:x="4.215cm" svg:y="4.557cm" svg:viewBox="0 0 287 150" svg:d="M0 0c0 71 117 132 287 150">
          <text:p/>
        </draw:path>
        <draw:path draw:style-name="gr10" draw:text-style-name="P2" draw:layer="layout" svg:width="0.374cm" svg:height="0.151cm" svg:x="4.328cm" svg:y="3.965cm" svg:viewBox="0 0 375 152" svg:d="M0 0c0 85 166 152 375 152">
          <text:p/>
        </draw:path>
        <draw:line draw:style-name="gr10" draw:text-style-name="P2" draw:layer="layout" svg:x1="4.776cm" svg:y1="4.116cm" svg:x2="5.697cm" svg:y2="4.116cm">
          <text:p/>
        </draw:line>
        <draw:line draw:style-name="gr10" draw:text-style-name="P2" draw:layer="layout" svg:x1="4.776cm" svg:y1="4.116cm" svg:x2="4.702cm" svg:y2="4.116cm">
          <text:p/>
        </draw:line>
        <draw:path draw:style-name="gr10" draw:text-style-name="P2" draw:layer="layout" svg:width="0.028cm" svg:height="0.042cm" svg:x="5.517cm" svg:y="4.575cm" svg:viewBox="0 0 29 43" svg:d="M0 0c0 14 11 29 29 43">
          <text:p/>
        </draw:path>
        <draw:path draw:style-name="gr10" draw:text-style-name="P2" draw:layer="layout" svg:width="0.434cm" svg:height="0.057cm" svg:x="5.545cm" svg:y="4.617cm" svg:viewBox="0 0 435 58" svg:d="M0 0c39 33 124 58 215 58 97 0 181-25 220-58">
          <text:p/>
        </draw:path>
        <draw:path draw:style-name="gr10" draw:text-style-name="P2" draw:layer="layout" svg:width="0.489cm" svg:height="0.143cm" svg:x="5.517cm" svg:y="4.474cm" svg:viewBox="0 0 490 144" svg:d="M463 144c46-35 32-81-35-109-71-33-177-43-268-29-97 14-160 54-160 96">
          <text:p/>
        </draw:path>
        <draw:line draw:style-name="gr10" draw:text-style-name="P2" draw:layer="layout" svg:x1="4.042cm" svg:y1="4.89cm" svg:x2="5.081cm" svg:y2="4.469cm">
          <text:p/>
        </draw:line>
        <draw:path draw:style-name="gr10" draw:text-style-name="P2" draw:layer="layout" svg:width="0.078cm" svg:height="0.032cm" svg:x="4.021cm" svg:y="4.91cm" svg:viewBox="0 0 79 33" svg:d="M79 33c-43 0-79-14-79-33">
          <text:p/>
        </draw:path>
        <draw:path draw:style-name="gr10" draw:text-style-name="P2" draw:layer="layout" svg:width="0.025cm" svg:height="0.025cm" svg:x="4.021cm" svg:y="4.889cm" svg:viewBox="0 0 26 26" svg:d="M0 26c0-12 7-19 26-26">
          <text:p/>
        </draw:path>
        <draw:line draw:style-name="gr10" draw:text-style-name="P2" draw:layer="layout" svg:x1="5.076cm" svg:y1="4.469cm" svg:x2="6.388cm" svg:y2="4.469cm">
          <text:p/>
        </draw:line>
        <draw:line draw:style-name="gr10" draw:text-style-name="P2" draw:layer="layout" svg:x1="6.388cm" svg:y1="4.469cm" svg:x2="6.427cm" svg:y2="4.469cm">
          <text:p/>
        </draw:line>
        <draw:line draw:style-name="gr10" draw:text-style-name="P2" draw:layer="layout" svg:x1="6.801cm" svg:y1="4.469cm" svg:x2="6.801cm" svg:y2="4.942cm">
          <text:p/>
        </draw:line>
        <draw:line draw:style-name="gr10" draw:text-style-name="P2" draw:layer="layout" svg:x1="6.427cm" svg:y1="4.469cm" svg:x2="6.801cm" svg:y2="4.469cm">
          <text:p/>
        </draw:line>
        <draw:path draw:style-name="gr10" draw:text-style-name="P2" draw:layer="layout" svg:width="0.028cm" svg:height="0.046cm" svg:x="5.517cm" svg:y="4.815cm" svg:viewBox="0 0 29 47" svg:d="M0 0c0 18 11 36 29 47">
          <text:p/>
        </draw:path>
        <draw:path draw:style-name="gr10" draw:text-style-name="P2" draw:layer="layout" svg:width="0.434cm" svg:height="0.056cm" svg:x="5.545cm" svg:y="4.861cm" svg:viewBox="0 0 435 57" svg:d="M0 0c39 35 124 57 215 57 97 0 181-22 220-57">
          <text:p/>
        </draw:path>
        <draw:path draw:style-name="gr10" draw:text-style-name="P2" draw:layer="layout" svg:width="0.489cm" svg:height="0.142cm" svg:x="5.517cm" svg:y="4.719cm" svg:viewBox="0 0 490 143" svg:d="M463 143c46-35 32-78-35-110-71-29-177-43-268-24-97 14-160 53-160 91">
          <text:p/>
        </draw:path>
        <draw:line draw:style-name="gr10" draw:text-style-name="P2" draw:layer="layout" svg:x1="4.328cm" svg:y1="6.155cm" svg:x2="4.328cm" svg:y2="5.369cm">
          <text:p/>
        </draw:line>
        <draw:path draw:style-name="gr10" draw:text-style-name="P2" draw:layer="layout" svg:width="1.185cm" svg:height="0.54cm" svg:x="2.921cm" svg:y="5.506cm" svg:viewBox="0 0 1186 541" svg:d="M1186 541c0-296-265-541-593-541s-593 245-593 541">
          <text:p/>
        </draw:path>
        <draw:path draw:style-name="gr10" draw:text-style-name="P2" draw:layer="layout" svg:width="1.185cm" svg:height="0.543cm" svg:x="2.921cm" svg:y="6.046cm" svg:viewBox="0 0 1186 544" svg:d="M0 0c0 301 265 544 593 544s593-243 593-544">
          <text:p/>
        </draw:path>
        <draw:polyline draw:style-name="gr10" draw:text-style-name="P2" draw:layer="layout" svg:width="0cm" svg:height="0cm" svg:x="2.303cm" svg:y="6.346cm" svg:viewBox="0 0 0 0" draw:points="0,0">
          <text:p/>
        </draw:polyline>
        <draw:polyline draw:style-name="gr10" draw:text-style-name="P2" draw:layer="layout" svg:width="0cm" svg:height="0cm" svg:x="2.303cm" svg:y="5.214cm" svg:viewBox="0 0 0 0" draw:points="0,0">
          <text:p/>
        </draw:polyline>
        <draw:polyline draw:style-name="gr10" draw:text-style-name="P2" draw:layer="layout" svg:width="0cm" svg:height="0cm" svg:x="2.303cm" svg:y="7.687cm" svg:viewBox="0 0 0 0" draw:points="0,0">
          <text:p/>
        </draw:polyline>
        <draw:polyline draw:style-name="gr10" draw:text-style-name="P2" draw:layer="layout" svg:width="0cm" svg:height="0cm" svg:x="2.303cm" svg:y="5.425cm" svg:viewBox="0 0 0 0" draw:points="0,0">
          <text:p/>
        </draw:polyline>
        <draw:line draw:style-name="gr10" draw:text-style-name="P2" draw:layer="layout" svg:x1="2.303cm" svg:y1="5.425cm" svg:x2="2.303cm" svg:y2="5.214cm">
          <text:p/>
        </draw:line>
        <draw:line draw:style-name="gr10" draw:text-style-name="P2" draw:layer="layout" svg:x1="2.303cm" svg:y1="7.687cm" svg:x2="2.303cm" svg:y2="7.429cm">
          <text:p/>
        </draw:line>
        <draw:polyline draw:style-name="gr10" draw:text-style-name="P2" draw:layer="layout" svg:width="0cm" svg:height="0cm" svg:x="2.303cm" svg:y="7.429cm" svg:viewBox="0 0 0 0" draw:points="0,0">
          <text:p/>
        </draw:polyline>
        <draw:line draw:style-name="gr10" draw:text-style-name="P2" draw:layer="layout" svg:x1="2.303cm" svg:y1="6.043cm" svg:x2="2.303cm" svg:y2="5.425cm">
          <text:p/>
        </draw:line>
        <draw:polyline draw:style-name="gr10" draw:text-style-name="P2" draw:layer="layout" svg:width="0cm" svg:height="0cm" svg:x="2.303cm" svg:y="6.043cm" svg:viewBox="0 0 0 0" draw:points="0,0">
          <text:p/>
        </draw:polyline>
        <draw:polyline draw:style-name="gr10" draw:text-style-name="P2" draw:layer="layout" svg:width="0cm" svg:height="0cm" svg:x="2.303cm" svg:y="6.766cm" svg:viewBox="0 0 0 0" draw:points="0,0">
          <text:p/>
        </draw:polyline>
        <draw:line draw:style-name="gr10" draw:text-style-name="P2" draw:layer="layout" svg:x1="2.303cm" svg:y1="7.429cm" svg:x2="2.303cm" svg:y2="6.766cm">
          <text:p/>
        </draw:line>
        <draw:line draw:style-name="gr10" draw:text-style-name="P2" draw:layer="layout" svg:x1="4.776cm" svg:y1="4.116cm" svg:x2="4.776cm" svg:y2="3.88cm">
          <text:p/>
        </draw:line>
        <draw:path draw:style-name="gr10" draw:text-style-name="P2" draw:layer="layout" svg:width="0cm" svg:height="0.059cm" svg:x="4.776cm" svg:y="3.82cm" svg:viewBox="0 0 0 60" svg:d="M0 0c0 0 0 21 0 60">
          <text:p/>
        </draw:path>
        <draw:line draw:style-name="gr10" draw:text-style-name="P2" draw:layer="layout" svg:x1="5.665cm" svg:y1="4.146cm" svg:x2="5.941cm" svg:y2="3.898cm">
          <text:p/>
        </draw:line>
        <draw:line draw:style-name="gr10" draw:text-style-name="P2" draw:layer="layout" svg:x1="5.94cm" svg:y1="3.898cm" svg:x2="6.801cm" svg:y2="3.898cm">
          <text:p/>
        </draw:line>
        <draw:line draw:style-name="gr10" draw:text-style-name="P2" draw:layer="layout" svg:x1="6.801cm" svg:y1="4.145cm" svg:x2="6.801cm" svg:y2="4.138cm">
          <text:p/>
        </draw:line>
        <draw:line draw:style-name="gr10" draw:text-style-name="P2" draw:layer="layout" svg:x1="6.801cm" svg:y1="4.116cm" svg:x2="6.801cm" svg:y2="3.88cm">
          <text:p/>
        </draw:line>
        <draw:line draw:style-name="gr10" draw:text-style-name="P2" draw:layer="layout" svg:x1="6.801cm" svg:y1="4.145cm" svg:x2="6.801cm" svg:y2="4.138cm">
          <text:p/>
        </draw:line>
        <draw:path draw:style-name="gr10" draw:text-style-name="P2" draw:layer="layout" svg:width="0cm" svg:height="0.235cm" svg:x="6.801cm" svg:y="3.88cm" svg:viewBox="0 0 0 236" svg:d="M0 236c0-7 0-14 0-21 0-14 0-28 0-42s0-25 0-39 0-25 0-35c0-7 0-11 0-18 0-3 0-10 0-14 0-7 0-10 0-18 0-3 0-7 0-14 0-3 0-7 0-10 0-4 0-11 0-14 0-4 0-7 0-11">
          <text:p/>
        </draw:path>
        <draw:path draw:style-name="gr10" draw:text-style-name="P2" draw:layer="layout" svg:width="0cm" svg:height="0.059cm" svg:x="6.801cm" svg:y="3.82cm" svg:viewBox="0 0 0 60" svg:d="M0 0c0 0 0 21 0 60">
          <text:p/>
        </draw:path>
        <draw:line draw:style-name="gr10" draw:text-style-name="P2" draw:layer="layout" svg:x1="6.801cm" svg:y1="3.898cm" svg:x2="6.801cm" svg:y2="4.145cm">
          <text:p/>
        </draw:line>
        <draw:line draw:style-name="gr10" draw:text-style-name="P2" draw:layer="layout" svg:x1="5.591cm" svg:y1="4.642cm" svg:x2="5.596cm" svg:y2="4.648cm">
          <text:p/>
        </draw:line>
        <draw:path draw:style-name="gr10" draw:text-style-name="P2" draw:layer="layout" svg:width="0cm" svg:height="0.003cm" svg:x="5.93cm" svg:y="4.642cm" svg:viewBox="0 0 0 4" svg:d="M0 4c0-4 0-4 0-4">
          <text:p/>
        </draw:path>
        <draw:path draw:style-name="gr10" draw:text-style-name="P2" draw:layer="layout" svg:width="0.342cm" svg:height="0.067cm" svg:x="5.591cm" svg:y="4.575cm" svg:viewBox="0 0 343 68" svg:d="M343 68c0-35-77-68-173-68-91 0-170 33-170 68">
          <text:p/>
        </draw:path>
        <draw:line draw:style-name="gr10" draw:text-style-name="P2" draw:layer="layout" svg:x1="6.427cm" svg:y1="4.469cm" svg:x2="6.427cm" svg:y2="4.434cm">
          <text:p/>
        </draw:line>
        <draw:line draw:style-name="gr10" draw:text-style-name="P2" draw:layer="layout" svg:x1="6.388cm" svg:y1="4.434cm" svg:x2="6.427cm" svg:y2="4.434cm">
          <text:p/>
        </draw:line>
        <draw:line draw:style-name="gr10" draw:text-style-name="P2" draw:layer="layout" svg:x1="6.388cm" svg:y1="4.469cm" svg:x2="6.388cm" svg:y2="4.434cm">
          <text:p/>
        </draw:line>
        <draw:path draw:style-name="gr10" draw:text-style-name="P2" draw:layer="layout" svg:width="0.004cm" svg:height="0.005cm" svg:x="5.591cm" svg:y="4.885cm" svg:viewBox="0 0 5 6" svg:d="M0 0c0 0 0 6 5 6">
          <text:p/>
        </draw:path>
        <draw:line draw:style-name="gr10" draw:text-style-name="P2" draw:layer="layout" svg:x1="5.93cm" svg:y1="4.889cm" svg:x2="5.93cm" svg:y2="4.885cm">
          <text:p/>
        </draw:line>
        <draw:path draw:style-name="gr10" draw:text-style-name="P2" draw:layer="layout" svg:width="0.342cm" svg:height="0.07cm" svg:x="5.591cm" svg:y="4.815cm" svg:viewBox="0 0 343 71" svg:d="M343 71c0-39-77-71-173-71-91 0-170 32-170 71">
          <text:p/>
        </draw:path>
        <draw:path draw:style-name="gr10" draw:text-style-name="P2" draw:layer="layout" svg:width="1.185cm" svg:height="0.519cm" svg:x="2.921cm" svg:y="6.025cm" svg:viewBox="0 0 1186 520" svg:d="M0 0c14 289 276 520 593 520 318 0 579-231 593-520">
          <text:p/>
        </draw:path>
        <draw:line draw:style-name="gr10" draw:text-style-name="P2" draw:layer="layout" svg:x1="2.255cm" svg:y1="6.837cm" svg:x2="2.155cm" svg:y2="6.727cm">
          <text:p/>
        </draw:line>
        <draw:line draw:style-name="gr10" draw:text-style-name="P2" draw:layer="layout" svg:x1="2.304cm" svg:y1="6.346cm" svg:x2="2.155cm" svg:y2="6.513cm">
          <text:p/>
        </draw:line>
        <draw:line draw:style-name="gr10" draw:text-style-name="P2" draw:layer="layout" svg:x1="2.303cm" svg:y1="6.346cm" svg:x2="2.303cm" svg:y2="6.766cm">
          <text:p/>
        </draw:line>
        <draw:line draw:style-name="gr10" draw:text-style-name="P2" draw:layer="layout" svg:x1="2.155cm" svg:y1="6.727cm" svg:x2="2.155cm" svg:y2="6.663cm">
          <text:p/>
        </draw:line>
        <draw:line draw:style-name="gr10" draw:text-style-name="P2" draw:layer="layout" svg:x1="2.294cm" svg:y1="6.784cm" svg:x2="2.155cm" svg:y2="6.663cm">
          <text:p/>
        </draw:line>
        <draw:line draw:style-name="gr10" draw:text-style-name="P2" draw:layer="layout" svg:x1="2.304cm" svg:y1="5.214cm" svg:x2="2.155cm" svg:y2="5.412cm">
          <text:p/>
        </draw:line>
        <draw:line draw:style-name="gr10" draw:text-style-name="P2" draw:layer="layout" svg:x1="2.304cm" svg:y1="7.688cm" svg:x2="2.155cm" svg:y2="7.478cm">
          <text:p/>
        </draw:line>
        <draw:line draw:style-name="gr10" draw:text-style-name="P2" draw:layer="layout" svg:x1="2.304cm" svg:y1="5.425cm" svg:x2="2.155cm" svg:y2="5.504cm">
          <text:p/>
        </draw:line>
        <draw:line draw:style-name="gr10" draw:text-style-name="P2" draw:layer="layout" svg:x1="2.155cm" svg:y1="5.503cm" svg:x2="2.155cm" svg:y2="5.411cm">
          <text:p/>
        </draw:line>
        <draw:line draw:style-name="gr10" draw:text-style-name="P2" draw:layer="layout" svg:x1="2.155cm" svg:y1="7.478cm" svg:x2="2.155cm" svg:y2="7.39cm">
          <text:p/>
        </draw:line>
        <draw:line draw:style-name="gr10" draw:text-style-name="P2" draw:layer="layout" svg:x1="2.304cm" svg:y1="7.431cm" svg:x2="2.155cm" svg:y2="7.39cm">
          <text:p/>
        </draw:line>
        <draw:line draw:style-name="gr10" draw:text-style-name="P2" draw:layer="layout" svg:x1="2.304cm" svg:y1="6.047cm" svg:x2="2.155cm" svg:y2="5.845cm">
          <text:p/>
        </draw:line>
        <draw:line draw:style-name="gr10" draw:text-style-name="P2" draw:layer="layout" svg:x1="2.155cm" svg:y1="5.845cm" svg:x2="2.155cm" svg:y2="5.503cm">
          <text:p/>
        </draw:line>
        <draw:line draw:style-name="gr10" draw:text-style-name="P2" draw:layer="layout" svg:x1="2.155cm" svg:y1="7.39cm" svg:x2="2.155cm" svg:y2="6.977cm">
          <text:p/>
        </draw:line>
        <draw:line draw:style-name="gr10" draw:text-style-name="P2" draw:layer="layout" svg:x1="2.155cm" svg:y1="6.978cm" svg:x2="2.304cm" svg:y2="6.766cm">
          <text:p/>
        </draw:line>
        <draw:path draw:style-name="gr10" draw:text-style-name="P2" draw:layer="layout" svg:width="0.024cm" svg:height="0.043cm" svg:x="5.969cm" svg:y="4.056cm" svg:viewBox="0 0 25 44" svg:d="M0 0c0 15 7 32 25 44">
          <text:p/>
        </draw:path>
        <draw:path draw:style-name="gr10" draw:text-style-name="P2" draw:layer="layout" svg:width="0.11cm" svg:height="0.046cm" svg:x="5.993cm" svg:y="4.099cm" svg:viewBox="0 0 111 47" svg:d="M0 0c25 22 65 36 111 47">
          <text:p/>
        </draw:path>
        <draw:path draw:style-name="gr10" draw:text-style-name="P2" draw:layer="layout" svg:width="0.11cm" svg:height="0.046cm" svg:x="6.321cm" svg:y="4.099cm" svg:viewBox="0 0 111 47" svg:d="M0 47c50-11 86-25 111-47">
          <text:p/>
        </draw:path>
        <draw:path draw:style-name="gr10" draw:text-style-name="P2" draw:layer="layout" svg:width="0.488cm" svg:height="0.143cm" svg:x="5.969cm" svg:y="3.956cm" svg:viewBox="0 0 489 144" svg:d="M463 144c46-35 28-79-39-111-67-31-173-42-268-24-97 14-156 49-156 92">
          <text:p/>
        </draw:path>
        <draw:line draw:style-name="gr10" draw:text-style-name="P2" draw:layer="layout" svg:x1="6.575cm" svg:y1="3.898cm" svg:x2="6.575cm" svg:y2="3.88cm">
          <text:p/>
        </draw:line>
        <draw:path draw:style-name="gr10" draw:text-style-name="P2" draw:layer="layout" svg:width="0cm" svg:height="0.059cm" svg:x="6.575cm" svg:y="3.82cm" svg:viewBox="0 0 0 60" svg:d="M0 0c0 0 0 21 0 60">
          <text:p/>
        </draw:path>
        <draw:line draw:style-name="gr10" draw:text-style-name="P2" draw:layer="layout" svg:x1="6.388cm" svg:y1="4.434cm" svg:x2="6.388cm" svg:y2="4.423cm">
          <text:p/>
        </draw:line>
        <draw:line draw:style-name="gr10" draw:text-style-name="P2" draw:layer="layout" svg:x1="6.427cm" svg:y1="4.469cm" svg:x2="6.427cm" svg:y2="4.434cm">
          <text:p/>
        </draw:line>
        <draw:line draw:style-name="gr10" draw:text-style-name="P2" draw:layer="layout" svg:x1="6.427cm" svg:y1="4.423cm" svg:x2="6.427cm" svg:y2="4.434cm">
          <text:p/>
        </draw:line>
        <draw:line draw:style-name="gr10" draw:text-style-name="P2" draw:layer="layout" svg:x1="6.388cm" svg:y1="4.423cm" svg:x2="4.589cm" svg:y2="4.423cm">
          <text:p/>
        </draw:line>
        <draw:path draw:style-name="gr10" draw:text-style-name="P2" draw:layer="layout" svg:width="0.346cm" svg:height="0.141cm" svg:x="4.247cm" svg:y="4.145cm" svg:viewBox="0 0 347 142" svg:d="M347 0c-191 0-347 64-347 142">
          <text:p/>
        </draw:path>
        <draw:path draw:style-name="gr10" draw:text-style-name="P2" draw:layer="layout" svg:width="0.346cm" svg:height="0.141cm" svg:x="4.247cm" svg:y="4.282cm" svg:viewBox="0 0 347 142" svg:d="M0 0c0 79 156 142 347 142">
          <text:p/>
        </draw:path>
        <draw:line draw:style-name="gr10" draw:text-style-name="P2" draw:layer="layout" svg:x1="6.801cm" svg:y1="4.145cm" svg:x2="4.589cm" svg:y2="4.145cm">
          <text:p/>
        </draw:line>
        <draw:line draw:style-name="gr10" draw:text-style-name="P2" draw:layer="layout" svg:x1="6.801cm" svg:y1="4.423cm" svg:x2="6.801cm" svg:y2="4.145cm">
          <text:p/>
        </draw:line>
        <draw:line draw:style-name="gr10" draw:text-style-name="P2" draw:layer="layout" svg:x1="6.801cm" svg:y1="4.423cm" svg:x2="6.427cm" svg:y2="4.423cm">
          <text:p/>
        </draw:line>
        <draw:line draw:style-name="gr10" draw:text-style-name="P2" draw:layer="layout" svg:x1="6.801cm" svg:y1="4.469cm" svg:x2="6.801cm" svg:y2="4.423cm">
          <text:p/>
        </draw:line>
        <draw:path draw:style-name="gr10" draw:text-style-name="P2" draw:layer="layout" svg:width="0.279cm" svg:height="0.138cm" svg:x="4.247cm" svg:y="4.557cm" svg:viewBox="0 0 280 139" svg:d="M0 0c0 68 117 125 280 139">
          <text:p/>
        </draw:path>
        <draw:line draw:style-name="gr10" draw:text-style-name="P2" draw:layer="layout" svg:x1="2.155cm" svg:y1="6.512cm" svg:x2="2.155cm" svg:y2="6.663cm">
          <text:p/>
        </draw:line>
        <draw:path draw:style-name="gr10" draw:text-style-name="P2" draw:layer="layout" svg:width="0cm" svg:height="0.003cm" svg:x="6.043cm" svg:y="4.123cm" svg:viewBox="0 0 0 4" svg:d="M0 0c0 4 0 4 0 4">
          <text:p/>
        </draw:path>
        <draw:line draw:style-name="gr10" draw:text-style-name="P2" draw:layer="layout" svg:x1="6.381cm" svg:y1="4.127cm" svg:x2="6.381cm" svg:y2="4.123cm">
          <text:p/>
        </draw:line>
        <draw:path draw:style-name="gr10" draw:text-style-name="P2" draw:layer="layout" svg:width="0.338cm" svg:height="0.071cm" svg:x="6.043cm" svg:y="4.056cm" svg:viewBox="0 0 339 72" svg:d="M339 72c0-40-74-72-170-72-92 0-169 32-169 72">
          <text:p/>
        </draw:path>
        <draw:path draw:style-name="gr10" draw:text-style-name="P2" draw:layer="layout" svg:width="1.178cm" svg:height="0.498cm" svg:x="2.924cm" svg:y="6cm" svg:viewBox="0 0 1179 499" svg:d="M0 0c26 283 283 499 590 499s565-216 589-499">
          <text:p/>
        </draw:path>
        <draw:line draw:style-name="gr10" draw:text-style-name="P2" draw:layer="layout" svg:x1="6.004cm" svg:y1="2cm" svg:x2="6.004cm" svg:y2="2.035cm">
          <text:p/>
        </draw:line>
        <draw:line draw:style-name="gr10" draw:text-style-name="P2" draw:layer="layout" svg:x1="6.025cm" svg:y1="2.07cm" svg:x2="6.025cm" svg:y2="2.151cm">
          <text:p/>
        </draw:line>
        <draw:line draw:style-name="gr10" draw:text-style-name="P2" draw:layer="layout" svg:x1="6.018cm" svg:y1="2.159cm" svg:x2="6.018cm" svg:y2="2.194cm">
          <text:p/>
        </draw:line>
        <draw:line draw:style-name="gr10" draw:text-style-name="P2" draw:layer="layout" svg:x1="5.556cm" svg:y1="2.518cm" svg:x2="5.556cm" svg:y2="2.554cm">
          <text:p/>
        </draw:line>
        <draw:line draw:style-name="gr10" draw:text-style-name="P2" draw:layer="layout" svg:x1="5.573cm" svg:y1="2.589cm" svg:x2="5.573cm" svg:y2="2.67cm">
          <text:p/>
        </draw:line>
        <draw:line draw:style-name="gr10" draw:text-style-name="P2" draw:layer="layout" svg:x1="5.566cm" svg:y1="2.677cm" svg:x2="5.566cm" svg:y2="2.709cm">
          <text:p/>
        </draw:line>
        <draw:line draw:style-name="gr10" draw:text-style-name="P2" draw:layer="layout" svg:x1="5.556cm" svg:y1="2.762cm" svg:x2="5.556cm" svg:y2="2.797cm">
          <text:p/>
        </draw:line>
        <draw:line draw:style-name="gr10" draw:text-style-name="P2" draw:layer="layout" svg:x1="5.573cm" svg:y1="2.829cm" svg:x2="5.573cm" svg:y2="2.913cm">
          <text:p/>
        </draw:line>
        <draw:line draw:style-name="gr10" draw:text-style-name="P2" draw:layer="layout" svg:x1="5.566cm" svg:y1="2.921cm" svg:x2="5.566cm" svg:y2="2.952cm">
          <text:p/>
        </draw:line>
        <draw:line draw:style-name="gr10" draw:text-style-name="P2" draw:layer="layout" svg:x1="2.931cm" svg:y1="1.178cm" svg:x2="2.931cm" svg:y2="1.213cm">
          <text:p/>
        </draw:line>
        <draw:line draw:style-name="gr10" draw:text-style-name="P2" draw:layer="layout" svg:x1="2.949cm" svg:y1="1.248cm" svg:x2="2.949cm" svg:y2="1.329cm">
          <text:p/>
        </draw:line>
        <draw:line draw:style-name="gr10" draw:text-style-name="P2" draw:layer="layout" svg:x1="2.942cm" svg:y1="1.337cm" svg:x2="2.942cm" svg:y2="1.372cm">
          <text:p/>
        </draw:line>
        <draw:line draw:style-name="gr10" draw:text-style-name="P2" draw:layer="layout" svg:x1="2.37cm" svg:y1="2.021cm" svg:x2="2.37cm" svg:y2="2.056cm">
          <text:p/>
        </draw:line>
        <draw:line draw:style-name="gr10" draw:text-style-name="P2" draw:layer="layout" svg:x1="2.388cm" svg:y1="2.091cm" svg:x2="2.388cm" svg:y2="2.173cm">
          <text:p/>
        </draw:line>
        <draw:line draw:style-name="gr10" draw:text-style-name="P2" draw:layer="layout" svg:x1="2.381cm" svg:y1="2.18cm" svg:x2="2.381cm" svg:y2="2.215cm">
          <text:p/>
        </draw:line>
        <draw:line draw:style-name="gr10" draw:text-style-name="P2" draw:layer="layout" svg:x1="4.356cm" svg:y1="2.825cm" svg:x2="4.356cm" svg:y2="3.065cm">
          <text:p/>
        </draw:line>
        <draw:line draw:style-name="gr10" draw:text-style-name="P2" draw:layer="layout" svg:x1="4.021cm" svg:y1="4.91cm" svg:x2="4.021cm" svg:y2="5.15cm">
          <text:p/>
        </draw:line>
        <draw:line draw:style-name="gr10" draw:text-style-name="P2" draw:layer="layout" svg:x1="4.328cm" svg:y1="3.82cm" svg:x2="4.776cm" svg:y2="3.82cm">
          <text:p/>
        </draw:line>
        <draw:line draw:style-name="gr10" draw:text-style-name="P2" draw:layer="layout" svg:x1="6.575cm" svg:y1="3.82cm" svg:x2="6.801cm" svg:y2="3.82cm">
          <text:p/>
        </draw:line>
        <draw:line draw:style-name="gr10" draw:text-style-name="P2" draw:layer="layout" svg:x1="4.247cm" svg:y1="4.617cm" svg:x2="4.247cm" svg:y2="4.557cm">
          <text:p/>
        </draw:line>
        <draw:line draw:style-name="gr10" draw:text-style-name="P2" draw:layer="layout" svg:x1="5.796cm" svg:y1="4.028cm" svg:x2="4.776cm" svg:y2="4.028cm">
          <text:p/>
        </draw:line>
        <draw:line draw:style-name="gr10" draw:text-style-name="P2" draw:layer="layout" svg:x1="4.247cm" svg:y1="4.282cm" svg:x2="4.247cm" svg:y2="4.557cm">
          <text:p/>
        </draw:line>
        <draw:path draw:style-name="gr1" draw:text-style-name="P1" draw:layer="layout" svg:width="5.435cm" svg:height="8.22cm" svg:x="11.44cm" svg:y="1.132cm" svg:viewBox="0 0 5436 8221" svg:d="M4785 1848l21 25v14l547 1677c63 194 91 402 81 568-14 169-67 279-145 296l-201 50c-70 17-155-39-236-156l-1235 304c-14 99-42 173-85 212v3143l-980 240-446-434v-131l259-314-1666-1626-572 141-127-123v-639l572-695v-1719l-445-328-127-120v-1115l639-155 116 116 1376-338 26-4-33-28c-18-18-21-42-11-67 14-28 40-46 65-53l2420-589 208 201v1016l-21 7 21 21v600z">
          <text:p/>
        </draw:path>
        <draw:polygon draw:style-name="gr7" draw:text-style-name="P2" draw:layer="layout" svg:width="0cm" svg:height="0cm" svg:x="14.294cm" svg:y="4.974cm" svg:viewBox="0 0 0 0" draw:points="0,0">
          <text:p/>
        </draw:polygon>
        <draw:polygon draw:style-name="gr1" draw:text-style-name="P1" draw:layer="layout" svg:width="1.979cm" svg:height="6.237cm" svg:x="12.139cm" svg:y="2.236cm" svg:viewBox="0 0 1980 6238" draw:points="1980,5857 1980,1931 0,0 0,1670 0,3420 0,4612 1666,6238">
          <text:p/>
        </draw:polygon>
        <draw:polygon draw:style-name="gr7" draw:text-style-name="P2" draw:layer="layout" svg:width="0cm" svg:height="0cm" svg:x="14.294cm" svg:y="4.974cm" svg:viewBox="0 0 0 0" draw:points="0,0">
          <text:p/>
        </draw:polygon>
        <draw:path draw:style-name="gr1" draw:text-style-name="P1" draw:layer="layout" svg:width="4.805cm" svg:height="3.468cm" svg:x="11.44cm" svg:y="1.132cm" svg:viewBox="0 0 4806 3469" svg:d="M2178 589l2420-589 208 201-1810 446-402 98 402 392 233 229-81 21-88 106-1157 286 1157 1125 88 85 60 63 32 32 74 71 218 215-409 99-444-434-1979-1930-573 138-127-124 640-155 120 116 1372-335 25-7 137-32-137 32-32-28c-18-14-18-42-7-67 10-25 35-47 60-54z">
          <text:p/>
        </draw:path>
        <draw:polygon draw:style-name="gr7" draw:text-style-name="P2" draw:layer="layout" svg:width="0cm" svg:height="0cm" svg:x="14.294cm" svg:y="4.974cm" svg:viewBox="0 0 0 0" draw:points="0,0">
          <text:p/>
        </draw:polygon>
        <draw:polygon draw:style-name="gr1" draw:text-style-name="P1" draw:layer="layout" svg:width="1.81cm" svg:height="2.028cm" svg:x="14.435cm" svg:y="1.333cm" svg:viewBox="0 0 1811 2029" draw:points="1811,0 1811,1016 1790,1023 1476,1097 1476,1125 1811,1044 1811,1644 1790,1647 233,2029 233,1429 1444,1132 1444,1108 1419,1111 233,1401 233,1164 0,935 0,445">
          <text:p/>
        </draw:polygon>
        <draw:polygon draw:style-name="gr7" draw:text-style-name="P2" draw:layer="layout" svg:width="0cm" svg:height="0cm" svg:x="14.294cm" svg:y="4.974cm" svg:viewBox="0 0 0 0" draw:points="0,0">
          <text:p/>
        </draw:polygon>
        <draw:polygon draw:style-name="gr1" draw:text-style-name="P1" draw:layer="layout" svg:width="0.98cm" svg:height="4.855cm" svg:x="13.991cm" svg:y="4.497cm" svg:viewBox="0 0 981 4856" draw:points="981,0 981,614 981,1472 981,4616 0,4856 0,4725 572,4030 572,103">
          <text:p/>
        </draw:polygon>
        <draw:polygon draw:style-name="gr7" draw:text-style-name="P2" draw:layer="layout" svg:width="0cm" svg:height="0cm" svg:x="14.294cm" svg:y="4.974cm" svg:viewBox="0 0 0 0" draw:points="0,0">
          <text:p/>
        </draw:polygon>
        <draw:path draw:style-name="gr1" draw:text-style-name="P1" draw:layer="layout" svg:width="2.299cm" svg:height="2.59cm" svg:x="14.576cm" svg:y="3.019cm" svg:viewBox="0 0 2300 2591" svg:d="M1670 0l547 1677c63 194 91 402 81 568-14 169-67 279-145 296l-201 50c78-18 131-127 145-297 10-165-18-374-81-568l-276-843-1563 385-74-71-15-35 4-106-49-53v4c0-4-4-4-4-4l-39-120 43 120-43-120 39 120c-10-21-21-39-28-60-7-24-11-56-11-93 0-35 4-74 11-112 14-53 42-106 81-152v-201z">
          <text:p/>
        </draw:path>
        <draw:polygon draw:style-name="gr7" draw:text-style-name="P2" draw:layer="layout" svg:width="0cm" svg:height="0cm" svg:x="14.294cm" svg:y="4.974cm" svg:viewBox="0 0 0 0" draw:points="0,0">
          <text:p/>
        </draw:polygon>
        <draw:polygon draw:style-name="gr1" draw:text-style-name="P1" draw:layer="layout" svg:width="0.448cm" svg:height="4.36cm" svg:x="14.114cm" svg:y="4.166cm" svg:viewBox="0 0 449 4361" draw:points="0,3927 0,0 449,434 449,4361">
          <text:p/>
        </draw:polygon>
        <draw:polygon draw:style-name="gr7" draw:text-style-name="P2" draw:layer="layout" svg:width="0cm" svg:height="0cm" svg:x="14.294cm" svg:y="4.974cm" svg:viewBox="0 0 0 0" draw:points="0,0">
          <text:p/>
        </draw:polygon>
        <draw:path draw:style-name="gr1" draw:text-style-name="P1" draw:layer="layout" svg:width="1.792cm" svg:height="1.351cm" svg:x="14.753cm" svg:y="3.901cm" svg:viewBox="0 0 1793 1352" svg:d="M0 381l1563-381 230 978-1532 374c-11-38-21-77-36-116l-7-25v-615z">
          <text:p/>
        </draw:path>
        <draw:polygon draw:style-name="gr7" draw:text-style-name="P2" draw:layer="layout" svg:width="0cm" svg:height="0cm" svg:x="14.294cm" svg:y="4.974cm" svg:viewBox="0 0 0 0" draw:points="0,0">
          <text:p/>
        </draw:polygon>
        <draw:path draw:style-name="gr1" draw:text-style-name="P1" draw:layer="layout" svg:width="1.323cm" svg:height="2.735cm" svg:x="12.417cm" svg:y="4.267cm" svg:viewBox="0 0 1324 2736" svg:d="M1282 2701l-173 35-109-127-117-495 39-169-300 46-3-565-198-162-148-145v53c0 92-25 152-64 163-42 10-96-39-138-127-42-89-71-201-71-297v-751c0-92 25-152 64-159 42-10 96 35 138 124 43 88 71 201 71 296v413l46-159 303 296v-564l297 628 81-180 109-237 173 371-184 420 226 476-226 35z">
          <text:p/>
        </draw:path>
        <draw:polygon draw:style-name="gr7" draw:text-style-name="P2" draw:layer="layout" svg:width="0cm" svg:height="0cm" svg:x="14.294cm" svg:y="4.974cm" svg:viewBox="0 0 0 0" draw:points="0,0">
          <text:p/>
        </draw:polygon>
        <draw:polygon draw:style-name="gr1" draw:text-style-name="P1" draw:layer="layout" svg:width="1.157cm" svg:height="1.411cm" svg:x="13.342cm" svg:y="2.624cm" svg:viewBox="0 0 1158 1412" draw:points="1158,0 1158,1412 0,282">
          <text:p/>
        </draw:polygon>
        <draw:polygon draw:style-name="gr7" draw:text-style-name="P2" draw:layer="layout" svg:width="0cm" svg:height="0cm" svg:x="14.294cm" svg:y="4.974cm" svg:viewBox="0 0 0 0" draw:points="0,0">
          <text:p/>
        </draw:polygon>
        <draw:polygon draw:style-name="gr1" draw:text-style-name="P1" draw:layer="layout" svg:width="0.572cm" svg:height="1.669cm" svg:x="11.567cm" svg:y="2.236cm" svg:viewBox="0 0 573 1670" draw:points="573,0 573,1670 446,1578 0,1253 0,138">
          <text:p/>
        </draw:polygon>
        <draw:polygon draw:style-name="gr7" draw:text-style-name="P2" draw:layer="layout" svg:width="0cm" svg:height="0cm" svg:x="14.294cm" svg:y="4.974cm" svg:viewBox="0 0 0 0" draw:points="0,0">
          <text:p/>
        </draw:polygon>
        <draw:path draw:style-name="gr1" draw:text-style-name="P1" draw:layer="layout" svg:width="1.567cm" svg:height="0.879cm" svg:x="15.014cm" svg:y="4.878cm" svg:viewBox="0 0 1568 880" svg:d="M0 374l1532-374c32 127 42 254 32 353-15 103-50 166-99 177l-188 45-1235 305c18-146 4-326-42-506z">
          <text:p/>
        </draw:path>
        <draw:polygon draw:style-name="gr7" draw:text-style-name="P2" draw:layer="layout" svg:width="0cm" svg:height="0cm" svg:x="14.294cm" svg:y="4.974cm" svg:viewBox="0 0 0 0" draw:points="0,0">
          <text:p/>
        </draw:polygon>
        <draw:path draw:style-name="gr1" draw:text-style-name="P1" draw:layer="layout" svg:width="1.369cm" svg:height="0.667cm" svg:x="12.95cm" svg:y="2.042cm" svg:viewBox="0 0 1370 668" svg:d="M1370 336c0-188-307-336-685-336-377 0-685 148-685 336zM0 336c0 184 308 332 685 332 378 0 685-148 685-332z">
          <text:p/>
        </draw:path>
        <draw:polygon draw:style-name="gr7" draw:text-style-name="P2" draw:layer="layout" svg:width="0cm" svg:height="0cm" svg:x="14.294cm" svg:y="4.974cm" svg:viewBox="0 0 0 0" draw:points="0,0">
          <text:p/>
        </draw:polygon>
        <draw:polygon draw:style-name="gr1" draw:text-style-name="P1" draw:layer="layout" svg:width="1.016cm" svg:height="1.129cm" svg:x="13.546cm" svg:y="8.092cm" svg:viewBox="0 0 1017 1130" draw:points="0,696 259,382 573,0 1017,435 446,1130">
          <text:p/>
        </draw:polygon>
        <draw:polygon draw:style-name="gr7" draw:text-style-name="P2" draw:layer="layout" svg:width="0cm" svg:height="0cm" svg:x="14.294cm" svg:y="4.974cm" svg:viewBox="0 0 0 0" draw:points="0,0">
          <text:p/>
        </draw:polygon>
        <draw:path draw:style-name="gr1" draw:text-style-name="P1" draw:layer="layout" svg:width="1.185cm" svg:height="0.58cm" svg:x="13.042cm" svg:y="2.087cm" svg:viewBox="0 0 1186 581" svg:d="M1179 340c4-18 7-32 7-50 0-46-21-88-63-130-124-120-399-184-668-152-265 32-455 148-455 282 0 18 3 32 7 50 7 17 14 31 28 49 85 113 307 192 558 192s473-79 558-192c10-18 21-32 28-49z">
          <text:p/>
        </draw:path>
        <draw:polygon draw:style-name="gr7" draw:text-style-name="P2" draw:layer="layout" svg:width="0cm" svg:height="0cm" svg:x="14.294cm" svg:y="4.974cm" svg:viewBox="0 0 0 0" draw:points="0,0">
          <text:p/>
        </draw:polygon>
        <draw:polygon draw:style-name="gr1" draw:text-style-name="P1" draw:layer="layout" svg:width="0.572cm" svg:height="1.333cm" svg:x="11.567cm" svg:y="5.655cm" svg:viewBox="0 0 573 1334" draw:points="0,696 573,0 573,1193 0,1334">
          <text:p/>
        </draw:polygon>
        <draw:polygon draw:style-name="gr7" draw:text-style-name="P2" draw:layer="layout" svg:width="0cm" svg:height="0cm" svg:x="14.294cm" svg:y="4.974cm" svg:viewBox="0 0 0 0" draw:points="0,0">
          <text:p/>
        </draw:polygon>
        <draw:path draw:style-name="gr1" draw:text-style-name="P1" draw:layer="layout" svg:width="1.115cm" svg:height="0.382cm" svg:x="13.077cm" svg:y="2.286cm" svg:viewBox="0 0 1116 383" svg:d="M1116 191c-7-11-18-21-28-32-106-102-330-166-566-158-236 7-441 81-522 190 85 114 307 192 557 192 251 0 474-78 559-192z">
          <text:p/>
        </draw:path>
        <draw:polygon draw:style-name="gr7" draw:text-style-name="P2" draw:layer="layout" svg:width="0cm" svg:height="0cm" svg:x="14.294cm" svg:y="4.974cm" svg:viewBox="0 0 0 0" draw:points="0,0">
          <text:p/>
        </draw:polygon>
        <draw:path draw:style-name="gr1" draw:text-style-name="P1" draw:layer="layout" svg:width="0.272cm" svg:height="1.337cm" svg:x="12.417cm" svg:y="4.267cm" svg:viewBox="0 0 273 1338" svg:d="M273 422v413l-21 70v198l21 21v53c0 88-25 148-64 159-43 10-96-39-138-124-42-88-71-201-71-296v-756c0-92 25-152 64-159 42-10 95 35 138 124 43 88 71 201 71 297z">
          <text:p/>
        </draw:path>
        <draw:polygon draw:style-name="gr7" draw:text-style-name="P2" draw:layer="layout" svg:width="0cm" svg:height="0cm" svg:x="14.294cm" svg:y="4.974cm" svg:viewBox="0 0 0 0" draw:points="0,0">
          <text:p/>
        </draw:polygon>
        <draw:polygon draw:style-name="gr1" draw:text-style-name="P1" draw:layer="layout" svg:width="0.479cm" svg:height="0.977cm" svg:x="13.035cm" svg:y="5.238cm" svg:viewBox="0 0 480 978" draw:points="322,273 480,442 403,619 480,950 304,978 237,689 0,460 0,0 237,231 269,160">
          <text:p/>
        </draw:polygon>
        <draw:polygon draw:style-name="gr7" draw:text-style-name="P2" draw:layer="layout" svg:width="0cm" svg:height="0cm" svg:x="14.294cm" svg:y="4.974cm" svg:viewBox="0 0 0 0" draw:points="0,0">
          <text:p/>
        </draw:polygon>
        <draw:polygon draw:style-name="gr1" draw:text-style-name="P1" draw:layer="layout" svg:width="0.127cm" svg:height="1.842cm" svg:x="12.012cm" svg:y="3.813cm" svg:viewBox="0 0 128 1843" draw:points="128,92 128,1843 0,1719 0,0">
          <text:p/>
        </draw:polygon>
        <draw:polygon draw:style-name="gr7" draw:text-style-name="P2" draw:layer="layout" svg:width="0cm" svg:height="0cm" svg:x="14.294cm" svg:y="4.974cm" svg:viewBox="0 0 0 0" draw:points="0,0">
          <text:p/>
        </draw:polygon>
        <draw:polygon draw:style-name="gr1" draw:text-style-name="P1" draw:layer="layout" svg:width="0.699cm" svg:height="0.819cm" svg:x="11.44cm" svg:y="5.531cm" svg:viewBox="0 0 700 820" draw:points="128,820 700,124 573,0 0,696">
          <text:p/>
        </draw:polygon>
        <draw:polygon draw:style-name="gr7" draw:text-style-name="P2" draw:layer="layout" svg:width="0cm" svg:height="0cm" svg:x="14.294cm" svg:y="4.974cm" svg:viewBox="0 0 0 0" draw:points="0,0">
          <text:p/>
        </draw:polygon>
        <draw:path draw:style-name="gr1" draw:text-style-name="P1" draw:layer="layout" svg:width="0.383cm" svg:height="1.711cm" svg:x="16.291cm" svg:y="3.901cm" svg:viewBox="0 0 384 1712" svg:d="M300 844c63 194 92 403 82 568-15 170-68 279-146 297-70 17-155-39-236-156l187-45c49-11 84-74 99-173 10-103 0-230-32-357l-230-978z">
          <text:p/>
        </draw:path>
        <draw:polygon draw:style-name="gr7" draw:text-style-name="P2" draw:layer="layout" svg:width="0cm" svg:height="0cm" svg:x="14.294cm" svg:y="4.974cm" svg:viewBox="0 0 0 0" draw:points="0,0">
          <text:p/>
        </draw:polygon>
        <draw:polygon draw:style-name="gr1" draw:text-style-name="P1" draw:layer="layout" svg:width="0.127cm" svg:height="1.238cm" svg:x="11.44cm" svg:y="2.25cm" svg:viewBox="0 0 128 1239" draw:points="128,124 128,1239 0,1116 0,0">
          <text:p/>
        </draw:polygon>
        <draw:polygon draw:style-name="gr7" draw:text-style-name="P2" draw:layer="layout" svg:width="0cm" svg:height="0cm" svg:x="14.294cm" svg:y="4.974cm" svg:viewBox="0 0 0 0" draw:points="0,0">
          <text:p/>
        </draw:polygon>
        <draw:path draw:style-name="gr1" draw:text-style-name="P1" draw:layer="layout" svg:width="0.088cm" svg:height="1.605cm" svg:x="14.499cm" svg:y="2.515cm" svg:viewBox="0 0 89 1606" svg:d="M89 1446v160l-89-85v-1412l89-109v1242c-7 38-11 77-11 112 0 36 4 68 11 92z">
          <text:p/>
        </draw:path>
        <draw:polygon draw:style-name="gr7" draw:text-style-name="P2" draw:layer="layout" svg:width="0cm" svg:height="0cm" svg:x="14.294cm" svg:y="4.974cm" svg:viewBox="0 0 0 0" draw:points="0,0">
          <text:p/>
        </draw:polygon>
        <draw:polygon draw:style-name="gr1" draw:text-style-name="P1" draw:layer="layout" svg:width="0.342cm" svg:height="0.78cm" svg:x="13.356cm" svg:y="6.187cm" svg:viewBox="0 0 343 781" draw:points="343,781 159,0 0,187 116,682">
          <text:p/>
        </draw:polygon>
        <draw:polygon draw:style-name="gr7" draw:text-style-name="P2" draw:layer="layout" svg:width="0cm" svg:height="0cm" svg:x="14.294cm" svg:y="4.974cm" svg:viewBox="0 0 0 0" draw:points="0,0">
          <text:p/>
        </draw:polygon>
        <draw:path draw:style-name="gr1" draw:text-style-name="P1" draw:layer="layout" svg:width="1.185cm" svg:height="0.34cm" svg:x="13.042cm" svg:y="2.087cm" svg:viewBox="0 0 1186 341" svg:d="M1179 341c4-18 7-32 7-50 0-46-21-88-63-127-124-124-399-188-668-156-265 32-455 149-455 283 0 18 3 32 7 50 17-50 60-92 123-131 113-70 282-110 463-110 180 0 350 40 463 110 28 14 49 32 67 49 24 25 42 53 52 82 4 0 4 0 4 0z">
          <text:p/>
        </draw:path>
        <draw:polygon draw:style-name="gr7" draw:text-style-name="P2" draw:layer="layout" svg:width="0cm" svg:height="0cm" svg:x="14.294cm" svg:y="4.974cm" svg:viewBox="0 0 0 0" draw:points="0,0">
          <text:p/>
        </draw:polygon>
        <draw:polygon draw:style-name="gr1" draw:text-style-name="P1" draw:layer="layout" svg:width="0.303cm" svg:height="0.564cm" svg:x="13.035cm" svg:y="5.697cm" svg:viewBox="0 0 304 565" draw:points="0,0 237,230 304,519 0,565">
          <text:p/>
        </draw:polygon>
        <draw:polygon draw:style-name="gr7" draw:text-style-name="P2" draw:layer="layout" svg:width="0cm" svg:height="0cm" svg:x="14.294cm" svg:y="4.974cm" svg:viewBox="0 0 0 0" draw:points="0,0">
          <text:p/>
        </draw:polygon>
        <draw:polygon draw:style-name="gr1" draw:text-style-name="P1" draw:layer="layout" svg:width="0.3cm" svg:height="0.794cm" svg:x="13.035cm" svg:y="4.674cm" svg:viewBox="0 0 301 795" draw:points="301,629 264,713 268,724 236,795 0,565 0,0">
          <text:p/>
        </draw:polygon>
        <draw:polygon draw:style-name="gr7" draw:text-style-name="P2" draw:layer="layout" svg:width="0cm" svg:height="0cm" svg:x="14.294cm" svg:y="4.974cm" svg:viewBox="0 0 0 0" draw:points="0,0">
          <text:p/>
        </draw:polygon>
        <draw:polygon draw:style-name="gr1" draw:text-style-name="P1" draw:layer="layout" svg:width="0.402cm" svg:height="0.49cm" svg:x="14.033cm" svg:y="1.778cm" svg:viewBox="0 0 403 491" draw:points="403,0 403,491 0,95">
          <text:p/>
        </draw:polygon>
        <draw:polygon draw:style-name="gr7" draw:text-style-name="P2" draw:layer="layout" svg:width="0cm" svg:height="0cm" svg:x="14.294cm" svg:y="4.974cm" svg:viewBox="0 0 0 0" draw:points="0,0">
          <text:p/>
        </draw:polygon>
        <draw:path draw:style-name="gr1" draw:text-style-name="P1" draw:layer="layout" svg:width="0.081cm" svg:height="1.26cm" svg:x="14.587cm" svg:y="2.497cm" svg:viewBox="0 0 82 1261" svg:d="M82 0v237 28 600 29 14 201c-39 46-68 99-82 152v-1243z">
          <text:p/>
        </draw:path>
        <draw:polygon draw:style-name="gr7" draw:text-style-name="P2" draw:layer="layout" svg:width="0cm" svg:height="0cm" svg:x="14.294cm" svg:y="4.974cm" svg:viewBox="0 0 0 0" draw:points="0,0">
          <text:p/>
        </draw:polygon>
        <draw:path draw:style-name="gr1" draw:text-style-name="P1" draw:layer="layout" svg:width="0.234cm" svg:height="0.512cm" svg:x="13.101cm" svg:y="6.31cm" svg:viewBox="0 0 235 513" svg:d="M235 376v-4c0-88-25-194-68-275-17-40-42-68-63-82-54-39-100 0-103 103-7 99 24 229 75 318 56 84 113 102 141 42 10-25 18-60 18-102z">
          <text:p/>
        </draw:path>
        <draw:polygon draw:style-name="gr7" draw:text-style-name="P2" draw:layer="layout" svg:width="0cm" svg:height="0cm" svg:x="14.294cm" svg:y="4.974cm" svg:viewBox="0 0 0 0" draw:points="0,0">
          <text:p/>
        </draw:polygon>
        <draw:path draw:style-name="gr1" draw:text-style-name="P1" draw:layer="layout" svg:width="0.234cm" svg:height="0.515cm" svg:x="13.101cm" svg:y="4.346cm" svg:viewBox="0 0 235 516" svg:d="M235 375v-4c0-88-25-194-68-271-17-39-42-68-63-86-54-39-100 3-103 103-7 99 24 233 75 318 56 88 113 106 141 42 10-25 18-60 18-102z">
          <text:p/>
        </draw:path>
        <draw:polygon draw:style-name="gr7" draw:text-style-name="P2" draw:layer="layout" svg:width="0cm" svg:height="0cm" svg:x="14.294cm" svg:y="4.974cm" svg:viewBox="0 0 0 0" draw:points="0,0">
          <text:p/>
        </draw:polygon>
        <draw:polygon draw:style-name="gr1" draw:text-style-name="P1" draw:layer="layout" svg:width="0.127cm" svg:height="0.762cm" svg:x="11.44cm" svg:y="6.226cm" svg:viewBox="0 0 128 763" draw:points="128,124 128,763 0,640 0,0">
          <text:p/>
        </draw:polygon>
        <draw:polygon draw:style-name="gr7" draw:text-style-name="P2" draw:layer="layout" svg:width="0cm" svg:height="0cm" svg:x="14.294cm" svg:y="4.974cm" svg:viewBox="0 0 0 0" draw:points="0,0">
          <text:p/>
        </draw:polygon>
        <draw:polygon draw:style-name="gr1" draw:text-style-name="P1" draw:layer="layout" svg:width="0.342cm" svg:height="0.434cm" svg:x="13.356cm" svg:y="5.245cm" svg:viewBox="0 0 343 435" draw:points="0,266 159,435 343,14 116,0">
          <text:p/>
        </draw:polygon>
        <draw:polygon draw:style-name="gr7" draw:text-style-name="P2" draw:layer="layout" svg:width="0cm" svg:height="0cm" svg:x="14.294cm" svg:y="4.974cm" svg:viewBox="0 0 0 0" draw:points="0,0">
          <text:p/>
        </draw:polygon>
        <draw:polygon draw:style-name="gr1" draw:text-style-name="P1" draw:layer="layout" svg:width="0.307cm" svg:height="0.508cm" svg:x="13.433cm" svg:y="5.679cm" svg:viewBox="0 0 308 509" draw:points="78,509 308,477 78,0 0,178">
          <text:p/>
        </draw:polygon>
        <draw:polygon draw:style-name="gr7" draw:text-style-name="P2" draw:layer="layout" svg:width="0cm" svg:height="0cm" svg:x="14.294cm" svg:y="4.974cm" svg:viewBox="0 0 0 0" draw:points="0,0">
          <text:p/>
        </draw:polygon>
        <draw:path draw:style-name="gr1" draw:text-style-name="P1" draw:layer="layout" svg:width="0.234cm" svg:height="0.515cm" svg:x="13.101cm" svg:y="4.346cm" svg:viewBox="0 0 235 516" svg:d="M167 100c-17-39-42-68-63-86-54-39-100 3-103 103-7 99 24 233 75 318 56 88 113 106 141 42 10-25 18-60 18-102-29-11-57-64-71-127-18-64-14-124 3-148z">
          <text:p/>
        </draw:path>
        <draw:polygon draw:style-name="gr7" draw:text-style-name="P2" draw:layer="layout" svg:width="0cm" svg:height="0cm" svg:x="14.294cm" svg:y="4.974cm" svg:viewBox="0 0 0 0" draw:points="0,0">
          <text:p/>
        </draw:polygon>
        <draw:path draw:style-name="gr1" draw:text-style-name="P1" draw:layer="layout" svg:width="0.234cm" svg:height="0.512cm" svg:x="13.101cm" svg:y="6.31cm" svg:viewBox="0 0 235 513" svg:d="M167 97c-17-40-42-68-63-82-54-39-100 0-103 103-7 99 24 229 75 318 56 84 113 102 141 42 10-25 18-60 18-102-29-14-57-64-71-131-18-60-14-120 3-148z">
          <text:p/>
        </draw:path>
        <draw:polygon draw:style-name="gr7" draw:text-style-name="P2" draw:layer="layout" svg:width="0cm" svg:height="0cm" svg:x="14.294cm" svg:y="4.974cm" svg:viewBox="0 0 0 0" draw:points="0,0">
          <text:p/>
        </draw:polygon>
        <draw:polygon draw:style-name="gr1" draw:text-style-name="P1" draw:layer="layout" svg:width="0.367cm" svg:height="0.395cm" svg:x="12.668cm" svg:y="4.942cm" svg:viewBox="0 0 368 396" draw:points="368,296 169,396 0,229 17,159 67,0">
          <text:p/>
        </draw:polygon>
        <draw:polygon draw:style-name="gr7" draw:text-style-name="P2" draw:layer="layout" svg:width="0cm" svg:height="0cm" svg:x="14.294cm" svg:y="4.974cm" svg:viewBox="0 0 0 0" draw:points="0,0">
          <text:p/>
        </draw:polygon>
        <draw:polygon draw:style-name="gr1" draw:text-style-name="P1" draw:layer="layout" svg:width="0.201cm" svg:height="0.459cm" svg:x="12.834cm" svg:y="5.238cm" svg:viewBox="0 0 202 460" draw:points="202,0 202,460 0,298 0,100">
          <text:p/>
        </draw:polygon>
        <draw:polygon draw:style-name="gr7" draw:text-style-name="P2" draw:layer="layout" svg:width="0cm" svg:height="0cm" svg:x="14.294cm" svg:y="4.974cm" svg:viewBox="0 0 0 0" draw:points="0,0">
          <text:p/>
        </draw:polygon>
        <draw:path draw:style-name="gr1" draw:text-style-name="P1" draw:layer="layout" svg:width="1.171cm" svg:height="0.243cm" svg:x="13.049cm" svg:y="2.233cm" svg:viewBox="0 0 1172 244" svg:d="M1144 244c10-18 21-32 28-49 0 0 0-4-4-4-3-7-10-14-17-21-113-107-342-174-589-170-248 3-467 82-562 191v4c7 17 14 31 28 49 81-109 286-184 523-195 236-7 459 61 565 163 10 11 21 21 28 32z">
          <text:p/>
        </draw:path>
        <draw:polygon draw:style-name="gr7" draw:text-style-name="P2" draw:layer="layout" svg:width="0cm" svg:height="0cm" svg:x="14.294cm" svg:y="4.974cm" svg:viewBox="0 0 0 0" draw:points="0,0">
          <text:p/>
        </draw:polygon>
        <draw:polygon draw:style-name="gr1" draw:text-style-name="P1" draw:layer="layout" svg:width="0.445cm" svg:height="0.565cm" svg:x="13.546cm" svg:y="8.787cm" svg:viewBox="0 0 446 566" draw:points="446,566 446,434 0,0 0,131">
          <text:p/>
        </draw:polygon>
        <draw:polygon draw:style-name="gr7" draw:text-style-name="P2" draw:layer="layout" svg:width="0cm" svg:height="0cm" svg:x="14.294cm" svg:y="4.974cm" svg:viewBox="0 0 0 0" draw:points="0,0">
          <text:p/>
        </draw:polygon>
        <draw:path draw:style-name="gr1" draw:text-style-name="P1" draw:layer="layout" svg:width="0.269cm" svg:height="0.27cm" svg:x="11.754cm" svg:y="3.207cm" svg:viewBox="0 0 270 271" svg:d="M141 3c40-7 75 0 100 24 46 43 35 132-21 192-61 56-146 71-192 25-17-18-28-46-28-74 0-7 0-19 0-26 14-67 74-131 141-141z">
          <text:p/>
        </draw:path>
        <draw:polygon draw:style-name="gr7" draw:text-style-name="P2" draw:layer="layout" svg:width="0cm" svg:height="0cm" svg:x="14.294cm" svg:y="4.974cm" svg:viewBox="0 0 0 0" draw:points="0,0">
          <text:p/>
        </draw:polygon>
        <draw:path draw:style-name="gr1" draw:text-style-name="P1" draw:layer="layout" svg:width="0.269cm" svg:height="0.271cm" svg:x="11.754cm" svg:y="6.347cm" svg:viewBox="0 0 270 272" svg:d="M141 3c40-9 75 3 100 24 46 46 35 131-21 191-61 61-146 71-192 24-17-17-28-45-28-74 0-7 0-14 0-24 14-67 74-127 141-141z">
          <text:p/>
        </draw:path>
        <draw:polygon draw:style-name="gr7" draw:text-style-name="P2" draw:layer="layout" svg:width="0cm" svg:height="0cm" svg:x="14.294cm" svg:y="4.974cm" svg:viewBox="0 0 0 0" draw:points="0,0">
          <text:p/>
        </draw:polygon>
        <draw:polygon draw:style-name="gr1" draw:text-style-name="P1" draw:layer="layout" svg:width="0.286cm" svg:height="0.37cm" svg:x="13.412cm" svg:y="4.889cm" svg:viewBox="0 0 287 371" draw:points="287,371 113,0 0,234 60,361">
          <text:p/>
        </draw:polygon>
        <draw:polygon draw:style-name="gr7" draw:text-style-name="P2" draw:layer="layout" svg:width="0cm" svg:height="0cm" svg:x="14.294cm" svg:y="4.974cm" svg:viewBox="0 0 0 0" draw:points="0,0">
          <text:p/>
        </draw:polygon>
        <draw:path draw:style-name="gr1" draw:text-style-name="P1" draw:layer="layout" svg:width="0.092cm" svg:height="0.858cm" svg:x="14.971cm" svg:y="5.111cm" svg:viewBox="0 0 93 859" svg:d="M0 0l7 25c15 39 25 74 36 116 46 180 61 365 42 506-14 99-42 173-85 212z">
          <text:p/>
        </draw:path>
        <draw:polygon draw:style-name="gr7" draw:text-style-name="P2" draw:layer="layout" svg:width="0cm" svg:height="0cm" svg:x="14.294cm" svg:y="4.974cm" svg:viewBox="0 0 0 0" draw:points="0,0">
          <text:p/>
        </draw:polygon>
        <draw:path draw:style-name="gr1" draw:text-style-name="P1" draw:layer="layout" svg:width="0.269cm" svg:height="0.271cm" svg:x="11.754cm" svg:y="6.347cm" svg:viewBox="0 0 270 272" svg:d="M141 3c40-9 75 3 100 24 46 46 35 131-21 191-61 61-146 71-192 24-17-17-28-45-28-74 0-7 0-14 0-24 71-11 127-74 141-141z">
          <text:p/>
        </draw:path>
        <draw:polygon draw:style-name="gr7" draw:text-style-name="P2" draw:layer="layout" svg:width="0cm" svg:height="0cm" svg:x="14.294cm" svg:y="4.974cm" svg:viewBox="0 0 0 0" draw:points="0,0">
          <text:p/>
        </draw:polygon>
        <draw:path draw:style-name="gr1" draw:text-style-name="P1" draw:layer="layout" svg:width="0.269cm" svg:height="0.27cm" svg:x="11.754cm" svg:y="3.207cm" svg:viewBox="0 0 270 271" svg:d="M141 3c40-7 75 0 100 24 46 43 35 132-21 192-61 56-146 71-192 25-17-18-28-46-28-74 0-7 0-19 0-26 71-14 127-74 141-141z">
          <text:p/>
        </draw:path>
        <draw:polygon draw:style-name="gr7" draw:text-style-name="P2" draw:layer="layout" svg:width="0cm" svg:height="0cm" svg:x="14.294cm" svg:y="4.974cm" svg:viewBox="0 0 0 0" draw:points="0,0">
          <text:p/>
        </draw:polygon>
        <draw:path draw:style-name="gr1" draw:text-style-name="P1" draw:layer="layout" svg:width="0.369cm" svg:height="0.436cm" svg:x="10.717cm" svg:y="5.502cm" svg:viewBox="0 0 370 437" svg:d="M294 386l35-7c39-11 53-103 28-209-28-102-81-180-120-169l-35 7c-7 0-14 7-18 10l-71 18c40 25 75 92 93 173 17 78 17 152 0 195-8 14-18 21-29 25l-35 7c-29 7-64-25-96-86-28-63-46-141-46-205 0-63 18-105 42-109l36-10c10-4 24 0 35 10-11-10-25-14-35-10l-36 10c46-14 104 67 132 180 24 109 14 209-32 220-29 7-64-25-96-86-28-63-46-141-46-205 0-63 18-105 42-109 46-14 104 67 132 180 24 109 14 209-32 220l35-7c11-4 21-11 29-25l67-18c7 4 14 4 21 0z">
          <text:p/>
        </draw:path>
        <draw:polygon draw:style-name="gr7" draw:text-style-name="P2" draw:layer="layout" svg:width="0cm" svg:height="0cm" svg:x="14.294cm" svg:y="4.974cm" svg:viewBox="0 0 0 0" draw:points="0,0">
          <text:p/>
        </draw:polygon>
        <draw:path draw:style-name="gr1" draw:text-style-name="P1" draw:layer="layout" svg:width="0.369cm" svg:height="0.438cm" svg:x="10.717cm" svg:y="4.747cm" svg:viewBox="0 0 370 439" svg:d="M294 389l35-7c39-11 53-103 28-209-28-106-81-180-120-173l-35 10c-7 0-14 4-18 11l-71 18c40 24 75 91 93 169 17 82 17 156 0 195-8 14-18 25-29 25l-35 10c-29 7-64-28-96-88-28-60-46-138-46-205 0-60 18-103 42-110l36-7c10-3 24 0 35 11-11-11-25-14-35-11l-36 7c46-10 104 71 132 180 24 114 14 213-32 223-29 7-64-28-96-88-28-60-46-138-46-205 0-60 18-103 42-110 46-10 104 71 132 180 24 114 14 213-32 223l35-10c11 0 21-11 29-25l67-14c7 0 14 0 21 0z">
          <text:p/>
        </draw:path>
        <draw:polygon draw:style-name="gr7" draw:text-style-name="P2" draw:layer="layout" svg:width="0cm" svg:height="0cm" svg:x="14.294cm" svg:y="4.974cm" svg:viewBox="0 0 0 0" draw:points="0,0">
          <text:p/>
        </draw:polygon>
        <draw:polygon draw:style-name="gr1" draw:text-style-name="P1" draw:layer="layout" svg:width="1.577cm" svg:height="0.41cm" svg:x="14.668cm" svg:y="2.98cm" svg:viewBox="0 0 1578 411" draw:points="0,382 1557,0 1578,25 0,411">
          <text:p/>
        </draw:polygon>
        <draw:polygon draw:style-name="gr7" draw:text-style-name="P2" draw:layer="layout" svg:width="0cm" svg:height="0cm" svg:x="14.294cm" svg:y="4.974cm" svg:viewBox="0 0 0 0" draw:points="0,0">
          <text:p/>
        </draw:polygon>
        <draw:path draw:style-name="gr1" draw:text-style-name="P1" draw:layer="layout" svg:width="0.21cm" svg:height="0.388cm" svg:x="10.83cm" svg:y="5.517cm" svg:viewBox="0 0 211 389" svg:d="M0 21c35 25 70 93 92 174 17 78 17 152-4 194l71-18 14-3c39-11 50-99 25-201-22-100-75-174-117-167l-11 3z">
          <text:p/>
        </draw:path>
        <draw:polygon draw:style-name="gr7" draw:text-style-name="P2" draw:layer="layout" svg:width="0cm" svg:height="0cm" svg:x="14.294cm" svg:y="4.974cm" svg:viewBox="0 0 0 0" draw:points="0,0">
          <text:p/>
        </draw:polygon>
        <draw:path draw:style-name="gr1" draw:text-style-name="P1" draw:layer="layout" svg:width="0.21cm" svg:height="0.385cm" svg:x="10.83cm" svg:y="4.765cm" svg:viewBox="0 0 211 386" svg:d="M0 22c35 24 70 92 92 170 17 81 17 155-4 194l71-14 14-7c39-7 50-95 25-198-22-102-75-177-117-166l-11 3z">
          <text:p/>
        </draw:path>
        <draw:polygon draw:style-name="gr7" draw:text-style-name="P2" draw:layer="layout" svg:width="0cm" svg:height="0cm" svg:x="14.294cm" svg:y="4.974cm" svg:viewBox="0 0 0 0" draw:points="0,0">
          <text:p/>
        </draw:polygon>
        <draw:path draw:style-name="gr1" draw:text-style-name="P1" draw:layer="layout" svg:width="0.161cm" svg:height="0.344cm" svg:x="14.348cm" svg:y="7.576cm" svg:viewBox="0 0 162 345" svg:d="M123 344c25-7 39-42 39-95s-17-124-42-174c-25-53-57-81-82-74-39 7-50 92-25 188 25 95 75 166 110 155z">
          <text:p/>
        </draw:path>
        <draw:polygon draw:style-name="gr7" draw:text-style-name="P2" draw:layer="layout" svg:width="0cm" svg:height="0cm" svg:x="14.294cm" svg:y="4.974cm" svg:viewBox="0 0 0 0" draw:points="0,0">
          <text:p/>
        </draw:polygon>
        <draw:path draw:style-name="gr1" draw:text-style-name="P1" draw:layer="layout" svg:width="0.158cm" svg:height="0.344cm" svg:x="13.339cm" svg:y="3.646cm" svg:viewBox="0 0 159 345" svg:d="M124 344c21-3 35-43 35-96s-14-120-39-173c-28-53-57-81-82-74-39 7-50 92-25 187 21 95 71 167 111 156z">
          <text:p/>
        </draw:path>
        <draw:polygon draw:style-name="gr7" draw:text-style-name="P2" draw:layer="layout" svg:width="0cm" svg:height="0cm" svg:x="14.294cm" svg:y="4.974cm" svg:viewBox="0 0 0 0" draw:points="0,0">
          <text:p/>
        </draw:polygon>
        <draw:path draw:style-name="gr1" draw:text-style-name="P1" draw:layer="layout" svg:width="0.161cm" svg:height="0.347cm" svg:x="14.348cm" svg:y="5.612cm" svg:viewBox="0 0 162 348" svg:d="M123 347c25-7 39-42 39-95 0-57-17-124-42-174-25-53-57-81-82-78-39 11-50 95-25 192 25 95 75 162 110 155z">
          <text:p/>
        </draw:path>
        <draw:polygon draw:style-name="gr7" draw:text-style-name="P2" draw:layer="layout" svg:width="0cm" svg:height="0cm" svg:x="14.294cm" svg:y="4.974cm" svg:viewBox="0 0 0 0" draw:points="0,0">
          <text:p/>
        </draw:polygon>
        <draw:path draw:style-name="gr1" draw:text-style-name="P1" draw:layer="layout" svg:width="0.159cm" svg:height="0.344cm" svg:x="13.207cm" svg:y="5.541cm" svg:viewBox="0 0 160 345" svg:d="M124 344c22-7 36-42 36-95 0-57-14-120-43-174-25-53-53-81-81-74-35 7-46 91-25 188 25 95 74 162 113 155z">
          <text:p/>
        </draw:path>
        <draw:polygon draw:style-name="gr7" draw:text-style-name="P2" draw:layer="layout" svg:width="0cm" svg:height="0cm" svg:x="14.294cm" svg:y="4.974cm" svg:viewBox="0 0 0 0" draw:points="0,0">
          <text:p/>
        </draw:polygon>
        <draw:path draw:style-name="gr1" draw:text-style-name="P1" draw:layer="layout" svg:width="0.158cm" svg:height="0.344cm" svg:x="13.339cm" svg:y="7.573cm" svg:viewBox="0 0 159 345" svg:d="M124 344c21-7 35-42 35-95 0-57-14-125-39-174-28-53-57-81-82-74-39 7-50 91-25 188 21 95 71 162 111 155z">
          <text:p/>
        </draw:path>
        <draw:polygon draw:style-name="gr7" draw:text-style-name="P2" draw:layer="layout" svg:width="0cm" svg:height="0cm" svg:x="14.294cm" svg:y="4.974cm" svg:viewBox="0 0 0 0" draw:points="0,0">
          <text:p/>
        </draw:polygon>
        <draw:path draw:style-name="gr1" draw:text-style-name="P1" draw:layer="layout" svg:width="1.167cm" svg:height="0.217cm" svg:x="13.049cm" svg:y="2.206cm" svg:viewBox="0 0 1168 218" svg:d="M123 91c-63 35-106 81-123 127l1049-127c-262-121-664-121-926 0l993 49c-18-17-39-35-67-49l119 127c-10-28-28-53-52-78l52 78c-3-7-10-14-17-21-113-106-342-174-589-170-248 3-467 82-562 191z">
          <text:p/>
        </draw:path>
        <draw:polygon draw:style-name="gr7" draw:text-style-name="P2" draw:layer="layout" svg:width="0cm" svg:height="0cm" svg:x="14.294cm" svg:y="4.974cm" svg:viewBox="0 0 0 0" draw:points="0,0">
          <text:p/>
        </draw:polygon>
        <draw:polygon draw:style-name="gr1" draw:text-style-name="P1" draw:layer="layout" svg:width="0.169cm" svg:height="0.364cm" svg:x="12.668cm" svg:y="5.171cm" svg:viewBox="0 0 170 365" draw:points="170,167 170,365 21,220 0,199 0,0">
          <text:p/>
        </draw:polygon>
        <draw:polygon draw:style-name="gr7" draw:text-style-name="P2" draw:layer="layout" svg:width="0cm" svg:height="0cm" svg:x="14.294cm" svg:y="4.974cm" svg:viewBox="0 0 0 0" draw:points="0,0">
          <text:p/>
        </draw:polygon>
        <draw:polygon draw:style-name="gr1" draw:text-style-name="P1" draw:layer="layout" svg:width="1.21cm" svg:height="0.318cm" svg:x="14.668cm" svg:y="2.444cm" svg:viewBox="0 0 1211 319" draw:points="0,291 1186,0 1211,21 0,319">
          <text:p/>
        </draw:polygon>
        <draw:polygon draw:style-name="gr7" draw:text-style-name="P2" draw:layer="layout" svg:width="0cm" svg:height="0cm" svg:x="14.294cm" svg:y="4.974cm" svg:viewBox="0 0 0 0" draw:points="0,0">
          <text:p/>
        </draw:polygon>
        <draw:polygon draw:style-name="gr1" draw:text-style-name="P1" draw:layer="layout" svg:width="0.176cm" svg:height="0.505cm" svg:x="13.296cm" svg:y="6.374cm" svg:viewBox="0 0 177 506" draw:points="0,11 120,506 177,495 60,0">
          <text:p/>
        </draw:polygon>
        <draw:polygon draw:style-name="gr7" draw:text-style-name="P2" draw:layer="layout" svg:width="0cm" svg:height="0cm" svg:x="14.294cm" svg:y="4.974cm" svg:viewBox="0 0 0 0" draw:points="0,0">
          <text:p/>
        </draw:polygon>
        <draw:polygon draw:style-name="gr1" draw:text-style-name="P1" draw:layer="layout" svg:width="0.176cm" svg:height="0.388cm" svg:x="13.296cm" svg:y="5.122cm" svg:viewBox="0 0 177 389" draw:points="60,389 177,128 120,0 39,181 0,265 3,276">
          <text:p/>
        </draw:polygon>
        <draw:polygon draw:style-name="gr7" draw:text-style-name="P2" draw:layer="layout" svg:width="0cm" svg:height="0cm" svg:x="14.294cm" svg:y="4.974cm" svg:viewBox="0 0 0 0" draw:points="0,0">
          <text:p/>
        </draw:polygon>
        <draw:polygon draw:style-name="gr1" draw:text-style-name="P1" draw:layer="layout" svg:width="1.577cm" svg:height="0.399cm" svg:x="14.668cm" svg:y="3.005cm" svg:viewBox="0 0 1578 400" draw:points="0,382 1578,0 1578,14 0,400">
          <text:p/>
        </draw:polygon>
        <draw:polygon draw:style-name="gr7" draw:text-style-name="P2" draw:layer="layout" svg:width="0cm" svg:height="0cm" svg:x="14.294cm" svg:y="4.974cm" svg:viewBox="0 0 0 0" draw:points="0,0">
          <text:p/>
        </draw:polygon>
        <draw:polygon draw:style-name="gr1" draw:text-style-name="P1" draw:layer="layout" svg:width="0.218cm" svg:height="0.198cm" svg:x="13.296cm" svg:y="6.187cm" svg:viewBox="0 0 219 199" draw:points="42,29 219,0 60,188 0,199">
          <text:p/>
        </draw:polygon>
        <draw:polygon draw:style-name="gr7" draw:text-style-name="P2" draw:layer="layout" svg:width="0cm" svg:height="0cm" svg:x="14.294cm" svg:y="4.974cm" svg:viewBox="0 0 0 0" draw:points="0,0">
          <text:p/>
        </draw:polygon>
        <draw:polygon draw:style-name="gr1" draw:text-style-name="P1" draw:layer="layout" svg:width="0.286cm" svg:height="0.137cm" svg:x="13.412cm" svg:y="6.865cm" svg:viewBox="0 0 287 138" draw:points="113,138 287,103 60,0 0,10">
          <text:p/>
        </draw:polygon>
        <draw:polygon draw:style-name="gr7" draw:text-style-name="P2" draw:layer="layout" svg:width="0cm" svg:height="0cm" svg:x="14.294cm" svg:y="4.974cm" svg:viewBox="0 0 0 0" draw:points="0,0">
          <text:p/>
        </draw:polygon>
        <draw:path draw:style-name="gr1" draw:text-style-name="P1" draw:layer="layout" svg:width="0.102cm" svg:height="0.223cm" svg:x="10.759cm" svg:y="4.874cm" svg:viewBox="0 0 103 224" svg:d="M25 1c21-7 53 39 67 102 19 61 12 114-14 121-18 0-35-17-53-49-14-32-25-75-25-114 0-32 7-57 25-60z">
          <text:p/>
        </draw:path>
        <draw:polygon draw:style-name="gr7" draw:text-style-name="P2" draw:layer="layout" svg:width="0cm" svg:height="0cm" svg:x="14.294cm" svg:y="4.974cm" svg:viewBox="0 0 0 0" draw:points="0,0">
          <text:p/>
        </draw:polygon>
        <draw:path draw:style-name="gr1" draw:text-style-name="P1" draw:layer="layout" svg:width="0.102cm" svg:height="0.22cm" svg:x="10.759cm" svg:y="5.626cm" svg:viewBox="0 0 103 221" svg:d="M25 0c21-3 53 39 67 99 19 60 12 118-14 121-18 7-35-14-53-47-14-35-25-77-25-113 0-31 7-56 25-60z">
          <text:p/>
        </draw:path>
        <draw:polygon draw:style-name="gr7" draw:text-style-name="P2" draw:layer="layout" svg:width="0cm" svg:height="0cm" svg:x="14.294cm" svg:y="4.974cm" svg:viewBox="0 0 0 0" draw:points="0,0">
          <text:p/>
        </draw:polygon>
        <draw:path draw:style-name="gr1" draw:text-style-name="P1" draw:layer="layout" svg:width="0.925cm" svg:height="0.114cm" svg:x="13.172cm" svg:y="2.183cm" svg:viewBox="0 0 926 115" svg:d="M926 115c-262-122-664-122-926 0 113-71 283-115 463-115s350 44 463 115z">
          <text:p/>
        </draw:path>
        <draw:polygon draw:style-name="gr7" draw:text-style-name="P2" draw:layer="layout" svg:width="0cm" svg:height="0cm" svg:x="14.294cm" svg:y="4.974cm" svg:viewBox="0 0 0 0" draw:points="0,0">
          <text:p/>
        </draw:polygon>
        <draw:path draw:style-name="gr1" draw:text-style-name="P1" draw:layer="layout" svg:width="0.168cm" svg:height="0.388cm" svg:x="10.918cm" svg:y="4.747cm" svg:viewBox="0 0 169 389" svg:d="M0 10c40-10 96 64 121 171 25 106 14 197-28 208l35-7c39-11 53-102 28-208-28-107-81-181-123-174z">
          <text:p/>
        </draw:path>
        <draw:polygon draw:style-name="gr7" draw:text-style-name="P2" draw:layer="layout" svg:width="0cm" svg:height="0cm" svg:x="14.294cm" svg:y="4.974cm" svg:viewBox="0 0 0 0" draw:points="0,0">
          <text:p/>
        </draw:polygon>
        <draw:path draw:style-name="gr1" draw:text-style-name="P1" draw:layer="layout" svg:width="0.168cm" svg:height="0.385cm" svg:x="10.918cm" svg:y="5.502cm" svg:viewBox="0 0 169 386" svg:d="M0 8c40-11 96 67 121 174 25 102 14 194-28 204l35-7c39-10 53-102 28-208-28-103-81-181-123-170z">
          <text:p/>
        </draw:path>
        <draw:polygon draw:style-name="gr7" draw:text-style-name="P2" draw:layer="layout" svg:width="0cm" svg:height="0cm" svg:x="14.294cm" svg:y="4.974cm" svg:viewBox="0 0 0 0" draw:points="0,0">
          <text:p/>
        </draw:polygon>
        <draw:path draw:style-name="gr1" draw:text-style-name="P1" draw:layer="layout" svg:width="0.085cm" svg:height="0.279cm" svg:x="13.251cm" svg:y="6.406cm" svg:viewBox="0 0 86 280" svg:d="M86 280v-4c0-88-26-198-69-276-21 25-21 85-7 149 18 67 46 117 76 131z">
          <text:p/>
        </draw:path>
        <draw:polygon draw:style-name="gr7" draw:text-style-name="P2" draw:layer="layout" svg:width="0cm" svg:height="0cm" svg:x="14.294cm" svg:y="4.974cm" svg:viewBox="0 0 0 0" draw:points="0,0">
          <text:p/>
        </draw:polygon>
        <draw:path draw:style-name="gr1" draw:text-style-name="P1" draw:layer="layout" svg:width="0.085cm" svg:height="0.278cm" svg:x="13.251cm" svg:y="4.445cm" svg:viewBox="0 0 86 279" svg:d="M86 279c0-3 0-3 0-7 0-88-26-195-69-272-21 24-21 84-7 149 18 63 46 116 76 130z">
          <text:p/>
        </draw:path>
        <draw:polygon draw:style-name="gr7" draw:text-style-name="P2" draw:layer="layout" svg:width="0cm" svg:height="0cm" svg:x="14.294cm" svg:y="4.974cm" svg:viewBox="0 0 0 0" draw:points="0,0">
          <text:p/>
        </draw:polygon>
        <draw:path draw:style-name="gr1" draw:text-style-name="P1" draw:layer="layout" svg:width="0.081cm" svg:height="0.222cm" svg:x="14.587cm" svg:y="3.961cm" svg:viewBox="0 0 82 223" svg:d="M0 160l61 63-61-223v160l28-103c-10-18-21-36-28-57l32 60c0 0-4 0-4-3l26 31c-7-10-14-17-22-28l50 50c-7-7-18-15-28-22l28 22-4 110-17 3z">
          <text:p/>
        </draw:path>
        <draw:polygon draw:style-name="gr7" draw:text-style-name="P2" draw:layer="layout" svg:width="0cm" svg:height="0cm" svg:x="14.294cm" svg:y="4.974cm" svg:viewBox="0 0 0 0" draw:points="0,0">
          <text:p/>
        </draw:polygon>
        <draw:polygon draw:style-name="gr1" draw:text-style-name="P1" draw:layer="layout" svg:width="0.335cm" svg:height="0.102cm" svg:x="15.91cm" svg:y="2.356cm" svg:viewBox="0 0 336 103" draw:points="315,0 336,21 0,103 0,75">
          <text:p/>
        </draw:polygon>
        <draw:polygon draw:style-name="gr7" draw:text-style-name="P2" draw:layer="layout" svg:width="0cm" svg:height="0cm" svg:x="14.294cm" svg:y="4.974cm" svg:viewBox="0 0 0 0" draw:points="0,0">
          <text:p/>
        </draw:polygon>
        <draw:path draw:style-name="gr1" draw:text-style-name="P1" draw:layer="layout" svg:width="0.141cm" svg:height="0.141cm" svg:x="11.754cm" svg:y="3.21cm" svg:viewBox="0 0 142 142" svg:d="M142 0c-10 67-70 128-142 142 14-68 75-132 142-142z">
          <text:p/>
        </draw:path>
        <draw:polygon draw:style-name="gr7" draw:text-style-name="P2" draw:layer="layout" svg:width="0cm" svg:height="0cm" svg:x="14.294cm" svg:y="4.974cm" svg:viewBox="0 0 0 0" draw:points="0,0">
          <text:p/>
        </draw:polygon>
        <draw:path draw:style-name="gr1" draw:text-style-name="P1" draw:layer="layout" svg:width="0.141cm" svg:height="0.144cm" svg:x="11.754cm" svg:y="6.35cm" svg:viewBox="0 0 142 145" svg:d="M142 0c-10 71-70 131-142 145 14-70 75-131 142-145z">
          <text:p/>
        </draw:path>
        <draw:polygon draw:style-name="gr7" draw:text-style-name="P2" draw:layer="layout" svg:width="0cm" svg:height="0cm" svg:x="14.294cm" svg:y="4.974cm" svg:viewBox="0 0 0 0" draw:points="0,0">
          <text:p/>
        </draw:polygon>
        <draw:path draw:style-name="gr1" draw:text-style-name="P1" draw:layer="layout" svg:width="0.151cm" svg:height="0.379cm" svg:x="10.9cm" svg:y="4.757cm" svg:viewBox="0 0 152 380" svg:d="M0 12c4-7 11-11 18-11 39-10 95 64 121 170 25 106 14 198-29 209-7 0-14 0-21 0l17-4-95-367c42-11 95 63 117 165 25 99 14 192-25 199l-103-361 14-7z">
          <text:p/>
        </draw:path>
        <draw:polygon draw:style-name="gr7" draw:text-style-name="P2" draw:layer="layout" svg:width="0cm" svg:height="0cm" svg:x="14.294cm" svg:y="4.974cm" svg:viewBox="0 0 0 0" draw:points="0,0">
          <text:p/>
        </draw:polygon>
        <draw:path draw:style-name="gr1" draw:text-style-name="P1" draw:layer="layout" svg:width="0.151cm" svg:height="0.381cm" svg:x="10.9cm" svg:y="5.509cm" svg:viewBox="0 0 152 382" svg:d="M0 11c4-3 11-10 18-10 39-11 95 68 121 170 25 106 14 198-29 208-7 4-14 4-21 0h17l-95-371c42-7 95 68 117 167 25 102 14 190-25 201l-103-365 14-7z">
          <text:p/>
        </draw:path>
        <draw:polygon draw:style-name="gr7" draw:text-style-name="P2" draw:layer="layout" svg:width="0cm" svg:height="0cm" svg:x="14.294cm" svg:y="4.974cm" svg:viewBox="0 0 0 0" draw:points="0,0">
          <text:p/>
        </draw:polygon>
        <draw:polygon draw:style-name="gr1" draw:text-style-name="P1" draw:layer="layout" svg:width="0.187cm" svg:height="0.78cm" svg:x="13.511cm" svg:y="6.187cm" svg:viewBox="0 0 188 781" draw:points="188,781 0,0">
          <text:p/>
        </draw:polygon>
        <draw:polygon draw:style-name="gr7" draw:text-style-name="P2" draw:layer="layout" svg:width="0cm" svg:height="0cm" svg:x="14.294cm" svg:y="4.974cm" svg:viewBox="0 0 0 0" draw:points="0,0">
          <text:p/>
        </draw:polygon>
        <draw:path draw:style-name="gr1" draw:text-style-name="P1" draw:layer="layout" svg:width="0.033cm" svg:height="0.039cm" svg:x="14.647cm" svg:y="4.176cm" svg:viewBox="0 0 34 40" svg:d="M18 0l16 40-34-33c4-3 8-3 15-3z">
          <text:p/>
        </draw:path>
        <draw:polygon draw:style-name="gr7" draw:text-style-name="P2" draw:layer="layout" svg:width="0cm" svg:height="0cm" svg:x="14.294cm" svg:y="4.974cm" svg:viewBox="0 0 0 0" draw:points="0,0">
          <text:p/>
        </draw:polygon>
        <draw:polygon draw:style-name="gr1" draw:text-style-name="P1" draw:layer="layout" svg:width="0.025cm" svg:height="0.028cm" svg:x="15.853cm" svg:y="2.441cm" svg:viewBox="0 0 26 29" draw:points="0,3 26,29 26,0">
          <text:p/>
        </draw:polygon>
        <draw:polygon draw:style-name="gr7" draw:text-style-name="P2" draw:layer="layout" svg:width="0cm" svg:height="0cm" svg:x="14.294cm" svg:y="4.974cm" svg:viewBox="0 0 0 0" draw:points="0,0">
          <text:p/>
        </draw:polygon>
        <draw:polygon draw:style-name="gr1" draw:text-style-name="P1" draw:layer="layout" svg:width="0cm" svg:height="0.458cm" svg:x="13.035cm" svg:y="5.238cm" svg:viewBox="0 0 0 459" draw:points="0,0 0,459">
          <text:p/>
        </draw:polygon>
        <draw:polygon draw:style-name="gr7" draw:text-style-name="P2" draw:layer="layout" svg:width="0cm" svg:height="0cm" svg:x="14.294cm" svg:y="4.974cm" svg:viewBox="0 0 0 0" draw:points="0,0">
          <text:p/>
        </draw:polygon>
        <draw:polygon draw:style-name="gr1" draw:text-style-name="P1" draw:layer="layout" svg:width="0.303cm" svg:height="0.296cm" svg:x="12.735cm" svg:y="4.942cm" svg:viewBox="0 0 304 297" draw:points="301,297 304,297 0,0">
          <text:p/>
        </draw:polygon>
        <draw:polygon draw:style-name="gr7" draw:text-style-name="P2" draw:layer="layout" svg:width="0cm" svg:height="0cm" svg:x="14.294cm" svg:y="4.974cm" svg:viewBox="0 0 0 0" draw:points="0,0">
          <text:p/>
        </draw:polygon>
        <draw:path draw:style-name="gr1" draw:text-style-name="P1" draw:layer="layout" svg:width="0.049cm" svg:height="0.053cm" svg:x="14.619cm" svg:y="4.021cm" svg:viewBox="0 0 50 54" svg:d="M50 54l-50-54 50 54c-7-7-18-14-28-25-7-7-15-17-22-29z">
          <text:p/>
        </draw:path>
        <draw:polygon draw:style-name="gr7" draw:text-style-name="P2" draw:layer="layout" svg:width="0cm" svg:height="0cm" svg:x="14.294cm" svg:y="4.974cm" svg:viewBox="0 0 0 0" draw:points="0,0">
          <text:p/>
        </draw:polygon>
        <draw:path draw:style-name="gr1" draw:text-style-name="P1" draw:layer="layout" svg:width="0.014cm" svg:height="0.003cm" svg:x="14.647cm" svg:y="4.18cm" svg:viewBox="0 0 15 4" svg:d="M0 4c3 0 8-4 15-4z">
          <text:p/>
        </draw:path>
        <draw:polygon draw:style-name="gr7" draw:text-style-name="P2" draw:layer="layout" svg:width="0cm" svg:height="0cm" svg:x="14.294cm" svg:y="4.974cm" svg:viewBox="0 0 0 0" draw:points="0,0">
          <text:p/>
        </draw:polygon>
        <draw:path draw:style-name="gr10" draw:text-style-name="P2" draw:layer="layout" svg:width="0.025cm" svg:height="0.064cm" svg:x="10.759cm" svg:y="5.626cm" svg:viewBox="0 0 26 65" svg:d="M0 65c0-35 8-61 26-65">
          <text:p/>
        </draw:path>
        <draw:path draw:style-name="gr10" draw:text-style-name="P2" draw:layer="layout" svg:width="0.077cm" svg:height="0.219cm" svg:x="10.784cm" svg:y="5.626cm" svg:viewBox="0 0 78 220" svg:d="M0 0c21-3 54 39 68 99 18 65 11 118-14 121">
          <text:p/>
        </draw:path>
        <draw:path draw:style-name="gr10" draw:text-style-name="P2" draw:layer="layout" svg:width="0.078cm" svg:height="0.16cm" svg:x="10.759cm" svg:y="5.686cm" svg:viewBox="0 0 79 161" svg:d="M79 160c-18 7-36-15-54-47-14-35-25-77-25-113">
          <text:p/>
        </draw:path>
        <draw:path draw:style-name="gr10" draw:text-style-name="P2" draw:layer="layout" svg:width="0.046cm" svg:height="0.109cm" svg:x="10.717cm" svg:y="5.538cm" svg:viewBox="0 0 47 110" svg:d="M0 110c0-64 19-106 47-110">
          <text:p/>
        </draw:path>
        <draw:path draw:style-name="gr10" draw:text-style-name="P2" draw:layer="layout" svg:width="0.144cm" svg:height="0.401cm" svg:x="10.759cm" svg:y="5.537cm" svg:viewBox="0 0 145 402" svg:d="M0 2c47-14 104 67 132 180 24 110 14 209-32 220">
          <text:p/>
        </draw:path>
        <draw:path draw:style-name="gr10" draw:text-style-name="P2" draw:layer="layout" svg:width="0.141cm" svg:height="0.291cm" svg:x="10.717cm" svg:y="5.647cm" svg:viewBox="0 0 142 292" svg:d="M142 291c-28 7-63-25-96-85-28-60-46-141-46-206">
          <text:p/>
        </draw:path>
        <draw:path draw:style-name="gr10" draw:text-style-name="P2" draw:layer="layout" svg:width="0.141cm" svg:height="0.403cm" svg:x="10.795cm" svg:y="5.527cm" svg:viewBox="0 0 142 404" svg:d="M0 1c42-11 98 70 127 183 29 109 15 209-32 220">
          <text:p/>
        </draw:path>
        <draw:path draw:style-name="gr10" draw:text-style-name="P2" draw:layer="layout" svg:width="0.129cm" svg:height="0.367cm" svg:x="10.911cm" svg:y="5.517cm" svg:viewBox="0 0 130 368" svg:d="M0 0c42-7 95 67 116 166 26 103 15 191-24 202">
          <text:p/>
        </draw:path>
        <draw:path draw:style-name="gr10" draw:text-style-name="P2" draw:layer="layout" svg:width="0.018cm" svg:height="0.014cm" svg:x="10.9cm" svg:y="5.51cm" svg:viewBox="0 0 19 15" svg:d="M0 15c4-8 12-15 19-15">
          <text:p/>
        </draw:path>
        <draw:path draw:style-name="gr10" draw:text-style-name="P2" draw:layer="layout" svg:width="0.133cm" svg:height="0.378cm" svg:x="10.918cm" svg:y="5.509cm" svg:viewBox="0 0 134 379" svg:d="M0 1c39-11 96 67 121 169 25 106 14 199-28 209">
          <text:p/>
        </draw:path>
        <draw:path draw:style-name="gr10" draw:text-style-name="P2" draw:layer="layout" svg:width="0.021cm" svg:height="0.005cm" svg:x="10.989cm" svg:y="5.884cm" svg:viewBox="0 0 22 6" svg:d="M22 3c-7 5-14 5-22-3">
          <text:p/>
        </draw:path>
        <draw:path draw:style-name="gr10" draw:text-style-name="P2" draw:layer="layout" svg:width="0.136cm" svg:height="0.378cm" svg:x="10.95cm" svg:y="5.502cm" svg:viewBox="0 0 137 379" svg:d="M0 1c42-11 96 67 124 169 25 106 11 199-28 209">
          <text:p/>
        </draw:path>
        <draw:path draw:style-name="gr10" draw:text-style-name="P2" draw:layer="layout" svg:width="0.025cm" svg:height="0.06cm" svg:x="10.759cm" svg:y="4.875cm" svg:viewBox="0 0 26 61" svg:d="M0 61c0-33 8-58 26-61">
          <text:p/>
        </draw:path>
        <draw:path draw:style-name="gr10" draw:text-style-name="P2" draw:layer="layout" svg:width="0.077cm" svg:height="0.223cm" svg:x="10.784cm" svg:y="4.874cm" svg:viewBox="0 0 78 224" svg:d="M0 1c21-7 54 42 68 102 18 61 11 114-14 121">
          <text:p/>
        </draw:path>
        <draw:path draw:style-name="gr10" draw:text-style-name="P2" draw:layer="layout" svg:width="0.078cm" svg:height="0.159cm" svg:x="10.759cm" svg:y="4.935cm" svg:viewBox="0 0 79 160" svg:d="M79 160c-18 3-36-14-54-46-14-36-25-79-25-114">
          <text:p/>
        </draw:path>
        <draw:path draw:style-name="gr10" draw:text-style-name="P2" draw:layer="layout" svg:width="0.046cm" svg:height="0.113cm" svg:x="10.717cm" svg:y="4.783cm" svg:viewBox="0 0 47 114" svg:d="M0 114c0-64 19-107 47-114">
          <text:p/>
        </draw:path>
        <draw:path draw:style-name="gr10" draw:text-style-name="P2" draw:layer="layout" svg:width="0.144cm" svg:height="0.403cm" svg:x="10.759cm" svg:y="4.782cm" svg:viewBox="0 0 145 404" svg:d="M0 1c47-10 104 71 132 180 24 114 14 213-32 223">
          <text:p/>
        </draw:path>
        <draw:path draw:style-name="gr10" draw:text-style-name="P2" draw:layer="layout" svg:width="0.141cm" svg:height="0.293cm" svg:x="10.717cm" svg:y="4.893cm" svg:viewBox="0 0 142 294" svg:d="M142 293c-28 7-63-28-96-89-28-60-46-137-46-204">
          <text:p/>
        </draw:path>
        <draw:path draw:style-name="gr10" draw:text-style-name="P2" draw:layer="layout" svg:width="0.141cm" svg:height="0.4cm" svg:x="10.795cm" svg:y="4.775cm" svg:viewBox="0 0 142 401" svg:d="M0 1c42-10 98 71 127 180 29 114 15 213-32 220">
          <text:p/>
        </draw:path>
        <draw:path draw:style-name="gr10" draw:text-style-name="P2" draw:layer="layout" svg:width="0.129cm" svg:height="0.364cm" svg:x="10.911cm" svg:y="4.765cm" svg:viewBox="0 0 130 365" svg:d="M0 1c42-11 95 63 116 166 26 103 15 191-24 198">
          <text:p/>
        </draw:path>
        <draw:path draw:style-name="gr10" draw:text-style-name="P2" draw:layer="layout" svg:width="0.018cm" svg:height="0.011cm" svg:x="10.9cm" svg:y="4.758cm" svg:viewBox="0 0 19 12" svg:d="M0 12c4-8 12-12 19-12">
          <text:p/>
        </draw:path>
        <draw:path draw:style-name="gr10" draw:text-style-name="P2" draw:layer="layout" svg:width="0.133cm" svg:height="0.379cm" svg:x="10.918cm" svg:y="4.757cm" svg:viewBox="0 0 134 380" svg:d="M0 1c39-10 96 64 121 170s14 198-28 209">
          <text:p/>
        </draw:path>
        <draw:path draw:style-name="gr10" draw:text-style-name="P2" draw:layer="layout" svg:width="0.021cm" svg:height="0.007cm" svg:x="10.989cm" svg:y="5.132cm" svg:viewBox="0 0 22 8" svg:d="M22 5c-7 4-14 4-22-5">
          <text:p/>
        </draw:path>
        <draw:path draw:style-name="gr10" draw:text-style-name="P2" draw:layer="layout" svg:width="0.136cm" svg:height="0.381cm" svg:x="10.95cm" svg:y="4.747cm" svg:viewBox="0 0 137 382" svg:d="M0 0c42-7 96 68 124 174 25 102 11 197-28 208">
          <text:p/>
        </draw:path>
        <draw:line draw:style-name="gr10" draw:text-style-name="P2" draw:layer="layout" svg:x1="11.44cm" svg:y1="6.865cm" svg:x2="11.44cm" svg:y2="6.226cm">
          <text:p/>
        </draw:line>
        <draw:line draw:style-name="gr10" draw:text-style-name="P2" draw:layer="layout" svg:x1="12.013cm" svg:y1="5.531cm" svg:x2="11.44cm" svg:y2="6.227cm">
          <text:p/>
        </draw:line>
        <draw:line draw:style-name="gr10" draw:text-style-name="P2" draw:layer="layout" svg:x1="12.012cm" svg:y1="3.813cm" svg:x2="12.012cm" svg:y2="5.531cm">
          <text:p/>
        </draw:line>
        <draw:line draw:style-name="gr10" draw:text-style-name="P2" draw:layer="layout" svg:x1="11.44cm" svg:y1="2.251cm" svg:x2="12.08cm" svg:y2="2.095cm">
          <text:p/>
        </draw:line>
        <draw:line draw:style-name="gr10" draw:text-style-name="P2" draw:layer="layout" svg:x1="11.44cm" svg:y1="3.365cm" svg:x2="11.44cm" svg:y2="2.25cm">
          <text:p/>
        </draw:line>
        <draw:path draw:style-name="gr10" draw:text-style-name="P2" draw:layer="layout" svg:width="0.141cm" svg:height="0.144cm" svg:x="11.754cm" svg:y="6.35cm" svg:viewBox="0 0 142 145" svg:d="M142 0c-10 71-70 131-142 145">
          <text:p/>
        </draw:path>
        <draw:path draw:style-name="gr10" draw:text-style-name="P2" draw:layer="layout" svg:width="0.141cm" svg:height="0.141cm" svg:x="11.754cm" svg:y="3.21cm" svg:viewBox="0 0 142 142" svg:d="M142 0c-10 67-70 128-142 142">
          <text:p/>
        </draw:path>
        <draw:line draw:style-name="gr10" draw:text-style-name="P2" draw:layer="layout" svg:x1="11.568cm" svg:y1="6.989cm" svg:x2="11.44cm" svg:y2="6.865cm">
          <text:p/>
        </draw:line>
        <draw:line draw:style-name="gr10" draw:text-style-name="P2" draw:layer="layout" svg:x1="11.567cm" svg:y1="6.989cm" svg:x2="12.14cm" svg:y2="6.847cm">
          <text:p/>
        </draw:line>
        <draw:line draw:style-name="gr10" draw:text-style-name="P2" draw:layer="layout" svg:x1="12.139cm" svg:y1="6.847cm" svg:x2="13.805cm" svg:y2="8.474cm">
          <text:p/>
        </draw:line>
        <draw:line draw:style-name="gr10" draw:text-style-name="P2" draw:layer="layout" svg:x1="13.992cm" svg:y1="9.353cm" svg:x2="13.546cm" svg:y2="8.918cm">
          <text:p/>
        </draw:line>
        <draw:line draw:style-name="gr10" draw:text-style-name="P2" draw:layer="layout" svg:x1="14.972cm" svg:y1="9.112cm" svg:x2="13.991cm" svg:y2="9.353cm">
          <text:p/>
        </draw:line>
        <draw:line draw:style-name="gr10" draw:text-style-name="P2" draw:layer="layout" svg:x1="11.568cm" svg:y1="6.351cm" svg:x2="11.44cm" svg:y2="6.226cm">
          <text:p/>
        </draw:line>
        <draw:line draw:style-name="gr10" draw:text-style-name="P2" draw:layer="layout" svg:x1="11.567cm" svg:y1="6.35cm" svg:x2="11.567cm" svg:y2="6.988cm">
          <text:p/>
        </draw:line>
        <draw:line draw:style-name="gr10" draw:text-style-name="P2" draw:layer="layout" svg:x1="11.567cm" svg:y1="6.351cm" svg:x2="12.14cm" svg:y2="5.655cm">
          <text:p/>
        </draw:line>
        <draw:line draw:style-name="gr10" draw:text-style-name="P2" draw:layer="layout" svg:x1="12.14cm" svg:y1="5.656cm" svg:x2="12.012cm" svg:y2="5.531cm">
          <text:p/>
        </draw:line>
        <draw:line draw:style-name="gr10" draw:text-style-name="P2" draw:layer="layout" svg:x1="12.079cm" svg:y1="2.095cm" svg:x2="12.2cm" svg:y2="2.212cm">
          <text:p/>
        </draw:line>
        <draw:line draw:style-name="gr10" draw:text-style-name="P2" draw:layer="layout" svg:x1="12.139cm" svg:y1="3.905cm" svg:x2="12.139cm" svg:y2="5.655cm">
          <text:p/>
        </draw:line>
        <draw:line draw:style-name="gr10" draw:text-style-name="P2" draw:layer="layout" svg:x1="13.617cm" svg:y1="1.722cm" svg:x2="16.038cm" svg:y2="1.132cm">
          <text:p/>
        </draw:line>
        <draw:line draw:style-name="gr10" draw:text-style-name="P2" draw:layer="layout" svg:x1="16.037cm" svg:y1="1.132cm" svg:x2="16.246cm" svg:y2="1.338cm">
          <text:p/>
        </draw:line>
        <draw:line draw:style-name="gr10" draw:text-style-name="P2" draw:layer="layout" svg:x1="13.571cm" svg:y1="1.877cm" svg:x2="13.734cm" svg:y2="1.834cm">
          <text:p/>
        </draw:line>
        <draw:line draw:style-name="gr10" draw:text-style-name="P2" draw:layer="layout" svg:x1="16.246cm" svg:y1="1.333cm" svg:x2="14.435cm" svg:y2="1.779cm">
          <text:p/>
        </draw:line>
        <draw:line draw:style-name="gr10" draw:text-style-name="P2" draw:layer="layout" svg:x1="12.195cm" svg:y1="2.212cm" svg:x2="13.572cm" svg:y2="1.873cm">
          <text:p/>
        </draw:line>
        <draw:line draw:style-name="gr10" draw:text-style-name="P2" draw:layer="layout" svg:x1="14.436cm" svg:y1="1.778cm" svg:x2="14.033cm" svg:y2="1.877cm">
          <text:p/>
        </draw:line>
        <draw:line draw:style-name="gr10" draw:text-style-name="P2" draw:layer="layout" svg:x1="14.669cm" svg:y1="2.498cm" svg:x2="14.033cm" svg:y2="1.873cm">
          <text:p/>
        </draw:line>
        <draw:line draw:style-name="gr10" draw:text-style-name="P2" draw:layer="layout" svg:x1="14.669cm" svg:y1="2.497cm" svg:x2="14.587cm" svg:y2="2.519cm">
          <text:p/>
        </draw:line>
        <draw:line draw:style-name="gr10" draw:text-style-name="P2" draw:layer="layout" svg:x1="11.568cm" svg:y1="2.375cm" svg:x2="11.44cm" svg:y2="2.25cm">
          <text:p/>
        </draw:line>
        <draw:line draw:style-name="gr10" draw:text-style-name="P2" draw:layer="layout" svg:x1="14.588cm" svg:y1="2.515cm" svg:x2="14.499cm" svg:y2="2.625cm">
          <text:p/>
        </draw:line>
        <draw:line draw:style-name="gr10" draw:text-style-name="P2" draw:layer="layout" svg:x1="12.14cm" svg:y1="2.236cm" svg:x2="11.567cm" svg:y2="2.375cm">
          <text:p/>
        </draw:line>
        <draw:line draw:style-name="gr10" draw:text-style-name="P2" draw:layer="layout" svg:x1="14.5cm" svg:y1="2.624cm" svg:x2="13.342cm" svg:y2="2.911cm">
          <text:p/>
        </draw:line>
        <draw:line draw:style-name="gr10" draw:text-style-name="P2" draw:layer="layout" svg:x1="14.119cm" svg:y1="4.167cm" svg:x2="12.139cm" svg:y2="2.236cm">
          <text:p/>
        </draw:line>
        <draw:line draw:style-name="gr10" draw:text-style-name="P2" draw:layer="layout" svg:x1="13.342cm" svg:y1="2.906cm" svg:x2="14.972cm" svg:y2="4.502cm">
          <text:p/>
        </draw:line>
        <draw:line draw:style-name="gr10" draw:text-style-name="P2" draw:layer="layout" svg:x1="14.114cm" svg:y1="4.166cm" svg:x2="14.563cm" svg:y2="4.601cm">
          <text:p/>
        </draw:line>
        <draw:line draw:style-name="gr10" draw:text-style-name="P2" draw:layer="layout" svg:x1="14.972cm" svg:y1="4.497cm" svg:x2="14.559cm" svg:y2="4.601cm">
          <text:p/>
        </draw:line>
        <draw:path draw:style-name="gr10" draw:text-style-name="P2" draw:layer="layout" svg:width="1.369cm" svg:height="0.335cm" svg:x="12.95cm" svg:y="2.042cm" svg:viewBox="0 0 1370 336" svg:d="M1370 336c0-187-307-336-685-336-377 0-685 149-685 336">
          <text:p/>
        </draw:path>
        <draw:path draw:style-name="gr10" draw:text-style-name="P2" draw:layer="layout" svg:width="1.369cm" svg:height="0.332cm" svg:x="12.95cm" svg:y="2.377cm" svg:viewBox="0 0 1370 333" svg:d="M0 0c0 185 308 333 685 333 378 0 685-148 685-333">
          <text:p/>
        </draw:path>
        <draw:line draw:style-name="gr10" draw:text-style-name="P2" draw:layer="layout" svg:x1="12.14cm" svg:y1="3.906cm" svg:x2="11.567cm" svg:y2="3.485cm">
          <text:p/>
        </draw:line>
        <draw:line draw:style-name="gr10" draw:text-style-name="P2" draw:layer="layout" svg:x1="11.568cm" svg:y1="3.489cm" svg:x2="11.44cm" svg:y2="3.365cm">
          <text:p/>
        </draw:line>
        <draw:line draw:style-name="gr10" draw:text-style-name="P2" draw:layer="layout" svg:x1="11.567cm" svg:y1="2.374cm" svg:x2="11.567cm" svg:y2="3.485cm">
          <text:p/>
        </draw:line>
        <draw:path draw:style-name="gr10" draw:text-style-name="P2" draw:layer="layout" svg:width="0.24cm" svg:height="0.168cm" svg:x="11.754cm" svg:y="6.347cm" svg:viewBox="0 0 241 169" svg:d="M0 169c0-54 35-114 93-145 53-32 113-32 148 3">
          <text:p/>
        </draw:path>
        <draw:path draw:style-name="gr10" draw:text-style-name="P2" draw:layer="layout" svg:width="0.241cm" svg:height="0.244cm" svg:x="11.782cm" svg:y="6.374cm" svg:viewBox="0 0 242 245" svg:d="M213 0c46 46 35 132-21 192-60 60-146 70-192 24">
          <text:p/>
        </draw:path>
        <draw:path draw:style-name="gr10" draw:text-style-name="P2" draw:layer="layout" svg:width="0.032cm" svg:height="0.074cm" svg:x="11.754cm" svg:y="6.515cm" svg:viewBox="0 0 33 75" svg:d="M33 75c-21-17-33-46-33-75">
          <text:p/>
        </draw:path>
        <draw:path draw:style-name="gr10" draw:text-style-name="P2" draw:layer="layout" svg:width="0.24cm" svg:height="0.169cm" svg:x="11.754cm" svg:y="3.208cm" svg:viewBox="0 0 241 170" svg:d="M0 170c0-57 35-114 93-146 53-32 113-32 148 3">
          <text:p/>
        </draw:path>
        <draw:path draw:style-name="gr10" draw:text-style-name="P2" draw:layer="layout" svg:width="0.241cm" svg:height="0.243cm" svg:x="11.782cm" svg:y="3.234cm" svg:viewBox="0 0 242 244" svg:d="M213 0c46 47 35 132-21 192-60 56-146 71-192 25">
          <text:p/>
        </draw:path>
        <draw:path draw:style-name="gr10" draw:text-style-name="P2" draw:layer="layout" svg:width="0.032cm" svg:height="0.078cm" svg:x="11.754cm" svg:y="3.372cm" svg:viewBox="0 0 33 79" svg:d="M33 79c-21-21-33-47-33-79">
          <text:p/>
        </draw:path>
        <draw:line draw:style-name="gr10" draw:text-style-name="P2" draw:layer="layout" svg:x1="12.139cm" svg:y1="5.655cm" svg:x2="12.139cm" svg:y2="6.847cm">
          <text:p/>
        </draw:line>
        <draw:path draw:style-name="gr10" draw:text-style-name="P2" draw:layer="layout" svg:width="0.131cm" svg:height="0.356cm" svg:x="13.204cm" svg:y="4.36cm" svg:viewBox="0 0 132 357" svg:d="M132 357c0-63-16-141-40-208-25-68-60-124-92-149">
          <text:p/>
        </draw:path>
        <draw:path draw:style-name="gr10" draw:text-style-name="P2" draw:layer="layout" svg:width="0.216cm" svg:height="0.515cm" svg:x="13.101cm" svg:y="4.346cm" svg:viewBox="0 0 217 516" svg:d="M103 14c-53-39-99 3-102 103-7 99 24 233 74 318 56 88 114 106 142 42">
          <text:p/>
        </draw:path>
        <draw:path draw:style-name="gr10" draw:text-style-name="P2" draw:layer="layout" svg:width="0.022cm" svg:height="0.106cm" svg:x="13.313cm" svg:y="4.716cm" svg:viewBox="0 0 23 107" svg:d="M0 107c15-25 23-61 23-107">
          <text:p/>
        </draw:path>
        <draw:line draw:style-name="gr10" draw:text-style-name="P2" draw:layer="layout" svg:x1="14.114cm" svg:y1="8.092cm" svg:x2="14.114cm" svg:y2="4.166cm">
          <text:p/>
        </draw:line>
        <draw:line draw:style-name="gr10" draw:text-style-name="P2" draw:layer="layout" svg:x1="12.139cm" svg:y1="2.236cm" svg:x2="12.139cm" svg:y2="3.905cm">
          <text:p/>
        </draw:line>
        <draw:path draw:style-name="gr10" draw:text-style-name="P2" draw:layer="layout" svg:width="0.12cm" svg:height="0.248cm" svg:x="13.377cm" svg:y="7.573cm" svg:viewBox="0 0 121 249" svg:d="M121 249c0-58-14-125-39-174-28-53-56-81-82-74">
          <text:p/>
        </draw:path>
        <draw:path draw:style-name="gr10" draw:text-style-name="P2" draw:layer="layout" svg:width="0.123cm" svg:height="0.343cm" svg:x="13.339cm" svg:y="7.574cm" svg:viewBox="0 0 124 344" svg:d="M39 0c-40 7-51 91-26 188 22 95 72 162 111 155">
          <text:p/>
        </draw:path>
        <draw:path draw:style-name="gr10" draw:text-style-name="P2" draw:layer="layout" svg:width="0.039cm" svg:height="0.095cm" svg:x="13.458cm" svg:y="7.821cm" svg:viewBox="0 0 40 96" svg:d="M0 96c26-7 40-42 40-96">
          <text:p/>
        </draw:path>
        <draw:line draw:style-name="gr10" draw:text-style-name="P2" draw:layer="layout" svg:x1="12.417cm" svg:y1="5.182cm" svg:x2="12.417cm" svg:y2="4.427cm">
          <text:p/>
        </draw:line>
        <draw:path draw:style-name="gr10" draw:text-style-name="P2" draw:layer="layout" svg:width="0.208cm" svg:height="0.424cm" svg:x="12.417cm" svg:y="5.182cm" svg:viewBox="0 0 209 425" svg:d="M0 0c0 95 29 209 71 297s95 134 138 127">
          <text:p/>
        </draw:path>
        <draw:path draw:style-name="gr10" draw:text-style-name="P2" draw:layer="layout" svg:width="0.067cm" svg:height="0.162cm" svg:x="12.622cm" svg:y="5.443cm" svg:viewBox="0 0 68 163" svg:d="M0 163c43-10 68-71 68-163">
          <text:p/>
        </draw:path>
        <draw:path draw:style-name="gr10" draw:text-style-name="P2" draw:layer="layout" svg:width="0.208cm" svg:height="0.421cm" svg:x="12.481cm" svg:y="4.267cm" svg:viewBox="0 0 209 422" svg:d="M209 422c0-92-28-208-71-297s-96-134-138-124">
          <text:p/>
        </draw:path>
        <draw:path draw:style-name="gr10" draw:text-style-name="P2" draw:layer="layout" svg:width="0.064cm" svg:height="0.159cm" svg:x="12.417cm" svg:y="4.268cm" svg:viewBox="0 0 65 160" svg:d="M65 0c-40 7-65 71-65 160">
          <text:p/>
        </draw:path>
        <draw:line draw:style-name="gr10" draw:text-style-name="P2" draw:layer="layout" svg:x1="12.685cm" svg:y1="4.688cm" svg:x2="12.685cm" svg:y2="5.101cm">
          <text:p/>
        </draw:line>
        <draw:line draw:style-name="gr10" draw:text-style-name="P2" draw:layer="layout" svg:x1="12.685cm" svg:y1="5.39cm" svg:x2="12.685cm" svg:y2="5.443cm">
          <text:p/>
        </draw:line>
        <draw:path draw:style-name="gr10" draw:text-style-name="P2" draw:layer="layout" svg:width="0.12cm" svg:height="0.248cm" svg:x="13.377cm" svg:y="3.646cm" svg:viewBox="0 0 121 249" svg:d="M121 249c0-54-14-121-39-174-28-53-56-81-82-74">
          <text:p/>
        </draw:path>
        <draw:path draw:style-name="gr10" draw:text-style-name="P2" draw:layer="layout" svg:width="0.123cm" svg:height="0.343cm" svg:x="13.339cm" svg:y="3.647cm" svg:viewBox="0 0 124 344" svg:d="M39 0c-40 7-51 92-26 187 22 92 72 167 111 156">
          <text:p/>
        </draw:path>
        <draw:path draw:style-name="gr10" draw:text-style-name="P2" draw:layer="layout" svg:width="0.039cm" svg:height="0.095cm" svg:x="13.458cm" svg:y="3.894cm" svg:viewBox="0 0 40 96" svg:d="M0 96c26-7 40-42 40-96">
          <text:p/>
        </draw:path>
        <draw:line draw:style-name="gr10" draw:text-style-name="P2" draw:layer="layout" svg:x1="13.699cm" svg:y1="6.968cm" svg:x2="13.511cm" svg:y2="6.187cm">
          <text:p/>
        </draw:line>
        <draw:line draw:style-name="gr10" draw:text-style-name="P2" draw:layer="layout" svg:x1="13.035cm" svg:y1="6.262cm" svg:x2="13.339cm" svg:y2="6.215cm">
          <text:p/>
        </draw:line>
        <draw:line draw:style-name="gr10" draw:text-style-name="P2" draw:layer="layout" svg:x1="13.511cm" svg:y1="6.188cm" svg:x2="13.741cm" svg:y2="6.152cm">
          <text:p/>
        </draw:line>
        <draw:line draw:style-name="gr10" draw:text-style-name="P2" draw:layer="layout" svg:x1="13.035cm" svg:y1="5.697cm" svg:x2="13.035cm" svg:y2="6.258cm">
          <text:p/>
        </draw:line>
        <draw:line draw:style-name="gr10" draw:text-style-name="P2" draw:layer="layout" svg:x1="13.741cm" svg:y1="6.156cm" svg:x2="13.511cm" svg:y2="5.679cm">
          <text:p/>
        </draw:line>
        <draw:line draw:style-name="gr10" draw:text-style-name="P2" draw:layer="layout" svg:x1="13.511cm" svg:y1="5.68cm" svg:x2="13.699cm" svg:y2="5.259cm">
          <text:p/>
        </draw:line>
        <draw:line draw:style-name="gr10" draw:text-style-name="P2" draw:layer="layout" svg:x1="13.699cm" svg:y1="5.26cm" svg:x2="13.525cm" svg:y2="4.889cm">
          <text:p/>
        </draw:line>
        <draw:line draw:style-name="gr10" draw:text-style-name="P2" draw:layer="layout" svg:x1="13.039cm" svg:y1="5.239cm" svg:x2="12.735cm" svg:y2="4.942cm">
          <text:p/>
        </draw:line>
        <draw:line draw:style-name="gr10" draw:text-style-name="P2" draw:layer="layout" svg:x1="13.035cm" svg:y1="4.674cm" svg:x2="13.035cm" svg:y2="5.238cm">
          <text:p/>
        </draw:line>
        <draw:line draw:style-name="gr10" draw:text-style-name="P2" draw:layer="layout" svg:x1="13.336cm" svg:y1="5.303cm" svg:x2="13.035cm" svg:y2="4.674cm">
          <text:p/>
        </draw:line>
        <draw:path draw:style-name="gr10" draw:text-style-name="P2" draw:layer="layout" svg:width="0.131cm" svg:height="0.356cm" svg:x="13.204cm" svg:y="6.325cm" svg:viewBox="0 0 132 357" svg:d="M132 357c0-67-16-146-40-213-25-67-60-119-92-144">
          <text:p/>
        </draw:path>
        <draw:path draw:style-name="gr10" draw:text-style-name="P2" draw:layer="layout" svg:width="0.216cm" svg:height="0.512cm" svg:x="13.101cm" svg:y="6.31cm" svg:viewBox="0 0 217 513" svg:d="M103 15c-53-39-99 0-102 103-7 99 24 229 74 318 56 84 114 102 142 42">
          <text:p/>
        </draw:path>
        <draw:path draw:style-name="gr10" draw:text-style-name="P2" draw:layer="layout" svg:width="0.022cm" svg:height="0.106cm" svg:x="13.313cm" svg:y="6.681cm" svg:viewBox="0 0 23 107" svg:d="M0 107c15-26 23-65 23-107">
          <text:p/>
        </draw:path>
        <draw:line draw:style-name="gr10" draw:text-style-name="P2" draw:layer="layout" svg:x1="13.546cm" svg:y1="8.787cm" svg:x2="13.546cm" svg:y2="8.918cm">
          <text:p/>
        </draw:line>
        <draw:line draw:style-name="gr10" draw:text-style-name="P2" draw:layer="layout" svg:x1="13.546cm" svg:y1="8.788cm" svg:x2="14.119cm" svg:y2="8.092cm">
          <text:p/>
        </draw:line>
        <draw:line draw:style-name="gr10" draw:text-style-name="P2" draw:layer="layout" svg:x1="14.971cm" svg:y1="4.497cm" svg:x2="14.971cm" svg:y2="9.112cm">
          <text:p/>
        </draw:line>
        <draw:line draw:style-name="gr10" draw:text-style-name="P2" draw:layer="layout" svg:x1="13.546cm" svg:y1="8.787cm" svg:x2="13.992cm" svg:y2="9.222cm">
          <text:p/>
        </draw:line>
        <draw:line draw:style-name="gr10" draw:text-style-name="P2" draw:layer="layout" svg:x1="13.991cm" svg:y1="9.352cm" svg:x2="13.991cm" svg:y2="9.221cm">
          <text:p/>
        </draw:line>
        <draw:line draw:style-name="gr10" draw:text-style-name="P2" draw:layer="layout" svg:x1="14.563cm" svg:y1="8.526cm" svg:x2="13.991cm" svg:y2="9.222cm">
          <text:p/>
        </draw:line>
        <draw:line draw:style-name="gr10" draw:text-style-name="P2" draw:layer="layout" svg:x1="14.559cm" svg:y1="4.6cm" svg:x2="14.559cm" svg:y2="8.526cm">
          <text:p/>
        </draw:line>
        <draw:path draw:style-name="gr10" draw:text-style-name="P2" draw:layer="layout" svg:width="0.014cm" svg:height="0.003cm" svg:x="14.647cm" svg:y="4.18cm" svg:viewBox="0 0 15 4" svg:d="M0 4c3 0 8-4 15-4">
          <text:p/>
        </draw:path>
        <draw:line draw:style-name="gr10" draw:text-style-name="P2" draw:layer="layout" svg:x1="14.668cm" svg:y1="4.071cm" svg:x2="14.668cm" svg:y2="4.176cm">
          <text:p/>
        </draw:line>
        <draw:line draw:style-name="gr10" draw:text-style-name="P2" draw:layer="layout" svg:x1="14.669cm" svg:y1="4.075cm" svg:x2="14.619cm" svg:y2="4.021cm">
          <text:p/>
        </draw:line>
        <draw:path draw:style-name="gr10" draw:text-style-name="P2" draw:layer="layout" svg:width="0.07cm" svg:height="0.12cm" svg:x="13.547cm" svg:y="1.721cm" svg:viewBox="0 0 71 121" svg:d="M71 0c-25 8-50 29-65 54-10 25-7 53 12 67">
          <text:p/>
        </draw:path>
        <draw:line draw:style-name="gr10" draw:text-style-name="P2" draw:layer="layout" svg:x1="16.245cm" svg:y1="1.333cm" svg:x2="16.245cm" svg:y2="2.349cm">
          <text:p/>
        </draw:line>
        <draw:line draw:style-name="gr10" draw:text-style-name="P2" draw:layer="layout" svg:x1="16.246cm" svg:y1="2.349cm" svg:x2="15.91cm" svg:y2="2.431cm">
          <text:p/>
        </draw:line>
        <draw:line draw:style-name="gr10" draw:text-style-name="P2" draw:layer="layout" svg:x1="14.435cm" svg:y1="1.778cm" svg:x2="14.435cm" svg:y2="2.268cm">
          <text:p/>
        </draw:line>
        <draw:line draw:style-name="gr10" draw:text-style-name="P2" draw:layer="layout" svg:x1="15.91cm" svg:y1="2.43cm" svg:x2="15.91cm" svg:y2="2.458cm">
          <text:p/>
        </draw:line>
        <draw:line draw:style-name="gr10" draw:text-style-name="P2" draw:layer="layout" svg:x1="14.668cm" svg:y1="2.735cm" svg:x2="15.879cm" svg:y2="2.441cm">
          <text:p/>
        </draw:line>
        <draw:line draw:style-name="gr10" draw:text-style-name="P2" draw:layer="layout" svg:x1="15.91cm" svg:y1="2.459cm" svg:x2="16.246cm" svg:y2="2.377cm">
          <text:p/>
        </draw:line>
        <draw:line draw:style-name="gr10" draw:text-style-name="P2" draw:layer="layout" svg:x1="15.875cm" svg:y1="2.465cm" svg:x2="15.875cm" svg:y2="2.441cm">
          <text:p/>
        </draw:line>
        <draw:line draw:style-name="gr10" draw:text-style-name="P2" draw:layer="layout" svg:x1="16.245cm" svg:y1="2.377cm" svg:x2="16.245cm" svg:y2="2.977cm">
          <text:p/>
        </draw:line>
        <draw:line draw:style-name="gr10" draw:text-style-name="P2" draw:layer="layout" svg:x1="14.668cm" svg:y1="2.763cm" svg:x2="15.879cm" svg:y2="2.465cm">
          <text:p/>
        </draw:line>
        <draw:line draw:style-name="gr10" draw:text-style-name="P2" draw:layer="layout" svg:x1="14.668cm" svg:y1="3.362cm" svg:x2="16.246cm" svg:y2="2.977cm">
          <text:p/>
        </draw:line>
        <draw:line draw:style-name="gr10" draw:text-style-name="P2" draw:layer="layout" svg:x1="14.668cm" svg:y1="2.497cm" svg:x2="14.668cm" svg:y2="3.605cm">
          <text:p/>
        </draw:line>
        <draw:line draw:style-name="gr10" draw:text-style-name="P2" draw:layer="layout" svg:x1="14.587cm" svg:y1="2.515cm" svg:x2="14.587cm" svg:y2="3.757cm">
          <text:p/>
        </draw:line>
        <draw:path draw:style-name="gr10" draw:text-style-name="P2" draw:layer="layout" svg:width="0.081cm" svg:height="0.152cm" svg:x="14.587cm" svg:y="3.605cm" svg:viewBox="0 0 82 153" svg:d="M0 153c14-53 43-107 82-153">
          <text:p/>
        </draw:path>
        <draw:line draw:style-name="gr10" draw:text-style-name="P2" draw:layer="layout" svg:x1="14.499cm" svg:y1="2.624cm" svg:x2="14.499cm" svg:y2="4.035cm">
          <text:p/>
        </draw:line>
        <draw:line draw:style-name="gr10" draw:text-style-name="P2" draw:layer="layout" svg:x1="14.587cm" svg:y1="3.961cm" svg:x2="14.587cm" svg:y2="4.12cm">
          <text:p/>
        </draw:line>
        <draw:path draw:style-name="gr10" draw:text-style-name="P2" draw:layer="layout" svg:width="0.011cm" svg:height="0.204cm" svg:x="14.576cm" svg:y="3.757cm" svg:viewBox="0 0 12 205" svg:d="M12 205c-8-24-12-56-12-92 0-31 4-70 12-113">
          <text:p/>
        </draw:path>
        <draw:line draw:style-name="gr10" draw:text-style-name="P2" draw:layer="layout" svg:x1="14.114cm" svg:y1="8.092cm" svg:x2="14.563cm" svg:y2="8.527cm">
          <text:p/>
        </draw:line>
        <draw:path draw:style-name="gr10" draw:text-style-name="P2" draw:layer="layout" svg:width="0.123cm" svg:height="0.251cm" svg:x="14.386cm" svg:y="5.612cm" svg:viewBox="0 0 124 252" svg:d="M124 252c0-57-17-124-42-177-26-49-58-78-82-75">
          <text:p/>
        </draw:path>
        <draw:path draw:style-name="gr10" draw:text-style-name="P2" draw:layer="layout" svg:width="0.122cm" svg:height="0.347cm" svg:x="14.348cm" svg:y="5.612cm" svg:viewBox="0 0 123 348" svg:d="M38 0c-39 11-50 95-25 192 21 95 71 162 110 155">
          <text:p/>
        </draw:path>
        <draw:path draw:style-name="gr10" draw:text-style-name="P2" draw:layer="layout" svg:width="0.039cm" svg:height="0.095cm" svg:x="14.47cm" svg:y="5.863cm" svg:viewBox="0 0 40 96" svg:d="M0 96c25-7 40-43 40-96">
          <text:p/>
        </draw:path>
        <draw:path draw:style-name="gr10" draw:text-style-name="P2" draw:layer="layout" svg:width="0.123cm" svg:height="0.248cm" svg:x="14.386cm" svg:y="7.576cm" svg:viewBox="0 0 124 249" svg:d="M124 249c0-57-17-124-42-174-26-53-58-81-82-74">
          <text:p/>
        </draw:path>
        <draw:path draw:style-name="gr10" draw:text-style-name="P2" draw:layer="layout" svg:width="0.122cm" svg:height="0.343cm" svg:x="14.348cm" svg:y="7.577cm" svg:viewBox="0 0 123 344" svg:d="M38 0c-39 7-50 92-25 188 21 95 71 166 110 155">
          <text:p/>
        </draw:path>
        <draw:path draw:style-name="gr10" draw:text-style-name="P2" draw:layer="layout" svg:width="0.039cm" svg:height="0.095cm" svg:x="14.47cm" svg:y="7.824cm" svg:viewBox="0 0 40 96" svg:d="M0 96c25-7 40-42 40-96">
          <text:p/>
        </draw:path>
        <draw:path draw:style-name="gr10" draw:text-style-name="P2" draw:layer="layout" svg:width="1.122cm" svg:height="0.29cm" svg:x="13.042cm" svg:y="2.087cm" svg:viewBox="0 0 1123 291" svg:d="M1123 164c-124-124-400-188-668-156-265 32-455 149-455 283">
          <text:p/>
        </draw:path>
        <draw:path draw:style-name="gr10" draw:text-style-name="P2" draw:layer="layout" svg:width="1.185cm" svg:height="0.29cm" svg:x="13.042cm" svg:y="2.377cm" svg:viewBox="0 0 1186 291" svg:d="M0 0c0 160 264 291 593 291 328 0 593-131 593-291">
          <text:p/>
        </draw:path>
        <draw:path draw:style-name="gr10" draw:text-style-name="P2" draw:layer="layout" svg:width="0.063cm" svg:height="0.13cm" svg:x="14.164cm" svg:y="2.247cm" svg:viewBox="0 0 64 131" svg:d="M64 131c0-46-22-88-64-131">
          <text:p/>
        </draw:path>
        <draw:path draw:style-name="gr10" draw:text-style-name="P2" draw:layer="layout" svg:width="0.085cm" svg:height="0.278cm" svg:x="13.251cm" svg:y="4.445cm" svg:viewBox="0 0 86 279" svg:d="M17 0c-21 24-21 84-7 149 18 63 46 116 76 130">
          <text:p/>
        </draw:path>
        <draw:line draw:style-name="gr10" draw:text-style-name="P2" draw:layer="layout" svg:x1="13.525cm" svg:y1="7.003cm" svg:x2="13.699cm" svg:y2="6.967cm">
          <text:p/>
        </draw:line>
        <draw:polyline draw:style-name="gr10" draw:text-style-name="P2" draw:layer="layout" svg:width="0cm" svg:height="0cm" svg:x="13.698cm" svg:y="6.967cm" svg:viewBox="0 0 0 0" draw:points="0,0">
          <text:p/>
        </draw:polyline>
        <draw:polyline draw:style-name="gr10" draw:text-style-name="P2" draw:layer="layout" svg:width="0cm" svg:height="0cm" svg:x="13.338cm" svg:y="6.215cm" svg:viewBox="0 0 0 0" draw:points="0,0">
          <text:p/>
        </draw:polyline>
        <draw:line draw:style-name="gr10" draw:text-style-name="P2" draw:layer="layout" svg:x1="13.699cm" svg:y1="6.968cm" svg:x2="13.511cm" svg:y2="6.187cm">
          <text:p/>
        </draw:line>
        <draw:line draw:style-name="gr10" draw:text-style-name="P2" draw:layer="layout" svg:x1="13.035cm" svg:y1="5.697cm" svg:x2="13.272cm" svg:y2="5.927cm">
          <text:p/>
        </draw:line>
        <draw:line draw:style-name="gr10" draw:text-style-name="P2" draw:layer="layout" svg:x1="13.271cm" svg:y1="5.926cm" svg:x2="13.339cm" svg:y2="6.216cm">
          <text:p/>
        </draw:line>
        <draw:line draw:style-name="gr10" draw:text-style-name="P2" draw:layer="layout" svg:x1="13.515cm" svg:y1="6.188cm" svg:x2="13.433cm" svg:y2="5.856cm">
          <text:p/>
        </draw:line>
        <draw:line draw:style-name="gr10" draw:text-style-name="P2" draw:layer="layout" svg:x1="13.433cm" svg:y1="5.857cm" svg:x2="13.515cm" svg:y2="5.679cm">
          <text:p/>
        </draw:line>
        <draw:polyline draw:style-name="gr10" draw:text-style-name="P2" draw:layer="layout" svg:width="0cm" svg:height="0cm" svg:x="13.035cm" svg:y="5.697cm" svg:viewBox="0 0 0 0" draw:points="0,0">
          <text:p/>
        </draw:polyline>
        <draw:polyline draw:style-name="gr10" draw:text-style-name="P2" draw:layer="layout" svg:width="0cm" svg:height="0cm" svg:x="13.698cm" svg:y="5.259cm" svg:viewBox="0 0 0 0" draw:points="0,0">
          <text:p/>
        </draw:polyline>
        <draw:line draw:style-name="gr10" draw:text-style-name="P2" draw:layer="layout" svg:x1="13.511cm" svg:y1="5.68cm" svg:x2="13.699cm" svg:y2="5.259cm">
          <text:p/>
        </draw:line>
        <draw:line draw:style-name="gr10" draw:text-style-name="P2" draw:layer="layout" svg:x1="12.735cm" svg:y1="4.942cm" svg:x2="12.731cm" svg:y2="4.942cm">
          <text:p/>
        </draw:line>
        <draw:line draw:style-name="gr10" draw:text-style-name="P2" draw:layer="layout" svg:x1="13.699cm" svg:y1="5.26cm" svg:x2="13.525cm" svg:y2="4.889cm">
          <text:p/>
        </draw:line>
        <draw:polyline draw:style-name="gr10" draw:text-style-name="P2" draw:layer="layout" svg:width="0cm" svg:height="0cm" svg:x="13.525cm" svg:y="4.889cm" svg:viewBox="0 0 0 0" draw:points="0,0">
          <text:p/>
        </draw:polyline>
        <draw:line draw:style-name="gr10" draw:text-style-name="P2" draw:layer="layout" svg:x1="13.036cm" svg:y1="5.239cm" svg:x2="12.731cm" svg:y2="4.942cm">
          <text:p/>
        </draw:line>
        <draw:polyline draw:style-name="gr10" draw:text-style-name="P2" draw:layer="layout" svg:width="0cm" svg:height="0cm" svg:x="13.035cm" svg:y="5.238cm" svg:viewBox="0 0 0 0" draw:points="0,0">
          <text:p/>
        </draw:polyline>
        <draw:line draw:style-name="gr10" draw:text-style-name="P2" draw:layer="layout" svg:x1="13.304cm" svg:y1="5.397cm" svg:x2="13.271cm" svg:y2="5.469cm">
          <text:p/>
        </draw:line>
        <draw:line draw:style-name="gr10" draw:text-style-name="P2" draw:layer="layout" svg:x1="13.272cm" svg:y1="5.469cm" svg:x2="13.035cm" svg:y2="5.238cm">
          <text:p/>
        </draw:line>
        <draw:path draw:style-name="gr10" draw:text-style-name="P2" draw:layer="layout" svg:width="0.085cm" svg:height="0.279cm" svg:x="13.251cm" svg:y="6.406cm" svg:viewBox="0 0 86 280" svg:d="M17 0c-21 25-21 85-7 149 18 67 46 117 76 131">
          <text:p/>
        </draw:path>
        <draw:path draw:style-name="gr10" draw:text-style-name="P2" draw:layer="layout" svg:width="0.123cm" svg:height="0.248cm" svg:x="13.243cm" svg:y="5.541cm" svg:viewBox="0 0 124 249" svg:d="M124 249c0-57-14-120-43-173-25-53-53-82-81-75">
          <text:p/>
        </draw:path>
        <draw:path draw:style-name="gr10" draw:text-style-name="P2" draw:layer="layout" svg:width="0.124cm" svg:height="0.343cm" svg:x="13.207cm" svg:y="5.542cm" svg:viewBox="0 0 125 344" svg:d="M37 0c-36 7-47 91-26 188 26 95 75 162 114 155">
          <text:p/>
        </draw:path>
        <draw:path draw:style-name="gr10" draw:text-style-name="P2" draw:layer="layout" svg:width="0.039cm" svg:height="0.095cm" svg:x="13.327cm" svg:y="5.789cm" svg:viewBox="0 0 40 96" svg:d="M0 96c25-7 40-43 40-96">
          <text:p/>
        </draw:path>
        <draw:line draw:style-name="gr10" draw:text-style-name="P2" draw:layer="layout" svg:x1="14.647cm" svg:y1="4.184cm" svg:x2="14.669cm" svg:y2="4.176cm">
          <text:p/>
        </draw:line>
        <draw:path draw:style-name="gr10" draw:text-style-name="P2" draw:layer="layout" svg:width="0.092cm" svg:height="0.833cm" svg:x="14.971cm" svg:y="5.136cm" svg:viewBox="0 0 93 834" svg:d="M7 0c118 350 114 721-7 834">
          <text:p/>
        </draw:path>
        <draw:path draw:style-name="gr10" draw:text-style-name="P2" draw:layer="layout" svg:width="0.028cm" svg:height="0.025cm" svg:x="14.64cm" svg:y="4.049cm" svg:viewBox="0 0 29 26" svg:d="M29 26c-7-8-19-19-29-26">
          <text:p/>
        </draw:path>
        <draw:path draw:style-name="gr10" draw:text-style-name="P2" draw:layer="layout" svg:width="0.056cm" svg:height="0.088cm" svg:x="14.587cm" svg:y="3.961cm" svg:viewBox="0 0 57 89" svg:d="M57 89c-24-24-46-57-57-89">
          <text:p/>
        </draw:path>
        <draw:line draw:style-name="gr10" draw:text-style-name="P2" draw:layer="layout" svg:x1="14.576cm" svg:y1="3.898cm" svg:x2="14.616cm" svg:y2="4.022cm">
          <text:p/>
        </draw:line>
        <draw:line draw:style-name="gr10" draw:text-style-name="P2" draw:layer="layout" svg:x1="14.668cm" svg:y1="4.176cm" svg:x2="14.68cm" svg:y2="4.216cm">
          <text:p/>
        </draw:line>
        <draw:line draw:style-name="gr10" draw:text-style-name="P2" draw:layer="layout" svg:x1="14.971cm" svg:y1="5.111cm" svg:x2="14.983cm" svg:y2="5.137cm">
          <text:p/>
        </draw:line>
        <draw:line draw:style-name="gr10" draw:text-style-name="P2" draw:layer="layout" svg:x1="14.668cm" svg:y1="3.391cm" svg:x2="16.246cm" svg:y2="3.005cm">
          <text:p/>
        </draw:line>
        <draw:line draw:style-name="gr10" draw:text-style-name="P2" draw:layer="layout" svg:x1="16.224cm" svg:y1="2.98cm" svg:x2="16.246cm" svg:y2="3.006cm">
          <text:p/>
        </draw:line>
        <draw:path draw:style-name="gr10" draw:text-style-name="P2" draw:layer="layout" svg:width="0.147cm" svg:height="0.864cm" svg:x="16.728cm" svg:y="4.695cm" svg:viewBox="0 0 148 865" svg:d="M64 0c63 195 92 403 82 569-15 169-68 279-146 296">
          <text:p/>
        </draw:path>
        <draw:line draw:style-name="gr10" draw:text-style-name="P2" draw:layer="layout" svg:x1="16.245cm" svg:y1="3.019cm" svg:x2="16.793cm" svg:y2="4.696cm">
          <text:p/>
        </draw:line>
        <draw:line draw:style-name="gr10" draw:text-style-name="P2" draw:layer="layout" svg:x1="16.245cm" svg:y1="3.005cm" svg:x2="16.245cm" svg:y2="3.019cm">
          <text:p/>
        </draw:line>
        <draw:line draw:style-name="gr10" draw:text-style-name="P2" draw:layer="layout" svg:x1="16.224cm" svg:y1="2.356cm" svg:x2="16.246cm" svg:y2="2.378cm">
          <text:p/>
        </draw:line>
        <draw:line draw:style-name="gr10" draw:text-style-name="P2" draw:layer="layout" svg:x1="15.853cm" svg:y1="2.444cm" svg:x2="15.879cm" svg:y2="2.47cm">
          <text:p/>
        </draw:line>
        <draw:path draw:style-name="gr10" draw:text-style-name="P2" draw:layer="layout" svg:width="1.115cm" svg:height="0.243cm" svg:x="13.049cm" svg:y="2.184cm" svg:viewBox="0 0 1116 244" svg:d="M1116 162c-113-113-365-177-619-159-250 21-451 117-497 241">
          <text:p/>
        </draw:path>
        <draw:path draw:style-name="gr10" draw:text-style-name="P2" draw:layer="layout" svg:width="0.056cm" svg:height="0.082cm" svg:x="14.164cm" svg:y="2.345cm" svg:viewBox="0 0 57 83" svg:d="M57 83c-11-29-29-58-57-83">
          <text:p/>
        </draw:path>
        <draw:line draw:style-name="gr10" draw:text-style-name="P2" draw:layer="layout" svg:x1="13.526cm" svg:y1="7.003cm" svg:x2="13.412cm" svg:y2="6.875cm">
          <text:p/>
        </draw:line>
        <draw:line draw:style-name="gr10" draw:text-style-name="P2" draw:layer="layout" svg:x1="13.412cm" svg:y1="6.88cm" svg:x2="13.473cm" svg:y2="6.865cm">
          <text:p/>
        </draw:line>
        <draw:line draw:style-name="gr10" draw:text-style-name="P2" draw:layer="layout" svg:x1="13.699cm" svg:y1="6.968cm" svg:x2="13.472cm" svg:y2="6.865cm">
          <text:p/>
        </draw:line>
        <draw:line draw:style-name="gr10" draw:text-style-name="P2" draw:layer="layout" svg:x1="13.339cm" svg:y1="6.215cm" svg:x2="13.296cm" svg:y2="6.386cm">
          <text:p/>
        </draw:line>
        <draw:line draw:style-name="gr10" draw:text-style-name="P2" draw:layer="layout" svg:x1="13.296cm" svg:y1="6.385cm" svg:x2="13.417cm" svg:y2="6.88cm">
          <text:p/>
        </draw:line>
        <draw:line draw:style-name="gr10" draw:text-style-name="P2" draw:layer="layout" svg:x1="13.338cm" svg:y1="6.216cm" svg:x2="13.515cm" svg:y2="6.187cm">
          <text:p/>
        </draw:line>
        <draw:line draw:style-name="gr10" draw:text-style-name="P2" draw:layer="layout" svg:x1="13.338cm" svg:y1="6.216cm" svg:x2="13.515cm" svg:y2="6.187cm">
          <text:p/>
        </draw:line>
        <draw:line draw:style-name="gr10" draw:text-style-name="P2" draw:layer="layout" svg:x1="13.473cm" svg:y1="6.869cm" svg:x2="13.356cm" svg:y2="6.374cm">
          <text:p/>
        </draw:line>
        <draw:line draw:style-name="gr10" draw:text-style-name="P2" draw:layer="layout" svg:x1="13.515cm" svg:y1="6.187cm" svg:x2="13.356cm" svg:y2="6.375cm">
          <text:p/>
        </draw:line>
        <draw:line draw:style-name="gr10" draw:text-style-name="P2" draw:layer="layout" svg:x1="13.035cm" svg:y1="5.238cm" svg:x2="13.035cm" svg:y2="5.697cm">
          <text:p/>
        </draw:line>
        <draw:line draw:style-name="gr10" draw:text-style-name="P2" draw:layer="layout" svg:x1="13.035cm" svg:y1="5.238cm" svg:x2="13.035cm" svg:y2="5.697cm">
          <text:p/>
        </draw:line>
        <draw:line draw:style-name="gr10" draw:text-style-name="P2" draw:layer="layout" svg:x1="12.668cm" svg:y1="5.369cm" svg:x2="12.838cm" svg:y2="5.536cm">
          <text:p/>
        </draw:line>
        <draw:line draw:style-name="gr10" draw:text-style-name="P2" draw:layer="layout" svg:x1="13.036cm" svg:y1="5.698cm" svg:x2="12.834cm" svg:y2="5.531cm">
          <text:p/>
        </draw:line>
        <draw:line draw:style-name="gr10" draw:text-style-name="P2" draw:layer="layout" svg:x1="13.356cm" svg:y1="5.51cm" svg:x2="13.515cm" svg:y2="5.68cm">
          <text:p/>
        </draw:line>
        <draw:line draw:style-name="gr10" draw:text-style-name="P2" draw:layer="layout" svg:x1="13.356cm" svg:y1="5.511cm" svg:x2="13.473cm" svg:y2="5.245cm">
          <text:p/>
        </draw:line>
        <draw:line draw:style-name="gr10" draw:text-style-name="P2" draw:layer="layout" svg:x1="13.699cm" svg:y1="5.26cm" svg:x2="13.472cm" svg:y2="5.245cm">
          <text:p/>
        </draw:line>
        <draw:line draw:style-name="gr10" draw:text-style-name="P2" draw:layer="layout" svg:x1="12.736cm" svg:y1="4.942cm" svg:x2="12.668cm" svg:y2="5.172cm">
          <text:p/>
        </draw:line>
        <draw:line draw:style-name="gr10" draw:text-style-name="P2" draw:layer="layout" svg:x1="12.668cm" svg:y1="5.171cm" svg:x2="12.668cm" svg:y2="5.369cm">
          <text:p/>
        </draw:line>
        <draw:line draw:style-name="gr10" draw:text-style-name="P2" draw:layer="layout" svg:x1="13.473cm" svg:y1="5.25cm" svg:x2="13.412cm" svg:y2="5.122cm">
          <text:p/>
        </draw:line>
        <draw:line draw:style-name="gr10" draw:text-style-name="P2" draw:layer="layout" svg:x1="13.526cm" svg:y1="4.889cm" svg:x2="13.412cm" svg:y2="5.123cm">
          <text:p/>
        </draw:line>
        <draw:line draw:style-name="gr10" draw:text-style-name="P2" draw:layer="layout" svg:x1="13.036cm" svg:y1="5.238cm" svg:x2="12.834cm" svg:y2="5.338cm">
          <text:p/>
        </draw:line>
        <draw:line draw:style-name="gr10" draw:text-style-name="P2" draw:layer="layout" svg:x1="12.838cm" svg:y1="5.338cm" svg:x2="12.668cm" svg:y2="5.171cm">
          <text:p/>
        </draw:line>
        <draw:line draw:style-name="gr10" draw:text-style-name="P2" draw:layer="layout" svg:x1="13.417cm" svg:y1="5.122cm" svg:x2="13.296cm" svg:y2="5.387cm">
          <text:p/>
        </draw:line>
        <draw:line draw:style-name="gr10" draw:text-style-name="P2" draw:layer="layout" svg:x1="16.246cm" svg:y1="3.019cm" svg:x2="14.668cm" svg:y2="3.405cm">
          <text:p/>
        </draw:line>
        <draw:line draw:style-name="gr10" draw:text-style-name="P2" draw:layer="layout" svg:x1="16.592cm" svg:y1="4.745cm" svg:x2="16.315cm" svg:y2="3.901cm">
          <text:p/>
        </draw:line>
        <draw:line draw:style-name="gr10" draw:text-style-name="P2" draw:layer="layout" svg:x1="14.753cm" svg:y1="4.287cm" svg:x2="16.316cm" svg:y2="3.901cm">
          <text:p/>
        </draw:line>
        <draw:path draw:style-name="gr10" draw:text-style-name="P2" draw:layer="layout" svg:width="0.147cm" svg:height="0.868cm" svg:x="16.527cm" svg:y="4.741cm" svg:viewBox="0 0 148 869" svg:d="M61 0c67 198 95 407 85 572-14 170-67 279-146 297">
          <text:p/>
        </draw:path>
        <draw:path draw:style-name="gr10" draw:text-style-name="P2" draw:layer="layout" svg:width="0.236cm" svg:height="0.159cm" svg:x="16.291cm" svg:y="5.453cm" svg:viewBox="0 0 237 160" svg:d="M237 157c-70 17-156-40-237-157">
          <text:p/>
        </draw:path>
        <draw:line draw:style-name="gr10" draw:text-style-name="P2" draw:layer="layout" svg:x1="13.296cm" svg:y1="6.387cm" svg:x2="13.357cm" svg:y2="6.374cm">
          <text:p/>
        </draw:line>
        <draw:line draw:style-name="gr10" draw:text-style-name="P2" draw:layer="layout" svg:x1="12.834cm" svg:y1="5.337cm" svg:x2="12.834cm" svg:y2="5.531cm">
          <text:p/>
        </draw:line>
        <draw:line draw:style-name="gr10" draw:text-style-name="P2" draw:layer="layout" svg:x1="13.357cm" svg:y1="5.511cm" svg:x2="13.296cm" svg:y2="5.386cm">
          <text:p/>
        </draw:line>
        <draw:line draw:style-name="gr10" draw:text-style-name="P2" draw:layer="layout" svg:x1="16.315cm" svg:y1="3.901cm" svg:x2="16.546cm" svg:y2="4.879cm">
          <text:p/>
        </draw:line>
        <draw:line draw:style-name="gr10" draw:text-style-name="P2" draw:layer="layout" svg:x1="15.014cm" svg:y1="5.253cm" svg:x2="16.546cm" svg:y2="4.878cm">
          <text:p/>
        </draw:line>
        <draw:path draw:style-name="gr10" draw:text-style-name="P2" draw:layer="layout" svg:width="0.103cm" svg:height="0.53cm" svg:x="16.478cm" svg:y="4.878cm" svg:viewBox="0 0 104 531" svg:d="M67 0c33 127 43 255 33 358-16 99-51 162-100 173">
          <text:p/>
        </draw:path>
        <draw:path draw:style-name="gr10" draw:text-style-name="P2" draw:layer="layout" svg:width="0.925cm" svg:height="0.091cm" svg:x="13.172cm" svg:y="2.206cm" svg:viewBox="0 0 926 92" svg:d="M926 92c-262-123-664-123-926 0">
          <text:p/>
        </draw:path>
        <draw:path draw:style-name="gr10" draw:text-style-name="P2" draw:layer="layout" svg:width="1.087cm" svg:height="0.191cm" svg:x="13.077cm" svg:y="2.286cm" svg:viewBox="0 0 1088 192" svg:d="M1088 160c-106-103-329-167-565-159-237 7-442 81-523 191">
          <text:p/>
        </draw:path>
        <draw:path draw:style-name="gr10" draw:text-style-name="P2" draw:layer="layout" svg:width="0.028cm" svg:height="0.032cm" svg:x="14.164cm" svg:y="2.444cm" svg:viewBox="0 0 29 33" svg:d="M29 33c-12-15-19-26-29-33">
          <text:p/>
        </draw:path>
        <draw:path draw:style-name="gr10" draw:text-style-name="P2" draw:layer="layout" svg:width="1.15cm" svg:height="0.19cm" svg:x="13.049cm" svg:y="2.233cm" svg:viewBox="0 0 1151 191" svg:d="M1151 170c-113-107-342-174-589-170-247 3-467 77-562 191">
          <text:p/>
        </draw:path>
        <draw:path draw:style-name="gr10" draw:text-style-name="P2" draw:layer="layout" svg:width="0.021cm" svg:height="0.021cm" svg:x="14.195cm" svg:y="2.402cm" svg:viewBox="0 0 22 22" svg:d="M22 22c-3-7-11-14-22-22">
          <text:p/>
        </draw:path>
        <draw:line draw:style-name="gr10" draw:text-style-name="P2" draw:layer="layout" svg:x1="10.759cm" svg:y1="5.539cm" svg:x2="10.796cm" svg:y2="5.528cm">
          <text:p/>
        </draw:line>
        <draw:line draw:style-name="gr10" draw:text-style-name="P2" draw:layer="layout" svg:x1="10.858cm" svg:y1="5.938cm" svg:x2="10.894cm" svg:y2="5.93cm">
          <text:p/>
        </draw:line>
        <draw:line draw:style-name="gr10" draw:text-style-name="P2" draw:layer="layout" svg:x1="10.83cm" svg:y1="5.543cm" svg:x2="10.915cm" svg:y2="5.517cm">
          <text:p/>
        </draw:line>
        <draw:line draw:style-name="gr10" draw:text-style-name="P2" draw:layer="layout" svg:x1="10.918cm" svg:y1="5.906cm" svg:x2="11.004cm" svg:y2="5.884cm">
          <text:p/>
        </draw:line>
        <draw:line draw:style-name="gr10" draw:text-style-name="P2" draw:layer="layout" svg:x1="10.918cm" svg:y1="5.511cm" svg:x2="10.954cm" svg:y2="5.503cm">
          <text:p/>
        </draw:line>
        <draw:line draw:style-name="gr10" draw:text-style-name="P2" draw:layer="layout" svg:x1="11.01cm" svg:y1="5.888cm" svg:x2="11.046cm" svg:y2="5.88cm">
          <text:p/>
        </draw:line>
        <draw:line draw:style-name="gr10" draw:text-style-name="P2" draw:layer="layout" svg:x1="10.759cm" svg:y1="4.784cm" svg:x2="10.796cm" svg:y2="4.776cm">
          <text:p/>
        </draw:line>
        <draw:line draw:style-name="gr10" draw:text-style-name="P2" draw:layer="layout" svg:x1="10.858cm" svg:y1="5.186cm" svg:x2="10.894cm" svg:y2="5.175cm">
          <text:p/>
        </draw:line>
        <draw:line draw:style-name="gr10" draw:text-style-name="P2" draw:layer="layout" svg:x1="10.83cm" svg:y1="4.788cm" svg:x2="10.915cm" svg:y2="4.766cm">
          <text:p/>
        </draw:line>
        <draw:line draw:style-name="gr10" draw:text-style-name="P2" draw:layer="layout" svg:x1="10.918cm" svg:y1="5.151cm" svg:x2="11.004cm" svg:y2="5.129cm">
          <text:p/>
        </draw:line>
        <draw:line draw:style-name="gr10" draw:text-style-name="P2" draw:layer="layout" svg:x1="10.918cm" svg:y1="4.759cm" svg:x2="10.954cm" svg:y2="4.748cm">
          <text:p/>
        </draw:line>
        <draw:line draw:style-name="gr10" draw:text-style-name="P2" draw:layer="layout" svg:x1="11.01cm" svg:y1="5.137cm" svg:x2="11.046cm" svg:y2="5.129cm">
          <text:p/>
        </draw:line>
        <draw:line draw:style-name="gr10" draw:text-style-name="P2" draw:layer="layout" svg:x1="13.564cm" svg:y1="1.841cm" svg:x2="13.597cm" svg:y2="1.87cm">
          <text:p/>
        </draw:line>
        <draw:line draw:style-name="gr10" draw:text-style-name="P2" draw:layer="layout" svg:x1="16.527cm" svg:y1="5.61cm" svg:x2="16.729cm" svg:y2="5.559cm">
          <text:p/>
        </draw:line>
        <draw:line draw:style-name="gr10" draw:text-style-name="P2" draw:layer="layout" svg:x1="16.479cm" svg:y1="5.408cm" svg:x2="15.056cm" svg:y2="5.758cm">
          <text:p/>
        </draw:line>
        <draw:path draw:style-name="gr1" draw:text-style-name="P1" draw:layer="layout" svg:width="6.156cm" svg:height="6.873cm" svg:x="19.191cm" svg:y="1.307cm" svg:viewBox="0 0 6157 6874" svg:d="M5804 3682c56-28 144-25 222 3 81 32 131 81 131 131 0 3 0 10 0 14-15 60-117 88-230 63-109-28-187-98-173-158 7-25 25-43 50-53 56-28 144-25 222 3 81 32 131 81 131 131 0 3 0 10 0 14l-7 32c-4 14-15 28-32 42-43 32-120 39-198 21-77-21-141-63-166-109-7-18-10-35-7-53l7-28c-14 60 64 130 173 158 113 25 215-3 230-63l-7 32c-4 14-15 28-32 42l-7 35c0 4 3 11 3 14 0 4-3 11-3 15-14 56-110 84-215 60-103-25-177-96-163-152-14 56 60 127 163 152 105 24 201-4 215-60l-7 31c-11 36-53 60-113 67-60 4-131-10-187-42 56 32 127 46 187 42 60-7 102-31 113-67l7-31c0-4 3-11 3-15 0-3-3-10-3-14l-4 18v3c-14 57-109 82-208 57-102-25-173-88-159-145l7-21-10 25h-4c0-11 7-18 14-25l-10 25-11 32c-10 38 21 84 78 116v2476l-88 374-974-162-4340-716-127 515-275-46v-716l127-875v-945l-127-21v-413l515-2125c3-18 10-32 10-28l258 42 3 4c-3-4-3-4-3-4l92 18 134-543 250 38 7-28 176 28v-423c0-14 0-32 4-49l46-184c49-204 391-296 762-208 375 92 636 332 586 536l-42 184c-21 74-81 141-176 183l-92 39-162 674h14v95l102 145v1091l3320 550z">
          <text:p/>
        </draw:path>
        <draw:polygon draw:style-name="gr7" draw:text-style-name="P2" draw:layer="layout" svg:width="0cm" svg:height="0cm" svg:x="22.221cm" svg:y="5.217cm" svg:viewBox="0 0 0 0" draw:points="0,0">
          <text:p/>
        </draw:polygon>
        <draw:path draw:style-name="gr1" draw:text-style-name="P1" draw:layer="layout" svg:width="3.574cm" svg:height="3.524cm" svg:x="21.42cm" svg:y="4.286cm" svg:viewBox="0 0 3575 3525" svg:d="M254 1885l-254 1047 3575 593v-2480c-57-32-88-79-78-117l7-32c0-11 7-18 14-25l7-35c-7-18-10-35-7-53l7-28c7-25 25-43 50-53v-152l-3321-550v197l-67 272 67-272c-35-28-60-46-84-49-36 25-60 56-71 95 0 11-4 21-4 32 0 49 25 102 75 152 24 56 49 116 84 180v636c173 24 332 109 406 211 49-21 123-17 187 11 67 24 109 67 109 109 0 4 0 7-3 11-7 31-43 56-96 60-52 7-112-4-162-32-42 116-229 173-441 134z">
          <text:p/>
        </draw:path>
        <draw:polygon draw:style-name="gr7" draw:text-style-name="P2" draw:layer="layout" svg:width="0cm" svg:height="0cm" svg:x="22.221cm" svg:y="5.217cm" svg:viewBox="0 0 0 0" draw:points="0,0">
          <text:p/>
        </draw:polygon>
        <draw:path draw:style-name="gr1" draw:text-style-name="P1" draw:layer="layout" svg:width="5.803cm" svg:height="4.572cm" svg:x="19.191cm" svg:y="3.608cm" svg:viewBox="0 0 5804 4573" svg:d="M2382 2315l-18 74 120 169-254 1052 3574 593-88 370-974-158-4340-720-127 519-275-46 141-579 257 43 300-1247 35-148c-3 21-10 32-10 32l-254-43 7-31c-4 21-7 31-11 31l11-31 533-2195 459 78-102 423-88 364-57 243-70 289-79 321-92 364z">
          <text:p/>
        </draw:path>
        <draw:polygon draw:style-name="gr7" draw:text-style-name="P2" draw:layer="layout" svg:width="0cm" svg:height="0cm" svg:x="22.221cm" svg:y="5.217cm" svg:viewBox="0 0 0 0" draw:points="0,0">
          <text:p/>
        </draw:polygon>
        <draw:path draw:style-name="gr1" draw:text-style-name="P1" draw:layer="layout" svg:width="1.836cm" svg:height="1.303cm" svg:x="20.2cm" svg:y="1.307cm" svg:viewBox="0 0 1837 1304" svg:d="M0 860v366l257 43 201 35v-11l1197-536c99-46 159-110 176-188 50-204-211-444-582-536-375-88-717 4-766 208-4 18-7 35-7 53v611l-43-7-176-28-3 32z">
          <text:p/>
        </draw:path>
        <draw:polygon draw:style-name="gr7" draw:text-style-name="P2" draw:layer="layout" svg:width="0cm" svg:height="0cm" svg:x="22.221cm" svg:y="5.217cm" svg:viewBox="0 0 0 0" draw:points="0,0">
          <text:p/>
        </draw:polygon>
        <draw:path draw:style-name="gr1" draw:text-style-name="P1" draw:layer="layout" svg:width="1.369cm" svg:height="1.132cm" svg:x="20.055cm" svg:y="5.905cm" svg:viewBox="0 0 1370 1133" svg:d="M0 569c0 314 307 564 684 564 378 0 686-250 686-564zM1370 569c0-315-308-569-686-569-377 0-684 254-684 569z">
          <text:p/>
        </draw:path>
        <draw:polygon draw:style-name="gr7" draw:text-style-name="P2" draw:layer="layout" svg:width="0cm" svg:height="0cm" svg:x="22.221cm" svg:y="5.217cm" svg:viewBox="0 0 0 0" draw:points="0,0">
          <text:p/>
        </draw:polygon>
        <draw:polygon draw:style-name="gr1" draw:text-style-name="P1" draw:layer="layout" svg:width="1.401cm" svg:height="0.918cm" svg:x="20.171cm" svg:y="5.005cm" svg:viewBox="0 0 1402 919" draw:points="1402,919 1402,206 1384,203 171,0 92,322 0,686">
          <text:p/>
        </draw:polygon>
        <draw:polygon draw:style-name="gr7" draw:text-style-name="P2" draw:layer="layout" svg:width="0cm" svg:height="0cm" svg:x="22.221cm" svg:y="5.217cm" svg:viewBox="0 0 0 0" draw:points="0,0">
          <text:p/>
        </draw:polygon>
        <draw:path draw:style-name="gr1" draw:text-style-name="P1" draw:layer="layout" svg:width="1.185cm" svg:height="0.981cm" svg:x="20.147cm" svg:y="5.983cm" svg:viewBox="0 0 1186 982" svg:d="M1186 492c0-11 0-21 0-32 0-10-4-21-4-32-35-209-222-378-472-417-164-28-329 0-463 81-134 78-223 201-244 336 0 11 0 22-3 32 0 11 0 21 0 32 0 272 264 490 593 490 328 0 593-218 593-490z">
          <text:p/>
        </draw:path>
        <draw:polygon draw:style-name="gr7" draw:text-style-name="P2" draw:layer="layout" svg:width="0cm" svg:height="0cm" svg:x="22.221cm" svg:y="5.217cm" svg:viewBox="0 0 0 0" draw:points="0,0">
          <text:p/>
        </draw:polygon>
        <draw:path draw:style-name="gr1" draw:text-style-name="P1" draw:layer="layout" svg:width="1.178cm" svg:height="0.854cm" svg:x="20.15cm" svg:y="5.983cm" svg:viewBox="0 0 1179 855" svg:d="M1179 428c-35-209-222-378-472-417-159-28-329 0-463 81-134 78-223 201-244 336 39 244 293 427 590 427 300 0 551-183 589-427z">
          <text:p/>
        </draw:path>
        <draw:polygon draw:style-name="gr7" draw:text-style-name="P2" draw:layer="layout" svg:width="0cm" svg:height="0cm" svg:x="22.221cm" svg:y="5.217cm" svg:viewBox="0 0 0 0" draw:points="0,0">
          <text:p/>
        </draw:polygon>
        <draw:path draw:style-name="gr1" draw:text-style-name="P1" draw:layer="layout" svg:width="1.474cm" svg:height="2.233cm" svg:x="20.556cm" svg:y="1.876cm" svg:viewBox="0 0 1475 2234" svg:d="M1257 367c95-42 155-106 176-183l42-184c-17 78-77 141-176 187l-1197 536v11l-3 18 3 384-3 18 3 657-102 423 300-134 353-1461 456-205 56-24z">
          <text:p/>
        </draw:path>
        <draw:polygon draw:style-name="gr7" draw:text-style-name="P2" draw:layer="layout" svg:width="0cm" svg:height="0cm" svg:x="22.221cm" svg:y="5.217cm" svg:viewBox="0 0 0 0" draw:points="0,0">
          <text:p/>
        </draw:polygon>
        <draw:path draw:style-name="gr1" draw:text-style-name="P1" draw:layer="layout" svg:width="0.529cm" svg:height="5.126cm" svg:x="19.191cm" svg:y="2.649cm" svg:viewBox="0 0 530 5127" svg:d="M530 35c0-21 0-35-4-35 0 0-7 10-10 32l-516 2120v413l128-159v180 945l-128 875v721l142-580 60-1235z">
          <text:p/>
        </draw:path>
        <draw:polygon draw:style-name="gr7" draw:text-style-name="P2" draw:layer="layout" svg:width="0cm" svg:height="0cm" svg:x="22.221cm" svg:y="5.217cm" svg:viewBox="0 0 0 0" draw:points="0,0">
          <text:p/>
        </draw:polygon>
        <draw:polygon draw:style-name="gr1" draw:text-style-name="P1" draw:layer="layout" svg:width="0.808cm" svg:height="1.665cm" svg:x="20.856cm" svg:y="2.31cm" svg:viewBox="0 0 809 1666" draw:points="0,1666 504,1264 809,0 353,206">
          <text:p/>
        </draw:polygon>
        <draw:polygon draw:style-name="gr7" draw:text-style-name="P2" draw:layer="layout" svg:width="0cm" svg:height="0cm" svg:x="22.221cm" svg:y="5.217cm" svg:viewBox="0 0 0 0" draw:points="0,0">
          <text:p/>
        </draw:polygon>
        <draw:path draw:style-name="gr1" draw:text-style-name="P1" draw:layer="layout" svg:width="0.769cm" svg:height="3.457cm" svg:x="19.392cm" svg:y="2.547cm" svg:viewBox="0 0 770 3458" svg:d="M770 384v-384l-28 130-96 392-42 176-25 92-95 395-145 607c-24 102-49 236-60 349-14 109-10 180 4 183 11 0 32-53 56-148l353-1457-353 1457c-24 95-45 148-56 148l88 14-60 594-46 296c-3 36-3 60 0 60h4l-11 170-258-43 329-3278c0-21 0-35-4-35l261 42v4c0-4 0-4-3-4l3 39c0-18 0-28 0-35v35l-7 42-95 960-145 607c-24 102-49 236-60 349-14 109-10 180 4 183l88 14 25 4 74-536 257-1062-35-7v-18 18l7-32v-18z">
          <text:p/>
        </draw:path>
        <draw:polygon draw:style-name="gr7" draw:text-style-name="P2" draw:layer="layout" svg:width="0cm" svg:height="0cm" svg:x="22.221cm" svg:y="5.217cm" svg:viewBox="0 0 0 0" draw:points="0,0">
          <text:p/>
        </draw:polygon>
        <draw:path draw:style-name="gr1" draw:text-style-name="P1" draw:layer="layout" svg:width="1.164cm" svg:height="1.129cm" svg:x="20.408cm" svg:y="3.781cm" svg:viewBox="0 0 1165 1130" svg:d="M1165 1130v-70c-245-124-393-297-396-459v-4c0-17 3-38 7-59 35-135 176-233 389-272v-266l-25 103c-22 78-82 142-181 188l-899 405-60 240z">
          <text:p/>
        </draw:path>
        <draw:polygon draw:style-name="gr7" draw:text-style-name="P2" draw:layer="layout" svg:width="0cm" svg:height="0cm" svg:x="22.221cm" svg:y="5.217cm" svg:viewBox="0 0 0 0" draw:points="0,0">
          <text:p/>
        </draw:polygon>
        <draw:path draw:style-name="gr1" draw:text-style-name="P1" draw:layer="layout" svg:width="1.235cm" svg:height="0.491cm" svg:x="20.337cm" svg:y="4.716cm" svg:viewBox="0 0 1236 492" svg:d="M1236 191c-4 10-4 21-7 35-7 46-11 88-11 127v14l4 14 3 11v10l4 14v11 12 7 10l-4 7v7l-3 4-4 7v3c0 4 0 4 0 8v-4l-1218-199 72-289z">
          <text:p/>
        </draw:path>
        <draw:polygon draw:style-name="gr7" draw:text-style-name="P2" draw:layer="layout" svg:width="0cm" svg:height="0cm" svg:x="22.221cm" svg:y="5.217cm" svg:viewBox="0 0 0 0" draw:points="0,0">
          <text:p/>
        </draw:polygon>
        <draw:path draw:style-name="gr1" draw:text-style-name="P1" draw:layer="layout" svg:width="1.167cm" svg:height="0.956cm" svg:x="20.468cm" svg:y="3.52cm" svg:viewBox="0 0 1168 957" svg:d="M88 589l-88 368 899-410c99-42 159-106 180-183l21-103 68-261c-21 74-82 141-181 184l-599 268z">
          <text:p/>
        </draw:path>
        <draw:polygon draw:style-name="gr7" draw:text-style-name="P2" draw:layer="layout" svg:width="0cm" svg:height="0cm" svg:x="22.221cm" svg:y="5.217cm" svg:viewBox="0 0 0 0" draw:points="0,0">
          <text:p/>
        </draw:polygon>
        <draw:polygon draw:style-name="gr1" draw:text-style-name="P1" draw:layer="layout" svg:width="0.317cm" svg:height="1.278cm" svg:x="19.332cm" svg:y="5.961cm" svg:viewBox="0 0 318 1279" draw:points="60,0 318,43 258,1279 0,1236">
          <text:p/>
        </draw:polygon>
        <draw:polygon draw:style-name="gr7" draw:text-style-name="P2" draw:layer="layout" svg:width="0cm" svg:height="0cm" svg:x="22.221cm" svg:y="5.217cm" svg:viewBox="0 0 0 0" draw:points="0,0">
          <text:p/>
        </draw:polygon>
        <draw:polygon draw:style-name="gr1" draw:text-style-name="P1" draw:layer="layout" svg:width="0.458cm" svg:height="0.73cm" svg:x="20.2cm" svg:y="2.956cm" svg:viewBox="0 0 459 731" draw:points="0,0 0,653 459,731 459,74 255,42">
          <text:p/>
        </draw:polygon>
        <draw:polygon draw:style-name="gr7" draw:text-style-name="P2" draw:layer="layout" svg:width="0cm" svg:height="0cm" svg:x="22.221cm" svg:y="5.217cm" svg:viewBox="0 0 0 0" draw:points="0,0">
          <text:p/>
        </draw:polygon>
        <draw:path draw:style-name="gr1" draw:text-style-name="P1" draw:layer="layout" svg:width="0.546cm" svg:height="2.878cm" svg:x="19.654cm" svg:y="2.956cm" svg:viewBox="0 0 547 2879" svg:d="M13 2848c-4 21-7 31-11 31-3 0-3-24 0-60l46-296 81-589 78-536 258-1063 7-32 4-17 71-286v652z">
          <text:p/>
        </draw:path>
        <draw:polygon draw:style-name="gr7" draw:text-style-name="P2" draw:layer="layout" svg:width="0cm" svg:height="0cm" svg:x="22.221cm" svg:y="5.217cm" svg:viewBox="0 0 0 0" draw:points="0,0">
          <text:p/>
        </draw:polygon>
        <draw:path draw:style-name="gr1" draw:text-style-name="P1" draw:layer="layout" svg:width="0.436cm" svg:height="0.405cm" svg:x="22.699cm" svg:y="2.705cm" svg:viewBox="0 0 437 406" svg:d="M433 170c-14 60-116 88-226 60-114-25-191-99-177-159 14-57 110-85 216-64 106 22 191 85 191 145 0 7-4 11-4 18-14 60-116 88-226 60-114-25-191-99-177-159 14-57 110-85 216-64 106 22 191 85 191 145 0 7-4 11-4 18l-7 28c-3 18-14 32-28 42l-11 35c4 8 4 11 4 18 0 4 0 7-4 14-14 58-109 86-215 61-103-28-177-96-163-152-14 56 60 124 163 152 106 25 201-3 215-61v-7l-7 40c-14 56-109 81-215 56-103-24-177-92-163-152l10-32-3 4c0-11 7-18 14-29l-11 25 372 88c-14 54-106 79-208 58-104-25-174-93-160-150l371 67v25-25c4 8 4 11 4 18 0 4 0 7-4 14v-7l-7 40c-14 56-109 81-215 56-103-24-177-92-163-152l10-32-3 4c0-11 7-18 14-29l7-35c-7-18-11-32-7-49l7-32-7 32c-4 17 0 31 7 49 25 46 88 92 167 109 81 18 159 11 201-21 14-10 25-24 28-42z">
          <text:p/>
        </draw:path>
        <draw:polygon draw:style-name="gr7" draw:text-style-name="P2" draw:layer="layout" svg:width="0cm" svg:height="0cm" svg:x="22.221cm" svg:y="5.217cm" svg:viewBox="0 0 0 0" draw:points="0,0">
          <text:p/>
        </draw:polygon>
        <draw:path draw:style-name="gr1" draw:text-style-name="P1" draw:layer="layout" svg:width="0.436cm" svg:height="0.405cm" svg:x="22.699cm" svg:y="5.235cm" svg:viewBox="0 0 437 406" svg:d="M433 169c-14 61-116 89-226 61-114-29-191-100-177-160 14-56 110-84 216-63s191 84 191 144c0 7-4 11-4 18-14 61-116 89-226 61-114-29-191-100-177-160 14-56 110-84 216-63s191 84 191 144c0 7-4 11-4 18l-7 28c-3 18-14 33-28 44l-11 35c4 7 4 10 4 18 0 3 0 10-4 14-14 56-109 81-215 56-103-25-177-92-163-149-14 57 60 124 163 149 106 25 201 0 215-56v-7l-7 35c-14 60-109 85-215 60-103-25-177-92-163-152l10-33-3 4c0-11 7-21 14-28l-11 24 372 86c-14 57-106 81-208 60-104-25-174-92-160-149l371 68v25-25c4 7 4 10 4 18 0 3 0 10-4 14v-7l-7 35c-14 60-109 85-215 60-103-25-177-92-163-152l10-33-3 4c0-11 7-21 14-28l7-36c-7-17-11-35-7-49l7-32-7 32c-4 14 0 32 7 49 25 46 88 93 167 111 81 21 159 10 201-21 14-11 25-26 28-44z">
          <text:p/>
        </draw:path>
        <draw:polygon draw:style-name="gr7" draw:text-style-name="P2" draw:layer="layout" svg:width="0cm" svg:height="0cm" svg:x="22.221cm" svg:y="5.217cm" svg:viewBox="0 0 0 0" draw:points="0,0">
          <text:p/>
        </draw:polygon>
        <draw:path draw:style-name="gr1" draw:text-style-name="P1" draw:layer="layout" svg:width="0.435cm" svg:height="0.406cm" svg:x="21.888cm" svg:y="3.836cm" svg:viewBox="0 0 436 407" svg:d="M436 171c-14 60-116 88-229 60-109-28-188-99-173-159 14-56 109-89 215-64 106 22 187 85 187 145 0 7 0 11 0 18-14 60-116 88-229 60-109-28-188-99-173-159 14-56 109-89 215-64 106 22 187 85 187 145 0 7 0 11 0 18l-7 28c-3 18-14 32-32 43l-7 35c0 7 4 10 4 14 0 7-4 11-4 14-14 60-109 85-215 60-102-25-177-92-163-148-14 56 61 123 163 148 106 25 201 0 215-60v-7l-7 39c-14 56-109 86-215 60-102-25-177-92-167-152l14-32-3 4c0-11 7-21 11-28l-8 24 372 85c-14 57-106 81-208 57-103-25-174-89-160-145l371 67v21-21c0 7 4 10 4 14 0 7-4 11-4 14v-7l-7 39c-14 56-109 86-215 60-102-25-177-92-167-152l14-32-3 4c0-11 7-21 11-28l11-36c-8-17-11-35-8-49l8-32-8 32c-3 14 0 32 8 49 25 46 88 89 166 110 81 17 155 10 197-21 18-11 29-25 32-43z">
          <text:p/>
        </draw:path>
        <draw:polygon draw:style-name="gr7" draw:text-style-name="P2" draw:layer="layout" svg:width="0cm" svg:height="0cm" svg:x="22.221cm" svg:y="5.217cm" svg:viewBox="0 0 0 0" draw:points="0,0">
          <text:p/>
        </draw:polygon>
        <draw:path draw:style-name="gr1" draw:text-style-name="P1" draw:layer="layout" svg:width="0.339cm" svg:height="1.405cm" svg:x="19.589cm" svg:y="5.834cm" svg:viewBox="0 0 340 1406" svg:d="M74 0l-14 170-60 1236 301-1247 39-148c-7 21-11 32-14 32z">
          <text:p/>
        </draw:path>
        <draw:polygon draw:style-name="gr7" draw:text-style-name="P2" draw:layer="layout" svg:width="0cm" svg:height="0cm" svg:x="22.221cm" svg:y="5.217cm" svg:viewBox="0 0 0 0" draw:points="0,0">
          <text:p/>
        </draw:polygon>
        <draw:path draw:style-name="gr1" draw:text-style-name="P1" draw:layer="layout" svg:width="0.413cm" svg:height="0.829cm" svg:x="21.177cm" svg:y="4.159cm" svg:viewBox="0 0 414 830" svg:d="M414 830v-275c-50-50-75-103-75-152 0-12 4-22 4-33 11-39 35-70 71-95v-275c-202 28-350 106-414 222 3 162 152 336 392 460v70c0 11-3 21-3 32z">
          <text:p/>
        </draw:path>
        <draw:polygon draw:style-name="gr7" draw:text-style-name="P2" draw:layer="layout" svg:width="0cm" svg:height="0cm" svg:x="22.221cm" svg:y="5.217cm" svg:viewBox="0 0 0 0" draw:points="0,0">
          <text:p/>
        </draw:polygon>
        <draw:path draw:style-name="gr1" draw:text-style-name="P1" draw:layer="layout" svg:width="0.123cm" svg:height="1.457cm" svg:x="21.551cm" svg:y="4.713cm" svg:viewBox="0 0 124 1458" svg:d="M17 1211l-17 77 124 170v-138-116-166-106-116-636c-32-64-60-124-84-180v271l-26-42c-7 46-11 88-14 127l3 14 4 15v11l3 14 4 10v11 11 7 10l-4 7-3 7v4l-4 7-3 3c0 4 3 4 3 8l14 3-14-7 14 720v-713z">
          <text:p/>
        </draw:path>
        <draw:polygon draw:style-name="gr7" draw:text-style-name="P2" draw:layer="layout" svg:width="0cm" svg:height="0cm" svg:x="22.221cm" svg:y="5.217cm" svg:viewBox="0 0 0 0" draw:points="0,0">
          <text:p/>
        </draw:polygon>
        <draw:path draw:style-name="gr1" draw:text-style-name="P1" draw:layer="layout" svg:width="0.785cm" svg:height="0.769cm" svg:x="20.856cm" svg:y="3.206cm" svg:viewBox="0 0 786 770" svg:d="M0 770l599-271c99-43 160-106 181-184 18-75-3-156-64-237-7-7-14-14-18-25-17-17-35-35-56-53l-64 266c-10 39-35 74-74 102z">
          <text:p/>
        </draw:path>
        <draw:polygon draw:style-name="gr7" draw:text-style-name="P2" draw:layer="layout" svg:width="0cm" svg:height="0cm" svg:x="22.221cm" svg:y="5.217cm" svg:viewBox="0 0 0 0" draw:points="0,0">
          <text:p/>
        </draw:polygon>
        <draw:path draw:style-name="gr1" draw:text-style-name="P1" draw:layer="layout" svg:width="0.441cm" svg:height="0.52cm" svg:x="21.674cm" svg:y="5.524cm" svg:viewBox="0 0 442 521" svg:d="M0 509c216 39 400-18 442-135-60-28-92-74-85-113 8-21 25-35 50-46-74-102-233-187-407-215v116c99 18 195 67 230 127 36 60 11 117-63 142-14 3-28 7-39 10-40 7-85 4-128-3z">
          <text:p/>
        </draw:path>
        <draw:polygon draw:style-name="gr7" draw:text-style-name="P2" draw:layer="layout" svg:width="0cm" svg:height="0cm" svg:x="22.221cm" svg:y="5.217cm" svg:viewBox="0 0 0 0" draw:points="0,0">
          <text:p/>
        </draw:polygon>
        <draw:polygon draw:style-name="gr1" draw:text-style-name="P1" draw:layer="layout" svg:width="0.296cm" svg:height="0.433cm" svg:x="20.161cm" svg:y="2.547cm" svg:viewBox="0 0 297 434" draw:points="297,434 294,45 35,3 0,0 0,385">
          <text:p/>
        </draw:polygon>
        <draw:polygon draw:style-name="gr7" draw:text-style-name="P2" draw:layer="layout" svg:width="0cm" svg:height="0cm" svg:x="22.221cm" svg:y="5.217cm" svg:viewBox="0 0 0 0" draw:points="0,0">
          <text:p/>
        </draw:polygon>
        <draw:path draw:style-name="gr1" draw:text-style-name="P1" draw:layer="layout" svg:width="0.433cm" svg:height="0.404cm" svg:x="24.915cm" svg:y="3.704cm" svg:viewBox="0 0 434 405" svg:d="M434 170c-15 60-118 88-231 64-109-29-187-99-173-164 15-56 110-84 216-63 105 21 188 84 188 149 0 3 0 10 0 14-15 60-118 88-231 64-109-29-187-99-173-164 15-56 110-84 216-63 105 21 188 84 188 149 0 3 0 10 0 14l-7 32c-4 14-15 28-32 42-44 28-121 39-199 18-77-18-141-60-166-106-10-18-10-40-7-54l7-32-7 32c-3 14-3 36 7 54l-10 35-7 21 371 89c-14 52-110 81-209 56-102-25-173-92-159-145l372 64v25-25c0 7 3 14 3 17 0 4-3 11-3 15v-7l-7 35c-14 60-111 84-217 60-102-25-176-92-162-148l11-36-4 4c0-11 4-18 11-25-7 7-11 14-11 25l4-4-11 36c-14 56 60 123 162 148 106 24 203 0 217-60l7-35v7c-14 56-111 84-216 56-103-25-177-92-163-148-14 56 60 123 163 148 105 28 202 0 216-56 0-4 3-11 3-15 0-3-3-10-3-17l7-32c17-14 28-28 32-42z">
          <text:p/>
        </draw:path>
        <draw:polygon draw:style-name="gr7" draw:text-style-name="P2" draw:layer="layout" svg:width="0cm" svg:height="0cm" svg:x="22.221cm" svg:y="5.217cm" svg:viewBox="0 0 0 0" draw:points="0,0">
          <text:p/>
        </draw:polygon>
        <draw:path draw:style-name="gr1" draw:text-style-name="P1" draw:layer="layout" svg:width="0.123cm" svg:height="1.436cm" svg:x="21.551cm" svg:y="3.051cm" svg:viewBox="0 0 124 1437" svg:d="M40 1384c24 7 52 25 84 53v-201-1091l-107-145v233c65 81 86 162 68 236l-68 266v261l-17 77c14 11 24 25 40 36z">
          <text:p/>
        </draw:path>
        <draw:polygon draw:style-name="gr7" draw:text-style-name="P2" draw:layer="layout" svg:width="0cm" svg:height="0cm" svg:x="22.221cm" svg:y="5.217cm" svg:viewBox="0 0 0 0" draw:points="0,0">
          <text:p/>
        </draw:polygon>
        <draw:path draw:style-name="gr1" draw:text-style-name="P1" draw:layer="layout" svg:width="0.495cm" svg:height="0.296cm" svg:x="24.457cm" svg:y="6.764cm" svg:viewBox="0 0 496 297" svg:d="M496 190c0 42-32 74-85 95-11 4-25 7-39 7-95 18-222-14-300-74-10-7-21-14-28-25-61-61-58-124 7-163 67-39 176-39 275-4 102 36 170 103 170 164z">
          <text:p/>
        </draw:path>
        <draw:polygon draw:style-name="gr7" draw:text-style-name="P2" draw:layer="layout" svg:width="0cm" svg:height="0cm" svg:x="22.221cm" svg:y="5.217cm" svg:viewBox="0 0 0 0" draw:points="0,0">
          <text:p/>
        </draw:polygon>
        <draw:path draw:style-name="gr1" draw:text-style-name="P1" draw:layer="layout" svg:width="0.495cm" svg:height="0.294cm" svg:x="24.457cm" svg:y="5.502cm" svg:viewBox="0 0 496 295" svg:d="M496 189c0 43-32 75-85 93-11 3-25 7-39 10-95 14-222-14-300-74-10-8-21-19-28-26-61-60-58-127 7-162 67-39 176-39 275-3 102 35 170 98 170 162z">
          <text:p/>
        </draw:path>
        <draw:polygon draw:style-name="gr7" draw:text-style-name="P2" draw:layer="layout" svg:width="0cm" svg:height="0cm" svg:x="22.221cm" svg:y="5.217cm" svg:viewBox="0 0 0 0" draw:points="0,0">
          <text:p/>
        </draw:polygon>
        <draw:path draw:style-name="gr1" draw:text-style-name="P1" draw:layer="layout" svg:width="0.494cm" svg:height="0.296cm" svg:x="22.242cm" svg:y="7.031cm" svg:viewBox="0 0 495 297" svg:d="M495 190c0 40-32 75-85 93-10 3-24 7-35 10-99 14-223-14-304-74-11-7-21-18-29-26-59-63-56-127 11-165 64-36 174-39 276 0 99 35 166 98 166 162z">
          <text:p/>
        </draw:path>
        <draw:polygon draw:style-name="gr7" draw:text-style-name="P2" draw:layer="layout" svg:width="0cm" svg:height="0cm" svg:x="22.221cm" svg:y="5.217cm" svg:viewBox="0 0 0 0" draw:points="0,0">
          <text:p/>
        </draw:polygon>
        <draw:path draw:style-name="gr1" draw:text-style-name="P1" draw:layer="layout" svg:width="0.494cm" svg:height="0.295cm" svg:x="22.242cm" svg:y="4.503cm" svg:viewBox="0 0 495 296" svg:d="M495 189c0 39-32 75-85 92-10 4-24 7-35 11-99 14-223-14-304-74-11-7-21-18-29-25-59-60-56-127 11-167 64-35 174-35 276 0 99 36 166 103 166 163z">
          <text:p/>
        </draw:path>
        <draw:polygon draw:style-name="gr7" draw:text-style-name="P2" draw:layer="layout" svg:width="0cm" svg:height="0cm" svg:x="22.221cm" svg:y="5.217cm" svg:viewBox="0 0 0 0" draw:points="0,0">
          <text:p/>
        </draw:polygon>
        <draw:polygon draw:style-name="gr1" draw:text-style-name="P1" draw:layer="layout" svg:width="0.201cm" svg:height="0.42cm" svg:x="20.457cm" svg:y="2.596cm" svg:viewBox="0 0 202 421" draw:points="0,385 202,421 202,32 0,0">
          <text:p/>
        </draw:polygon>
        <draw:polygon draw:style-name="gr7" draw:text-style-name="P2" draw:layer="layout" svg:width="0cm" svg:height="0cm" svg:x="22.221cm" svg:y="5.217cm" svg:viewBox="0 0 0 0" draw:points="0,0">
          <text:p/>
        </draw:polygon>
        <draw:path draw:style-name="gr1" draw:text-style-name="P1" draw:layer="layout" svg:width="1.185cm" svg:height="0.522cm" svg:x="20.147cm" svg:y="6.441cm" svg:viewBox="0 0 1186 523" svg:d="M0 0c0 11 0 21 0 32 0 273 264 491 593 491 328 0 593-218 593-491 0-11 0-21 0-32-11 121-74 234-180 322-229 184-597 184-826 0-106-88-170-201-180-322z">
          <text:p/>
        </draw:path>
        <draw:polygon draw:style-name="gr7" draw:text-style-name="P2" draw:layer="layout" svg:width="0cm" svg:height="0cm" svg:x="22.221cm" svg:y="5.217cm" svg:viewBox="0 0 0 0" draw:points="0,0">
          <text:p/>
        </draw:polygon>
        <draw:path draw:style-name="gr1" draw:text-style-name="P1" draw:layer="layout" svg:width="1.185cm" svg:height="0.481cm" svg:x="20.147cm" svg:y="6.409cm" svg:viewBox="0 0 1186 482" svg:d="M3 0c0 11 0 22-3 32 10 121 74 234 180 322 236 170 590 170 826 0 106-88 169-201 180-322 0-10-4-21-4-32-38 245-289 428-589 428-297 0-551-183-590-428z">
          <text:p/>
        </draw:path>
        <draw:polygon draw:style-name="gr7" draw:text-style-name="P2" draw:layer="layout" svg:width="0cm" svg:height="0cm" svg:x="22.221cm" svg:y="5.217cm" svg:viewBox="0 0 0 0" draw:points="0,0">
          <text:p/>
        </draw:polygon>
        <draw:path draw:style-name="gr1" draw:text-style-name="P1" draw:layer="layout" svg:width="0.361cm" svg:height="1.287cm" svg:x="21.36cm" svg:y="2.286cm" svg:viewBox="0 0 362 1288" svg:d="M362 0l-57 24-305 1264c40-28 65-63 75-102l64-266 60-250z">
          <text:p/>
        </draw:path>
        <draw:polygon draw:style-name="gr7" draw:text-style-name="P2" draw:layer="layout" svg:width="0cm" svg:height="0cm" svg:x="22.221cm" svg:y="5.217cm" svg:viewBox="0 0 0 0" draw:points="0,0">
          <text:p/>
        </draw:polygon>
        <draw:path draw:style-name="gr1" draw:text-style-name="P1" draw:layer="layout" svg:width="0.495cm" svg:height="0.29cm" svg:x="24.457cm" svg:y="6.765cm" svg:viewBox="0 0 496 291" svg:d="M72 217c-10-7-21-14-28-25-61-60-58-123 7-163 67-39 176-39 275 0 102 36 170 100 170 160 0 42-32 74-85 95-11 4-25 7-39 7 21-11 32-25 32-39 3-3 3-10 3-14 0-53-70-106-162-127-92-17-169 7-183 57-4 17 0 35 10 49z">
          <text:p/>
        </draw:path>
        <draw:polygon draw:style-name="gr7" draw:text-style-name="P2" draw:layer="layout" svg:width="0cm" svg:height="0cm" svg:x="22.221cm" svg:y="5.217cm" svg:viewBox="0 0 0 0" draw:points="0,0">
          <text:p/>
        </draw:polygon>
        <draw:path draw:style-name="gr1" draw:text-style-name="P1" draw:layer="layout" svg:width="0.494cm" svg:height="0.292cm" svg:x="22.242cm" svg:y="7.031cm" svg:viewBox="0 0 495 293" svg:d="M71 219c-11-7-21-18-29-25-59-60-56-128 11-166 64-36 174-39 276 0 99 35 166 103 166 163 0 39-32 74-85 92-10 3-24 7-35 10 14-14 25-28 32-42 0-4 0-7 0-11 0-53-71-109-162-128-93-17-171 4-185 58-3 14 0 31 11 49z">
          <text:p/>
        </draw:path>
        <draw:polygon draw:style-name="gr7" draw:text-style-name="P2" draw:layer="layout" svg:width="0cm" svg:height="0cm" svg:x="22.221cm" svg:y="5.217cm" svg:viewBox="0 0 0 0" draw:points="0,0">
          <text:p/>
        </draw:polygon>
        <draw:path draw:style-name="gr1" draw:text-style-name="P1" draw:layer="layout" svg:width="0.495cm" svg:height="0.291cm" svg:x="24.457cm" svg:y="5.502cm" svg:viewBox="0 0 496 292" svg:d="M72 218c-10-7-21-18-28-25-61-61-58-128 7-163 67-39 176-39 275-3 102 35 170 98 170 163 0 42-32 74-85 92-11 3-25 7-39 10 21-10 32-25 32-42 3-4 3-7 3-11 0-53-70-110-162-128-92-21-169 7-183 58-4 14 0 31 10 49z">
          <text:p/>
        </draw:path>
        <draw:polygon draw:style-name="gr7" draw:text-style-name="P2" draw:layer="layout" svg:width="0cm" svg:height="0cm" svg:x="22.221cm" svg:y="5.217cm" svg:viewBox="0 0 0 0" draw:points="0,0">
          <text:p/>
        </draw:polygon>
        <draw:path draw:style-name="gr1" draw:text-style-name="P1" draw:layer="layout" svg:width="0.494cm" svg:height="0.291cm" svg:x="22.242cm" svg:y="4.503cm" svg:viewBox="0 0 495 292" svg:d="M71 218c-11-11-21-18-29-25-59-60-56-127 11-166 64-36 174-36 276 0 99 35 166 99 166 159 0 42-32 78-85 95-10 4-24 7-35 11 14-11 25-25 32-43 0-3 0-10 0-14 0-49-71-106-162-123-93-18-171 3-185 53-3 17 0 35 11 53z">
          <text:p/>
        </draw:path>
        <draw:polygon draw:style-name="gr7" draw:text-style-name="P2" draw:layer="layout" svg:width="0cm" svg:height="0cm" svg:x="22.221cm" svg:y="5.217cm" svg:viewBox="0 0 0 0" draw:points="0,0">
          <text:p/>
        </draw:polygon>
        <draw:path draw:style-name="gr1" draw:text-style-name="P1" draw:layer="layout" svg:width="0.348cm" svg:height="0.208cm" svg:x="22.029cm" svg:y="5.726cm" svg:viewBox="0 0 349 209" svg:d="M349 134c0 4 0 7 0 14-10 32-46 53-99 61-52 4-112-8-162-33-60-31-96-77-86-112 4-22 23-39 51-50 49-22 123-17 187 11 67 24 109 67 109 109z">
          <text:p/>
        </draw:path>
        <draw:polygon draw:style-name="gr7" draw:text-style-name="P2" draw:layer="layout" svg:width="0cm" svg:height="0cm" svg:x="22.221cm" svg:y="5.217cm" svg:viewBox="0 0 0 0" draw:points="0,0">
          <text:p/>
        </draw:polygon>
        <draw:path draw:style-name="gr1" draw:text-style-name="P1" draw:layer="layout" svg:width="0.347cm" svg:height="0.19cm" svg:x="24.516cm" svg:y="6.87cm" svg:viewBox="0 0 348 191" svg:d="M348 133c0 4-3 11-3 14-4 14-14 28-32 39-96 18-223-14-301-74-10-14-14-32-10-50 10-50 91-74 183-57 92 18 163 75 163 128z">
          <text:p/>
        </draw:path>
        <draw:polygon draw:style-name="gr7" draw:text-style-name="P2" draw:layer="layout" svg:width="0cm" svg:height="0cm" svg:x="22.221cm" svg:y="5.217cm" svg:viewBox="0 0 0 0" draw:points="0,0">
          <text:p/>
        </draw:polygon>
        <draw:path draw:style-name="gr1" draw:text-style-name="P1" draw:layer="layout" svg:width="0.347cm" svg:height="0.19cm" svg:x="24.516cm" svg:y="5.605cm" svg:viewBox="0 0 348 191" svg:d="M348 132c0 7-3 10-3 14-4 17-14 32-32 42-96 15-223-14-301-74-10-18-14-35-10-53 10-46 91-75 183-53 92 18 163 71 163 124z">
          <text:p/>
        </draw:path>
        <draw:polygon draw:style-name="gr7" draw:text-style-name="P2" draw:layer="layout" svg:width="0cm" svg:height="0cm" svg:x="22.221cm" svg:y="5.217cm" svg:viewBox="0 0 0 0" draw:points="0,0">
          <text:p/>
        </draw:polygon>
        <draw:path draw:style-name="gr1" draw:text-style-name="P1" draw:layer="layout" svg:width="0.347cm" svg:height="0.19cm" svg:x="22.301cm" svg:y="4.608cm" svg:viewBox="0 0 348 191" svg:d="M348 134c0 3 0 7 0 10-7 18-18 32-32 43-102 14-226-14-304-74-11-18-14-36-11-50 14-54 93-75 185-57 91 18 162 75 162 128z">
          <text:p/>
        </draw:path>
        <draw:polygon draw:style-name="gr7" draw:text-style-name="P2" draw:layer="layout" svg:width="0cm" svg:height="0cm" svg:x="22.221cm" svg:y="5.217cm" svg:viewBox="0 0 0 0" draw:points="0,0">
          <text:p/>
        </draw:polygon>
        <draw:path draw:style-name="gr1" draw:text-style-name="P1" draw:layer="layout" svg:width="0.347cm" svg:height="0.191cm" svg:x="22.301cm" svg:y="7.136cm" svg:viewBox="0 0 348 192" svg:d="M348 132c0 3 0 10 0 14-7 14-18 28-32 43-102 14-226-15-304-75-11-18-14-35-11-53 14-49 93-75 185-53 91 18 162 71 162 124z">
          <text:p/>
        </draw:path>
        <draw:polygon draw:style-name="gr7" draw:text-style-name="P2" draw:layer="layout" svg:width="0cm" svg:height="0cm" svg:x="22.221cm" svg:y="5.217cm" svg:viewBox="0 0 0 0" draw:points="0,0">
          <text:p/>
        </draw:polygon>
        <draw:path draw:style-name="gr1" draw:text-style-name="P1" draw:layer="layout" svg:width="0.413cm" svg:height="0.335cm" svg:x="21.177cm" svg:y="4.046cm" svg:viewBox="0 0 414 336" svg:d="M375 74l17-74c-208 39-349 137-385 273-4 21-7 42-7 59 0 4 0 4 0 4 64-113 212-195 414-223-15-11-25-25-39-39z">
          <text:p/>
        </draw:path>
        <draw:polygon draw:style-name="gr7" draw:text-style-name="P2" draw:layer="layout" svg:width="0cm" svg:height="0cm" svg:x="22.221cm" svg:y="5.217cm" svg:viewBox="0 0 0 0" draw:points="0,0">
          <text:p/>
        </draw:polygon>
        <draw:path draw:style-name="gr1" draw:text-style-name="P1" draw:layer="layout" svg:width="0.297cm" svg:height="0.177cm" svg:x="21.899cm" svg:y="5.121cm" svg:viewBox="0 0 298 178" svg:d="M298 116c0 3 0 7-3 10-11 43-85 64-164 46-81-21-137-74-130-117 14-46 81-64 160-50 77 18 137 64 137 111z">
          <text:p/>
        </draw:path>
        <draw:polygon draw:style-name="gr7" draw:text-style-name="P2" draw:layer="layout" svg:width="0cm" svg:height="0cm" svg:x="22.221cm" svg:y="5.217cm" svg:viewBox="0 0 0 0" draw:points="0,0">
          <text:p/>
        </draw:polygon>
        <draw:path draw:style-name="gr1" draw:text-style-name="P1" draw:layer="layout" svg:width="0.297cm" svg:height="0.177cm" svg:x="21.899cm" svg:y="6.386cm" svg:viewBox="0 0 298 178" svg:d="M298 113c0 3 0 7-3 10-11 46-85 67-164 46-81-21-137-70-130-116 14-44 81-65 160-47 77 14 137 61 137 107z">
          <text:p/>
        </draw:path>
        <draw:polygon draw:style-name="gr7" draw:text-style-name="P2" draw:layer="layout" svg:width="0cm" svg:height="0cm" svg:x="22.221cm" svg:y="5.217cm" svg:viewBox="0 0 0 0" draw:points="0,0">
          <text:p/>
        </draw:polygon>
        <draw:path draw:style-name="gr1" draw:text-style-name="P1" draw:layer="layout" svg:width="0.383cm" svg:height="0.214cm" svg:x="24.929cm" svg:y="3.855cm" svg:viewBox="0 0 384 215" svg:d="M384 93l-10 32-4 25c-14 52-109 81-208 56-103-25-174-92-160-146l7-24 7-36c25 50 90 93 167 111 78 21 159 10 201-18z">
          <text:p/>
        </draw:path>
        <draw:polygon draw:style-name="gr7" draw:text-style-name="P2" draw:layer="layout" svg:width="0cm" svg:height="0cm" svg:x="22.221cm" svg:y="5.217cm" svg:viewBox="0 0 0 0" draw:points="0,0">
          <text:p/>
        </draw:polygon>
        <draw:path draw:style-name="gr1" draw:text-style-name="P1" draw:layer="layout" svg:width="0.383cm" svg:height="0.211cm" svg:x="24.929cm" svg:y="5.122cm" svg:viewBox="0 0 384 212" svg:d="M384 89l-10 35-4 21c-14 57-109 82-208 57-103-25-174-88-160-145l7-21 7-36c25 47 90 89 167 110 78 18 159 11 201-21z">
          <text:p/>
        </draw:path>
        <draw:polygon draw:style-name="gr7" draw:text-style-name="P2" draw:layer="layout" svg:width="0cm" svg:height="0cm" svg:x="22.221cm" svg:y="5.217cm" svg:viewBox="0 0 0 0" draw:points="0,0">
          <text:p/>
        </draw:polygon>
        <draw:path draw:style-name="gr1" draw:text-style-name="P1" draw:layer="layout" svg:width="0.383cm" svg:height="0.211cm" svg:x="22.713cm" svg:y="5.386cm" svg:viewBox="0 0 384 212" svg:d="M384 89l-11 35-3 21c-14 58-106 82-208 58-103-26-174-90-160-146l7-21 8-36c25 46 88 92 166 110 81 17 159 10 201-21z">
          <text:p/>
        </draw:path>
        <draw:polygon draw:style-name="gr7" draw:text-style-name="P2" draw:layer="layout" svg:width="0cm" svg:height="0cm" svg:x="22.221cm" svg:y="5.217cm" svg:viewBox="0 0 0 0" draw:points="0,0">
          <text:p/>
        </draw:polygon>
        <draw:path draw:style-name="gr1" draw:text-style-name="P1" draw:layer="layout" svg:width="0.383cm" svg:height="0.213cm" svg:x="22.713cm" svg:y="2.857cm" svg:viewBox="0 0 384 214" svg:d="M384 89l-11 35-3 25c-14 53-106 79-208 57-103-25-174-92-160-149l7-21 8-36c25 47 88 93 166 110 81 18 159 11 201-21z">
          <text:p/>
        </draw:path>
        <draw:polygon draw:style-name="gr7" draw:text-style-name="P2" draw:layer="layout" svg:width="0cm" svg:height="0cm" svg:x="22.221cm" svg:y="5.217cm" svg:viewBox="0 0 0 0" draw:points="0,0">
          <text:p/>
        </draw:polygon>
        <draw:path draw:style-name="gr1" draw:text-style-name="P1" draw:layer="layout" svg:width="0.383cm" svg:height="0.211cm" svg:x="21.905cm" svg:y="3.989cm" svg:viewBox="0 0 384 212" svg:d="M384 89l-11 36-3 21c-14 57-106 81-208 57-104-25-174-89-160-146l7-21 7-36c25 46 89 89 167 107 81 21 159 11 201-18z">
          <text:p/>
        </draw:path>
        <draw:polygon draw:style-name="gr7" draw:text-style-name="P2" draw:layer="layout" svg:width="0cm" svg:height="0cm" svg:x="22.221cm" svg:y="5.217cm" svg:viewBox="0 0 0 0" draw:points="0,0">
          <text:p/>
        </draw:polygon>
        <draw:path draw:style-name="gr1" draw:text-style-name="P1" draw:layer="layout" svg:width="0.205cm" svg:height="1.079cm" svg:x="19.995cm" svg:y="2.166cm" svg:viewBox="0 0 206 1080" svg:d="M206 0v366l-4 18-35-3-32 130c4-32 0-49-4-53-10-14-31 46-53 153-22 102-39 222-39 282 0 7 0 7 0 14l-39 173 35-381 36-152z">
          <text:p/>
        </draw:path>
        <draw:polygon draw:style-name="gr7" draw:text-style-name="P2" draw:layer="layout" svg:width="0cm" svg:height="0cm" svg:x="22.221cm" svg:y="5.217cm" svg:viewBox="0 0 0 0" draw:points="0,0">
          <text:p/>
        </draw:polygon>
        <draw:path draw:style-name="gr1" draw:text-style-name="P1" draw:layer="layout" svg:width="0.246cm" svg:height="0.279cm" svg:x="21.674cm" svg:y="5.64cm" svg:viewBox="0 0 247 280" svg:d="M128 280c11-3 25-7 39-7 74-28 100-85 63-145-35-60-130-110-230-128v111c47 7 89 28 121 53 28 24 42 53 35 77-3 18-14 29-28 39z">
          <text:p/>
        </draw:path>
        <draw:polygon draw:style-name="gr7" draw:text-style-name="P2" draw:layer="layout" svg:width="0cm" svg:height="0cm" svg:x="22.221cm" svg:y="5.217cm" svg:viewBox="0 0 0 0" draw:points="0,0">
          <text:p/>
        </draw:polygon>
        <draw:path draw:style-name="gr1" draw:text-style-name="P1" draw:layer="layout" svg:width="0.099cm" svg:height="0.642cm" svg:x="19.97cm" svg:y="2.695cm" svg:viewBox="0 0 100 643" svg:d="M25 551l35-382 40-155-93-14c0 7 0 17-3 35l-4 42v566z">
          <text:p/>
        </draw:path>
        <draw:polygon draw:style-name="gr7" draw:text-style-name="P2" draw:layer="layout" svg:width="0cm" svg:height="0cm" svg:x="22.221cm" svg:y="5.217cm" svg:viewBox="0 0 0 0" draw:points="0,0">
          <text:p/>
        </draw:polygon>
        <draw:polygon draw:style-name="gr1" draw:text-style-name="P1" draw:layer="layout" svg:width="0.095cm" svg:height="0.963cm" svg:x="19.875cm" svg:y="2.772cm" svg:viewBox="0 0 96 964" draw:points="96,0 96,565 0,964">
          <text:p/>
        </draw:polygon>
        <draw:polygon draw:style-name="gr7" draw:text-style-name="P2" draw:layer="layout" svg:width="0cm" svg:height="0cm" svg:x="22.221cm" svg:y="5.217cm" svg:viewBox="0 0 0 0" draw:points="0,0">
          <text:p/>
        </draw:polygon>
        <draw:path draw:style-name="gr1" draw:text-style-name="P1" draw:layer="layout" svg:width="0.05cm" svg:height="0.663cm" svg:x="20.633cm" svg:y="1.552cm" svg:viewBox="0 0 51 664" svg:d="M4 184l47-184c-4 14-7 31-7 49v615l-44-7v-423c0-18 0-36 4-50z">
          <text:p/>
        </draw:path>
        <draw:polygon draw:style-name="gr7" draw:text-style-name="P2" draw:layer="layout" svg:width="0cm" svg:height="0cm" svg:x="22.221cm" svg:y="5.217cm" svg:viewBox="0 0 0 0" draw:points="0,0">
          <text:p/>
        </draw:polygon>
        <draw:path draw:style-name="gr1" draw:text-style-name="P1" draw:layer="layout" svg:width="0.22cm" svg:height="0.132cm" svg:x="25.035cm" svg:y="5.023cm" svg:viewBox="0 0 221 133" svg:d="M221 86c0 3 0 3 0 7-7 35-64 49-127 35-61-14-100-53-93-89 7-32 58-46 118-35 56 10 102 49 102 82z">
          <text:p/>
        </draw:path>
        <draw:polygon draw:style-name="gr7" draw:text-style-name="P2" draw:layer="layout" svg:width="0cm" svg:height="0cm" svg:x="22.221cm" svg:y="5.217cm" svg:viewBox="0 0 0 0" draw:points="0,0">
          <text:p/>
        </draw:polygon>
        <draw:path draw:style-name="gr1" draw:text-style-name="P1" draw:layer="layout" svg:width="0.22cm" svg:height="0.134cm" svg:x="25.035cm" svg:y="3.757cm" svg:viewBox="0 0 221 135" svg:d="M221 85c0 4 0 7 0 11-7 32-64 49-127 32-61-15-100-53-93-85 7-33 58-50 118-40 56 14 102 51 102 82z">
          <text:p/>
        </draw:path>
        <draw:polygon draw:style-name="gr7" draw:text-style-name="P2" draw:layer="layout" svg:width="0cm" svg:height="0cm" svg:x="22.221cm" svg:y="5.217cm" svg:viewBox="0 0 0 0" draw:points="0,0">
          <text:p/>
        </draw:polygon>
        <draw:path draw:style-name="gr1" draw:text-style-name="P1" draw:layer="layout" svg:width="0.221cm" svg:height="0.132cm" svg:x="22.011cm" svg:y="3.891cm" svg:viewBox="0 0 222 133" svg:d="M222 85c0 0 0 4 0 7-7 36-64 51-125 36-60-14-106-57-95-89 7-31 56-46 117-35 60 11 103 46 103 81z">
          <text:p/>
        </draw:path>
        <draw:polygon draw:style-name="gr7" draw:text-style-name="P2" draw:layer="layout" svg:width="0cm" svg:height="0cm" svg:x="22.221cm" svg:y="5.217cm" svg:viewBox="0 0 0 0" draw:points="0,0">
          <text:p/>
        </draw:polygon>
        <draw:path draw:style-name="gr1" draw:text-style-name="P1" draw:layer="layout" svg:width="0.223cm" svg:height="0.132cm" svg:x="22.82cm" svg:y="5.288cm" svg:viewBox="0 0 224 133" svg:d="M224 85c0 4-4 7-4 11-7 32-63 46-123 32-61-14-103-53-96-85 7-33 61-50 117-40 60 14 106 51 106 82z">
          <text:p/>
        </draw:path>
        <draw:polygon draw:style-name="gr7" draw:text-style-name="P2" draw:layer="layout" svg:width="0cm" svg:height="0cm" svg:x="22.221cm" svg:y="5.217cm" svg:viewBox="0 0 0 0" draw:points="0,0">
          <text:p/>
        </draw:polygon>
        <draw:path draw:style-name="gr1" draw:text-style-name="P1" draw:layer="layout" svg:width="0.223cm" svg:height="0.133cm" svg:x="22.82cm" svg:y="2.759cm" svg:viewBox="0 0 224 134" svg:d="M224 84c0 3-4 7-4 10-7 33-63 51-123 33-61-14-103-54-96-89 7-28 61-46 117-35 60 14 106 49 106 81z">
          <text:p/>
        </draw:path>
        <draw:polygon draw:style-name="gr7" draw:text-style-name="P2" draw:layer="layout" svg:width="0cm" svg:height="0cm" svg:x="22.221cm" svg:y="5.217cm" svg:viewBox="0 0 0 0" draw:points="0,0">
          <text:p/>
        </draw:polygon>
        <draw:path draw:style-name="gr1" draw:text-style-name="P1" draw:layer="layout" svg:width="0.157cm" svg:height="0.178cm" svg:x="21.674cm" svg:y="5.746cm" svg:viewBox="0 0 158 179" svg:d="M0 171c43 10 89 10 128 3 14-10 25-21 28-39 7-24-7-56-35-81-32-25-75-42-121-54z">
          <text:p/>
        </draw:path>
        <draw:polygon draw:style-name="gr7" draw:text-style-name="P2" draw:layer="layout" svg:width="0cm" svg:height="0cm" svg:x="22.221cm" svg:y="5.217cm" svg:viewBox="0 0 0 0" draw:points="0,0">
          <text:p/>
        </draw:polygon>
        <draw:path draw:style-name="gr1" draw:text-style-name="P1" draw:layer="layout" svg:width="0.097cm" svg:height="0.484cm" svg:x="19.321cm" svg:y="5.596cm" svg:viewBox="0 0 98 485" svg:d="M14 483c15-11 44-114 65-237 17-120 24-226 14-244-11-14-32 49-53 152-22 106-40 222-40 286 0 36 7 50 14 43z">
          <text:p/>
        </draw:path>
        <draw:polygon draw:style-name="gr7" draw:text-style-name="P2" draw:layer="layout" svg:width="0cm" svg:height="0cm" svg:x="22.221cm" svg:y="5.217cm" svg:viewBox="0 0 0 0" draw:points="0,0">
          <text:p/>
        </draw:polygon>
        <draw:path draw:style-name="gr1" draw:text-style-name="P1" draw:layer="layout" svg:width="0.096cm" svg:height="0.482cm" svg:x="19.431cm" svg:y="3.977cm" svg:viewBox="0 0 97 483" svg:d="M15 483c14-11 42-113 63-237 18-123 25-227 14-244-10-14-32 49-53 156-21 102-39 219-39 282 0 32 3 46 15 43z">
          <text:p/>
        </draw:path>
        <draw:polygon draw:style-name="gr7" draw:text-style-name="P2" draw:layer="layout" svg:width="0cm" svg:height="0cm" svg:x="22.221cm" svg:y="5.217cm" svg:viewBox="0 0 0 0" draw:points="0,0">
          <text:p/>
        </draw:polygon>
        <draw:path draw:style-name="gr1" draw:text-style-name="P1" draw:layer="layout" svg:width="0.096cm" svg:height="0.483cm" svg:x="19.946cm" svg:y="4.038cm" svg:viewBox="0 0 97 484" svg:d="M14 482c14-11 42-110 64-233 18-124 25-231 14-248-10-11-32 53-54 156-21 102-38 219-38 282 0 36 3 50 14 43z">
          <text:p/>
        </draw:path>
        <draw:polygon draw:style-name="gr7" draw:text-style-name="P2" draw:layer="layout" svg:width="0cm" svg:height="0cm" svg:x="22.221cm" svg:y="5.217cm" svg:viewBox="0 0 0 0" draw:points="0,0">
          <text:p/>
        </draw:polygon>
        <draw:path draw:style-name="gr1" draw:text-style-name="P1" draw:layer="layout" svg:width="0.096cm" svg:height="0.482cm" svg:x="19.946cm" svg:y="3.702cm" svg:viewBox="0 0 97 483" svg:d="M14 482c14-10 42-117 64-237 18-123 25-229 14-243-10-14-32 49-54 151-21 106-38 223-38 287 0 32 3 46 14 42z">
          <text:p/>
        </draw:path>
        <draw:polygon draw:style-name="gr7" draw:text-style-name="P2" draw:layer="layout" svg:width="0cm" svg:height="0cm" svg:x="22.221cm" svg:y="5.217cm" svg:viewBox="0 0 0 0" draw:points="0,0">
          <text:p/>
        </draw:polygon>
        <draw:polygon draw:style-name="gr1" draw:text-style-name="P1" draw:layer="layout" svg:width="0.367cm" svg:height="0.314cm" svg:x="20.09cm" svg:y="2.931cm" svg:viewBox="0 0 368 315" draw:points="110,25 365,68 39,315 110,25 39,315 0,308 71,0 368,50 365,68">
          <text:p/>
        </draw:polygon>
        <draw:polygon draw:style-name="gr7" draw:text-style-name="P2" draw:layer="layout" svg:width="0cm" svg:height="0cm" svg:x="22.221cm" svg:y="5.217cm" svg:viewBox="0 0 0 0" draw:points="0,0">
          <text:p/>
        </draw:polygon>
        <draw:path draw:style-name="gr1" draw:text-style-name="P1" draw:layer="layout" svg:width="0.074cm" svg:height="0.328cm" svg:x="21.498cm" svg:y="2.956cm" svg:viewBox="0 0 75 329" svg:d="M75 329v-234-92l-15-3-60 251c21 18 39 39 53 57v-238 238c7 7 14 14 22 21z">
          <text:p/>
        </draw:path>
        <draw:polygon draw:style-name="gr7" draw:text-style-name="P2" draw:layer="layout" svg:width="0cm" svg:height="0cm" svg:x="22.221cm" svg:y="5.217cm" svg:viewBox="0 0 0 0" draw:points="0,0">
          <text:p/>
        </draw:polygon>
        <draw:path draw:style-name="gr1" draw:text-style-name="P1" draw:layer="layout" svg:width="0.099cm" svg:height="0.45cm" svg:x="20.034cm" svg:y="2.622cm" svg:viewBox="0 0 100 451" svg:d="M100 55c0-32-4-49-8-53-10-14-31 46-52 152-22 102-40 223-40 283 0 7 0 7 0 14z">
          <text:p/>
        </draw:path>
        <draw:polygon draw:style-name="gr7" draw:text-style-name="P2" draw:layer="layout" svg:width="0cm" svg:height="0cm" svg:x="22.221cm" svg:y="5.217cm" svg:viewBox="0 0 0 0" draw:points="0,0">
          <text:p/>
        </draw:polygon>
        <draw:polygon draw:style-name="gr1" draw:text-style-name="P1" draw:layer="layout" svg:width="0.127cm" svg:height="0.18cm" svg:x="19.191cm" svg:y="5.055cm" svg:viewBox="0 0 128 181" draw:points="128,181 128,0 0,160">
          <text:p/>
        </draw:polygon>
        <draw:polygon draw:style-name="gr7" draw:text-style-name="P2" draw:layer="layout" svg:width="0cm" svg:height="0cm" svg:x="22.221cm" svg:y="5.217cm" svg:viewBox="0 0 0 0" draw:points="0,0">
          <text:p/>
        </draw:polygon>
        <draw:path draw:style-name="gr1" draw:text-style-name="P1" draw:layer="layout" svg:width="0.059cm" svg:height="0.296cm" svg:x="19.233cm" svg:y="4.639cm" svg:viewBox="0 0 60 297" svg:d="M3 297c11 0 30-65 44-146s17-151 7-151c-7 0-21 38-33 102-14 60-21 130-21 170 0 14 0 25 3 25z">
          <text:p/>
        </draw:path>
        <draw:polygon draw:style-name="gr7" draw:text-style-name="P2" draw:layer="layout" svg:width="0cm" svg:height="0cm" svg:x="22.221cm" svg:y="5.217cm" svg:viewBox="0 0 0 0" draw:points="0,0">
          <text:p/>
        </draw:polygon>
        <draw:path draw:style-name="gr1" draw:text-style-name="P1" draw:layer="layout" svg:width="0.059cm" svg:height="0.3cm" svg:x="19.233cm" svg:y="6.66cm" svg:viewBox="0 0 60 301" svg:d="M3 301c11 0 30-67 44-148s17-150 7-153c-7 0-21 42-33 103-14 64-21 131-21 170 0 17 0 24 3 28z">
          <text:p/>
        </draw:path>
        <draw:polygon draw:style-name="gr7" draw:text-style-name="P2" draw:layer="layout" svg:width="0cm" svg:height="0cm" svg:x="22.221cm" svg:y="5.217cm" svg:viewBox="0 0 0 0" draw:points="0,0">
          <text:p/>
        </draw:polygon>
        <draw:polygon draw:style-name="gr1" draw:text-style-name="P1" draw:layer="layout" svg:width="0.085cm" svg:height="0.593cm" svg:x="19.702cm" svg:y="4.885cm" svg:viewBox="0 0 86 594" draw:points="60,0 86,4 0,594">
          <text:p/>
        </draw:polygon>
        <draw:polygon draw:style-name="gr7" draw:text-style-name="P2" draw:layer="layout" svg:width="0cm" svg:height="0cm" svg:x="22.221cm" svg:y="5.217cm" svg:viewBox="0 0 0 0" draw:points="0,0">
          <text:p/>
        </draw:polygon>
        <draw:path draw:style-name="gr1" draw:text-style-name="P1" draw:layer="layout" svg:width="0.825cm" svg:height="0.141cm" svg:x="20.327cm" svg:y="6.759cm" svg:viewBox="0 0 826 142" svg:d="M0 0c229 189 596 189 826 0-237 175-590 175-826 0z">
          <text:p/>
        </draw:path>
        <draw:polygon draw:style-name="gr7" draw:text-style-name="P2" draw:layer="layout" svg:width="0cm" svg:height="0cm" svg:x="22.221cm" svg:y="5.217cm" svg:viewBox="0 0 0 0" draw:points="0,0">
          <text:p/>
        </draw:polygon>
        <draw:polygon draw:style-name="gr1" draw:text-style-name="P1" draw:layer="layout" svg:width="0.261cm" svg:height="0.064cm" svg:x="20.196cm" svg:y="2.532cm" svg:viewBox="0 0 262 65" draw:points="259,65 0,18 4,0 262,47">
          <text:p/>
        </draw:polygon>
        <draw:polygon draw:style-name="gr7" draw:text-style-name="P2" draw:layer="layout" svg:width="0cm" svg:height="0cm" svg:x="22.221cm" svg:y="5.217cm" svg:viewBox="0 0 0 0" draw:points="0,0">
          <text:p/>
        </draw:polygon>
        <draw:polygon draw:style-name="gr1" draw:text-style-name="P1" draw:layer="layout" svg:width="0.204cm" svg:height="0.053cm" svg:x="20.454cm" svg:y="2.575cm" svg:viewBox="0 0 205 54" draw:points="205,54 205,35 3,0 0,17">
          <text:p/>
        </draw:polygon>
        <draw:polygon draw:style-name="gr7" draw:text-style-name="P2" draw:layer="layout" svg:width="0cm" svg:height="0cm" svg:x="22.221cm" svg:y="5.217cm" svg:viewBox="0 0 0 0" draw:points="0,0">
          <text:p/>
        </draw:polygon>
        <draw:polygon draw:style-name="gr1" draw:text-style-name="P1" draw:layer="layout" svg:width="0.204cm" svg:height="0.05cm" svg:x="20.454cm" svg:y="2.98cm" svg:viewBox="0 0 205 51" draw:points="205,51 205,32 3,0 0,18">
          <text:p/>
        </draw:polygon>
        <draw:polygon draw:style-name="gr7" draw:text-style-name="P2" draw:layer="layout" svg:width="0cm" svg:height="0cm" svg:x="22.221cm" svg:y="5.217cm" svg:viewBox="0 0 0 0" draw:points="0,0">
          <text:p/>
        </draw:polygon>
        <draw:polygon draw:style-name="gr1" draw:text-style-name="P1" draw:layer="layout" svg:width="0.042cm" svg:height="0.039cm" svg:x="20.083cm" svg:y="3.252cm" svg:viewBox="0 0 43 40" draw:points="36,40 43,7 7,0 0,32">
          <text:p/>
        </draw:polygon>
        <draw:polygon draw:style-name="gr7" draw:text-style-name="P2" draw:layer="layout" svg:width="0cm" svg:height="0cm" svg:x="22.221cm" svg:y="5.217cm" svg:viewBox="0 0 0 0" draw:points="0,0">
          <text:p/>
        </draw:polygon>
        <draw:polygon draw:style-name="gr1" draw:text-style-name="P1" draw:layer="layout" svg:width="0.039cm" svg:height="0.025cm" svg:x="20.09cm" svg:y="3.234cm" svg:viewBox="0 0 40 26" draw:points="36,26 40,8 0,0 0,19">
          <text:p/>
        </draw:polygon>
        <draw:polygon draw:style-name="gr7" draw:text-style-name="P2" draw:layer="layout" svg:width="0cm" svg:height="0cm" svg:x="22.221cm" svg:y="5.217cm" svg:viewBox="0 0 0 0" draw:points="0,0">
          <text:p/>
        </draw:polygon>
        <draw:polygon draw:style-name="gr1" draw:text-style-name="P1" draw:layer="layout" svg:width="0.007cm" svg:height="0.032cm" svg:x="20.45cm" svg:y="2.176cm" svg:viewBox="0 0 8 33" draw:points="0,33 8,33 8,0">
          <text:p/>
        </draw:polygon>
        <draw:polygon draw:style-name="gr7" draw:text-style-name="P2" draw:layer="layout" svg:width="0cm" svg:height="0cm" svg:x="22.221cm" svg:y="5.217cm" svg:viewBox="0 0 0 0" draw:points="0,0">
          <text:p/>
        </draw:polygon>
        <draw:path draw:style-name="gr10" draw:text-style-name="P2" draw:layer="layout" svg:width="0cm" svg:height="0.006cm" svg:x="23.039cm" svg:y="5.372cm" svg:viewBox="0 0 0 7" svg:d="M0 0c0 4 0 4 0 7">
          <text:p/>
        </draw:path>
        <draw:path draw:style-name="gr10" draw:text-style-name="P2" draw:layer="layout" svg:width="0.219cm" svg:height="0.094cm" svg:x="22.82cm" svg:y="5.326cm" svg:viewBox="0 0 220 95" svg:d="M220 54c-7 36-63 50-123 36-61-14-103-53-96-90">
          <text:p/>
        </draw:path>
        <draw:path draw:style-name="gr10" draw:text-style-name="P2" draw:layer="layout" svg:width="0.222cm" svg:height="0.084cm" svg:x="22.821cm" svg:y="5.288cm" svg:viewBox="0 0 223 85" svg:d="M0 38c7-28 60-45 116-35 61 14 107 51 107 82">
          <text:p/>
        </draw:path>
        <draw:path draw:style-name="gr10" draw:text-style-name="P2" draw:layer="layout" svg:width="0.005cm" svg:height="0.018cm" svg:x="23.131cm" svg:y="5.386cm" svg:viewBox="0 0 6 19" svg:d="M6 0c0 7-6 11-6 19">
          <text:p/>
        </draw:path>
        <draw:path draw:style-name="gr10" draw:text-style-name="P2" draw:layer="layout" svg:width="0.404cm" svg:height="0.17cm" svg:x="22.727cm" svg:y="5.305cm" svg:viewBox="0 0 405 171" svg:d="M405 100c-14 60-116 88-229 60-110-25-188-95-174-160">
          <text:p/>
        </draw:path>
        <draw:path draw:style-name="gr10" draw:text-style-name="P2" draw:layer="layout" svg:width="0.406cm" svg:height="0.155cm" svg:x="22.729cm" svg:y="5.235cm" svg:viewBox="0 0 407 156" svg:d="M0 70c14-56 109-84 216-63 106 21 191 84 191 149">
          <text:p/>
        </draw:path>
        <draw:path draw:style-name="gr10" draw:text-style-name="P2" draw:layer="layout" svg:width="0.404cm" svg:height="0.17cm" svg:x="22.72cm" svg:y="5.337cm" svg:viewBox="0 0 405 171" svg:d="M405 95c-14 65-116 93-229 65-110-29-188-100-174-160">
          <text:p/>
        </draw:path>
        <draw:path draw:style-name="gr10" draw:text-style-name="P2" draw:layer="layout" svg:width="0.369cm" svg:height="0.156cm" svg:x="22.713cm" svg:y="5.443cm" svg:viewBox="0 0 370 157" svg:d="M370 89c-14 57-107 81-209 60-103-28-173-93-159-149">
          <text:p/>
        </draw:path>
        <draw:path draw:style-name="gr10" draw:text-style-name="P2" draw:layer="layout" svg:width="0.004cm" svg:height="0.018cm" svg:x="23.085cm" svg:y="5.524cm" svg:viewBox="0 0 5 19" svg:d="M5 0c0 7 0 12-5 19">
          <text:p/>
        </draw:path>
        <draw:path draw:style-name="gr10" draw:text-style-name="P2" draw:layer="layout" svg:width="0.379cm" svg:height="0.158cm" svg:x="22.706cm" svg:y="5.45cm" svg:viewBox="0 0 380 159" svg:d="M380 92c-14 57-109 82-216 57-102-26-176-93-162-149">
          <text:p/>
        </draw:path>
        <draw:path draw:style-name="gr10" draw:text-style-name="P2" draw:layer="layout" svg:width="0.014cm" svg:height="0.028cm" svg:x="22.708cm" svg:y="5.422cm" svg:viewBox="0 0 15 29" svg:d="M0 29c0-12 8-22 15-29">
          <text:p/>
        </draw:path>
        <draw:path draw:style-name="gr10" draw:text-style-name="P2" draw:layer="layout" svg:width="0.004cm" svg:height="0.018cm" svg:x="23.085cm" svg:y="5.51cm" svg:viewBox="0 0 5 19" svg:d="M0 0c5 8 5 11 5 19">
          <text:p/>
        </draw:path>
        <draw:path draw:style-name="gr10" draw:text-style-name="P2" draw:layer="layout" svg:width="0.379cm" svg:height="0.162cm" svg:x="22.699cm" svg:y="5.478cm" svg:viewBox="0 0 380 163" svg:d="M380 93c-14 60-109 85-216 60-102-25-176-93-162-153">
          <text:p/>
        </draw:path>
        <draw:path draw:style-name="gr10" draw:text-style-name="P2" draw:layer="layout" svg:width="0cm" svg:height="0.006cm" svg:x="23.039cm" svg:y="2.843cm" svg:viewBox="0 0 0 7" svg:d="M0 0c0 3 0 7 0 7">
          <text:p/>
        </draw:path>
        <draw:path draw:style-name="gr10" draw:text-style-name="P2" draw:layer="layout" svg:width="0.219cm" svg:height="0.096cm" svg:x="22.82cm" svg:y="2.797cm" svg:viewBox="0 0 220 97" svg:d="M220 57c-7 32-63 51-123 32-61-14-103-53-96-89">
          <text:p/>
        </draw:path>
        <draw:path draw:style-name="gr10" draw:text-style-name="P2" draw:layer="layout" svg:width="0.222cm" svg:height="0.084cm" svg:x="22.821cm" svg:y="2.759cm" svg:viewBox="0 0 223 85" svg:d="M0 38c7-28 60-46 116-35 61 14 107 49 107 82">
          <text:p/>
        </draw:path>
        <draw:path draw:style-name="gr10" draw:text-style-name="P2" draw:layer="layout" svg:width="0.005cm" svg:height="0.018cm" svg:x="23.131cm" svg:y="2.857cm" svg:viewBox="0 0 6 19" svg:d="M6 0c0 7-6 12-6 19">
          <text:p/>
        </draw:path>
        <draw:path draw:style-name="gr10" draw:text-style-name="P2" draw:layer="layout" svg:width="0.404cm" svg:height="0.171cm" svg:x="22.727cm" svg:y="2.776cm" svg:viewBox="0 0 405 172" svg:d="M405 100c-14 60-116 88-229 63-110-28-188-99-174-163">
          <text:p/>
        </draw:path>
        <draw:path draw:style-name="gr10" draw:text-style-name="P2" draw:layer="layout" svg:width="0.406cm" svg:height="0.156cm" svg:x="22.729cm" svg:y="2.705cm" svg:viewBox="0 0 407 157" svg:d="M0 72c14-57 109-86 216-65 106 23 191 86 191 150">
          <text:p/>
        </draw:path>
        <draw:path draw:style-name="gr10" draw:text-style-name="P2" draw:layer="layout" svg:width="0.404cm" svg:height="0.169cm" svg:x="22.72cm" svg:y="2.808cm" svg:viewBox="0 0 405 170" svg:d="M405 95c-14 64-116 93-229 64-110-29-188-99-174-159">
          <text:p/>
        </draw:path>
        <draw:path draw:style-name="gr10" draw:text-style-name="P2" draw:layer="layout" svg:width="0.369cm" svg:height="0.156cm" svg:x="22.713cm" svg:y="2.913cm" svg:viewBox="0 0 370 157" svg:d="M370 92c-14 54-107 79-209 58-103-25-173-93-159-150">
          <text:p/>
        </draw:path>
        <draw:path draw:style-name="gr10" draw:text-style-name="P2" draw:layer="layout" svg:width="0.004cm" svg:height="0.014cm" svg:x="23.085cm" svg:y="2.998cm" svg:viewBox="0 0 5 15" svg:d="M5 0c0 4 0 12-5 15">
          <text:p/>
        </draw:path>
        <draw:path draw:style-name="gr10" draw:text-style-name="P2" draw:layer="layout" svg:width="0.379cm" svg:height="0.16cm" svg:x="22.706cm" svg:y="2.921cm" svg:viewBox="0 0 380 161" svg:d="M380 92c-14 57-109 85-216 60-102-28-176-95-162-152">
          <text:p/>
        </draw:path>
        <draw:path draw:style-name="gr10" draw:text-style-name="P2" draw:layer="layout" svg:width="0.014cm" svg:height="0.029cm" svg:x="22.708cm" svg:y="2.892cm" svg:viewBox="0 0 15 30" svg:d="M0 30c0-11 8-18 15-30">
          <text:p/>
        </draw:path>
        <draw:path draw:style-name="gr10" draw:text-style-name="P2" draw:layer="layout" svg:width="0.004cm" svg:height="0.018cm" svg:x="23.085cm" svg:y="2.98cm" svg:viewBox="0 0 5 19" svg:d="M0 0c5 9 5 12 5 19">
          <text:p/>
        </draw:path>
        <draw:path draw:style-name="gr10" draw:text-style-name="P2" draw:layer="layout" svg:width="0.379cm" svg:height="0.161cm" svg:x="22.699cm" svg:y="2.949cm" svg:viewBox="0 0 380 162" svg:d="M380 92c-14 57-109 86-216 60-102-24-176-91-162-152">
          <text:p/>
        </draw:path>
        <draw:path draw:style-name="gr10" draw:text-style-name="P2" draw:layer="layout" svg:width="0cm" svg:height="0.006cm" svg:x="25.255cm" svg:y="5.108cm" svg:viewBox="0 0 0 7" svg:d="M0 0c0 3 0 3 0 7">
          <text:p/>
        </draw:path>
        <draw:path draw:style-name="gr10" draw:text-style-name="P2" draw:layer="layout" svg:width="0.22cm" svg:height="0.094cm" svg:x="25.035cm" svg:y="5.062cm" svg:viewBox="0 0 221 95" svg:d="M221 54c-7 35-64 50-124 35-64-14-103-53-96-89">
          <text:p/>
        </draw:path>
        <draw:path draw:style-name="gr10" draw:text-style-name="P2" draw:layer="layout" svg:width="0.219cm" svg:height="0.085cm" svg:x="25.036cm" svg:y="5.023cm" svg:viewBox="0 0 220 86" svg:d="M0 39c7-32 60-46 117-35 57 10 103 45 103 82">
          <text:p/>
        </draw:path>
        <draw:path draw:style-name="gr10" draw:text-style-name="P2" draw:layer="layout" svg:width="0.007cm" svg:height="0.014cm" svg:x="25.343cm" svg:y="5.122cm" svg:viewBox="0 0 8 15" svg:d="M8 0c0 7-3 11-8 15">
          <text:p/>
        </draw:path>
        <draw:path draw:style-name="gr10" draw:text-style-name="P2" draw:layer="layout" svg:width="0.405cm" svg:height="0.169cm" svg:x="24.943cm" svg:y="5.041cm" svg:viewBox="0 0 406 170" svg:d="M406 95c-15 64-117 93-231 64-109-28-187-99-173-159">
          <text:p/>
        </draw:path>
        <draw:path draw:style-name="gr10" draw:text-style-name="P2" draw:layer="layout" svg:width="0.403cm" svg:height="0.155cm" svg:x="24.944cm" svg:y="4.967cm" svg:viewBox="0 0 404 156" svg:d="M0 75c15-61 106-89 217-68 105 21 187 89 187 149">
          <text:p/>
        </draw:path>
        <draw:path draw:style-name="gr10" draw:text-style-name="P2" draw:layer="layout" svg:width="0.405cm" svg:height="0.172cm" svg:x="24.936cm" svg:y="5.069cm" svg:viewBox="0 0 406 173" svg:d="M406 99c-18 64-117 89-231 64-109-29-187-100-173-163">
          <text:p/>
        </draw:path>
        <draw:path draw:style-name="gr10" draw:text-style-name="P2" draw:layer="layout" svg:width="0.369cm" svg:height="0.155cm" svg:x="24.929cm" svg:y="5.178cm" svg:viewBox="0 0 370 156" svg:d="M370 88c-14 58-107 83-209 58-102-26-173-89-159-146">
          <text:p/>
        </draw:path>
        <draw:path draw:style-name="gr10" draw:text-style-name="P2" draw:layer="layout" svg:width="0.003cm" svg:height="0.015cm" svg:x="25.301cm" svg:y="5.259cm" svg:viewBox="0 0 4 16" svg:d="M4 0c0 4-4 11-4 16">
          <text:p/>
        </draw:path>
        <draw:path draw:style-name="gr10" draw:text-style-name="P2" draw:layer="layout" svg:width="0.38cm" svg:height="0.161cm" svg:x="24.921cm" svg:y="5.182cm" svg:viewBox="0 0 381 162" svg:d="M381 93c-14 60-114 84-216 60-106-25-177-96-163-153">
          <text:p/>
        </draw:path>
        <draw:path draw:style-name="gr10" draw:text-style-name="P2" draw:layer="layout" svg:width="0.014cm" svg:height="0.025cm" svg:x="24.923cm" svg:y="5.157cm" svg:viewBox="0 0 15 26" svg:d="M0 26c0-7 8-19 15-26">
          <text:p/>
        </draw:path>
        <draw:path draw:style-name="gr10" draw:text-style-name="P2" draw:layer="layout" svg:width="0.003cm" svg:height="0.014cm" svg:x="25.301cm" svg:y="5.245cm" svg:viewBox="0 0 4 15" svg:d="M0 0c0 4 4 11 4 15">
          <text:p/>
        </draw:path>
        <draw:path draw:style-name="gr10" draw:text-style-name="P2" draw:layer="layout" svg:width="0.38cm" svg:height="0.16cm" svg:x="24.914cm" svg:y="5.214cm" svg:viewBox="0 0 381 161" svg:d="M381 91c-14 58-114 86-217 61-105-29-176-96-162-152">
          <text:p/>
        </draw:path>
        <draw:path draw:style-name="gr10" draw:text-style-name="P2" draw:layer="layout" svg:width="0cm" svg:height="0.01cm" svg:x="25.255cm" svg:y="3.841cm" svg:viewBox="0 0 0 11" svg:d="M0 0c0 4 0 7 0 11">
          <text:p/>
        </draw:path>
        <draw:path draw:style-name="gr10" draw:text-style-name="P2" draw:layer="layout" svg:width="0.22cm" svg:height="0.092cm" svg:x="25.035cm" svg:y="3.799cm" svg:viewBox="0 0 221 93" svg:d="M221 53c-7 33-64 50-124 33-64-15-103-54-96-86">
          <text:p/>
        </draw:path>
        <draw:path draw:style-name="gr10" draw:text-style-name="P2" draw:layer="layout" svg:width="0.219cm" svg:height="0.084cm" svg:x="25.036cm" svg:y="3.757cm" svg:viewBox="0 0 220 85" svg:d="M0 42c7-32 60-49 117-39 57 14 103 50 103 82">
          <text:p/>
        </draw:path>
        <draw:path draw:style-name="gr10" draw:text-style-name="P2" draw:layer="layout" svg:width="0.007cm" svg:height="0.014cm" svg:x="25.343cm" svg:y="3.859cm" svg:viewBox="0 0 8 15" svg:d="M8 0c0 3-3 10-8 15">
          <text:p/>
        </draw:path>
        <draw:path draw:style-name="gr10" draw:text-style-name="P2" draw:layer="layout" svg:width="0.405cm" svg:height="0.172cm" svg:x="24.943cm" svg:y="3.774cm" svg:viewBox="0 0 406 173" svg:d="M406 100c-15 60-117 88-231 64-109-29-187-100-173-164">
          <text:p/>
        </draw:path>
        <draw:path draw:style-name="gr10" draw:text-style-name="P2" draw:layer="layout" svg:width="0.403cm" svg:height="0.155cm" svg:x="24.944cm" svg:y="3.704cm" svg:viewBox="0 0 404 156" svg:d="M0 74c15-60 106-88 217-67 105 21 187 89 187 149">
          <text:p/>
        </draw:path>
        <draw:path draw:style-name="gr10" draw:text-style-name="P2" draw:layer="layout" svg:width="0.405cm" svg:height="0.169cm" svg:x="24.936cm" svg:y="3.806cm" svg:viewBox="0 0 406 170" svg:d="M406 95c-18 64-117 93-231 64-109-28-187-99-173-159">
          <text:p/>
        </draw:path>
        <draw:path draw:style-name="gr10" draw:text-style-name="P2" draw:layer="layout" svg:width="0.369cm" svg:height="0.157cm" svg:x="24.929cm" svg:y="3.912cm" svg:viewBox="0 0 370 158" svg:d="M370 88c-14 57-107 86-209 61-102-28-173-93-159-149">
          <text:p/>
        </draw:path>
        <draw:path draw:style-name="gr10" draw:text-style-name="P2" draw:layer="layout" svg:width="0.003cm" svg:height="0.016cm" svg:x="25.301cm" svg:y="3.996cm" svg:viewBox="0 0 4 17" svg:d="M4 0c0 5-4 12-4 17">
          <text:p/>
        </draw:path>
        <draw:path draw:style-name="gr10" draw:text-style-name="P2" draw:layer="layout" svg:width="0.38cm" svg:height="0.159cm" svg:x="24.921cm" svg:y="3.919cm" svg:viewBox="0 0 381 160" svg:d="M381 92c-14 57-114 85-216 57-106-26-177-93-163-149">
          <text:p/>
        </draw:path>
        <draw:path draw:style-name="gr10" draw:text-style-name="P2" draw:layer="layout" svg:width="0.014cm" svg:height="0.028cm" svg:x="24.923cm" svg:y="3.891cm" svg:viewBox="0 0 15 29" svg:d="M0 29c0-11 8-19 15-29">
          <text:p/>
        </draw:path>
        <draw:path draw:style-name="gr10" draw:text-style-name="P2" draw:layer="layout" svg:width="0.003cm" svg:height="0.017cm" svg:x="25.301cm" svg:y="3.979cm" svg:viewBox="0 0 4 18" svg:d="M0 0c0 7 4 15 4 18">
          <text:p/>
        </draw:path>
        <draw:path draw:style-name="gr10" draw:text-style-name="P2" draw:layer="layout" svg:width="0.38cm" svg:height="0.161cm" svg:x="24.914cm" svg:y="3.947cm" svg:viewBox="0 0 381 162" svg:d="M381 92c-14 60-114 85-217 60-105-25-176-92-162-152">
          <text:p/>
        </draw:path>
        <draw:path draw:style-name="gr10" draw:text-style-name="P2" draw:layer="layout" svg:width="0cm" svg:height="0.006cm" svg:x="22.232cm" svg:y="3.975cm" svg:viewBox="0 0 0 7" svg:d="M0 0c0 0 0 4 0 7">
          <text:p/>
        </draw:path>
        <draw:path draw:style-name="gr10" draw:text-style-name="P2" draw:layer="layout" svg:width="0.221cm" svg:height="0.094cm" svg:x="22.011cm" svg:y="3.929cm" svg:viewBox="0 0 222 95" svg:d="M222 54c-11 36-64 50-125 36-60-14-106-57-95-90">
          <text:p/>
        </draw:path>
        <draw:path draw:style-name="gr10" draw:text-style-name="P2" draw:layer="layout" svg:width="0.219cm" svg:height="0.084cm" svg:x="22.013cm" svg:y="3.891cm" svg:viewBox="0 0 220 85" svg:d="M0 39c7-32 56-46 117-36 57 11 103 47 103 82">
          <text:p/>
        </draw:path>
        <draw:path draw:style-name="gr10" draw:text-style-name="P2" draw:layer="layout" svg:width="0.007cm" svg:height="0.018cm" svg:x="22.32cm" svg:y="3.989cm" svg:viewBox="0 0 8 19" svg:d="M8 0c0 4-5 11-8 19">
          <text:p/>
        </draw:path>
        <draw:path draw:style-name="gr10" draw:text-style-name="P2" draw:layer="layout" svg:width="0.404cm" svg:height="0.17cm" svg:x="21.92cm" svg:y="3.908cm" svg:viewBox="0 0 405 171" svg:d="M405 100c-14 60-116 88-229 60-109-28-188-100-174-160">
          <text:p/>
        </draw:path>
        <draw:path draw:style-name="gr10" draw:text-style-name="P2" draw:layer="layout" svg:width="0.402cm" svg:height="0.155cm" svg:x="21.921cm" svg:y="3.834cm" svg:viewBox="0 0 403 156" svg:d="M0 74c14-60 106-88 212-67 109 25 191 88 191 149">
          <text:p/>
        </draw:path>
        <draw:path draw:style-name="gr10" draw:text-style-name="P2" draw:layer="layout" svg:width="0.404cm" svg:height="0.171cm" svg:x="21.912cm" svg:y="3.937cm" svg:viewBox="0 0 405 172" svg:d="M405 99c-17 60-120 88-229 64-110-28-192-100-174-163">
          <text:p/>
        </draw:path>
        <draw:path draw:style-name="gr10" draw:text-style-name="P2" draw:layer="layout" svg:width="0.369cm" svg:height="0.154cm" svg:x="21.905cm" svg:y="4.046cm" svg:viewBox="0 0 370 155" svg:d="M370 89c-15 57-107 81-209 57-103-25-174-89-159-146">
          <text:p/>
        </draw:path>
        <draw:path draw:style-name="gr10" draw:text-style-name="P2" draw:layer="layout" svg:width="0.004cm" svg:height="0.014cm" svg:x="22.277cm" svg:y="4.127cm" svg:viewBox="0 0 5 15" svg:d="M5 0c0 7-5 12-5 15">
          <text:p/>
        </draw:path>
        <draw:path draw:style-name="gr10" draw:text-style-name="P2" draw:layer="layout" svg:width="0.379cm" svg:height="0.162cm" svg:x="21.898cm" svg:y="4.049cm" svg:viewBox="0 0 380 163" svg:d="M380 93c-14 60-110 85-216 60s-176-92-162-153">
          <text:p/>
        </draw:path>
        <draw:path draw:style-name="gr10" draw:text-style-name="P2" draw:layer="layout" svg:width="0.014cm" svg:height="0.028cm" svg:x="21.9cm" svg:y="4.025cm" svg:viewBox="0 0 15 29" svg:d="M0 29c0-15 8-22 15-29">
          <text:p/>
        </draw:path>
        <draw:path draw:style-name="gr10" draw:text-style-name="P2" draw:layer="layout" svg:width="0.004cm" svg:height="0.014cm" svg:x="22.277cm" svg:y="4.113cm" svg:viewBox="0 0 5 15" svg:d="M0 0c0 7 5 10 5 15">
          <text:p/>
        </draw:path>
        <draw:path draw:style-name="gr10" draw:text-style-name="P2" draw:layer="layout" svg:width="0.382cm" svg:height="0.16cm" svg:x="21.888cm" svg:y="4.081cm" svg:viewBox="0 0 383 161" svg:d="M383 92c-14 56-109 86-215 60-107-28-177-95-167-152">
          <text:p/>
        </draw:path>
        <draw:path draw:style-name="gr10" draw:text-style-name="P2" draw:layer="layout" svg:width="0.014cm" svg:height="0.044cm" svg:x="19.321cm" svg:y="6.036cm" svg:viewBox="0 0 15 45" svg:d="M0 0c0 36 8 50 15 43">
          <text:p/>
        </draw:path>
        <draw:path draw:style-name="gr10" draw:text-style-name="P2" draw:layer="layout" svg:width="0.083cm" svg:height="0.48cm" svg:x="19.335cm" svg:y="5.598cm" svg:viewBox="0 0 84 481" svg:d="M0 481c14-11 43-114 65-237 17-120 24-226 14-244">
          <text:p/>
        </draw:path>
        <draw:path draw:style-name="gr10" draw:text-style-name="P2" draw:layer="layout" svg:width="0.092cm" svg:height="0.44cm" svg:x="19.321cm" svg:y="5.596cm" svg:viewBox="0 0 93 441" svg:d="M93 2c-11-14-32 49-53 152-21 106-40 223-40 287">
          <text:p/>
        </draw:path>
        <draw:line draw:style-name="gr10" draw:text-style-name="P2" draw:layer="layout" svg:x1="19.191cm" svg:y1="4.802cm" svg:x2="19.707cm" svg:y2="2.681cm">
          <text:p/>
        </draw:line>
        <draw:path draw:style-name="gr10" draw:text-style-name="P2" draw:layer="layout" svg:width="0.004cm" svg:height="0.039cm" svg:x="19.716cm" svg:y="2.649cm" svg:viewBox="0 0 5 40" svg:d="M0 40c9-26 5-40 0-40">
          <text:p/>
        </draw:path>
        <draw:path draw:style-name="gr10" draw:text-style-name="P2" draw:layer="layout" svg:width="0.01cm" svg:height="0.032cm" svg:x="19.706cm" svg:y="2.649cm" svg:viewBox="0 0 11 33" svg:d="M11 0c0 0-8 11-11 33">
          <text:p/>
        </draw:path>
        <draw:line draw:style-name="gr10" draw:text-style-name="P2" draw:layer="layout" svg:x1="19.191cm" svg:y1="4.801cm" svg:x2="19.191cm" svg:y2="5.214cm">
          <text:p/>
        </draw:line>
        <draw:line draw:style-name="gr10" draw:text-style-name="P2" draw:layer="layout" svg:x1="19.721cm" svg:y1="2.684cm" svg:x2="19.392cm" svg:y2="5.962cm">
          <text:p/>
        </draw:line>
        <draw:line draw:style-name="gr10" draw:text-style-name="P2" draw:layer="layout" svg:x1="19.319cm" svg:y1="5.055cm" svg:x2="19.191cm" svg:y2="5.215cm">
          <text:p/>
        </draw:line>
        <draw:line draw:style-name="gr10" draw:text-style-name="P2" draw:layer="layout" svg:x1="19.393cm" svg:y1="5.961cm" svg:x2="19.332cm" svg:y2="7.197cm">
          <text:p/>
        </draw:line>
        <draw:line draw:style-name="gr10" draw:text-style-name="P2" draw:layer="layout" svg:x1="19.318cm" svg:y1="6.18cm" svg:x2="19.318cm" svg:y2="5.055cm">
          <text:p/>
        </draw:line>
        <draw:line draw:style-name="gr10" draw:text-style-name="P2" draw:layer="layout" svg:x1="19.191cm" svg:y1="7.776cm" svg:x2="19.333cm" svg:y2="7.196cm">
          <text:p/>
        </draw:line>
        <draw:line draw:style-name="gr10" draw:text-style-name="P2" draw:layer="layout" svg:x1="19.191cm" svg:y1="7.06cm" svg:x2="19.319cm" svg:y2="6.18cm">
          <text:p/>
        </draw:line>
        <draw:line draw:style-name="gr10" draw:text-style-name="P2" draw:layer="layout" svg:x1="19.191cm" svg:y1="7.055cm" svg:x2="19.191cm" svg:y2="7.771cm">
          <text:p/>
        </draw:line>
        <draw:path draw:style-name="gr10" draw:text-style-name="P2" draw:layer="layout" svg:width="0.007cm" svg:height="0.028cm" svg:x="19.233cm" svg:y="4.907cm" svg:viewBox="0 0 8 29" svg:d="M0 0c0 18 3 29 8 29">
          <text:p/>
        </draw:path>
        <draw:path draw:style-name="gr10" draw:text-style-name="P2" draw:layer="layout" svg:width="0.056cm" svg:height="0.296cm" svg:x="19.236cm" svg:y="4.639cm" svg:viewBox="0 0 57 297" svg:d="M0 297c11 0 29-65 44-146 14-81 17-151 7-151">
          <text:p/>
        </draw:path>
        <draw:path draw:style-name="gr10" draw:text-style-name="P2" draw:layer="layout" svg:width="0.053cm" svg:height="0.271cm" svg:x="19.233cm" svg:y="4.639cm" svg:viewBox="0 0 54 272" svg:d="M54 0c-7 0-18 38-33 102-14 64-21 131-21 170">
          <text:p/>
        </draw:path>
        <draw:path draw:style-name="gr10" draw:text-style-name="P2" draw:layer="layout" svg:width="0.007cm" svg:height="0.028cm" svg:x="19.233cm" svg:y="6.932cm" svg:viewBox="0 0 8 29" svg:d="M0 0c0 17 3 24 8 29">
          <text:p/>
        </draw:path>
        <draw:path draw:style-name="gr10" draw:text-style-name="P2" draw:layer="layout" svg:width="0.056cm" svg:height="0.3cm" svg:x="19.236cm" svg:y="6.66cm" svg:viewBox="0 0 57 301" svg:d="M0 301c11 0 29-67 44-148 14-81 17-150 7-153">
          <text:p/>
        </draw:path>
        <draw:path draw:style-name="gr10" draw:text-style-name="P2" draw:layer="layout" svg:width="0.053cm" svg:height="0.272cm" svg:x="19.233cm" svg:y="6.66cm" svg:viewBox="0 0 54 273" svg:d="M54 0c-7 0-18 42-33 102-14 64-21 131-21 171">
          <text:p/>
        </draw:path>
        <draw:path draw:style-name="gr10" draw:text-style-name="P2" draw:layer="layout" svg:width="0.014cm" svg:height="0.043cm" svg:x="19.431cm" svg:y="4.416cm" svg:viewBox="0 0 15 44" svg:d="M0 0c0 33 3 47 15 44">
          <text:p/>
        </draw:path>
        <draw:path draw:style-name="gr10" draw:text-style-name="P2" draw:layer="layout" svg:width="0.084cm" svg:height="0.48cm" svg:x="19.445cm" svg:y="3.979cm" svg:viewBox="0 0 85 481" svg:d="M0 481c14-11 43-113 64-237 18-123 28-227 14-244">
          <text:p/>
        </draw:path>
        <draw:path draw:style-name="gr10" draw:text-style-name="P2" draw:layer="layout" svg:width="0.091cm" svg:height="0.439cm" svg:x="19.431cm" svg:y="3.977cm" svg:viewBox="0 0 92 440" svg:d="M92 2c-8-14-33 49-54 152-21 106-38 223-38 286">
          <text:p/>
        </draw:path>
        <draw:line draw:style-name="gr10" draw:text-style-name="P2" draw:layer="layout" svg:x1="21.675cm" svg:y1="3.197cm" svg:x2="21.568cm" svg:y2="3.051cm">
          <text:p/>
        </draw:line>
        <draw:line draw:style-name="gr10" draw:text-style-name="P2" draw:layer="layout" svg:x1="24.995cm" svg:y1="4.837cm" svg:x2="21.674cm" svg:y2="4.286cm">
          <text:p/>
        </draw:line>
        <draw:path draw:style-name="gr10" draw:text-style-name="P2" draw:layer="layout" svg:width="0.003cm" svg:height="0.039cm" svg:x="19.974cm" svg:y="2.691cm" svg:viewBox="0 0 4 40" svg:d="M0 40c5-26 5-40 0-40">
          <text:p/>
        </draw:path>
        <draw:line draw:style-name="gr10" draw:text-style-name="P2" draw:layer="layout" svg:x1="19.977cm" svg:y1="2.695cm" svg:x2="20.07cm" svg:y2="2.713cm">
          <text:p/>
        </draw:line>
        <draw:line draw:style-name="gr10" draw:text-style-name="P2" draw:layer="layout" svg:x1="21.558cm" svg:y1="2.956cm" svg:x2="21.573cm" svg:y2="2.96cm">
          <text:p/>
        </draw:line>
        <draw:line draw:style-name="gr10" draw:text-style-name="P2" draw:layer="layout" svg:x1="19.319cm" svg:y1="5.236cm" svg:x2="19.191cm" svg:y2="5.214cm">
          <text:p/>
        </draw:line>
        <draw:line draw:style-name="gr10" draw:text-style-name="P2" draw:layer="layout" svg:x1="19.392cm" svg:y1="5.961cm" svg:x2="19.65cm" svg:y2="6.005cm">
          <text:p/>
        </draw:line>
        <draw:line draw:style-name="gr10" draw:text-style-name="P2" draw:layer="layout" svg:x1="19.978cm" svg:y1="2.73cm" svg:x2="19.97cm" svg:y2="2.773cm">
          <text:p/>
        </draw:line>
        <draw:line draw:style-name="gr10" draw:text-style-name="P2" draw:layer="layout" svg:x1="19.971cm" svg:y1="2.772cm" svg:x2="19.875cm" svg:y2="3.736cm">
          <text:p/>
        </draw:line>
        <draw:line draw:style-name="gr10" draw:text-style-name="P2" draw:layer="layout" svg:x1="19.763cm" svg:y1="4.885cm" svg:x2="19.702cm" svg:y2="5.479cm">
          <text:p/>
        </draw:line>
        <draw:line draw:style-name="gr10" draw:text-style-name="P2" draw:layer="layout" svg:x1="19.668cm" svg:y1="5.834cm" svg:x2="19.649cm" svg:y2="6.005cm">
          <text:p/>
        </draw:line>
        <draw:line draw:style-name="gr10" draw:text-style-name="P2" draw:layer="layout" svg:x1="19.65cm" svg:y1="6.004cm" svg:x2="19.589cm" svg:y2="7.24cm">
          <text:p/>
        </draw:line>
        <draw:line draw:style-name="gr10" draw:text-style-name="P2" draw:layer="layout" svg:x1="19.332cm" svg:y1="7.196cm" svg:x2="19.59cm" svg:y2="7.24cm">
          <text:p/>
        </draw:line>
        <draw:line draw:style-name="gr10" draw:text-style-name="P2" draw:layer="layout" svg:x1="19.667cm" svg:y1="5.804cm" svg:x2="20.201cm" svg:y2="3.608cm">
          <text:p/>
        </draw:line>
        <draw:line draw:style-name="gr10" draw:text-style-name="P2" draw:layer="layout" svg:x1="20.2cm" svg:y1="3.608cm" svg:x2="20.659cm" svg:y2="3.687cm">
          <text:p/>
        </draw:line>
        <draw:line draw:style-name="gr10" draw:text-style-name="P2" draw:layer="layout" svg:x1="19.889cm" svg:y1="5.994cm" svg:x2="19.929cm" svg:y2="5.845cm">
          <text:p/>
        </draw:line>
        <draw:line draw:style-name="gr10" draw:text-style-name="P2" draw:layer="layout" svg:x1="20.659cm" svg:y1="3.686cm" svg:x2="20.263cm" svg:y2="5.327cm">
          <text:p/>
        </draw:line>
        <draw:line draw:style-name="gr10" draw:text-style-name="P2" draw:layer="layout" svg:x1="19.589cm" svg:y1="7.24cm" svg:x2="19.89cm" svg:y2="5.993cm">
          <text:p/>
        </draw:line>
        <draw:line draw:style-name="gr10" draw:text-style-name="P2" draw:layer="layout" svg:x1="20.264cm" svg:y1="5.326cm" svg:x2="20.171cm" svg:y2="5.691cm">
          <text:p/>
        </draw:line>
        <draw:line draw:style-name="gr10" draw:text-style-name="P2" draw:layer="layout" svg:x1="21.573cm" svg:y1="5.924cm" svg:x2="20.171cm" svg:y2="5.69cm">
          <text:p/>
        </draw:line>
        <draw:line draw:style-name="gr10" draw:text-style-name="P2" draw:layer="layout" svg:x1="21.573cm" svg:y1="5.923cm" svg:x2="21.551cm" svg:y2="6.001cm">
          <text:p/>
        </draw:line>
        <draw:line draw:style-name="gr10" draw:text-style-name="P2" draw:layer="layout" svg:x1="19.47cm" svg:y1="7.822cm" svg:x2="19.191cm" svg:y2="7.771cm">
          <text:p/>
        </draw:line>
        <draw:line draw:style-name="gr10" draw:text-style-name="P2" draw:layer="layout" svg:x1="21.551cm" svg:y1="5.997cm" svg:x2="21.675cm" svg:y2="6.171cm">
          <text:p/>
        </draw:line>
        <draw:line draw:style-name="gr10" draw:text-style-name="P2" draw:layer="layout" svg:x1="19.594cm" svg:y1="7.302cm" svg:x2="19.466cm" svg:y2="7.822cm">
          <text:p/>
        </draw:line>
        <draw:line draw:style-name="gr10" draw:text-style-name="P2" draw:layer="layout" svg:x1="21.675cm" svg:y1="6.166cm" svg:x2="21.42cm" svg:y2="7.218cm">
          <text:p/>
        </draw:line>
        <draw:line draw:style-name="gr10" draw:text-style-name="P2" draw:layer="layout" svg:x1="23.933cm" svg:y1="8.023cm" svg:x2="19.593cm" svg:y2="7.302cm">
          <text:p/>
        </draw:line>
        <draw:line draw:style-name="gr10" draw:text-style-name="P2" draw:layer="layout" svg:x1="21.42cm" svg:y1="7.214cm" svg:x2="24.995cm" svg:y2="7.811cm">
          <text:p/>
        </draw:line>
        <draw:line draw:style-name="gr10" draw:text-style-name="P2" draw:layer="layout" svg:x1="23.928cm" svg:y1="8.018cm" svg:x2="24.907cm" svg:y2="8.181cm">
          <text:p/>
        </draw:line>
        <draw:line draw:style-name="gr10" draw:text-style-name="P2" draw:layer="layout" svg:x1="24.995cm" svg:y1="7.806cm" svg:x2="24.902cm" svg:y2="8.181cm">
          <text:p/>
        </draw:line>
        <draw:path draw:style-name="gr10" draw:text-style-name="P2" draw:layer="layout" svg:width="1.369cm" svg:height="0.564cm" svg:x="20.055cm" svg:y="6.473cm" svg:viewBox="0 0 1370 565" svg:d="M0 0c0 315 307 565 684 565 378 0 686-250 686-565">
          <text:p/>
        </draw:path>
        <draw:path draw:style-name="gr10" draw:text-style-name="P2" draw:layer="layout" svg:width="1.369cm" svg:height="0.568cm" svg:x="20.055cm" svg:y="5.905cm" svg:viewBox="0 0 1370 569" svg:d="M1370 569c0-314-308-569-686-569-377 0-684 255-684 569">
          <text:p/>
        </draw:path>
        <draw:line draw:style-name="gr10" draw:text-style-name="P2" draw:layer="layout" svg:x1="21.551cm" svg:y1="3.259cm" svg:x2="21.551cm" svg:y2="3.026cm">
          <text:p/>
        </draw:line>
        <draw:line draw:style-name="gr10" draw:text-style-name="P2" draw:layer="layout" svg:x1="21.568cm" svg:y1="4.046cm" svg:x2="21.568cm" svg:y2="3.781cm">
          <text:p/>
        </draw:line>
        <draw:line draw:style-name="gr10" draw:text-style-name="P2" draw:layer="layout" svg:x1="21.568cm" svg:y1="3.284cm" svg:x2="21.568cm" svg:y2="2.959cm">
          <text:p/>
        </draw:line>
        <draw:line draw:style-name="gr10" draw:text-style-name="P2" draw:layer="layout" svg:x1="21.551cm" svg:y1="4.124cm" svg:x2="21.573cm" svg:y2="4.046cm">
          <text:p/>
        </draw:line>
        <draw:line draw:style-name="gr10" draw:text-style-name="P2" draw:layer="layout" svg:x1="21.674cm" svg:y1="4.483cm" svg:x2="21.674cm" svg:y2="3.196cm">
          <text:p/>
        </draw:line>
        <draw:path draw:style-name="gr10" draw:text-style-name="P2" draw:layer="layout" svg:width="0.039cm" svg:height="0.039cm" svg:x="21.551cm" svg:y="4.12cm" svg:viewBox="0 0 40 40" svg:d="M0 0c15 15 29 29 40 40">
          <text:p/>
        </draw:path>
        <draw:line draw:style-name="gr10" draw:text-style-name="P2" draw:layer="layout" svg:x1="21.59cm" svg:y1="4.434cm" svg:x2="21.59cm" svg:y2="4.159cm">
          <text:p/>
        </draw:line>
        <draw:path draw:style-name="gr10" draw:text-style-name="P2" draw:layer="layout" svg:width="0.084cm" svg:height="0.053cm" svg:x="21.59cm" svg:y="4.434cm" svg:viewBox="0 0 85 54" svg:d="M0 0c24 3 53 22 85 54">
          <text:p/>
        </draw:path>
        <draw:line draw:style-name="gr10" draw:text-style-name="P2" draw:layer="layout" svg:x1="21.675cm" svg:y1="4.483cm" svg:x2="21.607cm" svg:y2="4.756cm">
          <text:p/>
        </draw:line>
        <draw:path draw:style-name="gr10" draw:text-style-name="P2" draw:layer="layout" svg:width="0.085cm" svg:height="0.095cm" svg:x="22.651cm" svg:y="4.688cm" svg:viewBox="0 0 86 96" svg:d="M86 0c0 43-33 79-86 96">
          <text:p/>
        </draw:path>
        <draw:path draw:style-name="gr10" draw:text-style-name="P2" draw:layer="layout" svg:width="0.367cm" svg:height="0.102cm" svg:x="22.284cm" svg:y="4.695cm" svg:viewBox="0 0 368 103" svg:d="M368 89c-53 19-123 19-195 0-70-14-134-49-173-89">
          <text:p/>
        </draw:path>
        <draw:path draw:style-name="gr10" draw:text-style-name="P2" draw:layer="layout" svg:width="0.494cm" svg:height="0.192cm" svg:x="22.242cm" svg:y="4.503cm" svg:viewBox="0 0 495 193" svg:d="M42 193c-59-60-56-127 11-166 64-36 174-36 276 0 99 35 166 99 166 162">
          <text:p/>
        </draw:path>
        <draw:line draw:style-name="gr10" draw:text-style-name="P2" draw:layer="layout" svg:x1="24.994cm" svg:y1="7.806cm" svg:x2="24.994cm" svg:y2="5.33cm">
          <text:p/>
        </draw:line>
        <draw:line draw:style-name="gr10" draw:text-style-name="P2" draw:layer="layout" svg:x1="24.994cm" svg:y1="4.988cm" svg:x2="24.994cm" svg:y2="4.836cm">
          <text:p/>
        </draw:line>
        <draw:path draw:style-name="gr10" draw:text-style-name="P2" draw:layer="layout" svg:width="0.406cm" svg:height="0.215cm" svg:x="21.674cm" svg:y="5.524cm" svg:viewBox="0 0 407 216" svg:d="M407 216c-75-103-234-188-407-216">
          <text:p/>
        </draw:path>
        <draw:path draw:style-name="gr10" draw:text-style-name="P2" draw:layer="layout" svg:width="0.296cm" svg:height="0.133cm" svg:x="22.08cm" svg:y="5.726cm" svg:viewBox="0 0 297 134" svg:d="M0 13c49-21 123-17 187 11 67 24 110 68 110 110">
          <text:p/>
        </draw:path>
        <draw:path draw:style-name="gr10" draw:text-style-name="P2" draw:layer="layout" svg:width="0.003cm" svg:height="0.014cm" svg:x="22.373cm" svg:y="5.856cm" svg:viewBox="0 0 4 15" svg:d="M4 0c0 3 0 11-4 15">
          <text:p/>
        </draw:path>
        <draw:path draw:style-name="gr10" draw:text-style-name="P2" draw:layer="layout" svg:width="0.261cm" svg:height="0.062cm" svg:x="22.115cm" svg:y="5.87cm" svg:viewBox="0 0 262 63" svg:d="M262 0c-10 32-46 57-100 61-52 7-112-4-162-32">
          <text:p/>
        </draw:path>
        <draw:path draw:style-name="gr10" draw:text-style-name="P2" draw:layer="layout" svg:width="0.441cm" svg:height="0.147cm" svg:x="21.674cm" svg:y="5.898cm" svg:viewBox="0 0 442 148" svg:d="M0 135c216 40 400-18 442-135">
          <text:p/>
        </draw:path>
        <draw:path draw:style-name="gr10" draw:text-style-name="P2" draw:layer="layout" svg:width="0.003cm" svg:height="0.014cm" svg:x="22.193cm" svg:y="5.231cm" svg:viewBox="0 0 4 15" svg:d="M4 0c0 7 0 11-4 15">
          <text:p/>
        </draw:path>
        <draw:path draw:style-name="gr10" draw:text-style-name="P2" draw:layer="layout" svg:width="0.294cm" svg:height="0.123cm" svg:x="21.899cm" svg:y="5.175cm" svg:viewBox="0 0 295 124" svg:d="M295 71c-11 43-86 65-167 46-81-21-134-74-127-117">
          <text:p/>
        </draw:path>
        <draw:path draw:style-name="gr10" draw:text-style-name="P2" draw:layer="layout" svg:width="0.296cm" svg:height="0.115cm" svg:x="21.9cm" svg:y="5.121cm" svg:viewBox="0 0 297 116" svg:d="M0 55c14-46 81-64 160-50 77 18 137 65 137 111">
          <text:p/>
        </draw:path>
        <draw:path draw:style-name="gr10" draw:text-style-name="P2" draw:layer="layout" svg:width="0.003cm" svg:height="0.01cm" svg:x="22.193cm" svg:y="6.498cm" svg:viewBox="0 0 4 11" svg:d="M4 0c0 3 0 8-4 11">
          <text:p/>
        </draw:path>
        <draw:path draw:style-name="gr10" draw:text-style-name="P2" draw:layer="layout" svg:width="0.294cm" svg:height="0.123cm" svg:x="21.899cm" svg:y="6.438cm" svg:viewBox="0 0 295 124" svg:d="M295 71c-11 46-86 64-167 46-81-21-134-74-127-117">
          <text:p/>
        </draw:path>
        <draw:path draw:style-name="gr10" draw:text-style-name="P2" draw:layer="layout" svg:width="0.296cm" svg:height="0.112cm" svg:x="21.9cm" svg:y="6.386cm" svg:viewBox="0 0 297 113" svg:d="M0 52c14-43 81-64 160-46 77 14 137 61 137 107">
          <text:p/>
        </draw:path>
        <draw:path draw:style-name="gr10" draw:text-style-name="P2" draw:layer="layout" svg:width="0.084cm" svg:height="0.092cm" svg:x="24.867cm" svg:y="5.69cm" svg:viewBox="0 0 85 93" svg:d="M85 0c0 39-31 74-85 93">
          <text:p/>
        </draw:path>
        <draw:path draw:style-name="gr10" draw:text-style-name="P2" draw:layer="layout" svg:width="0.367cm" svg:height="0.102cm" svg:x="24.5cm" svg:y="5.693cm" svg:viewBox="0 0 368 103" svg:d="M368 90c-53 17-127 17-199 3-67-18-130-53-169-93">
          <text:p/>
        </draw:path>
        <draw:path draw:style-name="gr10" draw:text-style-name="P2" draw:layer="layout" svg:width="0.495cm" svg:height="0.192cm" svg:x="24.457cm" svg:y="5.502cm" svg:viewBox="0 0 496 193" svg:d="M44 193c-61-61-58-128 7-163 67-39 176-39 275-3 102 35 170 98 170 163">
          <text:p/>
        </draw:path>
        <draw:path draw:style-name="gr10" draw:text-style-name="P2" draw:layer="layout" svg:width="0.084cm" svg:height="0.095cm" svg:x="24.867cm" svg:y="6.953cm" svg:viewBox="0 0 85 96" svg:d="M85 0c0 43-31 75-85 96">
          <text:p/>
        </draw:path>
        <draw:path draw:style-name="gr10" draw:text-style-name="P2" draw:layer="layout" svg:width="0.367cm" svg:height="0.106cm" svg:x="24.5cm" svg:y="6.956cm" svg:viewBox="0 0 368 107" svg:d="M368 93c-53 18-127 18-199 0-67-18-130-50-169-93">
          <text:p/>
        </draw:path>
        <draw:path draw:style-name="gr10" draw:text-style-name="P2" draw:layer="layout" svg:width="0.495cm" svg:height="0.191cm" svg:x="24.457cm" svg:y="6.765cm" svg:viewBox="0 0 496 192" svg:d="M44 192c-61-60-58-123 7-162 67-40 176-40 275 0 102 35 170 99 170 159">
          <text:p/>
        </draw:path>
        <draw:path draw:style-name="gr10" draw:text-style-name="P2" draw:layer="layout" svg:width="0.085cm" svg:height="0.096cm" svg:x="22.651cm" svg:y="7.217cm" svg:viewBox="0 0 86 97" svg:d="M86 0c0 43-33 79-86 97">
          <text:p/>
        </draw:path>
        <draw:path draw:style-name="gr10" draw:text-style-name="P2" draw:layer="layout" svg:width="0.367cm" svg:height="0.105cm" svg:x="22.284cm" svg:y="7.221cm" svg:viewBox="0 0 368 106" svg:d="M368 93c-53 17-123 17-195 0-70-18-134-50-173-93">
          <text:p/>
        </draw:path>
        <draw:path draw:style-name="gr10" draw:text-style-name="P2" draw:layer="layout" svg:width="0.494cm" svg:height="0.193cm" svg:x="22.242cm" svg:y="7.031cm" svg:viewBox="0 0 495 194" svg:d="M42 194c-59-60-56-127 11-165 64-37 174-40 276 0 99 35 166 98 166 162">
          <text:p/>
        </draw:path>
        <draw:line draw:style-name="gr10" draw:text-style-name="P2" draw:layer="layout" svg:x1="19.97cm" svg:y1="2.772cm" svg:x2="19.97cm" svg:y2="3.337cm">
          <text:p/>
        </draw:line>
        <draw:path draw:style-name="gr10" draw:text-style-name="P2" draw:layer="layout" svg:width="0.388cm" svg:height="0.272cm" svg:x="21.184cm" svg:y="4.046cm" svg:viewBox="0 0 389 273" svg:d="M389 0c-213 39-354 137-389 273">
          <text:p/>
        </draw:path>
        <draw:path draw:style-name="gr10" draw:text-style-name="P2" draw:layer="layout" svg:width="0.01cm" svg:height="0.059cm" svg:x="21.177cm" svg:y="4.318cm" svg:viewBox="0 0 11 60" svg:d="M11 0c-8 22-11 43-11 60">
          <text:p/>
        </draw:path>
        <draw:path draw:style-name="gr10" draw:text-style-name="P2" draw:layer="layout" svg:width="0.395cm" svg:height="0.463cm" svg:x="21.177cm" svg:y="4.377cm" svg:viewBox="0 0 396 464" svg:d="M0 0c0 164 151 340 396 464">
          <text:p/>
        </draw:path>
        <draw:path draw:style-name="gr10" draw:text-style-name="P2" draw:layer="layout" svg:width="0.18cm" svg:height="0.187cm" svg:x="21.367cm" svg:y="3.884cm" svg:viewBox="0 0 181 188" svg:d="M0 188c100-46 160-111 181-188">
          <text:p/>
        </draw:path>
        <draw:line draw:style-name="gr10" draw:text-style-name="P2" draw:layer="layout" svg:x1="21.568cm" svg:y1="4.907cm" svg:x2="21.568cm" svg:y2="4.84cm">
          <text:p/>
        </draw:line>
        <draw:line draw:style-name="gr10" draw:text-style-name="P2" draw:layer="layout" svg:x1="20.468cm" svg:y1="4.477cm" svg:x2="21.372cm" svg:y2="4.067cm">
          <text:p/>
        </draw:line>
        <draw:line draw:style-name="gr10" draw:text-style-name="P2" draw:layer="layout" svg:x1="21.573cm" svg:y1="4.911cm" svg:x2="20.408cm" svg:y2="4.716cm">
          <text:p/>
        </draw:line>
        <draw:path draw:style-name="gr10" draw:text-style-name="P2" draw:layer="layout" svg:width="0.014cm" svg:height="0.032cm" svg:x="19.914cm" svg:y="5.845cm" svg:viewBox="0 0 15 33" svg:d="M15 0c-7 21-15 33-15 33">
          <text:p/>
        </draw:path>
        <draw:line draw:style-name="gr10" draw:text-style-name="P2" draw:layer="layout" svg:x1="20.457cm" svg:y1="2.208cm" svg:x2="20.457cm" svg:y2="2.176cm">
          <text:p/>
        </draw:line>
        <draw:line draw:style-name="gr10" draw:text-style-name="P2" draw:layer="layout" svg:x1="20.45cm" svg:y1="2.209cm" svg:x2="20.458cm" svg:y2="2.176cm">
          <text:p/>
        </draw:line>
        <draw:path draw:style-name="gr10" draw:text-style-name="P2" draw:layer="layout" svg:width="0.014cm" svg:height="0.043cm" svg:x="19.946cm" svg:y="4.141cm" svg:viewBox="0 0 15 44" svg:d="M0 0c0 32 7 47 15 43">
          <text:p/>
        </draw:path>
        <draw:path draw:style-name="gr10" draw:text-style-name="P2" draw:layer="layout" svg:width="0.082cm" svg:height="0.479cm" svg:x="19.96cm" svg:y="3.704cm" svg:viewBox="0 0 83 480" svg:d="M0 480c15-10 43-113 64-237 18-123 25-229 14-243">
          <text:p/>
        </draw:path>
        <draw:path draw:style-name="gr10" draw:text-style-name="P2" draw:layer="layout" svg:width="0.091cm" svg:height="0.439cm" svg:x="19.946cm" svg:y="3.702cm" svg:viewBox="0 0 92 440" svg:d="M92 2c-10-14-31 50-53 152-22 106-39 223-39 286">
          <text:p/>
        </draw:path>
        <draw:line draw:style-name="gr10" draw:text-style-name="P2" draw:layer="layout" svg:x1="19.656cm" svg:y1="5.775cm" svg:x2="19.862cm" svg:y2="4.353cm">
          <text:p/>
        </draw:line>
        <draw:path draw:style-name="gr10" draw:text-style-name="P2" draw:layer="layout" svg:width="0.014cm" svg:height="0.031cm" svg:x="19.656cm" svg:y="5.803cm" svg:viewBox="0 0 15 32" svg:d="M15 0c-7 22-11 32-15 32">
          <text:p/>
        </draw:path>
        <draw:path draw:style-name="gr10" draw:text-style-name="P2" draw:layer="layout" svg:width="0.006cm" svg:height="0.06cm" svg:x="19.654cm" svg:y="5.774cm" svg:viewBox="0 0 7 61" svg:d="M2 61c-3 0-3-25 5-61">
          <text:p/>
        </draw:path>
        <draw:line draw:style-name="gr10" draw:text-style-name="P2" draw:layer="layout" svg:x1="19.861cm" svg:y1="4.354cm" svg:x2="20.119cm" svg:y2="3.291cm">
          <text:p/>
        </draw:line>
        <draw:line draw:style-name="gr10" draw:text-style-name="P2" draw:layer="layout" svg:x1="20.118cm" svg:y1="3.292cm" svg:x2="20.126cm" svg:y2="3.259cm">
          <text:p/>
        </draw:line>
        <draw:line draw:style-name="gr10" draw:text-style-name="P2" draw:layer="layout" svg:x1="20.2cm" svg:y1="2.956cm" svg:x2="20.2cm" svg:y2="3.608cm">
          <text:p/>
        </draw:line>
        <draw:line draw:style-name="gr10" draw:text-style-name="P2" draw:layer="layout" svg:x1="20.125cm" svg:y1="3.26cm" svg:x2="20.201cm" svg:y2="2.956cm">
          <text:p/>
        </draw:line>
        <draw:path draw:style-name="gr10" draw:text-style-name="P2" draw:layer="layout" svg:width="0.014cm" svg:height="0.044cm" svg:x="19.946cm" svg:y="4.476cm" svg:viewBox="0 0 15 45" svg:d="M0 0c0 33 7 51 15 44">
          <text:p/>
        </draw:path>
        <draw:path draw:style-name="gr10" draw:text-style-name="P2" draw:layer="layout" svg:width="0.082cm" svg:height="0.48cm" svg:x="19.96cm" svg:y="4.039cm" svg:viewBox="0 0 83 481" svg:d="M0 481c15-11 43-110 64-233 18-124 25-231 14-248">
          <text:p/>
        </draw:path>
        <draw:path draw:style-name="gr10" draw:text-style-name="P2" draw:layer="layout" svg:width="0.091cm" svg:height="0.438cm" svg:x="19.946cm" svg:y="4.038cm" svg:viewBox="0 0 92 439" svg:d="M92 1c-10-11-31 49-53 156-22 102-39 219-39 282">
          <text:p/>
        </draw:path>
        <draw:line draw:style-name="gr10" draw:text-style-name="P2" draw:layer="layout" svg:x1="20.658cm" svg:y1="3.686cm" svg:x2="20.658cm" svg:y2="3.03cm">
          <text:p/>
        </draw:line>
        <draw:line draw:style-name="gr10" draw:text-style-name="P2" draw:layer="layout" svg:x1="20.2cm" svg:y1="2.956cm" svg:x2="20.458cm" svg:y2="2.999cm">
          <text:p/>
        </draw:line>
        <draw:line draw:style-name="gr10" draw:text-style-name="P2" draw:layer="layout" svg:x1="20.457cm" svg:y1="2.998cm" svg:x2="20.659cm" svg:y2="3.034cm">
          <text:p/>
        </draw:line>
        <draw:line draw:style-name="gr10" draw:text-style-name="P2" draw:layer="layout" svg:x1="20.655cm" svg:y1="3.031cm" svg:x2="20.659cm" svg:y2="3.012cm">
          <text:p/>
        </draw:line>
        <draw:line draw:style-name="gr10" draw:text-style-name="P2" draw:layer="layout" svg:x1="20.658cm" svg:y1="3.012cm" svg:x2="20.658cm" svg:y2="2.628cm">
          <text:p/>
        </draw:line>
        <draw:line draw:style-name="gr10" draw:text-style-name="P2" draw:layer="layout" svg:x1="21.568cm" svg:y1="5.923cm" svg:x2="21.568cm" svg:y2="5.21cm">
          <text:p/>
        </draw:line>
        <draw:line draw:style-name="gr10" draw:text-style-name="P2" draw:layer="layout" svg:x1="21.573cm" svg:y1="5.211cm" svg:x2="20.337cm" svg:y2="5.005cm">
          <text:p/>
        </draw:line>
        <draw:path draw:style-name="gr10" draw:text-style-name="P2" draw:layer="layout" svg:width="0.003cm" svg:height="0.008cm" svg:x="21.551cm" svg:y="5.199cm" svg:viewBox="0 0 4 9" svg:d="M0 0c0 4 4 4 4 9">
          <text:p/>
        </draw:path>
        <draw:line draw:style-name="gr10" draw:text-style-name="P2" draw:layer="layout" svg:x1="21.674cm" svg:y1="6.166cm" svg:x2="21.674cm" svg:y2="4.893cm">
          <text:p/>
        </draw:line>
        <draw:path draw:style-name="gr10" draw:text-style-name="P2" draw:layer="layout" svg:width="0.084cm" svg:height="0.18cm" svg:x="21.59cm" svg:y="4.713cm" svg:viewBox="0 0 85 181" svg:d="M85 181c-32-64-61-124-85-181">
          <text:p/>
        </draw:path>
        <draw:line draw:style-name="gr10" draw:text-style-name="P2" draw:layer="layout" svg:x1="21.59cm" svg:y1="4.984cm" svg:x2="21.59cm" svg:y2="4.713cm">
          <text:p/>
        </draw:line>
        <draw:line draw:style-name="gr10" draw:text-style-name="P2" draw:layer="layout" svg:x1="21.591cm" svg:y1="4.989cm" svg:x2="21.565cm" svg:y2="4.942cm">
          <text:p/>
        </draw:line>
        <draw:polyline draw:style-name="gr10" draw:text-style-name="P2" draw:layer="layout" svg:width="0.014cm" svg:height="0.13cm" svg:x="21.551cm" svg:y="5.069cm" svg:viewBox="0 0 15 131" draw:points="0,0 4,14 8,28 11,39 11,49 15,63 15,75 15,82 15,93 15,103 11,110 11,117 8,121 4,128 0,131">
          <text:p/>
        </draw:polyline>
        <draw:path draw:style-name="gr10" draw:text-style-name="P2" draw:layer="layout" svg:width="0.709cm" svg:height="0.489cm" svg:x="20.147cm" svg:y="5.984cm" svg:viewBox="0 0 710 490" svg:d="M710 9c-173-28-353 7-491 103-137 92-219 233-219 378">
          <text:p/>
        </draw:path>
        <draw:path draw:style-name="gr10" draw:text-style-name="P2" draw:layer="layout" svg:width="1.185cm" svg:height="0.49cm" svg:x="20.147cm" svg:y="6.473cm" svg:viewBox="0 0 1186 491" svg:d="M0 0c0 273 264 491 593 491 328 0 593-218 593-491">
          <text:p/>
        </draw:path>
        <draw:path draw:style-name="gr10" draw:text-style-name="P2" draw:layer="layout" svg:width="0.476cm" svg:height="0.48cm" svg:x="20.856cm" svg:y="5.993cm" svg:viewBox="0 0 477 481" svg:d="M477 481c0-234-202-435-477-481">
          <text:p/>
        </draw:path>
        <draw:path draw:style-name="gr10" draw:text-style-name="P2" draw:layer="layout" svg:width="0.413cm" svg:height="0.222cm" svg:x="21.177cm" svg:y="4.159cm" svg:viewBox="0 0 414 223" svg:d="M414 0c-202 28-350 106-414 223">
          <text:p/>
        </draw:path>
        <draw:path draw:style-name="gr10" draw:text-style-name="P2" draw:layer="layout" svg:width="0.007cm" svg:height="0.032cm" svg:x="21.515cm" svg:y="4.529cm" svg:viewBox="0 0 8 33" svg:d="M0 33c0-11 4-22 8-33">
          <text:p/>
        </draw:path>
        <draw:path draw:style-name="gr10" draw:text-style-name="P2" draw:layer="layout" svg:width="0.071cm" svg:height="0.095cm" svg:x="21.519cm" svg:y="4.434cm" svg:viewBox="0 0 72 96" svg:d="M0 96c12-40 36-71 72-96">
          <text:p/>
        </draw:path>
        <draw:path draw:style-name="gr10" draw:text-style-name="P2" draw:layer="layout" svg:width="0.075cm" svg:height="0.152cm" svg:x="21.515cm" svg:y="4.561cm" svg:viewBox="0 0 76 153" svg:d="M76 153c-51-50-76-103-76-153">
          <text:p/>
        </draw:path>
        <draw:path draw:style-name="gr10" draw:text-style-name="P2" draw:layer="layout" svg:width="0.004cm" svg:height="0.014cm" svg:x="22.644cm" svg:y="4.737cm" svg:viewBox="0 0 5 15" svg:d="M5 0c0 5 0 12-5 15">
          <text:p/>
        </draw:path>
        <draw:path draw:style-name="gr10" draw:text-style-name="P2" draw:layer="layout" svg:width="0.035cm" svg:height="0.043cm" svg:x="22.613cm" svg:y="4.751cm" svg:viewBox="0 0 36 44" svg:d="M36 0c-7 19-18 33-36 44">
          <text:p/>
        </draw:path>
        <draw:path draw:style-name="gr10" draw:text-style-name="P2" draw:layer="layout" svg:width="0.012cm" svg:height="0.053cm" svg:x="22.301cm" svg:y="4.667cm" svg:viewBox="0 0 13 54" svg:d="M13 54c-12-19-15-37-12-54">
          <text:p/>
        </draw:path>
        <draw:path draw:style-name="gr10" draw:text-style-name="P2" draw:layer="layout" svg:width="0.346cm" svg:height="0.133cm" svg:x="22.302cm" svg:y="4.608cm" svg:viewBox="0 0 347 134" svg:d="M0 62c14-53 92-74 184-56 91 17 163 74 163 128">
          <text:p/>
        </draw:path>
        <draw:path draw:style-name="gr10" draw:text-style-name="P2" draw:layer="layout" svg:width="0.004cm" svg:height="0.014cm" svg:x="22.644cm" svg:y="7.267cm" svg:viewBox="0 0 5 15" svg:d="M5 0c0 3 0 11-5 15">
          <text:p/>
        </draw:path>
        <draw:path draw:style-name="gr10" draw:text-style-name="P2" draw:layer="layout" svg:width="0.035cm" svg:height="0.042cm" svg:x="22.613cm" svg:y="7.281cm" svg:viewBox="0 0 36 43" svg:d="M36 0c-7 15-18 29-36 43">
          <text:p/>
        </draw:path>
        <draw:path draw:style-name="gr10" draw:text-style-name="P2" draw:layer="layout" svg:width="0.012cm" svg:height="0.053cm" svg:x="22.301cm" svg:y="7.196cm" svg:viewBox="0 0 13 54" svg:d="M13 54c-12-18-15-35-12-54">
          <text:p/>
        </draw:path>
        <draw:path draw:style-name="gr10" draw:text-style-name="P2" draw:layer="layout" svg:width="0.346cm" svg:height="0.131cm" svg:x="22.302cm" svg:y="7.136cm" svg:viewBox="0 0 347 132" svg:d="M0 61c14-49 92-75 184-53 91 18 163 71 163 124">
          <text:p/>
        </draw:path>
        <draw:path draw:style-name="gr10" draw:text-style-name="P2" draw:layer="layout" svg:width="0.166cm" svg:height="0.014cm" svg:x="21.674cm" svg:y="5.909cm" svg:viewBox="0 0 167 15" svg:d="M0 8c61 10 121 10 167-8">
          <text:p/>
        </draw:path>
        <draw:path draw:style-name="gr10" draw:text-style-name="P2" draw:layer="layout" svg:width="0.246cm" svg:height="0.272cm" svg:x="21.674cm" svg:y="5.64cm" svg:viewBox="0 0 247 273" svg:d="M167 273c74-28 100-85 63-146-35-60-130-109-230-127">
          <text:p/>
        </draw:path>
        <draw:path draw:style-name="gr10" draw:text-style-name="P2" draw:layer="layout" svg:width="0.087cm" svg:height="0.113cm" svg:x="22.029cm" svg:y="5.785cm" svg:viewBox="0 0 88 114" svg:d="M88 114c-61-29-96-75-86-114">
          <text:p/>
        </draw:path>
        <draw:path draw:style-name="gr10" draw:text-style-name="P2" draw:layer="layout" svg:width="0.05cm" svg:height="0.05cm" svg:x="22.03cm" svg:y="5.739cm" svg:viewBox="0 0 51 51" svg:d="M0 51c4-25 22-40 51-51">
          <text:p/>
        </draw:path>
        <draw:path draw:style-name="gr10" draw:text-style-name="P2" draw:layer="layout" svg:width="0.003cm" svg:height="0.014cm" svg:x="24.86cm" svg:y="5.736cm" svg:viewBox="0 0 4 15" svg:d="M4 0c0 7-4 10-4 15">
          <text:p/>
        </draw:path>
        <draw:path draw:style-name="gr10" draw:text-style-name="P2" draw:layer="layout" svg:width="0.032cm" svg:height="0.042cm" svg:x="24.828cm" svg:y="5.75cm" svg:viewBox="0 0 33 43" svg:d="M33 0c-4 14-15 29-33 43">
          <text:p/>
        </draw:path>
        <draw:path draw:style-name="gr10" draw:text-style-name="P2" draw:layer="layout" svg:width="0.012cm" svg:height="0.053cm" svg:x="24.516cm" svg:y="5.665cm" svg:viewBox="0 0 13 54" svg:d="M13 54c-11-18-15-36-11-54">
          <text:p/>
        </draw:path>
        <draw:path draw:style-name="gr10" draw:text-style-name="P2" draw:layer="layout" svg:width="0.345cm" svg:height="0.134cm" svg:x="24.518cm" svg:y="5.605cm" svg:viewBox="0 0 346 135" svg:d="M0 60c14-46 91-74 184-53 92 18 162 71 162 128">
          <text:p/>
        </draw:path>
        <draw:path draw:style-name="gr10" draw:text-style-name="P2" draw:layer="layout" svg:width="0.003cm" svg:height="0.014cm" svg:x="24.86cm" svg:y="7.002cm" svg:viewBox="0 0 4 15" svg:d="M4 0c0 4-4 12-4 15">
          <text:p/>
        </draw:path>
        <draw:path draw:style-name="gr10" draw:text-style-name="P2" draw:layer="layout" svg:width="0.032cm" svg:height="0.039cm" svg:x="24.828cm" svg:y="7.016cm" svg:viewBox="0 0 33 40" svg:d="M33 0c-4 14-15 28-33 40">
          <text:p/>
        </draw:path>
        <draw:path draw:style-name="gr10" draw:text-style-name="P2" draw:layer="layout" svg:width="0.012cm" svg:height="0.049cm" svg:x="24.516cm" svg:y="6.932cm" svg:viewBox="0 0 13 50" svg:d="M13 50c-11-18-15-32-11-50">
          <text:p/>
        </draw:path>
        <draw:path draw:style-name="gr10" draw:text-style-name="P2" draw:layer="layout" svg:width="0.345cm" svg:height="0.132cm" svg:x="24.518cm" svg:y="6.87cm" svg:viewBox="0 0 346 133" svg:d="M0 63c14-51 91-75 184-58 92 21 162 75 162 128">
          <text:p/>
        </draw:path>
        <draw:path draw:style-name="gr10" draw:text-style-name="P2" draw:layer="layout" svg:width="0.18cm" svg:height="0.184cm" svg:x="21.455cm" svg:y="3.52cm" svg:viewBox="0 0 181 185" svg:d="M0 185c99-43 160-110 181-185">
          <text:p/>
        </draw:path>
        <draw:path draw:style-name="gr10" draw:text-style-name="P2" draw:layer="layout" svg:width="0.143cm" svg:height="0.314cm" svg:x="21.498cm" svg:y="3.206cm" svg:viewBox="0 0 144 315" svg:d="M138 315c25-102-24-211-138-315">
          <text:p/>
        </draw:path>
        <draw:path draw:style-name="gr10" draw:text-style-name="P2" draw:layer="layout" svg:width="0.021cm" svg:height="0.162cm" svg:x="21.551cm" svg:y="4.907cm" svg:viewBox="0 0 22 163" svg:d="M22 0c-11 61-19 114-22 163">
          <text:p/>
        </draw:path>
        <draw:line draw:style-name="gr10" draw:text-style-name="P2" draw:layer="layout" svg:x1="20.556cm" svg:y1="4.11cm" svg:x2="20.857cm" svg:y2="3.972cm">
          <text:p/>
        </draw:line>
        <draw:line draw:style-name="gr10" draw:text-style-name="P2" draw:layer="layout" svg:x1="20.856cm" svg:y1="3.976cm" svg:x2="21.46cm" svg:y2="3.704cm">
          <text:p/>
        </draw:line>
        <draw:line draw:style-name="gr10" draw:text-style-name="P2" draw:layer="layout" svg:x1="20.458cm" svg:y1="2.575cm" svg:x2="20.45cm" svg:y2="2.597cm">
          <text:p/>
        </draw:line>
        <draw:line draw:style-name="gr10" draw:text-style-name="P2" draw:layer="layout" svg:x1="20.655cm" svg:y1="2.629cm" svg:x2="20.659cm" svg:y2="2.61cm">
          <text:p/>
        </draw:line>
        <draw:line draw:style-name="gr10" draw:text-style-name="P2" draw:layer="layout" svg:x1="20.457cm" svg:y1="2.575cm" svg:x2="20.659cm" svg:y2="2.611cm">
          <text:p/>
        </draw:line>
        <draw:line draw:style-name="gr10" draw:text-style-name="P2" draw:layer="layout" svg:x1="19.995cm" svg:y1="3.246cm" svg:x2="20.031cm" svg:y2="2.864cm">
          <text:p/>
        </draw:line>
        <draw:line draw:style-name="gr10" draw:text-style-name="P2" draw:layer="layout" svg:x1="20.03cm" svg:y1="2.865cm" svg:x2="20.201cm" svg:y2="2.166cm">
          <text:p/>
        </draw:line>
        <draw:line draw:style-name="gr10" draw:text-style-name="P2" draw:layer="layout" svg:x1="20.2cm" svg:y1="2.166cm" svg:x2="20.458cm" svg:y2="2.209cm">
          <text:p/>
        </draw:line>
        <draw:line draw:style-name="gr10" draw:text-style-name="P2" draw:layer="layout" svg:x1="20.676cm" svg:y1="2.211cm" svg:x2="20.676cm" svg:y2="1.601cm">
          <text:p/>
        </draw:line>
        <draw:path draw:style-name="gr10" draw:text-style-name="P2" draw:layer="layout" svg:width="0.176cm" svg:height="0.187cm" svg:x="21.854cm" svg:y="1.876cm" svg:viewBox="0 0 177 188" svg:d="M0 188c100-42 160-109 177-188">
          <text:p/>
        </draw:path>
        <draw:path draw:style-name="gr10" draw:text-style-name="P2" draw:layer="layout" svg:width="1.353cm" svg:height="0.569cm" svg:x="20.683cm" svg:y="1.307cm" svg:viewBox="0 0 1354 570" svg:d="M1348 570c50-204-211-444-582-537-374-88-717 4-766 213">
          <text:p/>
        </draw:path>
        <draw:path draw:style-name="gr10" draw:text-style-name="P2" draw:layer="layout" svg:width="0.007cm" svg:height="0.049cm" svg:x="20.676cm" svg:y="1.552cm" svg:viewBox="0 0 8 50" svg:d="M8 0c-5 14-8 35-8 50">
          <text:p/>
        </draw:path>
        <draw:line draw:style-name="gr10" draw:text-style-name="P2" draw:layer="layout" svg:x1="20.658cm" svg:y1="2.6cm" svg:x2="21.855cm" svg:y2="2.063cm">
          <text:p/>
        </draw:line>
        <draw:line draw:style-name="gr10" draw:text-style-name="P2" draw:layer="layout" svg:x1="20.658cm" svg:y1="2.61cm" svg:x2="20.658cm" svg:y2="2.599cm">
          <text:p/>
        </draw:line>
        <draw:line draw:style-name="gr10" draw:text-style-name="P2" draw:layer="layout" svg:x1="20.2cm" svg:y1="2.532cm" svg:x2="20.458cm" svg:y2="2.579cm">
          <text:p/>
        </draw:line>
        <draw:line draw:style-name="gr10" draw:text-style-name="P2" draw:layer="layout" svg:x1="20.2cm" svg:y1="2.166cm" svg:x2="20.2cm" svg:y2="2.532cm">
          <text:p/>
        </draw:line>
        <draw:line draw:style-name="gr10" draw:text-style-name="P2" draw:layer="layout" svg:x1="20.677cm" svg:y1="2.216cm" svg:x2="20.457cm" svg:y2="2.176cm">
          <text:p/>
        </draw:line>
        <draw:line draw:style-name="gr10" draw:text-style-name="P2" draw:layer="layout" svg:x1="20.126cm" svg:y1="3.26cm" svg:x2="20.09cm" svg:y2="3.252cm">
          <text:p/>
        </draw:line>
        <draw:line draw:style-name="gr10" draw:text-style-name="P2" draw:layer="layout" svg:x1="20.083cm" svg:y1="3.285cm" svg:x2="20.091cm" svg:y2="3.252cm">
          <text:p/>
        </draw:line>
        <draw:line draw:style-name="gr10" draw:text-style-name="P2" draw:layer="layout" svg:x1="20.119cm" svg:y1="3.292cm" svg:x2="20.083cm" svg:y2="3.284cm">
          <text:p/>
        </draw:line>
        <draw:line draw:style-name="gr10" draw:text-style-name="P2" draw:layer="layout" svg:x1="20.458cm" svg:y1="2.98cm" svg:x2="20.45cm" svg:y2="2.999cm">
          <text:p/>
        </draw:line>
        <draw:line draw:style-name="gr10" draw:text-style-name="P2" draw:layer="layout" svg:x1="20.457cm" svg:y1="2.98cm" svg:x2="20.659cm" svg:y2="3.017cm">
          <text:p/>
        </draw:line>
        <draw:line draw:style-name="gr10" draw:text-style-name="P2" draw:layer="layout" svg:x1="20.457cm" svg:y1="2.98cm" svg:x2="20.457cm" svg:y2="2.596cm">
          <text:p/>
        </draw:line>
        <draw:line draw:style-name="gr10" draw:text-style-name="P2" draw:layer="layout" svg:x1="20.457cm" svg:y1="2.596cm" svg:x2="20.659cm" svg:y2="2.629cm">
          <text:p/>
        </draw:line>
        <draw:path draw:style-name="gr10" draw:text-style-name="P2" draw:layer="layout" svg:width="1.185cm" svg:height="0.459cm" svg:x="20.147cm" svg:y="6.441cm" svg:viewBox="0 0 1186 460" svg:d="M0 0c21 259 278 460 593 460 314 0 572-201 593-460">
          <text:p/>
        </draw:path>
        <draw:path draw:style-name="gr10" draw:text-style-name="P2" draw:layer="layout" svg:width="0.028cm" svg:height="0.039cm" svg:x="21.801cm" svg:y="5.88cm" svg:viewBox="0 0 29 40" svg:d="M0 40c14-10 26-26 29-40">
          <text:p/>
        </draw:path>
        <draw:path draw:style-name="gr10" draw:text-style-name="P2" draw:layer="layout" svg:width="0.157cm" svg:height="0.134cm" svg:x="21.674cm" svg:y="5.746cm" svg:viewBox="0 0 158 135" svg:d="M156 135c7-24-7-54-35-78-32-29-75-46-121-57">
          <text:p/>
        </draw:path>
        <draw:line draw:style-name="gr10" draw:text-style-name="P2" draw:layer="layout" svg:x1="20.856cm" svg:y1="3.976cm" svg:x2="21.361cm" svg:y2="3.573cm">
          <text:p/>
        </draw:line>
        <draw:path draw:style-name="gr10" draw:text-style-name="P2" draw:layer="layout" svg:width="0.074cm" svg:height="0.102cm" svg:x="21.36cm" svg:y="3.471cm" svg:viewBox="0 0 75 103" svg:d="M0 103c39-28 65-64 75-103">
          <text:p/>
        </draw:path>
        <draw:line draw:style-name="gr10" draw:text-style-name="P2" draw:layer="layout" svg:x1="21.813cm" svg:y1="2.243cm" svg:x2="21.209cm" svg:y2="2.516cm">
          <text:p/>
        </draw:line>
        <draw:line draw:style-name="gr10" draw:text-style-name="P2" draw:layer="layout" svg:x1="20.856cm" svg:y1="3.976cm" svg:x2="21.21cm" svg:y2="2.515cm">
          <text:p/>
        </draw:line>
        <draw:line draw:style-name="gr10" draw:text-style-name="P2" draw:layer="layout" svg:x1="20.201cm" svg:y1="2.532cm" svg:x2="20.196cm" svg:y2="2.551cm">
          <text:p/>
        </draw:line>
        <draw:path draw:style-name="gr10" draw:text-style-name="P2" draw:layer="layout" svg:width="0cm" svg:height="0.01cm" svg:x="20.034cm" svg:y="3.058cm" svg:viewBox="0 0 0 11" svg:d="M0 0c0 4 0 7 0 11">
          <text:p/>
        </draw:path>
        <draw:path draw:style-name="gr10" draw:text-style-name="P2" draw:layer="layout" svg:width="0.008cm" svg:height="0.053cm" svg:x="20.125cm" svg:y="2.624cm" svg:viewBox="0 0 9 54" svg:d="M9 54c0-28-4-46-9-54">
          <text:p/>
        </draw:path>
        <draw:path draw:style-name="gr10" draw:text-style-name="P2" draw:layer="layout" svg:width="0.091cm" svg:height="0.436cm" svg:x="20.034cm" svg:y="2.622cm" svg:viewBox="0 0 92 437" svg:d="M92 2c-10-14-31 46-52 152-23 103-40 223-40 283">
          <text:p/>
        </draw:path>
        <draw:line draw:style-name="gr10" draw:text-style-name="P2" draw:layer="layout" svg:x1="20.633cm" svg:y1="2.204cm" svg:x2="20.633cm" svg:y2="1.785cm">
          <text:p/>
        </draw:line>
        <draw:path draw:style-name="gr10" draw:text-style-name="P2" draw:layer="layout" svg:width="0.18cm" svg:height="0.187cm" svg:x="21.808cm" svg:y="2.06cm" svg:viewBox="0 0 181 188" svg:d="M0 188c99-46 160-111 181-188">
          <text:p/>
        </draw:path>
        <draw:path draw:style-name="gr10" draw:text-style-name="P2" draw:layer="layout" svg:width="0.008cm" svg:height="0.05cm" svg:x="20.633cm" svg:y="1.735cm" svg:viewBox="0 0 9 51" svg:d="M9 0c-9 15-9 33-9 51">
          <text:p/>
        </draw:path>
        <draw:line draw:style-name="gr10" draw:text-style-name="P2" draw:layer="layout" svg:x1="20.083cm" svg:y1="3.284cm" svg:x2="20.083cm" svg:y2="3.266cm">
          <text:p/>
        </draw:line>
        <draw:line draw:style-name="gr10" draw:text-style-name="P2" draw:layer="layout" svg:x1="20.13cm" svg:y1="3.247cm" svg:x2="20.09cm" svg:y2="3.234cm">
          <text:p/>
        </draw:line>
        <draw:line draw:style-name="gr10" draw:text-style-name="P2" draw:layer="layout" svg:x1="20.09cm" svg:y1="3.234cm" svg:x2="20.09cm" svg:y2="3.252cm">
          <text:p/>
        </draw:line>
        <draw:line draw:style-name="gr10" draw:text-style-name="P2" draw:layer="layout" svg:x1="20.084cm" svg:y1="3.266cm" svg:x2="19.727cm" svg:y2="4.728cm">
          <text:p/>
        </draw:line>
        <draw:path draw:style-name="gr10" draw:text-style-name="P2" draw:layer="layout" svg:width="0.067cm" svg:height="0.532cm" svg:x="19.66cm" svg:y="4.339cm" svg:viewBox="0 0 68 533" svg:d="M68 0c-25 102-46 237-60 350-12 109-12 180 7 183">
          <text:p/>
        </draw:path>
        <draw:path draw:style-name="gr10" draw:text-style-name="P2" draw:layer="layout" svg:width="0.056cm" svg:height="0.148cm" svg:x="19.674cm" svg:y="4.723cm" svg:viewBox="0 0 57 149" svg:d="M0 149c12 4 33-53 57-149">
          <text:p/>
        </draw:path>
        <draw:line draw:style-name="gr10" draw:text-style-name="P2" draw:layer="layout" svg:x1="20.162cm" svg:y1="2.547cm" svg:x2="19.727cm" svg:y2="4.34cm">
          <text:p/>
        </draw:line>
        <draw:line draw:style-name="gr10" draw:text-style-name="P2" draw:layer="layout" svg:x1="20.161cm" svg:y1="2.931cm" svg:x2="20.161cm" svg:y2="2.547cm">
          <text:p/>
        </draw:line>
        <draw:line draw:style-name="gr10" draw:text-style-name="P2" draw:layer="layout" svg:x1="20.162cm" svg:y1="2.931cm" svg:x2="20.09cm" svg:y2="3.239cm">
          <text:p/>
        </draw:line>
        <draw:line draw:style-name="gr10" draw:text-style-name="P2" draw:layer="layout" svg:x1="20.458cm" svg:y1="2.981cm" svg:x2="20.161cm" svg:y2="2.931cm">
          <text:p/>
        </draw:line>
        <draw:line draw:style-name="gr10" draw:text-style-name="P2" draw:layer="layout" svg:x1="20.458cm" svg:y1="2.597cm" svg:x2="20.161cm" svg:y2="2.547cm">
          <text:p/>
        </draw:line>
        <draw:line draw:style-name="gr10" draw:text-style-name="P2" draw:layer="layout" svg:x1="21.36cm" svg:y1="3.574cm" svg:x2="21.665cm" svg:y2="2.31cm">
          <text:p/>
        </draw:line>
        <draw:path draw:style-name="gr10" draw:text-style-name="P2" draw:layer="layout" svg:width="1.178cm" svg:height="0.427cm" svg:x="20.15cm" svg:y="6.409cm" svg:viewBox="0 0 1179 428" svg:d="M0 0c39 245 293 428 590 428 300 0 551-183 589-428">
          <text:p/>
        </draw:path>
        <draw:path draw:style-name="gr10" draw:text-style-name="P2" draw:layer="layout" svg:width="0.825cm" svg:height="0.13cm" svg:x="20.327cm" svg:y="6.759cm" svg:viewBox="0 0 826 131" svg:d="M0 0c236 175 589 175 826 0">
          <text:p/>
        </draw:path>
        <draw:line draw:style-name="gr10" draw:text-style-name="P2" draw:layer="layout" svg:x1="23.132cm" svg:y1="5.404cm" svg:x2="23.124cm" svg:y2="5.437cm">
          <text:p/>
        </draw:line>
        <draw:line draw:style-name="gr10" draw:text-style-name="P2" draw:layer="layout" svg:x1="22.73cm" svg:y1="5.305cm" svg:x2="22.722cm" svg:y2="5.338cm">
          <text:p/>
        </draw:line>
        <draw:line draw:style-name="gr10" draw:text-style-name="P2" draw:layer="layout" svg:x1="23.097cm" svg:y1="5.475cm" svg:x2="23.078cm" svg:y2="5.532cm">
          <text:p/>
        </draw:line>
        <draw:line draw:style-name="gr10" draw:text-style-name="P2" draw:layer="layout" svg:x1="22.73cm" svg:y1="5.386cm" svg:x2="22.715cm" svg:y2="5.444cm">
          <text:p/>
        </draw:line>
        <draw:line draw:style-name="gr10" draw:text-style-name="P2" draw:layer="layout" svg:x1="23.086cm" svg:y1="5.538cm" svg:x2="23.078cm" svg:y2="5.571cm">
          <text:p/>
        </draw:line>
        <draw:line draw:style-name="gr10" draw:text-style-name="P2" draw:layer="layout" svg:x1="22.709cm" svg:y1="5.45cm" svg:x2="22.701cm" svg:y2="5.479cm">
          <text:p/>
        </draw:line>
        <draw:line draw:style-name="gr10" draw:text-style-name="P2" draw:layer="layout" svg:x1="23.132cm" svg:y1="2.875cm" svg:x2="23.124cm" svg:y2="2.907cm">
          <text:p/>
        </draw:line>
        <draw:line draw:style-name="gr10" draw:text-style-name="P2" draw:layer="layout" svg:x1="22.73cm" svg:y1="2.776cm" svg:x2="22.722cm" svg:y2="2.809cm">
          <text:p/>
        </draw:line>
        <draw:line draw:style-name="gr10" draw:text-style-name="P2" draw:layer="layout" svg:x1="23.097cm" svg:y1="2.945cm" svg:x2="23.078cm" svg:y2="3.006cm">
          <text:p/>
        </draw:line>
        <draw:line draw:style-name="gr10" draw:text-style-name="P2" draw:layer="layout" svg:x1="22.73cm" svg:y1="2.857cm" svg:x2="22.715cm" svg:y2="2.918cm">
          <text:p/>
        </draw:line>
        <draw:line draw:style-name="gr10" draw:text-style-name="P2" draw:layer="layout" svg:x1="23.086cm" svg:y1="3.012cm" svg:x2="23.078cm" svg:y2="3.045cm">
          <text:p/>
        </draw:line>
        <draw:line draw:style-name="gr10" draw:text-style-name="P2" draw:layer="layout" svg:x1="22.709cm" svg:y1="2.921cm" svg:x2="22.701cm" svg:y2="2.953cm">
          <text:p/>
        </draw:line>
        <draw:line draw:style-name="gr10" draw:text-style-name="P2" draw:layer="layout" svg:x1="25.348cm" svg:y1="5.136cm" svg:x2="25.336cm" svg:y2="5.169cm">
          <text:p/>
        </draw:line>
        <draw:line draw:style-name="gr10" draw:text-style-name="P2" draw:layer="layout" svg:x1="24.949cm" svg:y1="5.041cm" svg:x2="24.937cm" svg:y2="5.073cm">
          <text:p/>
        </draw:line>
        <draw:line draw:style-name="gr10" draw:text-style-name="P2" draw:layer="layout" svg:x1="25.309cm" svg:y1="5.21cm" svg:x2="25.294cm" svg:y2="5.267cm">
          <text:p/>
        </draw:line>
        <draw:line draw:style-name="gr10" draw:text-style-name="P2" draw:layer="layout" svg:x1="24.945cm" svg:y1="5.122cm" svg:x2="24.93cm" svg:y2="5.179cm">
          <text:p/>
        </draw:line>
        <draw:line draw:style-name="gr10" draw:text-style-name="P2" draw:layer="layout" svg:x1="25.302cm" svg:y1="5.274cm" svg:x2="25.294cm" svg:y2="5.306cm">
          <text:p/>
        </draw:line>
        <draw:line draw:style-name="gr10" draw:text-style-name="P2" draw:layer="layout" svg:x1="24.924cm" svg:y1="5.182cm" svg:x2="24.916cm" svg:y2="5.215cm">
          <text:p/>
        </draw:line>
        <draw:line draw:style-name="gr10" draw:text-style-name="P2" draw:layer="layout" svg:x1="25.348cm" svg:y1="3.873cm" svg:x2="25.336cm" svg:y2="3.906cm">
          <text:p/>
        </draw:line>
        <draw:line draw:style-name="gr10" draw:text-style-name="P2" draw:layer="layout" svg:x1="24.949cm" svg:y1="3.774cm" svg:x2="24.937cm" svg:y2="3.807cm">
          <text:p/>
        </draw:line>
        <draw:line draw:style-name="gr10" draw:text-style-name="P2" draw:layer="layout" svg:x1="25.309cm" svg:y1="3.944cm" svg:x2="25.294cm" svg:y2="4.005cm">
          <text:p/>
        </draw:line>
        <draw:line draw:style-name="gr10" draw:text-style-name="P2" draw:layer="layout" svg:x1="24.945cm" svg:y1="3.855cm" svg:x2="24.93cm" svg:y2="3.916cm">
          <text:p/>
        </draw:line>
        <draw:line draw:style-name="gr10" draw:text-style-name="P2" draw:layer="layout" svg:x1="25.302cm" svg:y1="4.011cm" svg:x2="25.294cm" svg:y2="4.04cm">
          <text:p/>
        </draw:line>
        <draw:line draw:style-name="gr10" draw:text-style-name="P2" draw:layer="layout" svg:x1="24.924cm" svg:y1="3.919cm" svg:x2="24.916cm" svg:y2="3.952cm">
          <text:p/>
        </draw:line>
        <draw:line draw:style-name="gr10" draw:text-style-name="P2" draw:layer="layout" svg:x1="22.324cm" svg:y1="4.004cm" svg:x2="22.316cm" svg:y2="4.036cm">
          <text:p/>
        </draw:line>
        <draw:line draw:style-name="gr10" draw:text-style-name="P2" draw:layer="layout" svg:x1="21.922cm" svg:y1="3.908cm" svg:x2="21.914cm" svg:y2="3.941cm">
          <text:p/>
        </draw:line>
        <draw:line draw:style-name="gr10" draw:text-style-name="P2" draw:layer="layout" svg:x1="22.285cm" svg:y1="4.078cm" svg:x2="22.27cm" svg:y2="4.135cm">
          <text:p/>
        </draw:line>
        <draw:line draw:style-name="gr10" draw:text-style-name="P2" draw:layer="layout" svg:x1="21.922cm" svg:y1="3.989cm" svg:x2="21.907cm" svg:y2="4.047cm">
          <text:p/>
        </draw:line>
        <draw:line draw:style-name="gr10" draw:text-style-name="P2" draw:layer="layout" svg:x1="22.278cm" svg:y1="4.141cm" svg:x2="22.27cm" svg:y2="4.174cm">
          <text:p/>
        </draw:line>
        <draw:line draw:style-name="gr10" draw:text-style-name="P2" draw:layer="layout" svg:x1="21.901cm" svg:y1="4.049cm" svg:x2="21.889cm" svg:y2="4.082cm">
          <text:p/>
        </draw:line>
        <draw:line draw:style-name="gr10" draw:text-style-name="P2" draw:layer="layout" svg:x1="19.716cm" svg:y1="2.649cm" svg:x2="19.975cm" svg:y2="2.692cm">
          <text:p/>
        </draw:line>
        <draw:line draw:style-name="gr10" draw:text-style-name="P2" draw:layer="layout" svg:x1="19.656cm" svg:y1="5.834cm" svg:x2="19.915cm" svg:y2="5.878cm">
          <text:p/>
        </draw:line>
        <draw:line draw:style-name="gr10" draw:text-style-name="P2" draw:layer="layout" svg:x1="21.547cm" svg:y1="3.885cm" svg:x2="21.636cm" svg:y2="3.52cm">
          <text:p/>
        </draw:line>
        <draw:line draw:style-name="gr10" draw:text-style-name="P2" draw:layer="layout" svg:x1="20.637cm" svg:y1="1.736cm" svg:x2="20.684cm" svg:y2="1.552cm">
          <text:p/>
        </draw:line>
        <draw:line draw:style-name="gr10" draw:text-style-name="P2" draw:layer="layout" svg:x1="21.988cm" svg:y1="2.061cm" svg:x2="22.031cm" svg:y2="1.876cm">
          <text:p/>
        </draw:line>
        <draw:line draw:style-name="gr10" draw:text-style-name="P2" draw:layer="layout" svg:x1="21.721cm" svg:y1="2.286cm" svg:x2="21.434cm" svg:y2="3.472cm">
          <text:p/>
        </draw:line>
        <draw:line draw:style-name="gr10" draw:text-style-name="P2" draw:layer="layout" svg:x1="19.674cm" svg:y1="4.871cm" svg:x2="19.788cm" svg:y2="4.89cm">
          <text:p/>
        </draw:line>
        <draw:frame draw:style-name="gr14" draw:text-style-name="P5" draw:layer="layout" svg:width="5.387cm" svg:height="0.374cm" svg:x="2.889cm" svg:y="16.812cm">
          <draw:text-box>
            <text:p text:style-name="P4"><text:span text:style-name="T1">5X M3 Brass Inserts [HD-MS0030]</text:span></text:p>
          </draw:text-box>
        </draw:frame>
        <draw:frame draw:style-name="gr15" draw:text-style-name="P6" draw:layer="layout" svg:width="0.119cm" svg:height="0.141cm" svg:x="10.622cm" svg:y="17.556cm">
          <draw:text-box>
            <text:p text:style-name="P4"><text:span text:style-name="T2"><text:s/></text:span></text:p>
          </draw:text-box>
        </draw:frame>
        <draw:frame draw:style-name="gr16" draw:text-style-name="P7" draw:layer="layout" svg:width="0.666cm" svg:height="0.78cm" svg:x="27.63cm" svg:y="19.26cm">
          <draw:text-box>
            <text:p text:style-name="P4"><text:span text:style-name="T3">X</text:span></text:p>
          </draw:text-box>
        </draw:frame>
        <draw:frame draw:style-name="gr15" draw:text-style-name="P6" draw:layer="layout" svg:width="0.119cm" svg:height="0.141cm" svg:x="28.042cm" svg:y="19.764cm">
          <draw:text-box>
            <text:p text:style-name="P4"><text:span text:style-name="T2"><text:s/></text:span></text:p>
          </draw:text-box>
        </draw:frame>
        <draw:frame draw:style-name="gr14" draw:text-style-name="P5" draw:layer="layout" svg:width="5.387cm" svg:height="0.374cm" svg:x="9.144cm" svg:y="16.131cm">
          <draw:text-box>
            <text:p text:style-name="P4"><text:span text:style-name="T1">2X M3 Brass Inserts [HD-MS0030]</text:span></text:p>
          </draw:text-box>
        </draw:frame>
        <draw:frame draw:style-name="gr14" draw:text-style-name="P5" draw:layer="layout" svg:width="3.152cm" svg:height="0.374cm" svg:x="25.044cm" svg:y="11.305cm">
          <draw:text-box>
            <text:p text:style-name="P4"><text:span text:style-name="T1">5X M3 Brass Inserts</text:span></text:p>
          </draw:text-box>
        </draw:frame>
        <draw:line draw:style-name="gr17" draw:text-style-name="P2" draw:layer="layout" svg:x1="10.414cm" svg:y1="15.622cm" svg:x2="11.304cm" svg:y2="12.319cm">
          <text:p/>
        </draw:line>
        <draw:frame draw:style-name="gr14" draw:text-style-name="P5" draw:layer="layout" svg:width="2.238cm" svg:height="0.374cm" svg:x="25.044cm" svg:y="11.679cm">
          <draw:text-box>
            <text:p text:style-name="P4"><text:span text:style-name="T1"><text:s/></text:span><text:span text:style-name="T1">[HD-MS003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3T15:50:07.882030662</dc:date>
    <meta:editing-duration>PT1M6S</meta:editing-duration>
    <meta:editing-cycles>1</meta:editing-cycles>
    <meta:document-statistic meta:object-count="2295"/>
    <meta:generator>LibreOffice/5.2.7.2$Linux_X86_64 LibreOffice_project/20m0$Build-2</meta:generator>
  </office:meta>
</office:document-meta>
</file>